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21cm"/>
    </style:style>
    <style:style style:name="co2" style:family="table-column">
      <style:table-column-properties fo:break-before="auto" style:column-width="3.821cm"/>
    </style:style>
    <style:style style:name="co3" style:family="table-column">
      <style:table-column-properties fo:break-before="auto" style:column-width="3.221cm"/>
    </style:style>
    <style:style style:name="co4" style:family="table-column">
      <style:table-column-properties fo:break-before="auto" style:column-width="4.856cm"/>
    </style:style>
    <style:style style:name="co5" style:family="table-column">
      <style:table-column-properties fo:break-before="auto" style:column-width="4.25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este_indices_res134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COMPETENCIA</text:p>
          </table:table-cell>
          <table:table-cell office:value-type="string" calcext:value-type="string">
            <text:p>INDICE_CALCULADO</text:p>
          </table:table-cell>
          <table:table-cell office:value-type="string" calcext:value-type="string">
            <text:p>INDICE_GOOGLE</text:p>
          </table:table-cell>
          <table:table-cell office:value-type="string" calcext:value-type="string">
            <text:p>ACUMULADO_CALCULADO</text:p>
          </table:table-cell>
          <table:table-cell office:value-type="string" calcext:value-type="string">
            <text:p>ACUMULADO_GOOGLE</text:p>
          </table:table-cell>
        </table:table-row>
        <table:table-row table:style-name="ro1">
          <table:table-cell office:value-type="string" calcext:value-type="string">
            <text:p>01/10/19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559123610683" calcext:value-type="float">
            <text:p>0,00559123610683</text:p>
          </table:table-cell>
          <table:table-cell office:value-type="float" office:value="0.0055912356" calcext:value-type="float">
            <text:p>0,0055912356</text:p>
          </table:table-cell>
        </table:table-row>
        <table:table-row table:style-name="ro1">
          <table:table-cell office:value-type="string" calcext:value-type="string">
            <text:p>01/11/19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559123610683" calcext:value-type="float">
            <text:p>0,00559123610683</text:p>
          </table:table-cell>
          <table:table-cell office:value-type="float" office:value="0.0055912356" calcext:value-type="float">
            <text:p>0,0055912356</text:p>
          </table:table-cell>
        </table:table-row>
        <table:table-row table:style-name="ro1">
          <table:table-cell office:value-type="string" calcext:value-type="string">
            <text:p>01/12/1964</text:p>
          </table:table-cell>
          <table:table-cell table:number-columns-repeated="2" office:value-type="float" office:value="1.13" calcext:value-type="float">
            <text:p>1,13</text:p>
          </table:table-cell>
          <table:table-cell office:value-type="float" office:value="0.00559123610683" calcext:value-type="float">
            <text:p>0,00559123610683</text:p>
          </table:table-cell>
          <table:table-cell office:value-type="float" office:value="0.0055912356" calcext:value-type="float">
            <text:p>0,0055912356</text:p>
          </table:table-cell>
        </table:table-row>
        <table:table-row table:style-name="ro1">
          <table:table-cell office:value-type="string" calcext:value-type="string">
            <text:p>01/01/19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494799655472" calcext:value-type="float">
            <text:p>0,00494799655472</text:p>
          </table:table-cell>
          <table:table-cell office:value-type="float" office:value="0.0049479961" calcext:value-type="float">
            <text:p>0,0049479961</text:p>
          </table:table-cell>
        </table:table-row>
        <table:table-row table:style-name="ro1">
          <table:table-cell office:value-type="string" calcext:value-type="string">
            <text:p>01/02/19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494799655472" calcext:value-type="float">
            <text:p>0,00494799655472</text:p>
          </table:table-cell>
          <table:table-cell office:value-type="float" office:value="0.0049479961" calcext:value-type="float">
            <text:p>0,0049479961</text:p>
          </table:table-cell>
        </table:table-row>
        <table:table-row table:style-name="ro1">
          <table:table-cell office:value-type="string" calcext:value-type="string">
            <text:p>01/03/1965</text:p>
          </table:table-cell>
          <table:table-cell table:number-columns-repeated="2" office:value-type="float" office:value="1.185840708" calcext:value-type="float">
            <text:p>1,185840708</text:p>
          </table:table-cell>
          <table:table-cell office:value-type="float" office:value="0.00494799655472" calcext:value-type="float">
            <text:p>0,00494799655472</text:p>
          </table:table-cell>
          <table:table-cell office:value-type="float" office:value="0.0049479961" calcext:value-type="float">
            <text:p>0,0049479961</text:p>
          </table:table-cell>
        </table:table-row>
        <table:table-row table:style-name="ro1">
          <table:table-cell office:value-type="string" calcext:value-type="string">
            <text:p>01/04/19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41725642587" calcext:value-type="float">
            <text:p>0,0041725642587</text:p>
          </table:table-cell>
          <table:table-cell office:value-type="float" office:value="0.0041725639" calcext:value-type="float">
            <text:p>0,0041725639</text:p>
          </table:table-cell>
        </table:table-row>
        <table:table-row table:style-name="ro1">
          <table:table-cell office:value-type="string" calcext:value-type="string">
            <text:p>01/05/19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41725642587" calcext:value-type="float">
            <text:p>0,0041725642587</text:p>
          </table:table-cell>
          <table:table-cell office:value-type="float" office:value="0.0041725639" calcext:value-type="float">
            <text:p>0,0041725639</text:p>
          </table:table-cell>
        </table:table-row>
        <table:table-row table:style-name="ro1">
          <table:table-cell office:value-type="string" calcext:value-type="string">
            <text:p>01/06/1965</text:p>
          </table:table-cell>
          <table:table-cell table:number-columns-repeated="2" office:value-type="float" office:value="1.1343283582" calcext:value-type="float">
            <text:p>1,1343283582</text:p>
          </table:table-cell>
          <table:table-cell office:value-type="float" office:value="0.0041725642587" calcext:value-type="float">
            <text:p>0,0041725642587</text:p>
          </table:table-cell>
          <table:table-cell office:value-type="float" office:value="0.0041725639" calcext:value-type="float">
            <text:p>0,0041725639</text:p>
          </table:table-cell>
        </table:table-row>
        <table:table-row table:style-name="ro1">
          <table:table-cell office:value-type="string" calcext:value-type="string">
            <text:p>01/07/19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367844480704" calcext:value-type="float">
            <text:p>0,00367844480704</text:p>
          </table:table-cell>
          <table:table-cell office:value-type="float" office:value="0.0036784445" calcext:value-type="float">
            <text:p>0,0036784445</text:p>
          </table:table-cell>
        </table:table-row>
        <table:table-row table:style-name="ro1">
          <table:table-cell office:value-type="string" calcext:value-type="string">
            <text:p>01/08/1965</text:p>
          </table:table-cell>
          <table:table-cell table:number-columns-repeated="2" office:value-type="float" office:value="1.0328947368" calcext:value-type="float">
            <text:p>1,0328947368</text:p>
          </table:table-cell>
          <table:table-cell office:value-type="float" office:value="0.00367844480704" calcext:value-type="float">
            <text:p>0,00367844480704</text:p>
          </table:table-cell>
          <table:table-cell office:value-type="float" office:value="0.0036784445" calcext:value-type="float">
            <text:p>0,0036784445</text:p>
          </table:table-cell>
        </table:table-row>
        <table:table-row table:style-name="ro1">
          <table:table-cell office:value-type="string" calcext:value-type="string">
            <text:p>01/09/1965</text:p>
          </table:table-cell>
          <table:table-cell table:number-columns-repeated="2" office:value-type="float" office:value="1.0127388535" calcext:value-type="float">
            <text:p>1,0127388535</text:p>
          </table:table-cell>
          <table:table-cell office:value-type="float" office:value="0.0035612968834" calcext:value-type="float">
            <text:p>0,0035612968834</text:p>
          </table:table-cell>
          <table:table-cell office:value-type="float" office:value="0.0035612966" calcext:value-type="float">
            <text:p>0,0035612966</text:p>
          </table:table-cell>
        </table:table-row>
        <table:table-row table:style-name="ro1">
          <table:table-cell office:value-type="string" calcext:value-type="string">
            <text:p>01/10/1965</text:p>
          </table:table-cell>
          <table:table-cell table:number-columns-repeated="2" office:value-type="float" office:value="1.0094339623" calcext:value-type="float">
            <text:p>1,0094339623</text:p>
          </table:table-cell>
          <table:table-cell office:value-type="float" office:value="0.0035165006962" calcext:value-type="float">
            <text:p>0,0035165006962</text:p>
          </table:table-cell>
          <table:table-cell office:value-type="float" office:value="0.0035165004" calcext:value-type="float">
            <text:p>0,0035165004</text:p>
          </table:table-cell>
        </table:table-row>
        <table:table-row table:style-name="ro1">
          <table:table-cell office:value-type="string" calcext:value-type="string">
            <text:p>01/11/1965</text:p>
          </table:table-cell>
          <table:table-cell table:number-columns-repeated="2" office:value-type="float" office:value="1.015576324" calcext:value-type="float">
            <text:p>1,015576324</text:p>
          </table:table-cell>
          <table:table-cell office:value-type="float" office:value="0.00348363620358" calcext:value-type="float">
            <text:p>0,00348363620358</text:p>
          </table:table-cell>
          <table:table-cell office:value-type="float" office:value="0.0034836359" calcext:value-type="float">
            <text:p>0,0034836359</text:p>
          </table:table-cell>
        </table:table-row>
        <table:table-row table:style-name="ro1">
          <table:table-cell office:value-type="string" calcext:value-type="string">
            <text:p>01/12/1965</text:p>
          </table:table-cell>
          <table:table-cell table:number-columns-repeated="2" office:value-type="float" office:value="1.018404908" calcext:value-type="float">
            <text:p>1,018404908</text:p>
          </table:table-cell>
          <table:table-cell office:value-type="float" office:value="0.00343020620042" calcext:value-type="float">
            <text:p>0,00343020620042</text:p>
          </table:table-cell>
          <table:table-cell office:value-type="float" office:value="0.0034302059" calcext:value-type="float">
            <text:p>0,0034302059</text:p>
          </table:table-cell>
        </table:table-row>
        <table:table-row table:style-name="ro1">
          <table:table-cell office:value-type="string" calcext:value-type="string">
            <text:p>01/01/1966</text:p>
          </table:table-cell>
          <table:table-cell table:number-columns-repeated="2" office:value-type="float" office:value="1.0271084337" calcext:value-type="float">
            <text:p>1,0271084337</text:p>
          </table:table-cell>
          <table:table-cell office:value-type="float" office:value="0.00336821452202" calcext:value-type="float">
            <text:p>0,00336821452202</text:p>
          </table:table-cell>
          <table:table-cell office:value-type="float" office:value="0.0033682142" calcext:value-type="float">
            <text:p>0,0033682142</text:p>
          </table:table-cell>
        </table:table-row>
        <table:table-row table:style-name="ro1">
          <table:table-cell office:value-type="string" calcext:value-type="string">
            <text:p>01/02/1966</text:p>
          </table:table-cell>
          <table:table-cell table:number-columns-repeated="2" office:value-type="float" office:value="1.0146627566" calcext:value-type="float">
            <text:p>1,0146627566</text:p>
          </table:table-cell>
          <table:table-cell office:value-type="float" office:value="0.00327931736466" calcext:value-type="float">
            <text:p>0,00327931736466</text:p>
          </table:table-cell>
          <table:table-cell office:value-type="float" office:value="0.0032793171" calcext:value-type="float">
            <text:p>0,0032793171</text:p>
          </table:table-cell>
        </table:table-row>
        <table:table-row table:style-name="ro1">
          <table:table-cell office:value-type="string" calcext:value-type="string">
            <text:p>01/03/1966</text:p>
          </table:table-cell>
          <table:table-cell table:number-columns-repeated="2" office:value-type="float" office:value="1.0173410405" calcext:value-type="float">
            <text:p>1,0173410405</text:p>
          </table:table-cell>
          <table:table-cell office:value-type="float" office:value="0.00323192838539" calcext:value-type="float">
            <text:p>0,00323192838539</text:p>
          </table:table-cell>
          <table:table-cell office:value-type="float" office:value="0.0032319281" calcext:value-type="float">
            <text:p>0,0032319281</text:p>
          </table:table-cell>
        </table:table-row>
        <table:table-row table:style-name="ro1">
          <table:table-cell office:value-type="string" calcext:value-type="string">
            <text:p>01/04/1966</text:p>
          </table:table-cell>
          <table:table-cell table:number-columns-repeated="2" office:value-type="float" office:value="1.0386363636" calcext:value-type="float">
            <text:p>1,0386363636</text:p>
          </table:table-cell>
          <table:table-cell office:value-type="float" office:value="0.00317683869689" calcext:value-type="float">
            <text:p>0,00317683869689</text:p>
          </table:table-cell>
          <table:table-cell office:value-type="float" office:value="0.0031768384" calcext:value-type="float">
            <text:p>0,0031768384</text:p>
          </table:table-cell>
        </table:table-row>
        <table:table-row table:style-name="ro1">
          <table:table-cell office:value-type="string" calcext:value-type="string">
            <text:p>01/05/1966</text:p>
          </table:table-cell>
          <table:table-cell table:number-columns-repeated="2" office:value-type="float" office:value="1.0443107221" calcext:value-type="float">
            <text:p>1,0443107221</text:p>
          </table:table-cell>
          <table:table-cell office:value-type="float" office:value="0.00305866307807" calcext:value-type="float">
            <text:p>0,00305866307807</text:p>
          </table:table-cell>
          <table:table-cell office:value-type="float" office:value="0.0030586628" calcext:value-type="float">
            <text:p>0,0030586628</text:p>
          </table:table-cell>
        </table:table-row>
        <table:table-row table:style-name="ro1">
          <table:table-cell office:value-type="string" calcext:value-type="string">
            <text:p>01/06/1966</text:p>
          </table:table-cell>
          <table:table-cell table:number-columns-repeated="2" office:value-type="float" office:value="1.0408590885" calcext:value-type="float">
            <text:p>1,0408590885</text:p>
          </table:table-cell>
          <table:table-cell office:value-type="float" office:value="0.00292888219315" calcext:value-type="float">
            <text:p>0,00292888219315</text:p>
          </table:table-cell>
          <table:table-cell office:value-type="float" office:value="0.0029288819" calcext:value-type="float">
            <text:p>0,0029288819</text:p>
          </table:table-cell>
        </table:table-row>
        <table:table-row table:style-name="ro1">
          <table:table-cell office:value-type="string" calcext:value-type="string">
            <text:p>01/07/1966</text:p>
          </table:table-cell>
          <table:table-cell table:number-columns-repeated="2" office:value-type="float" office:value="1.0281831907" calcext:value-type="float">
            <text:p>1,0281831907</text:p>
          </table:table-cell>
          <table:table-cell office:value-type="float" office:value="0.00281390845842" calcext:value-type="float">
            <text:p>0,00281390845842</text:p>
          </table:table-cell>
          <table:table-cell office:value-type="float" office:value="0.0028139082" calcext:value-type="float">
            <text:p>0,0028139082</text:p>
          </table:table-cell>
        </table:table-row>
        <table:table-row table:style-name="ro1">
          <table:table-cell office:value-type="string" calcext:value-type="string">
            <text:p>01/08/1966</text:p>
          </table:table-cell>
          <table:table-cell table:number-columns-repeated="2" office:value-type="float" office:value="1.0283896231" calcext:value-type="float">
            <text:p>1,0283896231</text:p>
          </table:table-cell>
          <table:table-cell office:value-type="float" office:value="0.00273677734072" calcext:value-type="float">
            <text:p>0,00273677734072</text:p>
          </table:table-cell>
          <table:table-cell office:value-type="float" office:value="0.0027367771" calcext:value-type="float">
            <text:p>0,0027367771</text:p>
          </table:table-cell>
        </table:table-row>
        <table:table-row table:style-name="ro1">
          <table:table-cell office:value-type="string" calcext:value-type="string">
            <text:p>01/09/1966</text:p>
          </table:table-cell>
          <table:table-cell table:number-columns-repeated="2" office:value-type="float" office:value="1.0285578296" calcext:value-type="float">
            <text:p>1,0285578296</text:p>
          </table:table-cell>
          <table:table-cell office:value-type="float" office:value="0.0026612261338" calcext:value-type="float">
            <text:p>0,0026612261338</text:p>
          </table:table-cell>
          <table:table-cell office:value-type="float" office:value="0.0026612259" calcext:value-type="float">
            <text:p>0,0026612259</text:p>
          </table:table-cell>
        </table:table-row>
        <table:table-row table:style-name="ro1">
          <table:table-cell office:value-type="string" calcext:value-type="string">
            <text:p>01/10/1966</text:p>
          </table:table-cell>
          <table:table-cell table:number-columns-repeated="2" office:value-type="float" office:value="1.0263766775" calcext:value-type="float">
            <text:p>1,0263766775</text:p>
          </table:table-cell>
          <table:table-cell office:value-type="float" office:value="0.0025873373934" calcext:value-type="float">
            <text:p>0,0025873373934</text:p>
          </table:table-cell>
          <table:table-cell office:value-type="float" office:value="0.0025873372" calcext:value-type="float">
            <text:p>0,0025873372</text:p>
          </table:table-cell>
        </table:table-row>
        <table:table-row table:style-name="ro1">
          <table:table-cell office:value-type="string" calcext:value-type="string">
            <text:p>01/11/1966</text:p>
          </table:table-cell>
          <table:table-cell table:number-columns-repeated="2" office:value-type="float" office:value="1.022993688" calcext:value-type="float">
            <text:p>1,022993688</text:p>
          </table:table-cell>
          <table:table-cell office:value-type="float" office:value="0.00252084585525" calcext:value-type="float">
            <text:p>0,00252084585525</text:p>
          </table:table-cell>
          <table:table-cell office:value-type="float" office:value="0.0025208456" calcext:value-type="float">
            <text:p>0,0025208456</text:p>
          </table:table-cell>
        </table:table-row>
        <table:table-row table:style-name="ro1">
          <table:table-cell office:value-type="string" calcext:value-type="string">
            <text:p>01/12/1966</text:p>
          </table:table-cell>
          <table:table-cell table:number-columns-repeated="2" office:value-type="float" office:value="1.0237990304" calcext:value-type="float">
            <text:p>1,0237990304</text:p>
          </table:table-cell>
          <table:table-cell office:value-type="float" office:value="0.00246418515072" calcext:value-type="float">
            <text:p>0,00246418515072</text:p>
          </table:table-cell>
          <table:table-cell office:value-type="float" office:value="0.0024641849" calcext:value-type="float">
            <text:p>0,0024641849</text:p>
          </table:table-cell>
        </table:table-row>
        <table:table-row table:style-name="ro1">
          <table:table-cell office:value-type="string" calcext:value-type="string">
            <text:p>01/01/1967</text:p>
          </table:table-cell>
          <table:table-cell table:number-columns-repeated="2" office:value-type="float" office:value="0.0010236763" calcext:value-type="float">
            <text:p>0,0010236763</text:p>
          </table:table-cell>
          <table:table-cell office:value-type="float" office:value="0.00240690318856" calcext:value-type="float">
            <text:p>0,00240690318856</text:p>
          </table:table-cell>
          <table:table-cell office:value-type="float" office:value="0.002406903" calcext:value-type="float">
            <text:p>0,002406903</text:p>
          </table:table-cell>
        </table:table-row>
        <table:table-row table:style-name="ro1">
          <table:table-cell office:value-type="string" calcext:value-type="string">
            <text:p>01/02/1967</text:p>
          </table:table-cell>
          <table:table-cell table:number-columns-repeated="2" office:value-type="float" office:value="1.0210260723" calcext:value-type="float">
            <text:p>1,0210260723</text:p>
          </table:table-cell>
          <table:table-cell office:value-type="float" office:value="2.35123465158229" calcext:value-type="float">
            <text:p>2,35123465158229</text:p>
          </table:table-cell>
          <table:table-cell office:value-type="float" office:value="2.3512344947" calcext:value-type="float">
            <text:p>2,3512344947</text:p>
          </table:table-cell>
        </table:table-row>
        <table:table-row table:style-name="ro1">
          <table:table-cell office:value-type="string" calcext:value-type="string">
            <text:p>01/03/1967</text:p>
          </table:table-cell>
          <table:table-cell table:number-columns-repeated="2" office:value-type="float" office:value="1.0148270181" calcext:value-type="float">
            <text:p>1,0148270181</text:p>
          </table:table-cell>
          <table:table-cell office:value-type="float" office:value="2.30281548666609" calcext:value-type="float">
            <text:p>2,30281548666609</text:p>
          </table:table-cell>
          <table:table-cell office:value-type="float" office:value="2.3028153329" calcext:value-type="float">
            <text:p>2,3028153329</text:p>
          </table:table-cell>
        </table:table-row>
        <table:table-row table:style-name="ro1">
          <table:table-cell office:value-type="string" calcext:value-type="string">
            <text:p>01/04/1967</text:p>
          </table:table-cell>
          <table:table-cell table:number-columns-repeated="2" office:value-type="float" office:value="1.0150162338" calcext:value-type="float">
            <text:p>1,0150162338</text:p>
          </table:table-cell>
          <table:table-cell office:value-type="float" office:value="2.26917045525405" calcext:value-type="float">
            <text:p>2,26917045525405</text:p>
          </table:table-cell>
          <table:table-cell office:value-type="float" office:value="2.2691703037" calcext:value-type="float">
            <text:p>2,2691703037</text:p>
          </table:table-cell>
        </table:table-row>
        <table:table-row table:style-name="ro1">
          <table:table-cell office:value-type="string" calcext:value-type="string">
            <text:p>01/05/1967</text:p>
          </table:table-cell>
          <table:table-cell table:number-columns-repeated="2" office:value-type="float" office:value="1.0179928029" calcext:value-type="float">
            <text:p>1,0179928029</text:p>
          </table:table-cell>
          <table:table-cell office:value-type="float" office:value="2.23560016055977" calcext:value-type="float">
            <text:p>2,23560016055977</text:p>
          </table:table-cell>
          <table:table-cell office:value-type="float" office:value="2.2356000113" calcext:value-type="float">
            <text:p>2,2356000113</text:p>
          </table:table-cell>
        </table:table-row>
        <table:table-row table:style-name="ro1">
          <table:table-cell office:value-type="string" calcext:value-type="string">
            <text:p>01/06/1967</text:p>
          </table:table-cell>
          <table:table-cell table:number-columns-repeated="2" office:value-type="float" office:value="1.0282796544" calcext:value-type="float">
            <text:p>1,0282796544</text:p>
          </table:table-cell>
          <table:table-cell office:value-type="float" office:value="2.19608641062207" calcext:value-type="float">
            <text:p>2,19608641062207</text:p>
          </table:table-cell>
          <table:table-cell office:value-type="float" office:value="2.1960862641" calcext:value-type="float">
            <text:p>2,1960862641</text:p>
          </table:table-cell>
        </table:table-row>
        <table:table-row table:style-name="ro1">
          <table:table-cell office:value-type="string" calcext:value-type="string">
            <text:p>01/07/1967</text:p>
          </table:table-cell>
          <table:table-cell table:number-columns-repeated="2" office:value-type="float" office:value="1.025210084" calcext:value-type="float">
            <text:p>1,025210084</text:p>
          </table:table-cell>
          <table:table-cell office:value-type="float" office:value="2.13568984004015" calcext:value-type="float">
            <text:p>2,13568984004015</text:p>
          </table:table-cell>
          <table:table-cell office:value-type="float" office:value="2.1356896976" calcext:value-type="float">
            <text:p>2,1356896976</text:p>
          </table:table-cell>
        </table:table-row>
        <table:table-row table:style-name="ro1">
          <table:table-cell office:value-type="string" calcext:value-type="string">
            <text:p>01/08/1967</text:p>
          </table:table-cell>
          <table:table-cell table:number-columns-repeated="2" office:value-type="float" office:value="1.0152757079" calcext:value-type="float">
            <text:p>1,0152757079</text:p>
          </table:table-cell>
          <table:table-cell office:value-type="float" office:value="2.08317287682877" calcext:value-type="float">
            <text:p>2,08317287682877</text:p>
          </table:table-cell>
          <table:table-cell office:value-type="float" office:value="2.0831727378" calcext:value-type="float">
            <text:p>2,0831727378</text:p>
          </table:table-cell>
        </table:table-row>
        <table:table-row table:style-name="ro1">
          <table:table-cell office:value-type="string" calcext:value-type="string">
            <text:p>01/09/1967</text:p>
          </table:table-cell>
          <table:table-cell table:number-columns-repeated="2" office:value-type="float" office:value="1.0047706422" calcext:value-type="float">
            <text:p>1,0047706422</text:p>
          </table:table-cell>
          <table:table-cell office:value-type="float" office:value="2.05182972528478" calcext:value-type="float">
            <text:p>2,05182972528478</text:p>
          </table:table-cell>
          <table:table-cell office:value-type="float" office:value="2.0518295884" calcext:value-type="float">
            <text:p>2,0518295884</text:p>
          </table:table-cell>
        </table:table-row>
        <table:table-row table:style-name="ro1">
          <table:table-cell office:value-type="string" calcext:value-type="string">
            <text:p>01/10/1967</text:p>
          </table:table-cell>
          <table:table-cell table:number-columns-repeated="2" office:value-type="float" office:value="1.0069393718" calcext:value-type="float">
            <text:p>1,0069393718</text:p>
          </table:table-cell>
          <table:table-cell office:value-type="float" office:value="2.04208765573822" calcext:value-type="float">
            <text:p>2,04208765573822</text:p>
          </table:table-cell>
          <table:table-cell office:value-type="float" office:value="2.0420875195" calcext:value-type="float">
            <text:p>2,0420875195</text:p>
          </table:table-cell>
        </table:table-row>
        <table:table-row table:style-name="ro1">
          <table:table-cell office:value-type="string" calcext:value-type="string">
            <text:p>01/11/1967</text:p>
          </table:table-cell>
          <table:table-cell table:number-columns-repeated="2" office:value-type="float" office:value="1.0141458107" calcext:value-type="float">
            <text:p>1,0141458107</text:p>
          </table:table-cell>
          <table:table-cell office:value-type="float" office:value="2.02801450904417" calcext:value-type="float">
            <text:p>2,02801450904417</text:p>
          </table:table-cell>
          <table:table-cell office:value-type="float" office:value="2.0280143737" calcext:value-type="float">
            <text:p>2,0280143737</text:p>
          </table:table-cell>
        </table:table-row>
        <table:table-row table:style-name="ro1">
          <table:table-cell office:value-type="string" calcext:value-type="string">
            <text:p>01/12/1967</text:p>
          </table:table-cell>
          <table:table-cell table:number-columns-repeated="2" office:value-type="float" office:value="1.0185979971" calcext:value-type="float">
            <text:p>1,0185979971</text:p>
          </table:table-cell>
          <table:table-cell office:value-type="float" office:value="1.99972675294528" calcext:value-type="float">
            <text:p>1,99972675294528</text:p>
          </table:table-cell>
          <table:table-cell office:value-type="float" office:value="1.9997266196" calcext:value-type="float">
            <text:p>1,9997266196</text:p>
          </table:table-cell>
        </table:table-row>
        <table:table-row table:style-name="ro1">
          <table:table-cell office:value-type="string" calcext:value-type="string">
            <text:p>01/01/1968</text:p>
          </table:table-cell>
          <table:table-cell table:number-columns-repeated="2" office:value-type="float" office:value="1.0175561798" calcext:value-type="float">
            <text:p>1,0175561798</text:p>
          </table:table-cell>
          <table:table-cell office:value-type="float" office:value="1.96321488814881" calcext:value-type="float">
            <text:p>1,96321488814881</text:p>
          </table:table-cell>
          <table:table-cell office:value-type="float" office:value="1.9632147571" calcext:value-type="float">
            <text:p>1,9632147571</text:p>
          </table:table-cell>
        </table:table-row>
        <table:table-row table:style-name="ro1">
          <table:table-cell office:value-type="string" calcext:value-type="string">
            <text:p>01/02/1968</text:p>
          </table:table-cell>
          <table:table-cell table:number-columns-repeated="2" office:value-type="float" office:value="1.0144927536" calcext:value-type="float">
            <text:p>1,0144927536</text:p>
          </table:table-cell>
          <table:table-cell office:value-type="float" office:value="1.9293429956218" calcext:value-type="float">
            <text:p>1,9293429956218</text:p>
          </table:table-cell>
          <table:table-cell office:value-type="float" office:value="1.9293428669" calcext:value-type="float">
            <text:p>1,9293428669</text:p>
          </table:table-cell>
        </table:table-row>
        <table:table-row table:style-name="ro1">
          <table:table-cell office:value-type="string" calcext:value-type="string">
            <text:p>01/03/1968</text:p>
          </table:table-cell>
          <table:table-cell table:number-columns-repeated="2" office:value-type="float" office:value="1.0146258503" calcext:value-type="float">
            <text:p>1,0146258503</text:p>
          </table:table-cell>
          <table:table-cell office:value-type="float" office:value="1.90178095287068" calcext:value-type="float">
            <text:p>1,90178095287068</text:p>
          </table:table-cell>
          <table:table-cell office:value-type="float" office:value="1.901780826" calcext:value-type="float">
            <text:p>1,901780826</text:p>
          </table:table-cell>
        </table:table-row>
        <table:table-row table:style-name="ro1">
          <table:table-cell office:value-type="string" calcext:value-type="string">
            <text:p>01/04/1968</text:p>
          </table:table-cell>
          <table:table-cell table:number-columns-repeated="2" office:value-type="float" office:value="1.0187730473" calcext:value-type="float">
            <text:p>1,0187730473</text:p>
          </table:table-cell>
          <table:table-cell office:value-type="float" office:value="1.87436674544451" calcext:value-type="float">
            <text:p>1,87436674544451</text:p>
          </table:table-cell>
          <table:table-cell office:value-type="float" office:value="1.8743666203" calcext:value-type="float">
            <text:p>1,8743666203</text:p>
          </table:table-cell>
        </table:table-row>
        <table:table-row table:style-name="ro1">
          <table:table-cell office:value-type="string" calcext:value-type="string">
            <text:p>01/05/1968</text:p>
          </table:table-cell>
          <table:table-cell table:number-columns-repeated="2" office:value-type="float" office:value="1.0266535044" calcext:value-type="float">
            <text:p>1,0266535044</text:p>
          </table:table-cell>
          <table:table-cell office:value-type="float" office:value="1.83982757534864" calcext:value-type="float">
            <text:p>1,83982757534864</text:p>
          </table:table-cell>
          <table:table-cell office:value-type="float" office:value="1.8398274526" calcext:value-type="float">
            <text:p>1,8398274526</text:p>
          </table:table-cell>
        </table:table-row>
        <table:table-row table:style-name="ro1">
          <table:table-cell office:value-type="string" calcext:value-type="string">
            <text:p>01/06/1968</text:p>
          </table:table-cell>
          <table:table-cell table:number-columns-repeated="2" office:value-type="float" office:value="1.028525641" calcext:value-type="float">
            <text:p>1,028525641</text:p>
          </table:table-cell>
          <table:table-cell office:value-type="float" office:value="1.79206282106238" calcext:value-type="float">
            <text:p>1,79206282106238</text:p>
          </table:table-cell>
          <table:table-cell office:value-type="float" office:value="1.7920627014" calcext:value-type="float">
            <text:p>1,7920627014</text:p>
          </table:table-cell>
        </table:table-row>
        <table:table-row table:style-name="ro1">
          <table:table-cell office:value-type="string" calcext:value-type="string">
            <text:p>01/07/1968</text:p>
          </table:table-cell>
          <table:table-cell table:number-columns-repeated="2" office:value-type="float" office:value="1.0224368962" calcext:value-type="float">
            <text:p>1,0224368962</text:p>
          </table:table-cell>
          <table:table-cell office:value-type="float" office:value="1.74236086065878" calcext:value-type="float">
            <text:p>1,74236086065878</text:p>
          </table:table-cell>
          <table:table-cell office:value-type="float" office:value="1.7423607443" calcext:value-type="float">
            <text:p>1,7423607443</text:p>
          </table:table-cell>
        </table:table-row>
        <table:table-row table:style-name="ro1">
          <table:table-cell office:value-type="string" calcext:value-type="string">
            <text:p>01/08/1968</text:p>
          </table:table-cell>
          <table:table-cell table:number-columns-repeated="2" office:value-type="float" office:value="1.0182871076" calcext:value-type="float">
            <text:p>1,0182871076</text:p>
          </table:table-cell>
          <table:table-cell office:value-type="float" office:value="1.70412557208611" calcext:value-type="float">
            <text:p>1,70412557208611</text:p>
          </table:table-cell>
          <table:table-cell office:value-type="float" office:value="1.7041254582" calcext:value-type="float">
            <text:p>1,7041254582</text:p>
          </table:table-cell>
        </table:table-row>
        <table:table-row table:style-name="ro1">
          <table:table-cell office:value-type="string" calcext:value-type="string">
            <text:p>01/09/1968</text:p>
          </table:table-cell>
          <table:table-cell table:number-columns-repeated="2" office:value-type="float" office:value="1.0140676444" calcext:value-type="float">
            <text:p>1,0140676444</text:p>
          </table:table-cell>
          <table:table-cell office:value-type="float" office:value="1.67352170067494" calcext:value-type="float">
            <text:p>1,67352170067494</text:p>
          </table:table-cell>
          <table:table-cell office:value-type="float" office:value="1.6735215888" calcext:value-type="float">
            <text:p>1,6735215888</text:p>
          </table:table-cell>
        </table:table-row>
        <table:table-row table:style-name="ro1">
          <table:table-cell office:value-type="string" calcext:value-type="string">
            <text:p>01/10/1968</text:p>
          </table:table-cell>
          <table:table-cell table:number-columns-repeated="2" office:value-type="float" office:value="1.0150531287" calcext:value-type="float">
            <text:p>1,0150531287</text:p>
          </table:table-cell>
          <table:table-cell office:value-type="float" office:value="1.65030578573002" calcext:value-type="float">
            <text:p>1,65030578573002</text:p>
          </table:table-cell>
          <table:table-cell office:value-type="float" office:value="1.6503056754" calcext:value-type="float">
            <text:p>1,6503056754</text:p>
          </table:table-cell>
        </table:table-row>
        <table:table-row table:style-name="ro1">
          <table:table-cell office:value-type="string" calcext:value-type="string">
            <text:p>01/11/1968</text:p>
          </table:table-cell>
          <table:table-cell table:number-columns-repeated="2" office:value-type="float" office:value="1.0162838034" calcext:value-type="float">
            <text:p>1,0162838034</text:p>
          </table:table-cell>
          <table:table-cell office:value-type="float" office:value="1.62583192846625" calcext:value-type="float">
            <text:p>1,62583192846625</text:p>
          </table:table-cell>
          <table:table-cell office:value-type="float" office:value="1.6258318198" calcext:value-type="float">
            <text:p>1,6258318198</text:p>
          </table:table-cell>
        </table:table-row>
        <table:table-row table:style-name="ro1">
          <table:table-cell office:value-type="string" calcext:value-type="string">
            <text:p>01/12/1968</text:p>
          </table:table-cell>
          <table:table-cell table:number-columns-repeated="2" office:value-type="float" office:value="1.0191702432" calcext:value-type="float">
            <text:p>1,0191702432</text:p>
          </table:table-cell>
          <table:table-cell office:value-type="float" office:value="1.59978140262296" calcext:value-type="float">
            <text:p>1,59978140262296</text:p>
          </table:table-cell>
          <table:table-cell office:value-type="float" office:value="1.5997812957" calcext:value-type="float">
            <text:p>1,5997812957</text:p>
          </table:table-cell>
        </table:table-row>
        <table:table-row table:style-name="ro1">
          <table:table-cell office:value-type="string" calcext:value-type="string">
            <text:p>01/01/1969</text:p>
          </table:table-cell>
          <table:table-cell table:number-columns-repeated="2" office:value-type="float" office:value="1.0182481752" calcext:value-type="float">
            <text:p>1,0182481752</text:p>
          </table:table-cell>
          <table:table-cell office:value-type="float" office:value="1.56969006237854" calcext:value-type="float">
            <text:p>1,56969006237854</text:p>
          </table:table-cell>
          <table:table-cell office:value-type="float" office:value="1.5696899574" calcext:value-type="float">
            <text:p>1,5696899574</text:p>
          </table:table-cell>
        </table:table-row>
        <table:table-row table:style-name="ro1">
          <table:table-cell office:value-type="string" calcext:value-type="string">
            <text:p>01/02/1969</text:p>
          </table:table-cell>
          <table:table-cell table:number-columns-repeated="2" office:value-type="float" office:value="1.017645437" calcext:value-type="float">
            <text:p>1,017645437</text:p>
          </table:table-cell>
          <table:table-cell office:value-type="float" office:value="1.54155941607284" calcext:value-type="float">
            <text:p>1,54155941607284</text:p>
          </table:table-cell>
          <table:table-cell office:value-type="float" office:value="1.541559313" calcext:value-type="float">
            <text:p>1,541559313</text:p>
          </table:table-cell>
        </table:table-row>
        <table:table-row table:style-name="ro1">
          <table:table-cell office:value-type="string" calcext:value-type="string">
            <text:p>01/03/1969</text:p>
          </table:table-cell>
          <table:table-cell table:number-columns-repeated="2" office:value-type="float" office:value="1.0140883229" calcext:value-type="float">
            <text:p>1,0140883229</text:p>
          </table:table-cell>
          <table:table-cell office:value-type="float" office:value="1.51482958604652" calcext:value-type="float">
            <text:p>1,51482958604652</text:p>
          </table:table-cell>
          <table:table-cell office:value-type="float" office:value="1.5148294848" calcext:value-type="float">
            <text:p>1,5148294848</text:p>
          </table:table-cell>
        </table:table-row>
        <table:table-row table:style-name="ro1">
          <table:table-cell office:value-type="string" calcext:value-type="string">
            <text:p>01/04/1969</text:p>
          </table:table-cell>
          <table:table-cell table:number-columns-repeated="2" office:value-type="float" office:value="1.0154955918" calcext:value-type="float">
            <text:p>1,0154955918</text:p>
          </table:table-cell>
          <table:table-cell office:value-type="float" office:value="1.49378466533816" calcext:value-type="float">
            <text:p>1,49378466533816</text:p>
          </table:table-cell>
          <table:table-cell office:value-type="float" office:value="1.4937845654" calcext:value-type="float">
            <text:p>1,4937845654</text:p>
          </table:table-cell>
        </table:table-row>
        <table:table-row table:style-name="ro1">
          <table:table-cell office:value-type="string" calcext:value-type="string">
            <text:p>01/05/1969</text:p>
          </table:table-cell>
          <table:table-cell table:number-columns-repeated="2" office:value-type="float" office:value="1.0123651671" calcext:value-type="float">
            <text:p>1,0123651671</text:p>
          </table:table-cell>
          <table:table-cell office:value-type="float" office:value="1.47099079247639" calcext:value-type="float">
            <text:p>1,47099079247639</text:p>
          </table:table-cell>
          <table:table-cell office:value-type="float" office:value="1.4709906941" calcext:value-type="float">
            <text:p>1,4709906941</text:p>
          </table:table-cell>
        </table:table-row>
        <table:table-row table:style-name="ro1">
          <table:table-cell office:value-type="string" calcext:value-type="string">
            <text:p>01/06/1969</text:p>
          </table:table-cell>
          <table:table-cell table:number-columns-repeated="2" office:value-type="float" office:value="1.0135135135" calcext:value-type="float">
            <text:p>1,0135135135</text:p>
          </table:table-cell>
          <table:table-cell office:value-type="float" office:value="1.45302390904081" calcext:value-type="float">
            <text:p>1,45302390904081</text:p>
          </table:table-cell>
          <table:table-cell office:value-type="float" office:value="1.4530238119" calcext:value-type="float">
            <text:p>1,4530238119</text:p>
          </table:table-cell>
        </table:table-row>
        <table:table-row table:style-name="ro1">
          <table:table-cell office:value-type="string" calcext:value-type="string">
            <text:p>01/07/1969</text:p>
          </table:table-cell>
          <table:table-cell table:number-columns-repeated="2" office:value-type="float" office:value="1.0069230769" calcext:value-type="float">
            <text:p>1,0069230769</text:p>
          </table:table-cell>
          <table:table-cell office:value-type="float" office:value="1.43365025693938" calcext:value-type="float">
            <text:p>1,43365025693938</text:p>
          </table:table-cell>
          <table:table-cell office:value-type="float" office:value="1.4336501611" calcext:value-type="float">
            <text:p>1,4336501611</text:p>
          </table:table-cell>
        </table:table-row>
        <table:table-row table:style-name="ro1">
          <table:table-cell office:value-type="string" calcext:value-type="string">
            <text:p>01/08/1969</text:p>
          </table:table-cell>
          <table:table-cell table:number-columns-repeated="2" office:value-type="float" office:value="1.0073847721" calcext:value-type="float">
            <text:p>1,0073847721</text:p>
          </table:table-cell>
          <table:table-cell office:value-type="float" office:value="1.42379322693958" calcext:value-type="float">
            <text:p>1,42379322693958</text:p>
          </table:table-cell>
          <table:table-cell office:value-type="float" office:value="1.4237931317" calcext:value-type="float">
            <text:p>1,4237931317</text:p>
          </table:table-cell>
        </table:table-row>
        <table:table-row table:style-name="ro1">
          <table:table-cell office:value-type="string" calcext:value-type="string">
            <text:p>01/09/1969</text:p>
          </table:table-cell>
          <table:table-cell table:number-columns-repeated="2" office:value-type="float" office:value="1.0091001011" calcext:value-type="float">
            <text:p>1,0091001011</text:p>
          </table:table-cell>
          <table:table-cell office:value-type="float" office:value="1.41335591560663" calcext:value-type="float">
            <text:p>1,41335591560663</text:p>
          </table:table-cell>
          <table:table-cell office:value-type="float" office:value="1.4133558211" calcext:value-type="float">
            <text:p>1,4133558211</text:p>
          </table:table-cell>
        </table:table-row>
        <table:table-row table:style-name="ro1">
          <table:table-cell office:value-type="string" calcext:value-type="string">
            <text:p>01/10/1969</text:p>
          </table:table-cell>
          <table:table-cell table:number-columns-repeated="2" office:value-type="float" office:value="1.0162825651" calcext:value-type="float">
            <text:p>1,0162825651</text:p>
          </table:table-cell>
          <table:table-cell office:value-type="float" office:value="1.4006102209939" calcext:value-type="float">
            <text:p>1,4006102209939</text:p>
          </table:table-cell>
          <table:table-cell office:value-type="float" office:value="1.4006101273" calcext:value-type="float">
            <text:p>1,4006101273</text:p>
          </table:table-cell>
        </table:table-row>
        <table:table-row table:style-name="ro1">
          <table:table-cell office:value-type="string" calcext:value-type="string">
            <text:p>01/11/1969</text:p>
          </table:table-cell>
          <table:table-cell table:number-columns-repeated="2" office:value-type="float" office:value="1.020951442" calcext:value-type="float">
            <text:p>1,020951442</text:p>
          </table:table-cell>
          <table:table-cell office:value-type="float" office:value="1.37817007699633" calcext:value-type="float">
            <text:p>1,37817007699633</text:p>
          </table:table-cell>
          <table:table-cell office:value-type="float" office:value="1.3781699848" calcext:value-type="float">
            <text:p>1,3781699848</text:p>
          </table:table-cell>
        </table:table-row>
        <table:table-row table:style-name="ro1">
          <table:table-cell office:value-type="string" calcext:value-type="string">
            <text:p>01/12/1969</text:p>
          </table:table-cell>
          <table:table-cell table:number-columns-repeated="2" office:value-type="float" office:value="1.0224529213" calcext:value-type="float">
            <text:p>1,0224529213</text:p>
          </table:table-cell>
          <table:table-cell office:value-type="float" office:value="1.34988797733275" calcext:value-type="float">
            <text:p>1,34988797733275</text:p>
          </table:table-cell>
          <table:table-cell office:value-type="float" office:value="1.3498878871" calcext:value-type="float">
            <text:p>1,3498878871</text:p>
          </table:table-cell>
        </table:table-row>
        <table:table-row table:style-name="ro1">
          <table:table-cell office:value-type="string" calcext:value-type="string">
            <text:p>01/01/1970</text:p>
          </table:table-cell>
          <table:table-cell table:number-columns-repeated="2" office:value-type="float" office:value="1.0224321133" calcext:value-type="float">
            <text:p>1,0224321133</text:p>
          </table:table-cell>
          <table:table-cell office:value-type="float" office:value="1.32024462859026" calcext:value-type="float">
            <text:p>1,32024462859026</text:p>
          </table:table-cell>
          <table:table-cell office:value-type="float" office:value="1.3202445403" calcext:value-type="float">
            <text:p>1,3202445403</text:p>
          </table:table-cell>
        </table:table-row>
        <table:table-row table:style-name="ro1">
          <table:table-cell office:value-type="string" calcext:value-type="string">
            <text:p>01/02/1970</text:p>
          </table:table-cell>
          <table:table-cell table:number-columns-repeated="2" office:value-type="float" office:value="1.0200923788" calcext:value-type="float">
            <text:p>1,0200923788</text:p>
          </table:table-cell>
          <table:table-cell office:value-type="float" office:value="1.29127852247231" calcext:value-type="float">
            <text:p>1,29127852247231</text:p>
          </table:table-cell>
          <table:table-cell office:value-type="float" office:value="1.2912784361" calcext:value-type="float">
            <text:p>1,2912784361</text:p>
          </table:table-cell>
        </table:table-row>
        <table:table-row table:style-name="ro1">
          <table:table-cell office:value-type="string" calcext:value-type="string">
            <text:p>01/03/1970</text:p>
          </table:table-cell>
          <table:table-cell table:number-columns-repeated="2" office:value-type="float" office:value="1.0113199004" calcext:value-type="float">
            <text:p>1,0113199004</text:p>
          </table:table-cell>
          <table:table-cell office:value-type="float" office:value="1.26584469143012" calcext:value-type="float">
            <text:p>1,26584469143012</text:p>
          </table:table-cell>
          <table:table-cell office:value-type="float" office:value="1.2658446068" calcext:value-type="float">
            <text:p>1,2658446068</text:p>
          </table:table-cell>
        </table:table-row>
        <table:table-row table:style-name="ro1">
          <table:table-cell office:value-type="string" calcext:value-type="string">
            <text:p>01/04/1970</text:p>
          </table:table-cell>
          <table:table-cell table:number-columns-repeated="2" office:value-type="float" office:value="1.0091784195" calcext:value-type="float">
            <text:p>1,0091784195</text:p>
          </table:table-cell>
          <table:table-cell office:value-type="float" office:value="1.25167584552569" calcext:value-type="float">
            <text:p>1,25167584552569</text:p>
          </table:table-cell>
          <table:table-cell office:value-type="float" office:value="1.2516757619" calcext:value-type="float">
            <text:p>1,2516757619</text:p>
          </table:table-cell>
        </table:table-row>
        <table:table-row table:style-name="ro1">
          <table:table-cell office:value-type="string" calcext:value-type="string">
            <text:p>01/05/1970</text:p>
          </table:table-cell>
          <table:table-cell table:number-columns-repeated="2" office:value-type="float" office:value="1.0093167702" calcext:value-type="float">
            <text:p>1,0093167702</text:p>
          </table:table-cell>
          <table:table-cell office:value-type="float" office:value="1.24029192592707" calcext:value-type="float">
            <text:p>1,24029192592707</text:p>
          </table:table-cell>
          <table:table-cell office:value-type="float" office:value="1.240291843" calcext:value-type="float">
            <text:p>1,240291843</text:p>
          </table:table-cell>
        </table:table-row>
        <table:table-row table:style-name="ro1">
          <table:table-cell office:value-type="string" calcext:value-type="string">
            <text:p>01/06/1970</text:p>
          </table:table-cell>
          <table:table-cell table:number-columns-repeated="2" office:value-type="float" office:value="1.0153846154" calcext:value-type="float">
            <text:p>1,0153846154</text:p>
          </table:table-cell>
          <table:table-cell office:value-type="float" office:value="1.22884307736341" calcext:value-type="float">
            <text:p>1,22884307736341</text:p>
          </table:table-cell>
          <table:table-cell office:value-type="float" office:value="1.2288429952" calcext:value-type="float">
            <text:p>1,2288429952</text:p>
          </table:table-cell>
        </table:table-row>
        <table:table-row table:style-name="ro1">
          <table:table-cell office:value-type="string" calcext:value-type="string">
            <text:p>01/07/1970</text:p>
          </table:table-cell>
          <table:table-cell table:number-columns-repeated="2" office:value-type="float" office:value="1.0088744589" calcext:value-type="float">
            <text:p>1,0088744589</text:p>
          </table:table-cell>
          <table:table-cell office:value-type="float" office:value="1.21022424283957" calcext:value-type="float">
            <text:p>1,21022424283957</text:p>
          </table:table-cell>
          <table:table-cell office:value-type="float" office:value="1.210224162" calcext:value-type="float">
            <text:p>1,210224162</text:p>
          </table:table-cell>
        </table:table-row>
        <table:table-row table:style-name="ro1">
          <table:table-cell office:value-type="string" calcext:value-type="string">
            <text:p>01/08/1970</text:p>
          </table:table-cell>
          <table:table-cell table:number-columns-repeated="2" office:value-type="float" office:value="1.0094400343" calcext:value-type="float">
            <text:p>1,0094400343</text:p>
          </table:table-cell>
          <table:table-cell office:value-type="float" office:value="1.19957863157633" calcext:value-type="float">
            <text:p>1,19957863157633</text:p>
          </table:table-cell>
          <table:table-cell office:value-type="float" office:value="1.1995785515" calcext:value-type="float">
            <text:p>1,1995785515</text:p>
          </table:table-cell>
        </table:table-row>
        <table:table-row table:style-name="ro1">
          <table:table-cell office:value-type="string" calcext:value-type="string">
            <text:p>01/09/1970</text:p>
          </table:table-cell>
          <table:table-cell table:number-columns-repeated="2" office:value-type="float" office:value="1.0119022317" calcext:value-type="float">
            <text:p>1,0119022317</text:p>
          </table:table-cell>
          <table:table-cell office:value-type="float" office:value="1.18836046799766" calcext:value-type="float">
            <text:p>1,18836046799766</text:p>
          </table:table-cell>
          <table:table-cell office:value-type="float" office:value="1.1883603886" calcext:value-type="float">
            <text:p>1,1883603886</text:p>
          </table:table-cell>
        </table:table-row>
        <table:table-row table:style-name="ro1">
          <table:table-cell office:value-type="string" calcext:value-type="string">
            <text:p>01/10/1970</text:p>
          </table:table-cell>
          <table:table-cell table:number-columns-repeated="2" office:value-type="float" office:value="1.0189035917" calcext:value-type="float">
            <text:p>1,0189035917</text:p>
          </table:table-cell>
          <table:table-cell office:value-type="float" office:value="1.17438269308015" calcext:value-type="float">
            <text:p>1,17438269308015</text:p>
          </table:table-cell>
          <table:table-cell office:value-type="float" office:value="1.1743826146" calcext:value-type="float">
            <text:p>1,1743826146</text:p>
          </table:table-cell>
        </table:table-row>
        <table:table-row table:style-name="ro1">
          <table:table-cell office:value-type="string" calcext:value-type="string">
            <text:p>01/11/1970</text:p>
          </table:table-cell>
          <table:table-cell table:number-columns-repeated="2" office:value-type="float" office:value="1.0212327355" calcext:value-type="float">
            <text:p>1,0212327355</text:p>
          </table:table-cell>
          <table:table-cell office:value-type="float" office:value="1.15259451693633" calcext:value-type="float">
            <text:p>1,15259451693633</text:p>
          </table:table-cell>
          <table:table-cell office:value-type="float" office:value="1.15259444" calcext:value-type="float">
            <text:p>1,15259444</text:p>
          </table:table-cell>
        </table:table-row>
        <table:table-row table:style-name="ro1">
          <table:table-cell office:value-type="string" calcext:value-type="string">
            <text:p>01/12/1970</text:p>
          </table:table-cell>
          <table:table-cell table:number-columns-repeated="2" office:value-type="float" office:value="1.0195801373" calcext:value-type="float">
            <text:p>1,0195801373</text:p>
          </table:table-cell>
          <table:table-cell office:value-type="float" office:value="1.12863060188921" calcext:value-type="float">
            <text:p>1,12863060188921</text:p>
          </table:table-cell>
          <table:table-cell office:value-type="float" office:value="1.1286305265" calcext:value-type="float">
            <text:p>1,1286305265</text:p>
          </table:table-cell>
        </table:table-row>
        <table:table-row table:style-name="ro1">
          <table:table-cell office:value-type="string" calcext:value-type="string">
            <text:p>01/01/1971</text:p>
          </table:table-cell>
          <table:table-cell table:number-columns-repeated="2" office:value-type="float" office:value="1.0184121956" calcext:value-type="float">
            <text:p>1,0184121956</text:p>
          </table:table-cell>
          <table:table-cell office:value-type="float" office:value="1.10695624659577" calcext:value-type="float">
            <text:p>1,10695624659577</text:p>
          </table:table-cell>
          <table:table-cell office:value-type="float" office:value="1.1069561727" calcext:value-type="float">
            <text:p>1,1069561727</text:p>
          </table:table-cell>
        </table:table-row>
        <table:table-row table:style-name="ro1">
          <table:table-cell office:value-type="string" calcext:value-type="string">
            <text:p>01/02/1971</text:p>
          </table:table-cell>
          <table:table-cell table:number-columns-repeated="2" office:value-type="float" office:value="1.0132192846" calcext:value-type="float">
            <text:p>1,0132192846</text:p>
          </table:table-cell>
          <table:table-cell office:value-type="float" office:value="1.0869432351442" calcext:value-type="float">
            <text:p>1,0869432351442</text:p>
          </table:table-cell>
          <table:table-cell office:value-type="float" office:value="1.0869431626" calcext:value-type="float">
            <text:p>1,0869431626</text:p>
          </table:table-cell>
        </table:table-row>
        <table:table-row table:style-name="ro1">
          <table:table-cell office:value-type="string" calcext:value-type="string">
            <text:p>01/03/1971</text:p>
          </table:table-cell>
          <table:table-cell table:number-columns-repeated="2" office:value-type="float" office:value="1.0099769762" calcext:value-type="float">
            <text:p>1,0099769762</text:p>
          </table:table-cell>
          <table:table-cell office:value-type="float" office:value="1.07276208779752" calcext:value-type="float">
            <text:p>1,07276208779752</text:p>
          </table:table-cell>
          <table:table-cell office:value-type="float" office:value="1.0727620162" calcext:value-type="float">
            <text:p>1,0727620162</text:p>
          </table:table-cell>
        </table:table-row>
        <table:table-row table:style-name="ro1">
          <table:table-cell office:value-type="string" calcext:value-type="string">
            <text:p>01/04/1971</text:p>
          </table:table-cell>
          <table:table-cell table:number-columns-repeated="2" office:value-type="float" office:value="1.0115881459" calcext:value-type="float">
            <text:p>1,0115881459</text:p>
          </table:table-cell>
          <table:table-cell office:value-type="float" office:value="1.0621648939303" calcext:value-type="float">
            <text:p>1,0621648939303</text:p>
          </table:table-cell>
          <table:table-cell office:value-type="float" office:value="1.062164823" calcext:value-type="float">
            <text:p>1,062164823</text:p>
          </table:table-cell>
        </table:table-row>
        <table:table-row table:style-name="ro1">
          <table:table-cell office:value-type="string" calcext:value-type="string">
            <text:p>01/05/1971</text:p>
          </table:table-cell>
          <table:table-cell table:number-columns-repeated="2" office:value-type="float" office:value="1.0142723005" calcext:value-type="float">
            <text:p>1,0142723005</text:p>
          </table:table-cell>
          <table:table-cell office:value-type="float" office:value="1.04999737119824" calcext:value-type="float">
            <text:p>1,04999737119824</text:p>
          </table:table-cell>
          <table:table-cell office:value-type="float" office:value="1.0499973011" calcext:value-type="float">
            <text:p>1,0499973011</text:p>
          </table:table-cell>
        </table:table-row>
        <table:table-row table:style-name="ro1">
          <table:table-cell office:value-type="string" calcext:value-type="string">
            <text:p>01/06/1971</text:p>
          </table:table-cell>
          <table:table-cell table:number-columns-repeated="2" office:value-type="float" office:value="1.0198111461" calcext:value-type="float">
            <text:p>1,0198111461</text:p>
          </table:table-cell>
          <table:table-cell office:value-type="float" office:value="1.03522236649924" calcext:value-type="float">
            <text:p>1,03522236649924</text:p>
          </table:table-cell>
          <table:table-cell office:value-type="float" office:value="1.0352222974" calcext:value-type="float">
            <text:p>1,0352222974</text:p>
          </table:table-cell>
        </table:table-row>
        <table:table-row table:style-name="ro1">
          <table:table-cell office:value-type="string" calcext:value-type="string">
            <text:p>01/07/1971</text:p>
          </table:table-cell>
          <table:table-cell table:number-columns-repeated="2" office:value-type="float" office:value="1.0199709513" calcext:value-type="float">
            <text:p>1,0199709513</text:p>
          </table:table-cell>
          <table:table-cell office:value-type="float" office:value="1.01511183757716" calcext:value-type="float">
            <text:p>1,01511183757716</text:p>
          </table:table-cell>
          <table:table-cell office:value-type="float" office:value="1.0151117699" calcext:value-type="float">
            <text:p>1,0151117699</text:p>
          </table:table-cell>
        </table:table-row>
        <table:table-row table:style-name="ro1">
          <table:table-cell office:value-type="string" calcext:value-type="string">
            <text:p>01/08/1971</text:p>
          </table:table-cell>
          <table:table-cell table:number-columns-repeated="2" office:value-type="float" office:value="1.021003916" calcext:value-type="float">
            <text:p>1,021003916</text:p>
          </table:table-cell>
          <table:table-cell office:value-type="float" office:value="0.99523602734308" calcext:value-type="float">
            <text:p>0,99523602734308</text:p>
          </table:table-cell>
          <table:table-cell office:value-type="float" office:value="0.9952359609" calcext:value-type="float">
            <text:p>0,9952359609</text:p>
          </table:table-cell>
        </table:table-row>
        <table:table-row table:style-name="ro1">
          <table:table-cell office:value-type="string" calcext:value-type="string">
            <text:p>01/09/1971</text:p>
          </table:table-cell>
          <table:table-cell table:number-columns-repeated="2" office:value-type="float" office:value="1.0217921897" calcext:value-type="float">
            <text:p>1,0217921897</text:p>
          </table:table-cell>
          <table:table-cell office:value-type="float" office:value="0.97476220389255" calcext:value-type="float">
            <text:p>0,97476220389255</text:p>
          </table:table-cell>
          <table:table-cell office:value-type="float" office:value="0.9747621388" calcext:value-type="float">
            <text:p>0,9747621388</text:p>
          </table:table-cell>
        </table:table-row>
        <table:table-row table:style-name="ro1">
          <table:table-cell office:value-type="string" calcext:value-type="string">
            <text:p>01/10/1971</text:p>
          </table:table-cell>
          <table:table-cell table:number-columns-repeated="2" office:value-type="float" office:value="1.0201330831" calcext:value-type="float">
            <text:p>1,0201330831</text:p>
          </table:table-cell>
          <table:table-cell office:value-type="float" office:value="0.95397304238423" calcext:value-type="float">
            <text:p>0,95397304238423</text:p>
          </table:table-cell>
          <table:table-cell office:value-type="float" office:value="0.9539729787" calcext:value-type="float">
            <text:p>0,9539729787</text:p>
          </table:table-cell>
        </table:table-row>
        <table:table-row table:style-name="ro1">
          <table:table-cell office:value-type="string" calcext:value-type="string">
            <text:p>01/11/1971</text:p>
          </table:table-cell>
          <table:table-cell table:number-columns-repeated="2" office:value-type="float" office:value="1.0163907008" calcext:value-type="float">
            <text:p>1,0163907008</text:p>
          </table:table-cell>
          <table:table-cell office:value-type="float" office:value="0.93514567676334" calcext:value-type="float">
            <text:p>0,93514567676334</text:p>
          </table:table-cell>
          <table:table-cell office:value-type="float" office:value="0.9351456144" calcext:value-type="float">
            <text:p>0,9351456144</text:p>
          </table:table-cell>
        </table:table-row>
        <table:table-row table:style-name="ro1">
          <table:table-cell office:value-type="string" calcext:value-type="string">
            <text:p>01/12/1971</text:p>
          </table:table-cell>
          <table:table-cell table:number-columns-repeated="2" office:value-type="float" office:value="1.0123416159" calcext:value-type="float">
            <text:p>1,0123416159</text:p>
          </table:table-cell>
          <table:table-cell office:value-type="float" office:value="0.92006516394462" calcext:value-type="float">
            <text:p>0,92006516394462</text:p>
          </table:table-cell>
          <table:table-cell office:value-type="float" office:value="0.9200651026" calcext:value-type="float">
            <text:p>0,9200651026</text:p>
          </table:table-cell>
        </table:table-row>
        <table:table-row table:style-name="ro1">
          <table:table-cell office:value-type="string" calcext:value-type="string">
            <text:p>01/01/1972</text:p>
          </table:table-cell>
          <table:table-cell table:number-columns-repeated="2" office:value-type="float" office:value="1.0120286086" calcext:value-type="float">
            <text:p>1,0120286086</text:p>
          </table:table-cell>
          <table:table-cell office:value-type="float" office:value="0.90884850478725" calcext:value-type="float">
            <text:p>0,90884850478725</text:p>
          </table:table-cell>
          <table:table-cell office:value-type="float" office:value="0.9088484441" calcext:value-type="float">
            <text:p>0,9088484441</text:p>
          </table:table-cell>
        </table:table-row>
        <table:table-row table:style-name="ro1">
          <table:table-cell office:value-type="string" calcext:value-type="string">
            <text:p>01/02/1972</text:p>
          </table:table-cell>
          <table:table-cell table:number-columns-repeated="2" office:value-type="float" office:value="1.0133311918" calcext:value-type="float">
            <text:p>1,0133311918</text:p>
          </table:table-cell>
          <table:table-cell office:value-type="float" office:value="0.89804625784692" calcext:value-type="float">
            <text:p>0,89804625784692</text:p>
          </table:table-cell>
          <table:table-cell office:value-type="float" office:value="0.8980461979" calcext:value-type="float">
            <text:p>0,8980461979</text:p>
          </table:table-cell>
        </table:table-row>
        <table:table-row table:style-name="ro1">
          <table:table-cell office:value-type="string" calcext:value-type="string">
            <text:p>01/03/1972</text:p>
          </table:table-cell>
          <table:table-cell table:number-columns-repeated="2" office:value-type="float" office:value="1.0114122682" calcext:value-type="float">
            <text:p>1,0114122682</text:p>
          </table:table-cell>
          <table:table-cell office:value-type="float" office:value="0.88623173263985" calcext:value-type="float">
            <text:p>0,88623173263985</text:p>
          </table:table-cell>
          <table:table-cell office:value-type="float" office:value="0.8862316735" calcext:value-type="float">
            <text:p>0,8862316735</text:p>
          </table:table-cell>
        </table:table-row>
        <table:table-row table:style-name="ro1">
          <table:table-cell office:value-type="string" calcext:value-type="string">
            <text:p>01/04/1972</text:p>
          </table:table-cell>
          <table:table-cell table:number-columns-repeated="2" office:value-type="float" office:value="1.0133207961" calcext:value-type="float">
            <text:p>1,0133207961</text:p>
          </table:table-cell>
          <table:table-cell office:value-type="float" office:value="0.87623193874943" calcext:value-type="float">
            <text:p>0,87623193874943</text:p>
          </table:table-cell>
          <table:table-cell office:value-type="float" office:value="0.8762318803" calcext:value-type="float">
            <text:p>0,8762318803</text:p>
          </table:table-cell>
        </table:table-row>
        <table:table-row table:style-name="ro1">
          <table:table-cell office:value-type="string" calcext:value-type="string">
            <text:p>01/05/1972</text:p>
          </table:table-cell>
          <table:table-cell table:number-columns-repeated="2" office:value-type="float" office:value="1.016857408" calcext:value-type="float">
            <text:p>1,016857408</text:p>
          </table:table-cell>
          <table:table-cell office:value-type="float" office:value="0.86471326960013" calcext:value-type="float">
            <text:p>0,86471326960013</text:p>
          </table:table-cell>
          <table:table-cell office:value-type="float" office:value="0.8647132119" calcext:value-type="float">
            <text:p>0,8647132119</text:p>
          </table:table-cell>
        </table:table-row>
        <table:table-row table:style-name="ro1">
          <table:table-cell office:value-type="string" calcext:value-type="string">
            <text:p>01/06/1972</text:p>
          </table:table-cell>
          <table:table-cell table:number-columns-repeated="2" office:value-type="float" office:value="1.0179467681" calcext:value-type="float">
            <text:p>1,0179467681</text:p>
          </table:table-cell>
          <table:table-cell office:value-type="float" office:value="0.8503780990305" calcext:value-type="float">
            <text:p>0,8503780990305</text:p>
          </table:table-cell>
          <table:table-cell office:value-type="float" office:value="0.8503780423" calcext:value-type="float">
            <text:p>0,8503780423</text:p>
          </table:table-cell>
        </table:table-row>
        <table:table-row table:style-name="ro1">
          <table:table-cell office:value-type="string" calcext:value-type="string">
            <text:p>01/07/1972</text:p>
          </table:table-cell>
          <table:table-cell table:number-columns-repeated="2" office:value-type="float" office:value="1.0143433438" calcext:value-type="float">
            <text:p>1,0143433438</text:p>
          </table:table-cell>
          <table:table-cell office:value-type="float" office:value="0.83538562691027" calcext:value-type="float">
            <text:p>0,83538562691027</text:p>
          </table:table-cell>
          <table:table-cell office:value-type="float" office:value="0.8353855712" calcext:value-type="float">
            <text:p>0,8353855712</text:p>
          </table:table-cell>
        </table:table-row>
        <table:table-row table:style-name="ro1">
          <table:table-cell office:value-type="string" calcext:value-type="string">
            <text:p>01/08/1972</text:p>
          </table:table-cell>
          <table:table-cell table:number-columns-repeated="2" office:value-type="float" office:value="1.0083959346" calcext:value-type="float">
            <text:p>1,0083959346</text:p>
          </table:table-cell>
          <table:table-cell office:value-type="float" office:value="0.82357283854271" calcext:value-type="float">
            <text:p>0,82357283854271</text:p>
          </table:table-cell>
          <table:table-cell office:value-type="float" office:value="0.8235727837" calcext:value-type="float">
            <text:p>0,8235727837</text:p>
          </table:table-cell>
        </table:table-row>
        <table:table-row table:style-name="ro1">
          <table:table-cell office:value-type="string" calcext:value-type="string">
            <text:p>01/09/1972</text:p>
          </table:table-cell>
          <table:table-cell table:number-columns-repeated="2" office:value-type="float" office:value="1.0071574642" calcext:value-type="float">
            <text:p>1,0071574642</text:p>
          </table:table-cell>
          <table:table-cell office:value-type="float" office:value="0.81671574654791" calcext:value-type="float">
            <text:p>0,81671574654791</text:p>
          </table:table-cell>
          <table:table-cell office:value-type="float" office:value="0.8167156921" calcext:value-type="float">
            <text:p>0,8167156921</text:p>
          </table:table-cell>
        </table:table-row>
        <table:table-row table:style-name="ro1">
          <table:table-cell office:value-type="string" calcext:value-type="string">
            <text:p>01/10/1972</text:p>
          </table:table-cell>
          <table:table-cell table:number-columns-repeated="2" office:value-type="float" office:value="1.0095721537" calcext:value-type="float">
            <text:p>1,0095721537</text:p>
          </table:table-cell>
          <table:table-cell office:value-type="float" office:value="0.81091167526285" calcext:value-type="float">
            <text:p>0,81091167526285</text:p>
          </table:table-cell>
          <table:table-cell office:value-type="float" office:value="0.8109116212" calcext:value-type="float">
            <text:p>0,8109116212</text:p>
          </table:table-cell>
        </table:table-row>
        <table:table-row table:style-name="ro1">
          <table:table-cell office:value-type="string" calcext:value-type="string">
            <text:p>01/11/1972</text:p>
          </table:table-cell>
          <table:table-cell table:number-columns-repeated="2" office:value-type="float" office:value="1.0066082459" calcext:value-type="float">
            <text:p>1,0066082459</text:p>
          </table:table-cell>
          <table:table-cell office:value-type="float" office:value="0.80322310029147" calcext:value-type="float">
            <text:p>0,80322310029147</text:p>
          </table:table-cell>
          <table:table-cell office:value-type="float" office:value="0.8032230467" calcext:value-type="float">
            <text:p>0,8032230467</text:p>
          </table:table-cell>
        </table:table-row>
        <table:table-row table:style-name="ro1">
          <table:table-cell office:value-type="string" calcext:value-type="string">
            <text:p>01/12/1972</text:p>
          </table:table-cell>
          <table:table-cell table:number-columns-repeated="2" office:value-type="float" office:value="1.0114171543" calcext:value-type="float">
            <text:p>1,0114171543</text:p>
          </table:table-cell>
          <table:table-cell office:value-type="float" office:value="0.7979500501442" calcext:value-type="float">
            <text:p>0,7979500501442</text:p>
          </table:table-cell>
          <table:table-cell office:value-type="float" office:value="0.7979499969" calcext:value-type="float">
            <text:p>0,7979499969</text:p>
          </table:table-cell>
        </table:table-row>
        <table:table-row table:style-name="ro1">
          <table:table-cell office:value-type="string" calcext:value-type="string">
            <text:p>01/01/1973</text:p>
          </table:table-cell>
          <table:table-cell table:number-columns-repeated="2" office:value-type="float" office:value="1.00987724" calcext:value-type="float">
            <text:p>1,00987724</text:p>
          </table:table-cell>
          <table:table-cell office:value-type="float" office:value="0.78894257107638" calcext:value-type="float">
            <text:p>0,78894257107638</text:p>
          </table:table-cell>
          <table:table-cell office:value-type="float" office:value="0.7889425185" calcext:value-type="float">
            <text:p>0,7889425185</text:p>
          </table:table-cell>
        </table:table-row>
        <table:table-row table:style-name="ro1">
          <table:table-cell office:value-type="string" calcext:value-type="string">
            <text:p>01/02/1973</text:p>
          </table:table-cell>
          <table:table-cell table:number-columns-repeated="2" office:value-type="float" office:value="1.0104792511" calcext:value-type="float">
            <text:p>1,0104792511</text:p>
          </table:table-cell>
          <table:table-cell office:value-type="float" office:value="0.78122621228337" calcext:value-type="float">
            <text:p>0,78122621228337</text:p>
          </table:table-cell>
          <table:table-cell office:value-type="float" office:value="0.7812261602" calcext:value-type="float">
            <text:p>0,7812261602</text:p>
          </table:table-cell>
        </table:table-row>
        <table:table-row table:style-name="ro1">
          <table:table-cell office:value-type="string" calcext:value-type="string">
            <text:p>01/03/1973</text:p>
          </table:table-cell>
          <table:table-cell table:number-columns-repeated="2" office:value-type="float" office:value="1.0120298673" calcext:value-type="float">
            <text:p>1,0120298673</text:p>
          </table:table-cell>
          <table:table-cell office:value-type="float" office:value="0.77312444707096" calcext:value-type="float">
            <text:p>0,77312444707096</text:p>
          </table:table-cell>
          <table:table-cell office:value-type="float" office:value="0.7731243955" calcext:value-type="float">
            <text:p>0,7731243955</text:p>
          </table:table-cell>
        </table:table-row>
        <table:table-row table:style-name="ro1">
          <table:table-cell office:value-type="string" calcext:value-type="string">
            <text:p>01/04/1973</text:p>
          </table:table-cell>
          <table:table-cell table:number-columns-repeated="2" office:value-type="float" office:value="1.0114769777" calcext:value-type="float">
            <text:p>1,0114769777</text:p>
          </table:table-cell>
          <table:table-cell office:value-type="float" office:value="0.76393441740369" calcext:value-type="float">
            <text:p>0,76393441740369</text:p>
          </table:table-cell>
          <table:table-cell office:value-type="float" office:value="0.7639343665" calcext:value-type="float">
            <text:p>0,7639343665</text:p>
          </table:table-cell>
        </table:table-row>
        <table:table-row table:style-name="ro1">
          <table:table-cell office:value-type="string" calcext:value-type="string">
            <text:p>01/05/1973</text:p>
          </table:table-cell>
          <table:table-cell table:number-columns-repeated="2" office:value-type="float" office:value="1.012697555" calcext:value-type="float">
            <text:p>1,012697555</text:p>
          </table:table-cell>
          <table:table-cell office:value-type="float" office:value="0.75526624356869" calcext:value-type="float">
            <text:p>0,75526624356869</text:p>
          </table:table-cell>
          <table:table-cell office:value-type="float" office:value="0.7552661932" calcext:value-type="float">
            <text:p>0,7552661932</text:p>
          </table:table-cell>
        </table:table-row>
        <table:table-row table:style-name="ro1">
          <table:table-cell office:value-type="string" calcext:value-type="string">
            <text:p>01/06/1973</text:p>
          </table:table-cell>
          <table:table-cell table:number-columns-repeated="2" office:value-type="float" office:value="1.0110710951" calcext:value-type="float">
            <text:p>1,0110710951</text:p>
          </table:table-cell>
          <table:table-cell office:value-type="float" office:value="0.74579645209936" calcext:value-type="float">
            <text:p>0,74579645209936</text:p>
          </table:table-cell>
          <table:table-cell office:value-type="float" office:value="0.7457964023" calcext:value-type="float">
            <text:p>0,7457964023</text:p>
          </table:table-cell>
        </table:table-row>
        <table:table-row table:style-name="ro1">
          <table:table-cell office:value-type="string" calcext:value-type="string">
            <text:p>01/07/1973</text:p>
          </table:table-cell>
          <table:table-cell table:number-columns-repeated="2" office:value-type="float" office:value="1.0089709763" calcext:value-type="float">
            <text:p>1,0089709763</text:p>
          </table:table-cell>
          <table:table-cell office:value-type="float" office:value="0.73763007934234" calcext:value-type="float">
            <text:p>0,73763007934234</text:p>
          </table:table-cell>
          <table:table-cell office:value-type="float" office:value="0.7376300301" calcext:value-type="float">
            <text:p>0,7376300301</text:p>
          </table:table-cell>
        </table:table-row>
        <table:table-row table:style-name="ro1">
          <table:table-cell office:value-type="string" calcext:value-type="string">
            <text:p>01/08/1973</text:p>
          </table:table-cell>
          <table:table-cell table:number-columns-repeated="2" office:value-type="float" office:value="1.0083682008" calcext:value-type="float">
            <text:p>1,0083682008</text:p>
          </table:table-cell>
          <table:table-cell office:value-type="float" office:value="0.73107165287083" calcext:value-type="float">
            <text:p>0,73107165287083</text:p>
          </table:table-cell>
          <table:table-cell office:value-type="float" office:value="0.7310716041" calcext:value-type="float">
            <text:p>0,7310716041</text:p>
          </table:table-cell>
        </table:table-row>
        <table:table-row table:style-name="ro1">
          <table:table-cell office:value-type="string" calcext:value-type="string">
            <text:p>01/09/1973</text:p>
          </table:table-cell>
          <table:table-cell table:number-columns-repeated="2" office:value-type="float" office:value="1.0097251037" calcext:value-type="float">
            <text:p>1,0097251037</text:p>
          </table:table-cell>
          <table:table-cell office:value-type="float" office:value="0.72500466822618" calcext:value-type="float">
            <text:p>0,72500466822618</text:p>
          </table:table-cell>
          <table:table-cell office:value-type="float" office:value="0.7250046199" calcext:value-type="float">
            <text:p>0,7250046199</text:p>
          </table:table-cell>
        </table:table-row>
        <table:table-row table:style-name="ro1">
          <table:table-cell office:value-type="string" calcext:value-type="string">
            <text:p>01/10/1973</text:p>
          </table:table-cell>
          <table:table-cell table:number-columns-repeated="2" office:value-type="float" office:value="1.0068062155" calcext:value-type="float">
            <text:p>1,0068062155</text:p>
          </table:table-cell>
          <table:table-cell office:value-type="float" office:value="0.7180218314564" calcext:value-type="float">
            <text:p>0,7180218314564</text:p>
          </table:table-cell>
          <table:table-cell office:value-type="float" office:value="0.7180217835" calcext:value-type="float">
            <text:p>0,7180217835</text:p>
          </table:table-cell>
        </table:table-row>
        <table:table-row table:style-name="ro1">
          <table:table-cell office:value-type="string" calcext:value-type="string">
            <text:p>01/11/1973</text:p>
          </table:table-cell>
          <table:table-cell table:number-columns-repeated="2" office:value-type="float" office:value="1.0085459184" calcext:value-type="float">
            <text:p>1,0085459184</text:p>
          </table:table-cell>
          <table:table-cell office:value-type="float" office:value="0.71316785733173" calcext:value-type="float">
            <text:p>0,71316785733173</text:p>
          </table:table-cell>
          <table:table-cell office:value-type="float" office:value="0.7131678097" calcext:value-type="float">
            <text:p>0,7131678097</text:p>
          </table:table-cell>
        </table:table-row>
        <table:table-row table:style-name="ro1">
          <table:table-cell office:value-type="string" calcext:value-type="string">
            <text:p>01/12/1973</text:p>
          </table:table-cell>
          <table:table-cell table:number-columns-repeated="2" office:value-type="float" office:value="1.0196028835" calcext:value-type="float">
            <text:p>1,0196028835</text:p>
          </table:table-cell>
          <table:table-cell office:value-type="float" office:value="0.70712482626783" calcext:value-type="float">
            <text:p>0,70712482626783</text:p>
          </table:table-cell>
          <table:table-cell office:value-type="float" office:value="0.7071247791" calcext:value-type="float">
            <text:p>0,7071247791</text:p>
          </table:table-cell>
        </table:table-row>
        <table:table-row table:style-name="ro1">
          <table:table-cell office:value-type="string" calcext:value-type="string">
            <text:p>01/01/1974</text:p>
          </table:table-cell>
          <table:table-cell table:number-columns-repeated="2" office:value-type="float" office:value="1.0105432895" calcext:value-type="float">
            <text:p>1,0105432895</text:p>
          </table:table-cell>
          <table:table-cell office:value-type="float" office:value="0.69352964542477" calcext:value-type="float">
            <text:p>0,69352964542477</text:p>
          </table:table-cell>
          <table:table-cell office:value-type="float" office:value="0.6935295991" calcext:value-type="float">
            <text:p>0,6935295991</text:p>
          </table:table-cell>
        </table:table-row>
        <table:table-row table:style-name="ro1">
          <table:table-cell office:value-type="string" calcext:value-type="string">
            <text:p>01/02/1974</text:p>
          </table:table-cell>
          <table:table-cell table:number-columns-repeated="2" office:value-type="float" office:value="1.0149748374" calcext:value-type="float">
            <text:p>1,0149748374</text:p>
          </table:table-cell>
          <table:table-cell office:value-type="float" office:value="0.68629385067503" calcext:value-type="float">
            <text:p>0,68629385067503</text:p>
          </table:table-cell>
          <table:table-cell office:value-type="float" office:value="0.6862938049" calcext:value-type="float">
            <text:p>0,6862938049</text:p>
          </table:table-cell>
        </table:table-row>
        <table:table-row table:style-name="ro1">
          <table:table-cell office:value-type="string" calcext:value-type="string">
            <text:p>01/03/1974</text:p>
          </table:table-cell>
          <table:table-cell table:number-columns-repeated="2" office:value-type="float" office:value="1.0125770952" calcext:value-type="float">
            <text:p>1,0125770952</text:p>
          </table:table-cell>
          <table:table-cell office:value-type="float" office:value="0.67616833973251" calcext:value-type="float">
            <text:p>0,67616833973251</text:p>
          </table:table-cell>
          <table:table-cell office:value-type="float" office:value="0.6761682946" calcext:value-type="float">
            <text:p>0,6761682946</text:p>
          </table:table-cell>
        </table:table-row>
        <table:table-row table:style-name="ro1">
          <table:table-cell office:value-type="string" calcext:value-type="string">
            <text:p>01/04/1974</text:p>
          </table:table-cell>
          <table:table-cell table:number-columns-repeated="2" office:value-type="float" office:value="1.0163621163" calcext:value-type="float">
            <text:p>1,0163621163</text:p>
          </table:table-cell>
          <table:table-cell office:value-type="float" office:value="0.66776973618878" calcext:value-type="float">
            <text:p>0,66776973618878</text:p>
          </table:table-cell>
          <table:table-cell office:value-type="float" office:value="0.6677696917" calcext:value-type="float">
            <text:p>0,6677696917</text:p>
          </table:table-cell>
        </table:table-row>
        <table:table-row table:style-name="ro1">
          <table:table-cell office:value-type="string" calcext:value-type="string">
            <text:p>01/05/1974</text:p>
          </table:table-cell>
          <table:table-cell table:number-columns-repeated="2" office:value-type="float" office:value="1.0212690952" calcext:value-type="float">
            <text:p>1,0212690952</text:p>
          </table:table-cell>
          <table:table-cell office:value-type="float" office:value="0.65701950661026" calcext:value-type="float">
            <text:p>0,65701950661026</text:p>
          </table:table-cell>
          <table:table-cell office:value-type="float" office:value="0.6570194628" calcext:value-type="float">
            <text:p>0,6570194628</text:p>
          </table:table-cell>
        </table:table-row>
        <table:table-row table:style-name="ro1">
          <table:table-cell office:value-type="string" calcext:value-type="string">
            <text:p>01/06/1974</text:p>
          </table:table-cell>
          <table:table-cell table:number-columns-repeated="2" office:value-type="float" office:value="1.0332527902" calcext:value-type="float">
            <text:p>1,0332527902</text:p>
          </table:table-cell>
          <table:table-cell office:value-type="float" office:value="0.6433363250668" calcext:value-type="float">
            <text:p>0,6433363250668</text:p>
          </table:table-cell>
          <table:table-cell office:value-type="float" office:value="0.6433362822" calcext:value-type="float">
            <text:p>0,6433362822</text:p>
          </table:table-cell>
        </table:table-row>
        <table:table-row table:style-name="ro1">
          <table:table-cell office:value-type="string" calcext:value-type="string">
            <text:p>01/07/1974</text:p>
          </table:table-cell>
          <table:table-cell table:number-columns-repeated="2" office:value-type="float" office:value="1.043986637" calcext:value-type="float">
            <text:p>1,043986637</text:p>
          </table:table-cell>
          <table:table-cell office:value-type="float" office:value="0.62263207142394" calcext:value-type="float">
            <text:p>0,62263207142394</text:p>
          </table:table-cell>
          <table:table-cell office:value-type="float" office:value="0.6226320299" calcext:value-type="float">
            <text:p>0,6226320299</text:p>
          </table:table-cell>
        </table:table-row>
        <table:table-row table:style-name="ro1">
          <table:table-cell office:value-type="string" calcext:value-type="string">
            <text:p>01/08/1974</text:p>
          </table:table-cell>
          <table:table-cell table:number-columns-repeated="2" office:value-type="float" office:value="1.04768" calcext:value-type="float">
            <text:p>1,04768</text:p>
          </table:table-cell>
          <table:table-cell office:value-type="float" office:value="0.59639850679807" calcext:value-type="float">
            <text:p>0,59639850679807</text:p>
          </table:table-cell>
          <table:table-cell office:value-type="float" office:value="0.596398467" calcext:value-type="float">
            <text:p>0,596398467</text:p>
          </table:table-cell>
        </table:table-row>
        <table:table-row table:style-name="ro1">
          <table:table-cell office:value-type="string" calcext:value-type="string">
            <text:p>01/09/1974</text:p>
          </table:table-cell>
          <table:table-cell table:number-columns-repeated="2" office:value-type="float" office:value="1.037466911" calcext:value-type="float">
            <text:p>1,037466911</text:p>
          </table:table-cell>
          <table:table-cell office:value-type="float" office:value="0.56925636339156" calcext:value-type="float">
            <text:p>0,56925636339156</text:p>
          </table:table-cell>
          <table:table-cell office:value-type="float" office:value="0.5692563254" calcext:value-type="float">
            <text:p>0,5692563254</text:p>
          </table:table-cell>
        </table:table-row>
        <table:table-row table:style-name="ro1">
          <table:table-cell office:value-type="string" calcext:value-type="string">
            <text:p>01/10/1974</text:p>
          </table:table-cell>
          <table:table-cell table:number-columns-repeated="2" office:value-type="float" office:value="1.0215897939" calcext:value-type="float">
            <text:p>1,0215897939</text:p>
          </table:table-cell>
          <table:table-cell office:value-type="float" office:value="0.54869833182715" calcext:value-type="float">
            <text:p>0,54869833182715</text:p>
          </table:table-cell>
          <table:table-cell office:value-type="float" office:value="0.5486982952" calcext:value-type="float">
            <text:p>0,5486982952</text:p>
          </table:table-cell>
        </table:table-row>
        <table:table-row table:style-name="ro1">
          <table:table-cell office:value-type="string" calcext:value-type="string">
            <text:p>01/11/1974</text:p>
          </table:table-cell>
          <table:table-cell table:number-columns-repeated="2" office:value-type="float" office:value="1.0125840538" calcext:value-type="float">
            <text:p>1,0125840538</text:p>
          </table:table-cell>
          <table:table-cell office:value-type="float" office:value="0.53710240167186" calcext:value-type="float">
            <text:p>0,53710240167186</text:p>
          </table:table-cell>
          <table:table-cell office:value-type="float" office:value="0.5371023658" calcext:value-type="float">
            <text:p>0,5371023658</text:p>
          </table:table-cell>
        </table:table-row>
        <table:table-row table:style-name="ro1">
          <table:table-cell office:value-type="string" calcext:value-type="string">
            <text:p>01/12/1974</text:p>
          </table:table-cell>
          <table:table-cell table:number-columns-repeated="2" office:value-type="float" office:value="1.012807134" calcext:value-type="float">
            <text:p>1,012807134</text:p>
          </table:table-cell>
          <table:table-cell office:value-type="float" office:value="0.5304274738045" calcext:value-type="float">
            <text:p>0,5304274738045</text:p>
          </table:table-cell>
          <table:table-cell office:value-type="float" office:value="0.5304274384" calcext:value-type="float">
            <text:p>0,5304274384</text:p>
          </table:table-cell>
        </table:table-row>
        <table:table-row table:style-name="ro1">
          <table:table-cell office:value-type="string" calcext:value-type="string">
            <text:p>01/01/1975</text:p>
          </table:table-cell>
          <table:table-cell table:number-columns-repeated="2" office:value-type="float" office:value="1.0151742226" calcext:value-type="float">
            <text:p>1,0151742226</text:p>
          </table:table-cell>
          <table:table-cell office:value-type="float" office:value="0.52372012004855" calcext:value-type="float">
            <text:p>0,52372012004855</text:p>
          </table:table-cell>
          <table:table-cell office:value-type="float" office:value="0.5237200851" calcext:value-type="float">
            <text:p>0,5237200851</text:p>
          </table:table-cell>
        </table:table-row>
        <table:table-row table:style-name="ro1">
          <table:table-cell office:value-type="string" calcext:value-type="string">
            <text:p>01/02/1975</text:p>
          </table:table-cell>
          <table:table-cell table:number-columns-repeated="2" office:value-type="float" office:value="1.0166082303" calcext:value-type="float">
            <text:p>1,0166082303</text:p>
          </table:table-cell>
          <table:table-cell office:value-type="float" office:value="0.51589186209558" calcext:value-type="float">
            <text:p>0,51589186209558</text:p>
          </table:table-cell>
          <table:table-cell office:value-type="float" office:value="0.5158918277" calcext:value-type="float">
            <text:p>0,5158918277</text:p>
          </table:table-cell>
        </table:table-row>
        <table:table-row table:style-name="ro1">
          <table:table-cell office:value-type="string" calcext:value-type="string">
            <text:p>01/03/1975</text:p>
          </table:table-cell>
          <table:table-cell table:number-columns-repeated="2" office:value-type="float" office:value="1.0187874387" calcext:value-type="float">
            <text:p>1,0187874387</text:p>
          </table:table-cell>
          <table:table-cell office:value-type="float" office:value="0.50746378665786" calcext:value-type="float">
            <text:p>0,50746378665786</text:p>
          </table:table-cell>
          <table:table-cell office:value-type="float" office:value="0.5074637528" calcext:value-type="float">
            <text:p>0,5074637528</text:p>
          </table:table-cell>
        </table:table-row>
        <table:table-row table:style-name="ro1">
          <table:table-cell office:value-type="string" calcext:value-type="string">
            <text:p>01/04/1975</text:p>
          </table:table-cell>
          <table:table-cell table:number-columns-repeated="2" office:value-type="float" office:value="1.0199554566" calcext:value-type="float">
            <text:p>1,0199554566</text:p>
          </table:table-cell>
          <table:table-cell office:value-type="float" office:value="0.49810565715788" calcext:value-type="float">
            <text:p>0,49810565715788</text:p>
          </table:table-cell>
          <table:table-cell office:value-type="float" office:value="0.4981056239" calcext:value-type="float">
            <text:p>0,4981056239</text:p>
          </table:table-cell>
        </table:table-row>
        <table:table-row table:style-name="ro1">
          <table:table-cell office:value-type="string" calcext:value-type="string">
            <text:p>01/05/1975</text:p>
          </table:table-cell>
          <table:table-cell table:number-columns-repeated="2" office:value-type="float" office:value="1.0230587824" calcext:value-type="float">
            <text:p>1,0230587824</text:p>
          </table:table-cell>
          <table:table-cell office:value-type="float" office:value="0.48836020625676" calcext:value-type="float">
            <text:p>0,48836020625676</text:p>
          </table:table-cell>
          <table:table-cell office:value-type="float" office:value="0.4883601737" calcext:value-type="float">
            <text:p>0,4883601737</text:p>
          </table:table-cell>
        </table:table-row>
        <table:table-row table:style-name="ro1">
          <table:table-cell office:value-type="string" calcext:value-type="string">
            <text:p>01/06/1975</text:p>
          </table:table-cell>
          <table:table-cell table:number-columns-repeated="2" office:value-type="float" office:value="1.018270298" calcext:value-type="float">
            <text:p>1,018270298</text:p>
          </table:table-cell>
          <table:table-cell office:value-type="float" office:value="0.47735302668641" calcext:value-type="float">
            <text:p>0,47735302668641</text:p>
          </table:table-cell>
          <table:table-cell office:value-type="float" office:value="0.4773529948" calcext:value-type="float">
            <text:p>0,4773529948</text:p>
          </table:table-cell>
        </table:table-row>
        <table:table-row table:style-name="ro1">
          <table:table-cell office:value-type="string" calcext:value-type="string">
            <text:p>01/07/1975</text:p>
          </table:table-cell>
          <table:table-cell table:number-columns-repeated="2" office:value-type="float" office:value="1.0171040496" calcext:value-type="float">
            <text:p>1,0171040496</text:p>
          </table:table-cell>
          <table:table-cell office:value-type="float" office:value="0.46878812789098" calcext:value-type="float">
            <text:p>0,46878812789098</text:p>
          </table:table-cell>
          <table:table-cell office:value-type="float" office:value="0.4687880966" calcext:value-type="float">
            <text:p>0,4687880966</text:p>
          </table:table-cell>
        </table:table-row>
        <table:table-row table:style-name="ro1">
          <table:table-cell office:value-type="string" calcext:value-type="string">
            <text:p>01/08/1975</text:p>
          </table:table-cell>
          <table:table-cell table:number-columns-repeated="2" office:value-type="float" office:value="1.0155799192" calcext:value-type="float">
            <text:p>1,0155799192</text:p>
          </table:table-cell>
          <table:table-cell office:value-type="float" office:value="0.46090478951032" calcext:value-type="float">
            <text:p>0,46090478951032</text:p>
          </table:table-cell>
          <table:table-cell office:value-type="float" office:value="0.4609047587" calcext:value-type="float">
            <text:p>0,4609047587</text:p>
          </table:table-cell>
        </table:table-row>
        <table:table-row table:style-name="ro1">
          <table:table-cell office:value-type="string" calcext:value-type="string">
            <text:p>01/09/1975</text:p>
          </table:table-cell>
          <table:table-cell table:number-columns-repeated="2" office:value-type="float" office:value="1.0202922078" calcext:value-type="float">
            <text:p>1,0202922078</text:p>
          </table:table-cell>
          <table:table-cell office:value-type="float" office:value="0.45383409104168" calcext:value-type="float">
            <text:p>0,45383409104168</text:p>
          </table:table-cell>
          <table:table-cell office:value-type="float" office:value="0.4538340607" calcext:value-type="float">
            <text:p>0,4538340607</text:p>
          </table:table-cell>
        </table:table-row>
        <table:table-row table:style-name="ro1">
          <table:table-cell office:value-type="string" calcext:value-type="string">
            <text:p>01/10/1975</text:p>
          </table:table-cell>
          <table:table-cell table:number-columns-repeated="2" office:value-type="float" office:value="1.0217183771" calcext:value-type="float">
            <text:p>1,0217183771</text:p>
          </table:table-cell>
          <table:table-cell office:value-type="float" office:value="0.44480795557604" calcext:value-type="float">
            <text:p>0,44480795557604</text:p>
          </table:table-cell>
          <table:table-cell office:value-type="float" office:value="0.4448079259" calcext:value-type="float">
            <text:p>0,4448079259</text:p>
          </table:table-cell>
        </table:table-row>
        <table:table-row table:style-name="ro1">
          <table:table-cell office:value-type="string" calcext:value-type="string">
            <text:p>01/11/1975</text:p>
          </table:table-cell>
          <table:table-cell table:number-columns-repeated="2" office:value-type="float" office:value="1.0194658569" calcext:value-type="float">
            <text:p>1,0194658569</text:p>
          </table:table-cell>
          <table:table-cell office:value-type="float" office:value="0.43535279930911" calcext:value-type="float">
            <text:p>0,43535279930911</text:p>
          </table:table-cell>
          <table:table-cell office:value-type="float" office:value="0.4353527703" calcext:value-type="float">
            <text:p>0,4353527703</text:p>
          </table:table-cell>
        </table:table-row>
        <table:table-row table:style-name="ro1">
          <table:table-cell office:value-type="string" calcext:value-type="string">
            <text:p>01/12/1975</text:p>
          </table:table-cell>
          <table:table-cell table:number-columns-repeated="2" office:value-type="float" office:value="1.0184067823" calcext:value-type="float">
            <text:p>1,0184067823</text:p>
          </table:table-cell>
          <table:table-cell office:value-type="float" office:value="0.42704009787334" calcext:value-type="float">
            <text:p>0,42704009787334</text:p>
          </table:table-cell>
          <table:table-cell office:value-type="float" office:value="0.4270400694" calcext:value-type="float">
            <text:p>0,4270400694</text:p>
          </table:table-cell>
        </table:table-row>
        <table:table-row table:style-name="ro1">
          <table:table-cell office:value-type="string" calcext:value-type="string">
            <text:p>01/01/1976</text:p>
          </table:table-cell>
          <table:table-cell table:number-columns-repeated="2" office:value-type="float" office:value="1.01919904" calcext:value-type="float">
            <text:p>1,01919904</text:p>
          </table:table-cell>
          <table:table-cell office:value-type="float" office:value="0.41932173400191" calcext:value-type="float">
            <text:p>0,41932173400191</text:p>
          </table:table-cell>
          <table:table-cell office:value-type="float" office:value="0.419321706" calcext:value-type="float">
            <text:p>0,419321706</text:p>
          </table:table-cell>
        </table:table-row>
        <table:table-row table:style-name="ro1">
          <table:table-cell office:value-type="string" calcext:value-type="string">
            <text:p>01/02/1976</text:p>
          </table:table-cell>
          <table:table-cell table:number-columns-repeated="2" office:value-type="float" office:value="1.0223693893" calcext:value-type="float">
            <text:p>1,0223693893</text:p>
          </table:table-cell>
          <table:table-cell office:value-type="float" office:value="0.41142281099667" calcext:value-type="float">
            <text:p>0,41142281099667</text:p>
          </table:table-cell>
          <table:table-cell office:value-type="float" office:value="0.4114227835" calcext:value-type="float">
            <text:p>0,4114227835</text:p>
          </table:table-cell>
        </table:table-row>
        <table:table-row table:style-name="ro1">
          <table:table-cell office:value-type="string" calcext:value-type="string">
            <text:p>01/03/1976</text:p>
          </table:table-cell>
          <table:table-cell table:number-columns-repeated="2" office:value-type="float" office:value="1.0237512595" calcext:value-type="float">
            <text:p>1,0237512595</text:p>
          </table:table-cell>
          <table:table-cell office:value-type="float" office:value="0.40242090119538" calcext:value-type="float">
            <text:p>0,40242090119538</text:p>
          </table:table-cell>
          <table:table-cell office:value-type="float" office:value="0.4024208744" calcext:value-type="float">
            <text:p>0,4024208744</text:p>
          </table:table-cell>
        </table:table-row>
        <table:table-row table:style-name="ro1">
          <table:table-cell office:value-type="string" calcext:value-type="string">
            <text:p>01/04/1976</text:p>
          </table:table-cell>
          <table:table-cell table:number-columns-repeated="2" office:value-type="float" office:value="1.0252390326" calcext:value-type="float">
            <text:p>1,0252390326</text:p>
          </table:table-cell>
          <table:table-cell office:value-type="float" office:value="0.39308464576827" calcext:value-type="float">
            <text:p>0,39308464576827</text:p>
          </table:table-cell>
          <table:table-cell office:value-type="float" office:value="0.3930846195" calcext:value-type="float">
            <text:p>0,3930846195</text:p>
          </table:table-cell>
        </table:table-row>
        <table:table-row table:style-name="ro1">
          <table:table-cell office:value-type="string" calcext:value-type="string">
            <text:p>01/05/1976</text:p>
          </table:table-cell>
          <table:table-cell table:number-columns-repeated="2" office:value-type="float" office:value="1.0297606802" calcext:value-type="float">
            <text:p>1,0297606802</text:p>
          </table:table-cell>
          <table:table-cell office:value-type="float" office:value="0.3834078037113" calcext:value-type="float">
            <text:p>0,3834078037113</text:p>
          </table:table-cell>
          <table:table-cell office:value-type="float" office:value="0.3834077781" calcext:value-type="float">
            <text:p>0,3834077781</text:p>
          </table:table-cell>
        </table:table-row>
        <table:table-row table:style-name="ro1">
          <table:table-cell office:value-type="string" calcext:value-type="string">
            <text:p>01/06/1976</text:p>
          </table:table-cell>
          <table:table-cell table:number-columns-repeated="2" office:value-type="float" office:value="1.0294999001" calcext:value-type="float">
            <text:p>1,0294999001</text:p>
          </table:table-cell>
          <table:table-cell office:value-type="float" office:value="0.37232709607522" calcext:value-type="float">
            <text:p>0,37232709607522</text:p>
          </table:table-cell>
          <table:table-cell office:value-type="float" office:value="0.3723270712" calcext:value-type="float">
            <text:p>0,3723270712</text:p>
          </table:table-cell>
        </table:table-row>
        <table:table-row table:style-name="ro1">
          <table:table-cell office:value-type="string" calcext:value-type="string">
            <text:p>01/07/1976</text:p>
          </table:table-cell>
          <table:table-cell table:number-columns-repeated="2" office:value-type="float" office:value="1.025549806" calcext:value-type="float">
            <text:p>1,025549806</text:p>
          </table:table-cell>
          <table:table-cell office:value-type="float" office:value="0.36165821486631" calcext:value-type="float">
            <text:p>0,36165821486631</text:p>
          </table:table-cell>
          <table:table-cell office:value-type="float" office:value="0.3616581907" calcext:value-type="float">
            <text:p>0,3616581907</text:p>
          </table:table-cell>
        </table:table-row>
        <table:table-row table:style-name="ro1">
          <table:table-cell office:value-type="string" calcext:value-type="string">
            <text:p>01/08/1976</text:p>
          </table:table-cell>
          <table:table-cell table:number-columns-repeated="2" office:value-type="float" office:value="1.0278776411" calcext:value-type="float">
            <text:p>1,0278776411</text:p>
          </table:table-cell>
          <table:table-cell office:value-type="float" office:value="0.35264812371903" calcext:value-type="float">
            <text:p>0,35264812371903</text:p>
          </table:table-cell>
          <table:table-cell office:value-type="float" office:value="0.3526481002" calcext:value-type="float">
            <text:p>0,3526481002</text:p>
          </table:table-cell>
        </table:table-row>
        <table:table-row table:style-name="ro1">
          <table:table-cell office:value-type="string" calcext:value-type="string">
            <text:p>01/09/1976</text:p>
          </table:table-cell>
          <table:table-cell table:number-columns-repeated="2" office:value-type="float" office:value="1.0328894889" calcext:value-type="float">
            <text:p>1,0328894889</text:p>
          </table:table-cell>
          <table:table-cell office:value-type="float" office:value="0.34308375785044" calcext:value-type="float">
            <text:p>0,34308375785044</text:p>
          </table:table-cell>
          <table:table-cell office:value-type="float" office:value="0.3430837349" calcext:value-type="float">
            <text:p>0,3430837349</text:p>
          </table:table-cell>
        </table:table-row>
        <table:table-row table:style-name="ro1">
          <table:table-cell office:value-type="string" calcext:value-type="string">
            <text:p>01/10/1976</text:p>
          </table:table-cell>
          <table:table-cell table:number-columns-repeated="2" office:value-type="float" office:value="1.03606012" calcext:value-type="float">
            <text:p>1,03606012</text:p>
          </table:table-cell>
          <table:table-cell office:value-type="float" office:value="0.33215921116189" calcext:value-type="float">
            <text:p>0,33215921116189</text:p>
          </table:table-cell>
          <table:table-cell office:value-type="float" office:value="0.332159189" calcext:value-type="float">
            <text:p>0,332159189</text:p>
          </table:table-cell>
        </table:table-row>
        <table:table-row table:style-name="ro1">
          <table:table-cell office:value-type="string" calcext:value-type="string">
            <text:p>01/11/1976</text:p>
          </table:table-cell>
          <table:table-cell table:number-columns-repeated="2" office:value-type="float" office:value="1.0302752294" calcext:value-type="float">
            <text:p>1,0302752294</text:p>
          </table:table-cell>
          <table:table-cell office:value-type="float" office:value="0.32059839458148" calcext:value-type="float">
            <text:p>0,32059839458148</text:p>
          </table:table-cell>
          <table:table-cell office:value-type="float" office:value="0.3205983732" calcext:value-type="float">
            <text:p>0,3205983732</text:p>
          </table:table-cell>
        </table:table-row>
        <table:table-row table:style-name="ro1">
          <table:table-cell office:value-type="string" calcext:value-type="string">
            <text:p>01/12/1976</text:p>
          </table:table-cell>
          <table:table-cell table:number-columns-repeated="2" office:value-type="float" office:value="1.0220948353" calcext:value-type="float">
            <text:p>1,0220948353</text:p>
          </table:table-cell>
          <table:table-cell office:value-type="float" office:value="0.31117742660685" calcext:value-type="float">
            <text:p>0,31117742660685</text:p>
          </table:table-cell>
          <table:table-cell office:value-type="float" office:value="0.3111774059" calcext:value-type="float">
            <text:p>0,3111774059</text:p>
          </table:table-cell>
        </table:table-row>
        <table:table-row table:style-name="ro1">
          <table:table-cell office:value-type="string" calcext:value-type="string">
            <text:p>01/01/1977</text:p>
          </table:table-cell>
          <table:table-cell table:number-columns-repeated="2" office:value-type="float" office:value="1.0173155459" calcext:value-type="float">
            <text:p>1,0173155459</text:p>
          </table:table-cell>
          <table:table-cell office:value-type="float" office:value="0.30445063986212" calcext:value-type="float">
            <text:p>0,30445063986212</text:p>
          </table:table-cell>
          <table:table-cell office:value-type="float" office:value="0.3044506196" calcext:value-type="float">
            <text:p>0,3044506196</text:p>
          </table:table-cell>
        </table:table-row>
        <table:table-row table:style-name="ro1">
          <table:table-cell office:value-type="string" calcext:value-type="string">
            <text:p>01/02/1977</text:p>
          </table:table-cell>
          <table:table-cell table:number-columns-repeated="2" office:value-type="float" office:value="1.0196970508" calcext:value-type="float">
            <text:p>1,0196970508</text:p>
          </table:table-cell>
          <table:table-cell office:value-type="float" office:value="0.29926863998994" calcext:value-type="float">
            <text:p>0,29926863998994</text:p>
          </table:table-cell>
          <table:table-cell office:value-type="float" office:value="0.29926862" calcext:value-type="float">
            <text:p>0,29926862</text:p>
          </table:table-cell>
        </table:table-row>
        <table:table-row table:style-name="ro1">
          <table:table-cell office:value-type="string" calcext:value-type="string">
            <text:p>01/03/1977</text:p>
          </table:table-cell>
          <table:table-cell table:number-columns-repeated="2" office:value-type="float" office:value="1.022675975" calcext:value-type="float">
            <text:p>1,022675975</text:p>
          </table:table-cell>
          <table:table-cell office:value-type="float" office:value="0.29348779596367" calcext:value-type="float">
            <text:p>0,29348779596367</text:p>
          </table:table-cell>
          <table:table-cell office:value-type="float" office:value="0.2934877764" calcext:value-type="float">
            <text:p>0,2934877764</text:p>
          </table:table-cell>
        </table:table-row>
        <table:table-row table:style-name="ro1">
          <table:table-cell office:value-type="string" calcext:value-type="string">
            <text:p>01/04/1977</text:p>
          </table:table-cell>
          <table:table-cell table:number-columns-repeated="2" office:value-type="float" office:value="1.0288456603" calcext:value-type="float">
            <text:p>1,0288456603</text:p>
          </table:table-cell>
          <table:table-cell office:value-type="float" office:value="0.28698023923332" calcext:value-type="float">
            <text:p>0,28698023923332</text:p>
          </table:table-cell>
          <table:table-cell office:value-type="float" office:value="0.2869802201" calcext:value-type="float">
            <text:p>0,2869802201</text:p>
          </table:table-cell>
        </table:table-row>
        <table:table-row table:style-name="ro1">
          <table:table-cell office:value-type="string" calcext:value-type="string">
            <text:p>01/05/1977</text:p>
          </table:table-cell>
          <table:table-cell table:number-columns-repeated="2" office:value-type="float" office:value="1.0321776004" calcext:value-type="float">
            <text:p>1,0321776004</text:p>
          </table:table-cell>
          <table:table-cell office:value-type="float" office:value="0.27893419810863" calcext:value-type="float">
            <text:p>0,27893419810863</text:p>
          </table:table-cell>
          <table:table-cell office:value-type="float" office:value="0.2789341795" calcext:value-type="float">
            <text:p>0,2789341795</text:p>
          </table:table-cell>
        </table:table-row>
        <table:table-row table:style-name="ro1">
          <table:table-cell office:value-type="string" calcext:value-type="string">
            <text:p>01/06/1977</text:p>
          </table:table-cell>
          <table:table-cell table:number-columns-repeated="2" office:value-type="float" office:value="1.0333494442" calcext:value-type="float">
            <text:p>1,0333494442</text:p>
          </table:table-cell>
          <table:table-cell office:value-type="float" office:value="0.2702385694095" calcext:value-type="float">
            <text:p>0,2702385694095</text:p>
          </table:table-cell>
          <table:table-cell office:value-type="float" office:value="0.2702385514" calcext:value-type="float">
            <text:p>0,2702385514</text:p>
          </table:table-cell>
        </table:table-row>
        <table:table-row table:style-name="ro1">
          <table:table-cell office:value-type="string" calcext:value-type="string">
            <text:p>01/07/1977</text:p>
          </table:table-cell>
          <table:table-cell table:number-columns-repeated="2" office:value-type="float" office:value="1.026707203" calcext:value-type="float">
            <text:p>1,026707203</text:p>
          </table:table-cell>
          <table:table-cell office:value-type="float" office:value="0.26151711884716" calcext:value-type="float">
            <text:p>0,26151711884716</text:p>
          </table:table-cell>
          <table:table-cell office:value-type="float" office:value="0.2615171014" calcext:value-type="float">
            <text:p>0,2615171014</text:p>
          </table:table-cell>
        </table:table-row>
        <table:table-row table:style-name="ro1">
          <table:table-cell office:value-type="string" calcext:value-type="string">
            <text:p>01/08/1977</text:p>
          </table:table-cell>
          <table:table-cell table:number-columns-repeated="2" office:value-type="float" office:value="1.020500205" calcext:value-type="float">
            <text:p>1,020500205</text:p>
          </table:table-cell>
          <table:table-cell office:value-type="float" office:value="0.25471440940807" calcext:value-type="float">
            <text:p>0,25471440940807</text:p>
          </table:table-cell>
          <table:table-cell office:value-type="float" office:value="0.2547143924" calcext:value-type="float">
            <text:p>0,2547143924</text:p>
          </table:table-cell>
        </table:table-row>
        <table:table-row table:style-name="ro1">
          <table:table-cell office:value-type="string" calcext:value-type="string">
            <text:p>01/09/1977</text:p>
          </table:table-cell>
          <table:table-cell table:number-columns-repeated="2" office:value-type="float" office:value="1.0140172314" calcext:value-type="float">
            <text:p>1,0140172314</text:p>
          </table:table-cell>
          <table:table-cell office:value-type="float" office:value="0.2495976072911" calcext:value-type="float">
            <text:p>0,2495976072911</text:p>
          </table:table-cell>
          <table:table-cell office:value-type="float" office:value="0.2495975907" calcext:value-type="float">
            <text:p>0,2495975907</text:p>
          </table:table-cell>
        </table:table-row>
        <table:table-row table:style-name="ro1">
          <table:table-cell office:value-type="string" calcext:value-type="string">
            <text:p>01/10/1977</text:p>
          </table:table-cell>
          <table:table-cell table:number-columns-repeated="2" office:value-type="float" office:value="1.0138674884" calcext:value-type="float">
            <text:p>1,0138674884</text:p>
          </table:table-cell>
          <table:table-cell office:value-type="float" office:value="0.24614730357835" calcext:value-type="float">
            <text:p>0,24614730357835</text:p>
          </table:table-cell>
          <table:table-cell office:value-type="float" office:value="0.2461472872" calcext:value-type="float">
            <text:p>0,2461472872</text:p>
          </table:table-cell>
        </table:table-row>
        <table:table-row table:style-name="ro1">
          <table:table-cell office:value-type="string" calcext:value-type="string">
            <text:p>01/11/1977</text:p>
          </table:table-cell>
          <table:table-cell table:number-columns-repeated="2" office:value-type="float" office:value="1.0149370386" calcext:value-type="float">
            <text:p>1,0149370386</text:p>
          </table:table-cell>
          <table:table-cell office:value-type="float" office:value="0.24278054715691" calcext:value-type="float">
            <text:p>0,24278054715691</text:p>
          </table:table-cell>
          <table:table-cell office:value-type="float" office:value="0.242780531" calcext:value-type="float">
            <text:p>0,242780531</text:p>
          </table:table-cell>
        </table:table-row>
        <table:table-row table:style-name="ro1">
          <table:table-cell office:value-type="string" calcext:value-type="string">
            <text:p>01/12/1977</text:p>
          </table:table-cell>
          <table:table-cell table:number-columns-repeated="2" office:value-type="float" office:value="1.0195944212" calcext:value-type="float">
            <text:p>1,0195944212</text:p>
          </table:table-cell>
          <table:table-cell office:value-type="float" office:value="0.23920749556229" calcext:value-type="float">
            <text:p>0,23920749556229</text:p>
          </table:table-cell>
          <table:table-cell office:value-type="float" office:value="0.2392074796" calcext:value-type="float">
            <text:p>0,2392074796</text:p>
          </table:table-cell>
        </table:table-row>
        <table:table-row table:style-name="ro1">
          <table:table-cell office:value-type="string" calcext:value-type="string">
            <text:p>01/01/1978</text:p>
          </table:table-cell>
          <table:table-cell table:number-columns-repeated="2" office:value-type="float" office:value="1.0211060759" calcext:value-type="float">
            <text:p>1,0211060759</text:p>
          </table:table-cell>
          <table:table-cell office:value-type="float" office:value="0.23461043978718" calcext:value-type="float">
            <text:p>0,23461043978718</text:p>
          </table:table-cell>
          <table:table-cell office:value-type="float" office:value="0.2346104241" calcext:value-type="float">
            <text:p>0,2346104241</text:p>
          </table:table-cell>
        </table:table-row>
        <table:table-row table:style-name="ro1">
          <table:table-cell office:value-type="string" calcext:value-type="string">
            <text:p>01/02/1978</text:p>
          </table:table-cell>
          <table:table-cell table:number-columns-repeated="2" office:value-type="float" office:value="1.0231764948" calcext:value-type="float">
            <text:p>1,0231764948</text:p>
          </table:table-cell>
          <table:table-cell office:value-type="float" office:value="0.22976108489061" calcext:value-type="float">
            <text:p>0,22976108489061</text:p>
          </table:table-cell>
          <table:table-cell office:value-type="float" office:value="0.2297610696" calcext:value-type="float">
            <text:p>0,2297610696</text:p>
          </table:table-cell>
        </table:table-row>
        <table:table-row table:style-name="ro1">
          <table:table-cell office:value-type="string" calcext:value-type="string">
            <text:p>01/03/1978</text:p>
          </table:table-cell>
          <table:table-cell table:number-columns-repeated="2" office:value-type="float" office:value="1.025784168" calcext:value-type="float">
            <text:p>1,025784168</text:p>
          </table:table-cell>
          <table:table-cell office:value-type="float" office:value="0.22455664888541" calcext:value-type="float">
            <text:p>0,22455664888541</text:p>
          </table:table-cell>
          <table:table-cell office:value-type="float" office:value="0.2245566339" calcext:value-type="float">
            <text:p>0,2245566339</text:p>
          </table:table-cell>
        </table:table-row>
        <table:table-row table:style-name="ro1">
          <table:table-cell office:value-type="string" calcext:value-type="string">
            <text:p>01/04/1978</text:p>
          </table:table-cell>
          <table:table-cell table:number-columns-repeated="2" office:value-type="float" office:value="1.0292079402" calcext:value-type="float">
            <text:p>1,0292079402</text:p>
          </table:table-cell>
          <table:table-cell office:value-type="float" office:value="0.21891218044751" calcext:value-type="float">
            <text:p>0,21891218044751</text:p>
          </table:table-cell>
          <table:table-cell office:value-type="float" office:value="0.2189121659" calcext:value-type="float">
            <text:p>0,2189121659</text:p>
          </table:table-cell>
        </table:table-row>
        <table:table-row table:style-name="ro1">
          <table:table-cell office:value-type="string" calcext:value-type="string">
            <text:p>01/05/1978</text:p>
          </table:table-cell>
          <table:table-cell table:number-columns-repeated="2" office:value-type="float" office:value="1.0304713356" calcext:value-type="float">
            <text:p>1,0304713356</text:p>
          </table:table-cell>
          <table:table-cell office:value-type="float" office:value="0.21269966145517" calcext:value-type="float">
            <text:p>0,21269966145517</text:p>
          </table:table-cell>
          <table:table-cell office:value-type="float" office:value="0.2126996473" calcext:value-type="float">
            <text:p>0,2126996473</text:p>
          </table:table-cell>
        </table:table-row>
        <table:table-row table:style-name="ro1">
          <table:table-cell office:value-type="string" calcext:value-type="string">
            <text:p>01/06/1978</text:p>
          </table:table-cell>
          <table:table-cell table:number-columns-repeated="2" office:value-type="float" office:value="1.0301240402" calcext:value-type="float">
            <text:p>1,0301240402</text:p>
          </table:table-cell>
          <table:table-cell office:value-type="float" office:value="0.20641007091315" calcext:value-type="float">
            <text:p>0,20641007091315</text:p>
          </table:table-cell>
          <table:table-cell office:value-type="float" office:value="0.2064100572" calcext:value-type="float">
            <text:p>0,2064100572</text:p>
          </table:table-cell>
        </table:table-row>
        <table:table-row table:style-name="ro1">
          <table:table-cell office:value-type="string" calcext:value-type="string">
            <text:p>01/07/1978</text:p>
          </table:table-cell>
          <table:table-cell table:number-columns-repeated="2" office:value-type="float" office:value="1.0306049312" calcext:value-type="float">
            <text:p>1,0306049312</text:p>
          </table:table-cell>
          <table:table-cell office:value-type="float" office:value="0.20037399658499" calcext:value-type="float">
            <text:p>0,20037399658499</text:p>
          </table:table-cell>
          <table:table-cell office:value-type="float" office:value="0.2003739832" calcext:value-type="float">
            <text:p>0,2003739832</text:p>
          </table:table-cell>
        </table:table-row>
        <table:table-row table:style-name="ro1">
          <table:table-cell office:value-type="string" calcext:value-type="string">
            <text:p>01/08/1978</text:p>
          </table:table-cell>
          <table:table-cell table:number-columns-repeated="2" office:value-type="float" office:value="1.0277835733" calcext:value-type="float">
            <text:p>1,0277835733</text:p>
          </table:table-cell>
          <table:table-cell office:value-type="float" office:value="0.19442367343584" calcext:value-type="float">
            <text:p>0,19442367343584</text:p>
          </table:table-cell>
          <table:table-cell office:value-type="float" office:value="0.1944236605" calcext:value-type="float">
            <text:p>0,1944236605</text:p>
          </table:table-cell>
        </table:table-row>
        <table:table-row table:style-name="ro1">
          <table:table-cell office:value-type="string" calcext:value-type="string">
            <text:p>01/09/1978</text:p>
          </table:table-cell>
          <table:table-cell table:number-columns-repeated="2" office:value-type="float" office:value="1.0261190243" calcext:value-type="float">
            <text:p>1,0261190243</text:p>
          </table:table-cell>
          <table:table-cell office:value-type="float" office:value="0.1891679128628" calcext:value-type="float">
            <text:p>0,1891679128628</text:p>
          </table:table-cell>
          <table:table-cell office:value-type="float" office:value="0.1891679003" calcext:value-type="float">
            <text:p>0,1891679003</text:p>
          </table:table-cell>
        </table:table-row>
        <table:table-row table:style-name="ro1">
          <table:table-cell office:value-type="string" calcext:value-type="string">
            <text:p>01/10/1978</text:p>
          </table:table-cell>
          <table:table-cell table:number-columns-repeated="2" office:value-type="float" office:value="1.0237396551" calcext:value-type="float">
            <text:p>1,0237396551</text:p>
          </table:table-cell>
          <table:table-cell office:value-type="float" office:value="0.18435279766092" calcext:value-type="float">
            <text:p>0,18435279766092</text:p>
          </table:table-cell>
          <table:table-cell office:value-type="float" office:value="0.1843527854" calcext:value-type="float">
            <text:p>0,1843527854</text:p>
          </table:table-cell>
        </table:table-row>
        <table:table-row table:style-name="ro1">
          <table:table-cell office:value-type="string" calcext:value-type="string">
            <text:p>01/11/1978</text:p>
          </table:table-cell>
          <table:table-cell table:number-columns-repeated="2" office:value-type="float" office:value="1.0256046894" calcext:value-type="float">
            <text:p>1,0256046894</text:p>
          </table:table-cell>
          <table:table-cell office:value-type="float" office:value="0.18007781250099" calcext:value-type="float">
            <text:p>0,18007781250099</text:p>
          </table:table-cell>
          <table:table-cell office:value-type="float" office:value="0.1800778005" calcext:value-type="float">
            <text:p>0,1800778005</text:p>
          </table:table-cell>
        </table:table-row>
        <table:table-row table:style-name="ro1">
          <table:table-cell office:value-type="string" calcext:value-type="string">
            <text:p>01/12/1978</text:p>
          </table:table-cell>
          <table:table-cell table:number-columns-repeated="2" office:value-type="float" office:value="1.0263157895" calcext:value-type="float">
            <text:p>1,0263157895</text:p>
          </table:table-cell>
          <table:table-cell office:value-type="float" office:value="0.1755820876817" calcext:value-type="float">
            <text:p>0,1755820876817</text:p>
          </table:table-cell>
          <table:table-cell office:value-type="float" office:value="0.175582076" calcext:value-type="float">
            <text:p>0,175582076</text:p>
          </table:table-cell>
        </table:table-row>
        <table:table-row table:style-name="ro1">
          <table:table-cell office:value-type="string" calcext:value-type="string">
            <text:p>01/01/1979</text:p>
          </table:table-cell>
          <table:table-cell table:number-columns-repeated="2" office:value-type="float" office:value="1.0225812374" calcext:value-type="float">
            <text:p>1,0225812374</text:p>
          </table:table-cell>
          <table:table-cell office:value-type="float" office:value="0.17107998286496" calcext:value-type="float">
            <text:p>0,17107998286496</text:p>
          </table:table-cell>
          <table:table-cell office:value-type="float" office:value="0.1710799715" calcext:value-type="float">
            <text:p>0,1710799715</text:p>
          </table:table-cell>
        </table:table-row>
        <table:table-row table:style-name="ro1">
          <table:table-cell office:value-type="string" calcext:value-type="string">
            <text:p>01/02/1979</text:p>
          </table:table-cell>
          <table:table-cell table:number-columns-repeated="2" office:value-type="float" office:value="1.0232495512" calcext:value-type="float">
            <text:p>1,0232495512</text:p>
          </table:table-cell>
          <table:table-cell office:value-type="float" office:value="0.1673020945504" calcext:value-type="float">
            <text:p>0,1673020945504</text:p>
          </table:table-cell>
          <table:table-cell office:value-type="float" office:value="0.1673020834" calcext:value-type="float">
            <text:p>0,1673020834</text:p>
          </table:table-cell>
        </table:table-row>
        <table:table-row table:style-name="ro1">
          <table:table-cell office:value-type="string" calcext:value-type="string">
            <text:p>01/03/1979</text:p>
          </table:table-cell>
          <table:table-cell table:number-columns-repeated="2" office:value-type="float" office:value="1.0249729508" calcext:value-type="float">
            <text:p>1,0249729508</text:p>
          </table:table-cell>
          <table:table-cell office:value-type="float" office:value="0.16350077491282" calcext:value-type="float">
            <text:p>0,16350077491282</text:p>
          </table:table-cell>
          <table:table-cell office:value-type="float" office:value="0.1635007641" calcext:value-type="float">
            <text:p>0,1635007641</text:p>
          </table:table-cell>
        </table:table-row>
        <table:table-row table:style-name="ro1">
          <table:table-cell office:value-type="string" calcext:value-type="string">
            <text:p>01/04/1979</text:p>
          </table:table-cell>
          <table:table-cell table:number-columns-repeated="2" office:value-type="float" office:value="1.0374597016" calcext:value-type="float">
            <text:p>1,0374597016</text:p>
          </table:table-cell>
          <table:table-cell office:value-type="float" office:value="0.15951716070674" calcext:value-type="float">
            <text:p>0,15951716070674</text:p>
          </table:table-cell>
          <table:table-cell office:value-type="float" office:value="0.1595171501" calcext:value-type="float">
            <text:p>0,1595171501</text:p>
          </table:table-cell>
        </table:table-row>
        <table:table-row table:style-name="ro1">
          <table:table-cell office:value-type="string" calcext:value-type="string">
            <text:p>01/05/1979</text:p>
          </table:table-cell>
          <table:table-cell table:number-columns-repeated="2" office:value-type="float" office:value="1.0382246178" calcext:value-type="float">
            <text:p>1,0382246178</text:p>
          </table:table-cell>
          <table:table-cell office:value-type="float" office:value="0.1537574524203" calcext:value-type="float">
            <text:p>0,1537574524203</text:p>
          </table:table-cell>
          <table:table-cell office:value-type="float" office:value="0.1537574422" calcext:value-type="float">
            <text:p>0,1537574422</text:p>
          </table:table-cell>
        </table:table-row>
        <table:table-row table:style-name="ro1">
          <table:table-cell office:value-type="string" calcext:value-type="string">
            <text:p>01/06/1979</text:p>
          </table:table-cell>
          <table:table-cell table:number-columns-repeated="2" office:value-type="float" office:value="1.0332679981" calcext:value-type="float">
            <text:p>1,0332679981</text:p>
          </table:table-cell>
          <table:table-cell office:value-type="float" office:value="0.14809651956251" calcext:value-type="float">
            <text:p>0,14809651956251</text:p>
          </table:table-cell>
          <table:table-cell office:value-type="float" office:value="0.1480965097" calcext:value-type="float">
            <text:p>0,1480965097</text:p>
          </table:table-cell>
        </table:table-row>
        <table:table-row table:style-name="ro1">
          <table:table-cell office:value-type="string" calcext:value-type="string">
            <text:p>01/07/1979</text:p>
          </table:table-cell>
          <table:table-cell table:number-columns-repeated="2" office:value-type="float" office:value="1.0271981543" calcext:value-type="float">
            <text:p>1,0271981543</text:p>
          </table:table-cell>
          <table:table-cell office:value-type="float" office:value="0.14332827478915" calcext:value-type="float">
            <text:p>0,14332827478915</text:p>
          </table:table-cell>
          <table:table-cell office:value-type="float" office:value="0.1433282653" calcext:value-type="float">
            <text:p>0,1433282653</text:p>
          </table:table-cell>
        </table:table-row>
        <table:table-row table:style-name="ro1">
          <table:table-cell office:value-type="string" calcext:value-type="string">
            <text:p>01/08/1979</text:p>
          </table:table-cell>
          <table:table-cell table:number-columns-repeated="2" office:value-type="float" office:value="1.0287739263" calcext:value-type="float">
            <text:p>1,0287739263</text:p>
          </table:table-cell>
          <table:table-cell office:value-type="float" office:value="0.13953322851015" calcext:value-type="float">
            <text:p>0,13953322851015</text:p>
          </table:table-cell>
          <table:table-cell office:value-type="float" office:value="0.1395332192" calcext:value-type="float">
            <text:p>0,1395332192</text:p>
          </table:table-cell>
        </table:table-row>
        <table:table-row table:style-name="ro1">
          <table:table-cell office:value-type="string" calcext:value-type="string">
            <text:p>01/09/1979</text:p>
          </table:table-cell>
          <table:table-cell table:number-columns-repeated="2" office:value-type="float" office:value="1.0401707743" calcext:value-type="float">
            <text:p>1,0401707743</text:p>
          </table:table-cell>
          <table:table-cell office:value-type="float" office:value="0.13563060352043" calcext:value-type="float">
            <text:p>0,13563060352043</text:p>
          </table:table-cell>
          <table:table-cell office:value-type="float" office:value="0.1356305945" calcext:value-type="float">
            <text:p>0,1356305945</text:p>
          </table:table-cell>
        </table:table-row>
        <table:table-row table:style-name="ro1">
          <table:table-cell office:value-type="string" calcext:value-type="string">
            <text:p>01/10/1979</text:p>
          </table:table-cell>
          <table:table-cell table:number-columns-repeated="2" office:value-type="float" office:value="1.0458722015" calcext:value-type="float">
            <text:p>1,0458722015</text:p>
          </table:table-cell>
          <table:table-cell office:value-type="float" office:value="0.13039263058675" calcext:value-type="float">
            <text:p>0,13039263058675</text:p>
          </table:table-cell>
          <table:table-cell office:value-type="float" office:value="0.1303926219" calcext:value-type="float">
            <text:p>0,1303926219</text:p>
          </table:table-cell>
        </table:table-row>
        <table:table-row table:style-name="ro1">
          <table:table-cell office:value-type="string" calcext:value-type="string">
            <text:p>01/11/1979</text:p>
          </table:table-cell>
          <table:table-cell table:number-columns-repeated="2" office:value-type="float" office:value="1.0451312239" calcext:value-type="float">
            <text:p>1,0451312239</text:p>
          </table:table-cell>
          <table:table-cell office:value-type="float" office:value="0.12467357904698" calcext:value-type="float">
            <text:p>0,12467357904698</text:p>
          </table:table-cell>
          <table:table-cell office:value-type="float" office:value="0.1246735708" calcext:value-type="float">
            <text:p>0,1246735708</text:p>
          </table:table-cell>
        </table:table-row>
        <table:table-row table:style-name="ro1">
          <table:table-cell office:value-type="string" calcext:value-type="string">
            <text:p>01/12/1979</text:p>
          </table:table-cell>
          <table:table-cell table:number-columns-repeated="2" office:value-type="float" office:value="1.0407928143" calcext:value-type="float">
            <text:p>1,0407928143</text:p>
          </table:table-cell>
          <table:table-cell office:value-type="float" office:value="0.11928988073072" calcext:value-type="float">
            <text:p>0,11928988073072</text:p>
          </table:table-cell>
          <table:table-cell office:value-type="float" office:value="0.1192898728" calcext:value-type="float">
            <text:p>0,1192898728</text:p>
          </table:table-cell>
        </table:table-row>
        <table:table-row table:style-name="ro1">
          <table:table-cell office:value-type="string" calcext:value-type="string">
            <text:p>01/01/1980</text:p>
          </table:table-cell>
          <table:table-cell table:number-columns-repeated="2" office:value-type="float" office:value="1.0420228358" calcext:value-type="float">
            <text:p>1,0420228358</text:p>
          </table:table-cell>
          <table:table-cell office:value-type="float" office:value="0.11461443535325" calcext:value-type="float">
            <text:p>0,11461443535325</text:p>
          </table:table-cell>
          <table:table-cell office:value-type="float" office:value="0.1146144277" calcext:value-type="float">
            <text:p>0,1146144277</text:p>
          </table:table-cell>
        </table:table-row>
        <table:table-row table:style-name="ro1">
          <table:table-cell office:value-type="string" calcext:value-type="string">
            <text:p>01/02/1980</text:p>
          </table:table-cell>
          <table:table-cell table:number-columns-repeated="2" office:value-type="float" office:value="1.0370035213" calcext:value-type="float">
            <text:p>1,0370035213</text:p>
          </table:table-cell>
          <table:table-cell office:value-type="float" office:value="0.10999224912884" calcext:value-type="float">
            <text:p>0,10999224912884</text:p>
          </table:table-cell>
          <table:table-cell office:value-type="float" office:value="0.1099922418" calcext:value-type="float">
            <text:p>0,1099922418</text:p>
          </table:table-cell>
        </table:table-row>
        <table:table-row table:style-name="ro1">
          <table:table-cell office:value-type="string" calcext:value-type="string">
            <text:p>01/03/1980</text:p>
          </table:table-cell>
          <table:table-cell table:number-columns-repeated="2" office:value-type="float" office:value="1.0369920704" calcext:value-type="float">
            <text:p>1,0369920704</text:p>
          </table:table-cell>
          <table:table-cell office:value-type="float" office:value="0.10606738248193" calcext:value-type="float">
            <text:p>0,10606738248193</text:p>
          </table:table-cell>
          <table:table-cell office:value-type="float" office:value="0.1060673754" calcext:value-type="float">
            <text:p>0,1060673754</text:p>
          </table:table-cell>
        </table:table-row>
        <table:table-row table:style-name="ro1">
          <table:table-cell office:value-type="string" calcext:value-type="string">
            <text:p>01/04/1980</text:p>
          </table:table-cell>
          <table:table-cell table:number-columns-repeated="2" office:value-type="float" office:value="1.0369896092" calcext:value-type="float">
            <text:p>1,0369896092</text:p>
          </table:table-cell>
          <table:table-cell office:value-type="float" office:value="0.10228369677024" calcext:value-type="float">
            <text:p>0,10228369677024</text:p>
          </table:table-cell>
          <table:table-cell office:value-type="float" office:value="0.10228369" calcext:value-type="float">
            <text:p>0,10228369</text:p>
          </table:table-cell>
        </table:table-row>
        <table:table-row table:style-name="ro1">
          <table:table-cell office:value-type="string" calcext:value-type="string">
            <text:p>01/05/1980</text:p>
          </table:table-cell>
          <table:table-cell table:number-columns-repeated="2" office:value-type="float" office:value="1.0339942843" calcext:value-type="float">
            <text:p>1,0339942843</text:p>
          </table:table-cell>
          <table:table-cell office:value-type="float" office:value="0.09863521858155" calcext:value-type="float">
            <text:p>0,09863521858155</text:p>
          </table:table-cell>
          <table:table-cell office:value-type="float" office:value="0.098635212" calcext:value-type="float">
            <text:p>0,098635212</text:p>
          </table:table-cell>
        </table:table-row>
        <table:table-row table:style-name="ro1">
          <table:table-cell office:value-type="string" calcext:value-type="string">
            <text:p>01/06/1980</text:p>
          </table:table-cell>
          <table:table-cell table:number-columns-repeated="2" office:value-type="float" office:value="1.0320065514" calcext:value-type="float">
            <text:p>1,0320065514</text:p>
          </table:table-cell>
          <table:table-cell office:value-type="float" office:value="0.0953924214855" calcext:value-type="float">
            <text:p>0,0953924214855</text:p>
          </table:table-cell>
          <table:table-cell office:value-type="float" office:value="0.0953924151" calcext:value-type="float">
            <text:p>0,0953924151</text:p>
          </table:table-cell>
        </table:table-row>
        <table:table-row table:style-name="ro1">
          <table:table-cell office:value-type="string" calcext:value-type="string">
            <text:p>01/07/1980</text:p>
          </table:table-cell>
          <table:table-cell table:number-columns-repeated="2" office:value-type="float" office:value="1.0320058192" calcext:value-type="float">
            <text:p>1,0320058192</text:p>
          </table:table-cell>
          <table:table-cell office:value-type="float" office:value="0.09243393014908" calcext:value-type="float">
            <text:p>0,09243393014908</text:p>
          </table:table-cell>
          <table:table-cell office:value-type="float" office:value="0.092433924" calcext:value-type="float">
            <text:p>0,092433924</text:p>
          </table:table-cell>
        </table:table-row>
        <table:table-row table:style-name="ro1">
          <table:table-cell office:value-type="string" calcext:value-type="string">
            <text:p>01/08/1980</text:p>
          </table:table-cell>
          <table:table-cell table:number-columns-repeated="2" office:value-type="float" office:value="1.0320064077" calcext:value-type="float">
            <text:p>1,0320064077</text:p>
          </table:table-cell>
          <table:table-cell office:value-type="float" office:value="0.08956725672413" calcext:value-type="float">
            <text:p>0,08956725672413</text:p>
          </table:table-cell>
          <table:table-cell office:value-type="float" office:value="0.0895672508" calcext:value-type="float">
            <text:p>0,0895672508</text:p>
          </table:table-cell>
        </table:table-row>
        <table:table-row table:style-name="ro1">
          <table:table-cell office:value-type="string" calcext:value-type="string">
            <text:p>01/09/1980</text:p>
          </table:table-cell>
          <table:table-cell table:number-columns-repeated="2" office:value-type="float" office:value="1.0300048119" calcext:value-type="float">
            <text:p>1,0300048119</text:p>
          </table:table-cell>
          <table:table-cell office:value-type="float" office:value="0.08678943856923" calcext:value-type="float">
            <text:p>0,08678943856923</text:p>
          </table:table-cell>
          <table:table-cell office:value-type="float" office:value="0.0867894328" calcext:value-type="float">
            <text:p>0,0867894328</text:p>
          </table:table-cell>
        </table:table-row>
        <table:table-row table:style-name="ro1">
          <table:table-cell office:value-type="string" calcext:value-type="string">
            <text:p>01/10/1980</text:p>
          </table:table-cell>
          <table:table-cell table:number-columns-repeated="2" office:value-type="float" office:value="1.0319940925" calcext:value-type="float">
            <text:p>1,0319940925</text:p>
          </table:table-cell>
          <table:table-cell office:value-type="float" office:value="0.08426119719687" calcext:value-type="float">
            <text:p>0,08426119719687</text:p>
          </table:table-cell>
          <table:table-cell office:value-type="float" office:value="0.0842611916" calcext:value-type="float">
            <text:p>0,0842611916</text:p>
          </table:table-cell>
        </table:table-row>
        <table:table-row table:style-name="ro1">
          <table:table-cell office:value-type="string" calcext:value-type="string">
            <text:p>01/11/1980</text:p>
          </table:table-cell>
          <table:table-cell table:number-columns-repeated="2" office:value-type="float" office:value="1.0319952102" calcext:value-type="float">
            <text:p>1,0319952102</text:p>
          </table:table-cell>
          <table:table-cell office:value-type="float" office:value="0.08164891428084" calcext:value-type="float">
            <text:p>0,08164891428084</text:p>
          </table:table-cell>
          <table:table-cell office:value-type="float" office:value="0.0816489088" calcext:value-type="float">
            <text:p>0,0816489088</text:p>
          </table:table-cell>
        </table:table-row>
        <table:table-row table:style-name="ro1">
          <table:table-cell office:value-type="string" calcext:value-type="string">
            <text:p>01/12/1980</text:p>
          </table:table-cell>
          <table:table-cell table:number-columns-repeated="2" office:value-type="float" office:value="1.0449978775" calcext:value-type="float">
            <text:p>1,0449978775</text:p>
          </table:table-cell>
          <table:table-cell office:value-type="float" office:value="0.07911753220736" calcext:value-type="float">
            <text:p>0,07911753220736</text:p>
          </table:table-cell>
          <table:table-cell office:value-type="float" office:value="0.0791175269" calcext:value-type="float">
            <text:p>0,0791175269</text:p>
          </table:table-cell>
        </table:table-row>
        <table:table-row table:style-name="ro1">
          <table:table-cell office:value-type="string" calcext:value-type="string">
            <text:p>01/01/1981</text:p>
          </table:table-cell>
          <table:table-cell table:number-columns-repeated="2" office:value-type="float" office:value="1.0500067705" calcext:value-type="float">
            <text:p>1,0500067705</text:p>
          </table:table-cell>
          <table:table-cell office:value-type="float" office:value="0.07571071091229" calcext:value-type="float">
            <text:p>0,07571071091229</text:p>
          </table:table-cell>
          <table:table-cell office:value-type="float" office:value="0.0757107059" calcext:value-type="float">
            <text:p>0,0757107059</text:p>
          </table:table-cell>
        </table:table-row>
        <table:table-row table:style-name="ro1">
          <table:table-cell office:value-type="string" calcext:value-type="string">
            <text:p>01/02/1981</text:p>
          </table:table-cell>
          <table:table-cell table:number-columns-repeated="2" office:value-type="float" office:value="1.0649961957" calcext:value-type="float">
            <text:p>1,0649961957</text:p>
          </table:table-cell>
          <table:table-cell office:value-type="float" office:value="0.07210497402435" calcext:value-type="float">
            <text:p>0,07210497402435</text:p>
          </table:table-cell>
          <table:table-cell office:value-type="float" office:value="0.0721049692" calcext:value-type="float">
            <text:p>0,0721049692</text:p>
          </table:table-cell>
        </table:table-row>
        <table:table-row table:style-name="ro1">
          <table:table-cell office:value-type="string" calcext:value-type="string">
            <text:p>01/03/1981</text:p>
          </table:table-cell>
          <table:table-cell table:number-columns-repeated="2" office:value-type="float" office:value="1.0630032815" calcext:value-type="float">
            <text:p>1,0630032815</text:p>
          </table:table-cell>
          <table:table-cell office:value-type="float" office:value="0.06770444280973" calcext:value-type="float">
            <text:p>0,06770444280973</text:p>
          </table:table-cell>
          <table:table-cell office:value-type="float" office:value="0.0677044383" calcext:value-type="float">
            <text:p>0,0677044383</text:p>
          </table:table-cell>
        </table:table-row>
        <table:table-row table:style-name="ro1">
          <table:table-cell office:value-type="string" calcext:value-type="string">
            <text:p>01/04/1981</text:p>
          </table:table-cell>
          <table:table-cell table:number-columns-repeated="2" office:value-type="float" office:value="1.0599981774" calcext:value-type="float">
            <text:p>1,0599981774</text:p>
          </table:table-cell>
          <table:table-cell office:value-type="float" office:value="0.06369165927145" calcext:value-type="float">
            <text:p>0,06369165927145</text:p>
          </table:table-cell>
          <table:table-cell office:value-type="float" office:value="0.063691655" calcext:value-type="float">
            <text:p>0,063691655</text:p>
          </table:table-cell>
        </table:table-row>
        <table:table-row table:style-name="ro1">
          <table:table-cell office:value-type="string" calcext:value-type="string">
            <text:p>01/05/1981</text:p>
          </table:table-cell>
          <table:table-cell table:number-columns-repeated="2" office:value-type="float" office:value="1.0599980656" calcext:value-type="float">
            <text:p>1,0599980656</text:p>
          </table:table-cell>
          <table:table-cell office:value-type="float" office:value="0.0600865743257" calcext:value-type="float">
            <text:p>0,0600865743257</text:p>
          </table:table-cell>
          <table:table-cell office:value-type="float" office:value="0.0600865703" calcext:value-type="float">
            <text:p>0,0600865703</text:p>
          </table:table-cell>
        </table:table-row>
        <table:table-row table:style-name="ro1">
          <table:table-cell office:value-type="string" calcext:value-type="string">
            <text:p>01/06/1981</text:p>
          </table:table-cell>
          <table:table-cell table:number-columns-repeated="2" office:value-type="float" office:value="1.0599983779" calcext:value-type="float">
            <text:p>1,0599983779</text:p>
          </table:table-cell>
          <table:table-cell office:value-type="float" office:value="0.05668555092285" calcext:value-type="float">
            <text:p>0,05668555092285</text:p>
          </table:table-cell>
          <table:table-cell office:value-type="float" office:value="0.0566855471" calcext:value-type="float">
            <text:p>0,0566855471</text:p>
          </table:table-cell>
        </table:table-row>
        <table:table-row table:style-name="ro1">
          <table:table-cell office:value-type="string" calcext:value-type="string">
            <text:p>01/07/1981</text:p>
          </table:table-cell>
          <table:table-cell table:number-columns-repeated="2" office:value-type="float" office:value="1.0599977045" calcext:value-type="float">
            <text:p>1,0599977045</text:p>
          </table:table-cell>
          <table:table-cell office:value-type="float" office:value="0.05347701666785" calcext:value-type="float">
            <text:p>0,05347701666785</text:p>
          </table:table-cell>
          <table:table-cell office:value-type="float" office:value="0.0534770131" calcext:value-type="float">
            <text:p>0,0534770131</text:p>
          </table:table-cell>
        </table:table-row>
        <table:table-row table:style-name="ro1">
          <table:table-cell office:value-type="string" calcext:value-type="string">
            <text:p>01/08/1981</text:p>
          </table:table-cell>
          <table:table-cell table:number-columns-repeated="2" office:value-type="float" office:value="1.0580003068" calcext:value-type="float">
            <text:p>1,0580003068</text:p>
          </table:table-cell>
          <table:table-cell office:value-type="float" office:value="0.05045012497747" calcext:value-type="float">
            <text:p>0,05045012497747</text:p>
          </table:table-cell>
          <table:table-cell office:value-type="float" office:value="0.0504501216" calcext:value-type="float">
            <text:p>0,0504501216</text:p>
          </table:table-cell>
        </table:table-row>
        <table:table-row table:style-name="ro1">
          <table:table-cell office:value-type="string" calcext:value-type="string">
            <text:p>01/09/1981</text:p>
          </table:table-cell>
          <table:table-cell table:number-columns-repeated="2" office:value-type="float" office:value="1.0570039657" calcext:value-type="float">
            <text:p>1,0570039657</text:p>
          </table:table-cell>
          <table:table-cell office:value-type="float" office:value="0.04768441431747" calcext:value-type="float">
            <text:p>0,04768441431747</text:p>
          </table:table-cell>
          <table:table-cell office:value-type="float" office:value="0.0476844111" calcext:value-type="float">
            <text:p>0,0476844111</text:p>
          </table:table-cell>
        </table:table-row>
        <table:table-row table:style-name="ro1">
          <table:table-cell office:value-type="string" calcext:value-type="string">
            <text:p>01/10/1981</text:p>
          </table:table-cell>
          <table:table-cell table:number-columns-repeated="2" office:value-type="float" office:value="1.0570038487" calcext:value-type="float">
            <text:p>1,0570038487</text:p>
          </table:table-cell>
          <table:table-cell office:value-type="float" office:value="0.04511280550012" calcext:value-type="float">
            <text:p>0,04511280550012</text:p>
          </table:table-cell>
          <table:table-cell office:value-type="float" office:value="0.0451128025" calcext:value-type="float">
            <text:p>0,0451128025</text:p>
          </table:table-cell>
        </table:table-row>
        <table:table-row table:style-name="ro1">
          <table:table-cell office:value-type="string" calcext:value-type="string">
            <text:p>01/11/1981</text:p>
          </table:table-cell>
          <table:table-cell table:number-columns-repeated="2" office:value-type="float" office:value="1.0549983207" calcext:value-type="float">
            <text:p>1,0549983207</text:p>
          </table:table-cell>
          <table:table-cell office:value-type="float" office:value="0.04267988764241" calcext:value-type="float">
            <text:p>0,04267988764241</text:p>
          </table:table-cell>
          <table:table-cell office:value-type="float" office:value="0.0426798848" calcext:value-type="float">
            <text:p>0,0426798848</text:p>
          </table:table-cell>
        </table:table-row>
        <table:table-row table:style-name="ro1">
          <table:table-cell office:value-type="string" calcext:value-type="string">
            <text:p>01/12/1981</text:p>
          </table:table-cell>
          <table:table-cell table:number-columns-repeated="2" office:value-type="float" office:value="1.0520009551" calcext:value-type="float">
            <text:p>1,0520009551</text:p>
          </table:table-cell>
          <table:table-cell office:value-type="float" office:value="0.04045493419752" calcext:value-type="float">
            <text:p>0,04045493419752</text:p>
          </table:table-cell>
          <table:table-cell office:value-type="float" office:value="0.0404549315" calcext:value-type="float">
            <text:p>0,0404549315</text:p>
          </table:table-cell>
        </table:table-row>
        <table:table-row table:style-name="ro1">
          <table:table-cell office:value-type="string" calcext:value-type="string">
            <text:p>01/01/1982</text:p>
          </table:table-cell>
          <table:table-cell table:number-columns-repeated="2" office:value-type="float" office:value="1.0500013756" calcext:value-type="float">
            <text:p>1,0500013756</text:p>
          </table:table-cell>
          <table:table-cell office:value-type="float" office:value="0.03845522573093" calcext:value-type="float">
            <text:p>0,03845522573093</text:p>
          </table:table-cell>
          <table:table-cell office:value-type="float" office:value="0.0384552232" calcext:value-type="float">
            <text:p>0,0384552232</text:p>
          </table:table-cell>
        </table:table-row>
        <table:table-row table:style-name="ro1">
          <table:table-cell office:value-type="string" calcext:value-type="string">
            <text:p>01/02/1982</text:p>
          </table:table-cell>
          <table:table-cell table:number-columns-repeated="2" office:value-type="float" office:value="1.0499980349" calcext:value-type="float">
            <text:p>1,0499980349</text:p>
          </table:table-cell>
          <table:table-cell office:value-type="float" office:value="0.03662397652475" calcext:value-type="float">
            <text:p>0,03662397652475</text:p>
          </table:table-cell>
          <table:table-cell office:value-type="float" office:value="0.0366239741" calcext:value-type="float">
            <text:p>0,0366239741</text:p>
          </table:table-cell>
        </table:table-row>
        <table:table-row table:style-name="ro1">
          <table:table-cell office:value-type="string" calcext:value-type="string">
            <text:p>01/03/1982</text:p>
          </table:table-cell>
          <table:table-cell table:number-columns-repeated="2" office:value-type="float" office:value="1.0500003119" calcext:value-type="float">
            <text:p>1,0500003119</text:p>
          </table:table-cell>
          <table:table-cell office:value-type="float" office:value="0.03488004292145" calcext:value-type="float">
            <text:p>0,03488004292145</text:p>
          </table:table-cell>
          <table:table-cell office:value-type="float" office:value="0.0348800406" calcext:value-type="float">
            <text:p>0,0348800406</text:p>
          </table:table-cell>
        </table:table-row>
        <table:table-row table:style-name="ro1">
          <table:table-cell office:value-type="string" calcext:value-type="string">
            <text:p>01/04/1982</text:p>
          </table:table-cell>
          <table:table-cell table:number-columns-repeated="2" office:value-type="float" office:value="1.0549983959" calcext:value-type="float">
            <text:p>1,0549983959</text:p>
          </table:table-cell>
          <table:table-cell office:value-type="float" office:value="0.03321907862897" calcext:value-type="float">
            <text:p>0,03321907862897</text:p>
          </table:table-cell>
          <table:table-cell office:value-type="float" office:value="0.0332190764" calcext:value-type="float">
            <text:p>0,0332190764</text:p>
          </table:table-cell>
        </table:table-row>
        <table:table-row table:style-name="ro1">
          <table:table-cell office:value-type="string" calcext:value-type="string">
            <text:p>01/05/1982</text:p>
          </table:table-cell>
          <table:table-cell table:number-columns-repeated="2" office:value-type="float" office:value="1.0549977192" calcext:value-type="float">
            <text:p>1,0549977192</text:p>
          </table:table-cell>
          <table:table-cell office:value-type="float" office:value="0.03148732619696" calcext:value-type="float">
            <text:p>0,03148732619696</text:p>
          </table:table-cell>
          <table:table-cell office:value-type="float" office:value="0.0314873241" calcext:value-type="float">
            <text:p>0,0314873241</text:p>
          </table:table-cell>
        </table:table-row>
        <table:table-row table:style-name="ro1">
          <table:table-cell office:value-type="string" calcext:value-type="string">
            <text:p>01/06/1982</text:p>
          </table:table-cell>
          <table:table-cell table:number-columns-repeated="2" office:value-type="float" office:value="1.0550024822" calcext:value-type="float">
            <text:p>1,0550024822</text:p>
          </table:table-cell>
          <table:table-cell office:value-type="float" office:value="0.02984587134542" calcext:value-type="float">
            <text:p>0,02984587134542</text:p>
          </table:table-cell>
          <table:table-cell office:value-type="float" office:value="0.0298458694" calcext:value-type="float">
            <text:p>0,0298458694</text:p>
          </table:table-cell>
        </table:table-row>
        <table:table-row table:style-name="ro1">
          <table:table-cell office:value-type="string" calcext:value-type="string">
            <text:p>01/07/1982</text:p>
          </table:table-cell>
          <table:table-cell table:number-columns-repeated="2" office:value-type="float" office:value="1.0599976725" calcext:value-type="float">
            <text:p>1,0599976725</text:p>
          </table:table-cell>
          <table:table-cell office:value-type="float" office:value="0.02828985888562" calcext:value-type="float">
            <text:p>0,02828985888562</text:p>
          </table:table-cell>
          <table:table-cell office:value-type="float" office:value="0.028289857" calcext:value-type="float">
            <text:p>0,028289857</text:p>
          </table:table-cell>
        </table:table-row>
        <table:table-row table:style-name="ro1">
          <table:table-cell office:value-type="string" calcext:value-type="string">
            <text:p>01/08/1982</text:p>
          </table:table-cell>
          <table:table-cell table:number-columns-repeated="2" office:value-type="float" office:value="1.0700003341" calcext:value-type="float">
            <text:p>1,0700003341</text:p>
          </table:table-cell>
          <table:table-cell office:value-type="float" office:value="0.02668860472014" calcext:value-type="float">
            <text:p>0,02668860472014</text:p>
          </table:table-cell>
          <table:table-cell office:value-type="float" office:value="0.0266886029" calcext:value-type="float">
            <text:p>0,0266886029</text:p>
          </table:table-cell>
        </table:table-row>
        <table:table-row table:style-name="ro1">
          <table:table-cell office:value-type="string" calcext:value-type="string">
            <text:p>01/09/1982</text:p>
          </table:table-cell>
          <table:table-cell table:number-columns-repeated="2" office:value-type="float" office:value="1.0699978587" calcext:value-type="float">
            <text:p>1,0699978587</text:p>
          </table:table-cell>
          <table:table-cell office:value-type="float" office:value="0.02494261344562" calcext:value-type="float">
            <text:p>0,02494261344562</text:p>
          </table:table-cell>
          <table:table-cell office:value-type="float" office:value="0.0249426118" calcext:value-type="float">
            <text:p>0,0249426118</text:p>
          </table:table-cell>
        </table:table-row>
        <table:table-row table:style-name="ro1">
          <table:table-cell office:value-type="string" calcext:value-type="string">
            <text:p>01/10/1982</text:p>
          </table:table-cell>
          <table:table-cell table:number-columns-repeated="2" office:value-type="float" office:value="1.0700006254" calcext:value-type="float">
            <text:p>1,0700006254</text:p>
          </table:table-cell>
          <table:table-cell office:value-type="float" office:value="0.02331090033762" calcext:value-type="float">
            <text:p>0,02331090033762</text:p>
          </table:table-cell>
          <table:table-cell office:value-type="float" office:value="0.0233108988" calcext:value-type="float">
            <text:p>0,0233108988</text:p>
          </table:table-cell>
        </table:table-row>
        <table:table-row table:style-name="ro1">
          <table:table-cell office:value-type="string" calcext:value-type="string">
            <text:p>01/11/1982</text:p>
          </table:table-cell>
          <table:table-cell table:number-columns-repeated="2" office:value-type="float" office:value="1.0650002922" calcext:value-type="float">
            <text:p>1,0650002922</text:p>
          </table:table-cell>
          <table:table-cell office:value-type="float" office:value="0.02178587543246" calcext:value-type="float">
            <text:p>0,02178587543246</text:p>
          </table:table-cell>
          <table:table-cell office:value-type="float" office:value="0.021785874" calcext:value-type="float">
            <text:p>0,021785874</text:p>
          </table:table-cell>
        </table:table-row>
        <table:table-row table:style-name="ro1">
          <table:table-cell office:value-type="string" calcext:value-type="string">
            <text:p>01/12/1982</text:p>
          </table:table-cell>
          <table:table-cell table:number-columns-repeated="2" office:value-type="float" office:value="1.0649990671" calcext:value-type="float">
            <text:p>1,0649990671</text:p>
          </table:table-cell>
          <table:table-cell office:value-type="float" office:value="0.02045621545085" calcext:value-type="float">
            <text:p>0,02045621545085</text:p>
          </table:table-cell>
          <table:table-cell office:value-type="float" office:value="0.0204562141" calcext:value-type="float">
            <text:p>0,0204562141</text:p>
          </table:table-cell>
        </table:table-row>
        <table:table-row table:style-name="ro1">
          <table:table-cell office:value-type="string" calcext:value-type="string">
            <text:p>01/01/1983</text:p>
          </table:table-cell>
          <table:table-cell table:number-columns-repeated="2" office:value-type="float" office:value="1.0600014428" calcext:value-type="float">
            <text:p>1,0600014428</text:p>
          </table:table-cell>
          <table:table-cell office:value-type="float" office:value="0.01920773086361" calcext:value-type="float">
            <text:p>0,01920773086361</text:p>
          </table:table-cell>
          <table:table-cell office:value-type="float" office:value="0.0192077296" calcext:value-type="float">
            <text:p>0,0192077296</text:p>
          </table:table-cell>
        </table:table-row>
        <table:table-row table:style-name="ro1">
          <table:table-cell office:value-type="string" calcext:value-type="string">
            <text:p>01/02/1983</text:p>
          </table:table-cell>
          <table:table-cell table:number-columns-repeated="2" office:value-type="float" office:value="1.0669985319" calcext:value-type="float">
            <text:p>1,0669985319</text:p>
          </table:table-cell>
          <table:table-cell office:value-type="float" office:value="0.01812047615036" calcext:value-type="float">
            <text:p>0,01812047615036</text:p>
          </table:table-cell>
          <table:table-cell office:value-type="float" office:value="0.0181204749" calcext:value-type="float">
            <text:p>0,0181204749</text:p>
          </table:table-cell>
        </table:table-row>
        <table:table-row table:style-name="ro1">
          <table:table-cell office:value-type="string" calcext:value-type="string">
            <text:p>01/03/1983</text:p>
          </table:table-cell>
          <table:table-cell table:number-columns-repeated="2" office:value-type="float" office:value="1.0900003645" calcext:value-type="float">
            <text:p>1,0900003645</text:p>
          </table:table-cell>
          <table:table-cell office:value-type="float" office:value="0.01698266268286" calcext:value-type="float">
            <text:p>0,01698266268286</text:p>
          </table:table-cell>
          <table:table-cell office:value-type="float" office:value="0.0169826616" calcext:value-type="float">
            <text:p>0,0169826616</text:p>
          </table:table-cell>
        </table:table-row>
        <table:table-row table:style-name="ro1">
          <table:table-cell office:value-type="string" calcext:value-type="string">
            <text:p>01/04/1983</text:p>
          </table:table-cell>
          <table:table-cell table:number-columns-repeated="2" office:value-type="float" office:value="1.0900009196" calcext:value-type="float">
            <text:p>1,0900009196</text:p>
          </table:table-cell>
          <table:table-cell office:value-type="float" office:value="0.01558041926954" calcext:value-type="float">
            <text:p>0,01558041926954</text:p>
          </table:table-cell>
          <table:table-cell office:value-type="float" office:value="0.0155804182" calcext:value-type="float">
            <text:p>0,0155804182</text:p>
          </table:table-cell>
        </table:table-row>
        <table:table-row table:style-name="ro1">
          <table:table-cell office:value-type="string" calcext:value-type="string">
            <text:p>01/05/1983</text:p>
          </table:table-cell>
          <table:table-cell table:number-columns-repeated="2" office:value-type="float" office:value="1.0800003068" calcext:value-type="float">
            <text:p>1,0800003068</text:p>
          </table:table-cell>
          <table:table-cell office:value-type="float" office:value="0.01429395057323" calcext:value-type="float">
            <text:p>0,01429395057323</text:p>
          </table:table-cell>
          <table:table-cell office:value-type="float" office:value="0.0142939496" calcext:value-type="float">
            <text:p>0,0142939496</text:p>
          </table:table-cell>
        </table:table-row>
        <table:table-row table:style-name="ro1">
          <table:table-cell office:value-type="string" calcext:value-type="string">
            <text:p>01/06/1983</text:p>
          </table:table-cell>
          <table:table-cell table:number-columns-repeated="2" office:value-type="float" office:value="1.0779990247" calcext:value-type="float">
            <text:p>1,0779990247</text:p>
          </table:table-cell>
          <table:table-cell office:value-type="float" office:value="0.0132351356599" calcext:value-type="float">
            <text:p>0,0132351356599</text:p>
          </table:table-cell>
          <table:table-cell office:value-type="float" office:value="0.0132351348" calcext:value-type="float">
            <text:p>0,0132351348</text:p>
          </table:table-cell>
        </table:table-row>
        <table:table-row table:style-name="ro1">
          <table:table-cell office:value-type="string" calcext:value-type="string">
            <text:p>01/07/1983</text:p>
          </table:table-cell>
          <table:table-cell table:number-columns-repeated="2" office:value-type="float" office:value="1.0899990119" calcext:value-type="float">
            <text:p>1,0899990119</text:p>
          </table:table-cell>
          <table:table-cell office:value-type="float" office:value="0.01227750244355" calcext:value-type="float">
            <text:p>0,01227750244355</text:p>
          </table:table-cell>
          <table:table-cell office:value-type="float" office:value="0.0122775016" calcext:value-type="float">
            <text:p>0,0122775016</text:p>
          </table:table-cell>
        </table:table-row>
        <table:table-row table:style-name="ro1">
          <table:table-cell office:value-type="string" calcext:value-type="string">
            <text:p>01/08/1983</text:p>
          </table:table-cell>
          <table:table-cell table:number-columns-repeated="2" office:value-type="float" office:value="1.0849995266" calcext:value-type="float">
            <text:p>1,0849995266</text:p>
          </table:table-cell>
          <table:table-cell office:value-type="float" office:value="0.01126377392044" calcext:value-type="float">
            <text:p>0,01126377392044</text:p>
          </table:table-cell>
          <table:table-cell office:value-type="float" office:value="0.0112637732" calcext:value-type="float">
            <text:p>0,0112637732</text:p>
          </table:table-cell>
        </table:table-row>
        <table:table-row table:style-name="ro1">
          <table:table-cell office:value-type="string" calcext:value-type="string">
            <text:p>01/09/1983</text:p>
          </table:table-cell>
          <table:table-cell table:number-columns-repeated="2" office:value-type="float" office:value="1.0949991088" calcext:value-type="float">
            <text:p>1,0949991088</text:p>
          </table:table-cell>
          <table:table-cell office:value-type="float" office:value="0.01038136298155" calcext:value-type="float">
            <text:p>0,01038136298155</text:p>
          </table:table-cell>
          <table:table-cell office:value-type="float" office:value="0.0103813623" calcext:value-type="float">
            <text:p>0,0103813623</text:p>
          </table:table-cell>
        </table:table-row>
        <table:table-row table:style-name="ro1">
          <table:table-cell office:value-type="string" calcext:value-type="string">
            <text:p>01/10/1983</text:p>
          </table:table-cell>
          <table:table-cell table:number-columns-repeated="2" office:value-type="float" office:value="1.0970005884" calcext:value-type="float">
            <text:p>1,0970005884</text:p>
          </table:table-cell>
          <table:table-cell office:value-type="float" office:value="0.00948070450297" calcext:value-type="float">
            <text:p>0,00948070450297</text:p>
          </table:table-cell>
          <table:table-cell office:value-type="float" office:value="0.0094807039" calcext:value-type="float">
            <text:p>0,0094807039</text:p>
          </table:table-cell>
        </table:table-row>
        <table:table-row table:style-name="ro1">
          <table:table-cell office:value-type="string" calcext:value-type="string">
            <text:p>01/11/1983</text:p>
          </table:table-cell>
          <table:table-cell table:number-columns-repeated="2" office:value-type="float" office:value="1.0839996599" calcext:value-type="float">
            <text:p>1,0839996599</text:p>
          </table:table-cell>
          <table:table-cell office:value-type="float" office:value="0.00864238780109" calcext:value-type="float">
            <text:p>0,00864238780109</text:p>
          </table:table-cell>
          <table:table-cell office:value-type="float" office:value="0.0086423872" calcext:value-type="float">
            <text:p>0,0086423872</text:p>
          </table:table-cell>
        </table:table-row>
        <table:table-row table:style-name="ro1">
          <table:table-cell office:value-type="string" calcext:value-type="string">
            <text:p>01/12/1983</text:p>
          </table:table-cell>
          <table:table-cell table:number-columns-repeated="2" office:value-type="float" office:value="1.0760003936" calcext:value-type="float">
            <text:p>1,0760003936</text:p>
          </table:table-cell>
          <table:table-cell office:value-type="float" office:value="0.00797268497472" calcext:value-type="float">
            <text:p>0,00797268497472</text:p>
          </table:table-cell>
          <table:table-cell office:value-type="float" office:value="0.0079726844" calcext:value-type="float">
            <text:p>0,0079726844</text:p>
          </table:table-cell>
        </table:table-row>
        <table:table-row table:style-name="ro1">
          <table:table-cell office:value-type="string" calcext:value-type="string">
            <text:p>01/01/1984</text:p>
          </table:table-cell>
          <table:table-cell table:number-columns-repeated="2" office:value-type="float" office:value="1.0980005248" calcext:value-type="float">
            <text:p>1,0980005248</text:p>
          </table:table-cell>
          <table:table-cell office:value-type="float" office:value="0.00740955581628" calcext:value-type="float">
            <text:p>0,00740955581628</text:p>
          </table:table-cell>
          <table:table-cell office:value-type="float" office:value="0.0074095553" calcext:value-type="float">
            <text:p>0,0074095553</text:p>
          </table:table-cell>
        </table:table-row>
        <table:table-row table:style-name="ro1">
          <table:table-cell office:value-type="string" calcext:value-type="string">
            <text:p>01/02/1984</text:p>
          </table:table-cell>
          <table:table-cell table:number-columns-repeated="2" office:value-type="float" office:value="1.1230005709" calcext:value-type="float">
            <text:p>1,1230005709</text:p>
          </table:table-cell>
          <table:table-cell office:value-type="float" office:value="0.00674822611549" calcext:value-type="float">
            <text:p>0,00674822611549</text:p>
          </table:table-cell>
          <table:table-cell office:value-type="float" office:value="0.0067482257" calcext:value-type="float">
            <text:p>0,0067482257</text:p>
          </table:table-cell>
        </table:table-row>
        <table:table-row table:style-name="ro1">
          <table:table-cell office:value-type="string" calcext:value-type="string">
            <text:p>01/03/1984</text:p>
          </table:table-cell>
          <table:table-cell table:number-columns-repeated="2" office:value-type="float" office:value="1.0999998925" calcext:value-type="float">
            <text:p>1,0999998925</text:p>
          </table:table-cell>
          <table:table-cell office:value-type="float" office:value="0.00600910301416" calcext:value-type="float">
            <text:p>0,00600910301416</text:p>
          </table:table-cell>
          <table:table-cell office:value-type="float" office:value="0.0060091026" calcext:value-type="float">
            <text:p>0,0060091026</text:p>
          </table:table-cell>
        </table:table-row>
        <table:table-row table:style-name="ro1">
          <table:table-cell office:value-type="string" calcext:value-type="string">
            <text:p>01/04/1984</text:p>
          </table:table-cell>
          <table:table-cell table:number-columns-repeated="2" office:value-type="float" office:value="1.0889998798" calcext:value-type="float">
            <text:p>1,0889998798</text:p>
          </table:table-cell>
          <table:table-cell office:value-type="float" office:value="0.00546282145583" calcext:value-type="float">
            <text:p>0,00546282145583</text:p>
          </table:table-cell>
          <table:table-cell office:value-type="float" office:value="0.0054628211" calcext:value-type="float">
            <text:p>0,0054628211</text:p>
          </table:table-cell>
        </table:table-row>
        <table:table-row table:style-name="ro1">
          <table:table-cell office:value-type="string" calcext:value-type="string">
            <text:p>01/05/1984</text:p>
          </table:table-cell>
          <table:table-cell table:number-columns-repeated="2" office:value-type="float" office:value="1.088999721" calcext:value-type="float">
            <text:p>1,088999721</text:p>
          </table:table-cell>
          <table:table-cell office:value-type="float" office:value="0.0050163655269" calcext:value-type="float">
            <text:p>0,0050163655269</text:p>
          </table:table-cell>
          <table:table-cell office:value-type="float" office:value="0.0050163652" calcext:value-type="float">
            <text:p>0,0050163652</text:p>
          </table:table-cell>
        </table:table-row>
        <table:table-row table:style-name="ro1">
          <table:table-cell office:value-type="string" calcext:value-type="string">
            <text:p>01/06/1984</text:p>
          </table:table-cell>
          <table:table-cell table:number-columns-repeated="2" office:value-type="float" office:value="1.0919996573" calcext:value-type="float">
            <text:p>1,0919996573</text:p>
          </table:table-cell>
          <table:table-cell office:value-type="float" office:value="0.00460639743993" calcext:value-type="float">
            <text:p>0,00460639743993</text:p>
          </table:table-cell>
          <table:table-cell office:value-type="float" office:value="0.0046063971" calcext:value-type="float">
            <text:p>0,0046063971</text:p>
          </table:table-cell>
        </table:table-row>
        <table:table-row table:style-name="ro1">
          <table:table-cell office:value-type="string" calcext:value-type="string">
            <text:p>01/07/1984</text:p>
          </table:table-cell>
          <table:table-cell table:number-columns-repeated="2" office:value-type="float" office:value="1.1029999238" calcext:value-type="float">
            <text:p>1,1029999238</text:p>
          </table:table-cell>
          <table:table-cell office:value-type="float" office:value="0.00421831399775" calcext:value-type="float">
            <text:p>0,00421831399775</text:p>
          </table:table-cell>
          <table:table-cell office:value-type="float" office:value="0.0042183137" calcext:value-type="float">
            <text:p>0,0042183137</text:p>
          </table:table-cell>
        </table:table-row>
        <table:table-row table:style-name="ro1">
          <table:table-cell office:value-type="string" calcext:value-type="string">
            <text:p>01/08/1984</text:p>
          </table:table-cell>
          <table:table-cell table:number-columns-repeated="2" office:value-type="float" office:value="1.106000041" calcext:value-type="float">
            <text:p>1,106000041</text:p>
          </table:table-cell>
          <table:table-cell office:value-type="float" office:value="0.00382440098746" calcext:value-type="float">
            <text:p>0,00382440098746</text:p>
          </table:table-cell>
          <table:table-cell office:value-type="float" office:value="0.0038244007" calcext:value-type="float">
            <text:p>0,0038244007</text:p>
          </table:table-cell>
        </table:table-row>
        <table:table-row table:style-name="ro1">
          <table:table-cell office:value-type="string" calcext:value-type="string">
            <text:p>01/09/1984</text:p>
          </table:table-cell>
          <table:table-cell table:number-columns-repeated="2" office:value-type="float" office:value="1.1049740841" calcext:value-type="float">
            <text:p>1,1049740841</text:p>
          </table:table-cell>
          <table:table-cell office:value-type="float" office:value="0.00345786694909" calcext:value-type="float">
            <text:p>0,00345786694909</text:p>
          </table:table-cell>
          <table:table-cell office:value-type="float" office:value="0.0034578667" calcext:value-type="float">
            <text:p>0,0034578667</text:p>
          </table:table-cell>
        </table:table-row>
        <table:table-row table:style-name="ro1">
          <table:table-cell office:value-type="string" calcext:value-type="string">
            <text:p>01/10/1984</text:p>
          </table:table-cell>
          <table:table-cell table:number-columns-repeated="2" office:value-type="float" office:value="1.1260261935" calcext:value-type="float">
            <text:p>1,1260261935</text:p>
          </table:table-cell>
          <table:table-cell office:value-type="float" office:value="0.00312936475058" calcext:value-type="float">
            <text:p>0,00312936475058</text:p>
          </table:table-cell>
          <table:table-cell office:value-type="float" office:value="0.0031293645" calcext:value-type="float">
            <text:p>0,0031293645</text:p>
          </table:table-cell>
        </table:table-row>
        <table:table-row table:style-name="ro1">
          <table:table-cell office:value-type="string" calcext:value-type="string">
            <text:p>01/11/1984</text:p>
          </table:table-cell>
          <table:table-cell table:number-columns-repeated="2" office:value-type="float" office:value="1.0989998862" calcext:value-type="float">
            <text:p>1,0989998862</text:p>
          </table:table-cell>
          <table:table-cell office:value-type="float" office:value="0.00277912251833" calcext:value-type="float">
            <text:p>0,00277912251833</text:p>
          </table:table-cell>
          <table:table-cell office:value-type="float" office:value="0.0027791223" calcext:value-type="float">
            <text:p>0,0027791223</text:p>
          </table:table-cell>
        </table:table-row>
        <table:table-row table:style-name="ro1">
          <table:table-cell office:value-type="string" calcext:value-type="string">
            <text:p>01/12/1984</text:p>
          </table:table-cell>
          <table:table-cell table:number-columns-repeated="2" office:value-type="float" office:value="1.1050000769" calcext:value-type="float">
            <text:p>1,1050000769</text:p>
          </table:table-cell>
          <table:table-cell office:value-type="float" office:value="0.00252877416388" calcext:value-type="float">
            <text:p>0,00252877416388</text:p>
          </table:table-cell>
          <table:table-cell office:value-type="float" office:value="0.002528774" calcext:value-type="float">
            <text:p>0,002528774</text:p>
          </table:table-cell>
        </table:table-row>
        <table:table-row table:style-name="ro1">
          <table:table-cell office:value-type="string" calcext:value-type="string">
            <text:p>01/01/1985</text:p>
          </table:table-cell>
          <table:table-cell table:number-columns-repeated="2" office:value-type="float" office:value="1.126000018" calcext:value-type="float">
            <text:p>1,126000018</text:p>
          </table:table-cell>
          <table:table-cell office:value-type="float" office:value="0.00228848324696" calcext:value-type="float">
            <text:p>0,00228848324696</text:p>
          </table:table-cell>
          <table:table-cell office:value-type="float" office:value="0.0022884831" calcext:value-type="float">
            <text:p>0,0022884831</text:p>
          </table:table-cell>
        </table:table-row>
        <table:table-row table:style-name="ro1">
          <table:table-cell office:value-type="string" calcext:value-type="string">
            <text:p>01/02/1985</text:p>
          </table:table-cell>
          <table:table-cell table:number-columns-repeated="2" office:value-type="float" office:value="1.1019999637" calcext:value-type="float">
            <text:p>1,1019999637</text:p>
          </table:table-cell>
          <table:table-cell office:value-type="float" office:value="0.0020324007197" calcext:value-type="float">
            <text:p>0,0020324007197</text:p>
          </table:table-cell>
          <table:table-cell office:value-type="float" office:value="0.0020324006" calcext:value-type="float">
            <text:p>0,0020324006</text:p>
          </table:table-cell>
        </table:table-row>
        <table:table-row table:style-name="ro1">
          <table:table-cell office:value-type="string" calcext:value-type="string">
            <text:p>01/03/1985</text:p>
          </table:table-cell>
          <table:table-cell table:number-columns-repeated="2" office:value-type="float" office:value="1.1269998552" calcext:value-type="float">
            <text:p>1,1269998552</text:p>
          </table:table-cell>
          <table:table-cell office:value-type="float" office:value="0.00184428383543" calcext:value-type="float">
            <text:p>0,00184428383543</text:p>
          </table:table-cell>
          <table:table-cell office:value-type="float" office:value="0.0018442837" calcext:value-type="float">
            <text:p>0,0018442837</text:p>
          </table:table-cell>
        </table:table-row>
        <table:table-row table:style-name="ro1">
          <table:table-cell office:value-type="string" calcext:value-type="string">
            <text:p>01/04/1985</text:p>
          </table:table-cell>
          <table:table-cell table:number-columns-repeated="2" office:value-type="float" office:value="1.1182930081" calcext:value-type="float">
            <text:p>1,1182930081</text:p>
          </table:table-cell>
          <table:table-cell office:value-type="float" office:value="0.00163645436769" calcext:value-type="float">
            <text:p>0,00163645436769</text:p>
          </table:table-cell>
          <table:table-cell office:value-type="float" office:value="0.0016364543" calcext:value-type="float">
            <text:p>0,0016364543</text:p>
          </table:table-cell>
        </table:table-row>
        <table:table-row table:style-name="ro1">
          <table:table-cell office:value-type="string" calcext:value-type="string">
            <text:p>01/05/1985</text:p>
          </table:table-cell>
          <table:table-cell table:number-columns-repeated="2" office:value-type="float" office:value="1.1000589922" calcext:value-type="float">
            <text:p>1,1000589922</text:p>
          </table:table-cell>
          <table:table-cell office:value-type="float" office:value="0.00146335026316" calcext:value-type="float">
            <text:p>0,00146335026316</text:p>
          </table:table-cell>
          <table:table-cell office:value-type="float" office:value="0.0014633502" calcext:value-type="float">
            <text:p>0,0014633502</text:p>
          </table:table-cell>
        </table:table-row>
        <table:table-row table:style-name="ro1">
          <table:table-cell office:value-type="string" calcext:value-type="string">
            <text:p>01/06/1985</text:p>
          </table:table-cell>
          <table:table-cell table:number-columns-repeated="2" office:value-type="float" office:value="1.0920819974" calcext:value-type="float">
            <text:p>1,0920819974</text:p>
          </table:table-cell>
          <table:table-cell office:value-type="float" office:value="0.00133024708087" calcext:value-type="float">
            <text:p>0,00133024708087</text:p>
          </table:table-cell>
          <table:table-cell office:value-type="float" office:value="0.001330247" calcext:value-type="float">
            <text:p>0,001330247</text:p>
          </table:table-cell>
        </table:table-row>
        <table:table-row table:style-name="ro1">
          <table:table-cell office:value-type="string" calcext:value-type="string">
            <text:p>01/07/1985</text:p>
          </table:table-cell>
          <table:table-cell table:number-columns-repeated="2" office:value-type="float" office:value="1.0761399689" calcext:value-type="float">
            <text:p>1,0761399689</text:p>
          </table:table-cell>
          <table:table-cell office:value-type="float" office:value="0.00121808351757" calcext:value-type="float">
            <text:p>0,00121808351757</text:p>
          </table:table-cell>
          <table:table-cell office:value-type="float" office:value="0.0012180834" calcext:value-type="float">
            <text:p>0,0012180834</text:p>
          </table:table-cell>
        </table:table-row>
        <table:table-row table:style-name="ro1">
          <table:table-cell office:value-type="string" calcext:value-type="string">
            <text:p>01/08/1985</text:p>
          </table:table-cell>
          <table:table-cell table:number-columns-repeated="2" office:value-type="float" office:value="1.081797069" calcext:value-type="float">
            <text:p>1,081797069</text:p>
          </table:table-cell>
          <table:table-cell office:value-type="float" office:value="0.00113190063818" calcext:value-type="float">
            <text:p>0,00113190063818</text:p>
          </table:table-cell>
          <table:table-cell office:value-type="float" office:value="0.0011319006" calcext:value-type="float">
            <text:p>0,0011319006</text:p>
          </table:table-cell>
        </table:table-row>
        <table:table-row table:style-name="ro1">
          <table:table-cell office:value-type="string" calcext:value-type="string">
            <text:p>01/09/1985</text:p>
          </table:table-cell>
          <table:table-cell table:number-columns-repeated="2" office:value-type="float" office:value="1.0909999364" calcext:value-type="float">
            <text:p>1,0909999364</text:p>
          </table:table-cell>
          <table:table-cell office:value-type="float" office:value="0.0010463151275" calcext:value-type="float">
            <text:p>0,0010463151275</text:p>
          </table:table-cell>
          <table:table-cell office:value-type="float" office:value="0.0010463151" calcext:value-type="float">
            <text:p>0,0010463151</text:p>
          </table:table-cell>
        </table:table-row>
        <table:table-row table:style-name="ro1">
          <table:table-cell office:value-type="string" calcext:value-type="string">
            <text:p>01/10/1985</text:p>
          </table:table-cell>
          <table:table-cell table:number-columns-repeated="2" office:value-type="float" office:value="1.0900000343" calcext:value-type="float">
            <text:p>1,0900000343</text:p>
          </table:table-cell>
          <table:table-cell office:value-type="float" office:value="0.00095904233593" calcext:value-type="float">
            <text:p>0,00095904233593</text:p>
          </table:table-cell>
          <table:table-cell office:value-type="float" office:value="0.0009590423" calcext:value-type="float">
            <text:p>0,0009590423</text:p>
          </table:table-cell>
        </table:table-row>
        <table:table-row table:style-name="ro1">
          <table:table-cell office:value-type="string" calcext:value-type="string">
            <text:p>01/11/1985</text:p>
          </table:table-cell>
          <table:table-cell table:number-columns-repeated="2" office:value-type="float" office:value="1.1111999864" calcext:value-type="float">
            <text:p>1,1111999864</text:p>
          </table:table-cell>
          <table:table-cell office:value-type="float" office:value="0.00087985532638" calcext:value-type="float">
            <text:p>0,00087985532638</text:p>
          </table:table-cell>
          <table:table-cell office:value-type="float" office:value="0.0008798553" calcext:value-type="float">
            <text:p>0,0008798553</text:p>
          </table:table-cell>
        </table:table-row>
        <table:table-row table:style-name="ro1">
          <table:table-cell office:value-type="string" calcext:value-type="string">
            <text:p>01/12/1985</text:p>
          </table:table-cell>
          <table:table-cell table:number-columns-repeated="2" office:value-type="float" office:value="1.1336000522" calcext:value-type="float">
            <text:p>1,1336000522</text:p>
          </table:table-cell>
          <table:table-cell office:value-type="float" office:value="0.00079180645891" calcext:value-type="float">
            <text:p>0,00079180645891</text:p>
          </table:table-cell>
          <table:table-cell office:value-type="float" office:value="0.0007918064" calcext:value-type="float">
            <text:p>0,0007918064</text:p>
          </table:table-cell>
        </table:table-row>
        <table:table-row table:style-name="ro1">
          <table:table-cell office:value-type="string" calcext:value-type="string">
            <text:p>01/01/1986</text:p>
          </table:table-cell>
          <table:table-cell table:number-columns-repeated="2" office:value-type="float" office:value="1.1623000597" calcext:value-type="float">
            <text:p>1,1623000597</text:p>
          </table:table-cell>
          <table:table-cell office:value-type="float" office:value="0.00069848837549" calcext:value-type="float">
            <text:p>0,00069848837549</text:p>
          </table:table-cell>
          <table:table-cell office:value-type="float" office:value="0.0006984883" calcext:value-type="float">
            <text:p>0,0006984883</text:p>
          </table:table-cell>
        </table:table-row>
        <table:table-row table:style-name="ro1">
          <table:table-cell office:value-type="string" calcext:value-type="string">
            <text:p>01/02/1986</text:p>
          </table:table-cell>
          <table:table-cell table:number-columns-repeated="2" office:value-type="float" office:value="0.0011436015" calcext:value-type="float">
            <text:p>0,0011436015</text:p>
          </table:table-cell>
          <table:table-cell office:value-type="float" office:value="0.00060095357447" calcext:value-type="float">
            <text:p>0,00060095357447</text:p>
          </table:table-cell>
          <table:table-cell office:value-type="float" office:value="0.0006009535" calcext:value-type="float">
            <text:p>0,0006009535</text:p>
          </table:table-cell>
        </table:table-row>
        <table:table-row table:style-name="ro1">
          <table:table-cell office:value-type="string" calcext:value-type="string">
            <text:p>01/03/19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2549211807865" calcext:value-type="float">
            <text:p>0,52549211807865</text:p>
          </table:table-cell>
          <table:table-cell office:value-type="float" office:value="0.5254920703" calcext:value-type="float">
            <text:p>0,5254920703</text:p>
          </table:table-cell>
        </table:table-row>
        <table:table-row table:style-name="ro1">
          <table:table-cell office:value-type="string" calcext:value-type="string">
            <text:p>01/04/19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2549211807865" calcext:value-type="float">
            <text:p>0,52549211807865</text:p>
          </table:table-cell>
          <table:table-cell office:value-type="float" office:value="0.5254920703" calcext:value-type="float">
            <text:p>0,5254920703</text:p>
          </table:table-cell>
        </table:table-row>
        <table:table-row table:style-name="ro1">
          <table:table-cell office:value-type="string" calcext:value-type="string">
            <text:p>01/05/19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2549211807865" calcext:value-type="float">
            <text:p>0,52549211807865</text:p>
          </table:table-cell>
          <table:table-cell office:value-type="float" office:value="0.5254920703" calcext:value-type="float">
            <text:p>0,5254920703</text:p>
          </table:table-cell>
        </table:table-row>
        <table:table-row table:style-name="ro1">
          <table:table-cell office:value-type="string" calcext:value-type="string">
            <text:p>01/06/19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2549211807865" calcext:value-type="float">
            <text:p>0,52549211807865</text:p>
          </table:table-cell>
          <table:table-cell office:value-type="float" office:value="0.5254920703" calcext:value-type="float">
            <text:p>0,5254920703</text:p>
          </table:table-cell>
        </table:table-row>
        <table:table-row table:style-name="ro1">
          <table:table-cell office:value-type="string" calcext:value-type="string">
            <text:p>01/07/19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2549211807865" calcext:value-type="float">
            <text:p>0,52549211807865</text:p>
          </table:table-cell>
          <table:table-cell office:value-type="float" office:value="0.5254920703" calcext:value-type="float">
            <text:p>0,5254920703</text:p>
          </table:table-cell>
        </table:table-row>
        <table:table-row table:style-name="ro1">
          <table:table-cell office:value-type="string" calcext:value-type="string">
            <text:p>01/08/19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2549211807865" calcext:value-type="float">
            <text:p>0,52549211807865</text:p>
          </table:table-cell>
          <table:table-cell office:value-type="float" office:value="0.5254920703" calcext:value-type="float">
            <text:p>0,5254920703</text:p>
          </table:table-cell>
        </table:table-row>
        <table:table-row table:style-name="ro1">
          <table:table-cell office:value-type="string" calcext:value-type="string">
            <text:p>01/09/19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2549211807865" calcext:value-type="float">
            <text:p>0,52549211807865</text:p>
          </table:table-cell>
          <table:table-cell office:value-type="float" office:value="0.5254920703" calcext:value-type="float">
            <text:p>0,5254920703</text:p>
          </table:table-cell>
        </table:table-row>
        <table:table-row table:style-name="ro1">
          <table:table-cell office:value-type="string" calcext:value-type="string">
            <text:p>01/10/19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2549211807865" calcext:value-type="float">
            <text:p>0,52549211807865</text:p>
          </table:table-cell>
          <table:table-cell office:value-type="float" office:value="0.5254920703" calcext:value-type="float">
            <text:p>0,5254920703</text:p>
          </table:table-cell>
        </table:table-row>
        <table:table-row table:style-name="ro1">
          <table:table-cell office:value-type="string" calcext:value-type="string">
            <text:p>01/11/19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2549211807865" calcext:value-type="float">
            <text:p>0,52549211807865</text:p>
          </table:table-cell>
          <table:table-cell office:value-type="float" office:value="0.5254920703" calcext:value-type="float">
            <text:p>0,5254920703</text:p>
          </table:table-cell>
        </table:table-row>
        <table:table-row table:style-name="ro1">
          <table:table-cell office:value-type="string" calcext:value-type="string">
            <text:p>01/12/19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2549211807865" calcext:value-type="float">
            <text:p>0,52549211807865</text:p>
          </table:table-cell>
          <table:table-cell office:value-type="float" office:value="0.5254920703" calcext:value-type="float">
            <text:p>0,5254920703</text:p>
          </table:table-cell>
        </table:table-row>
        <table:table-row table:style-name="ro1">
          <table:table-cell office:value-type="string" calcext:value-type="string">
            <text:p>01/01/19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2549211807865" calcext:value-type="float">
            <text:p>0,52549211807865</text:p>
          </table:table-cell>
          <table:table-cell office:value-type="float" office:value="0.5254920703" calcext:value-type="float">
            <text:p>0,5254920703</text:p>
          </table:table-cell>
        </table:table-row>
        <table:table-row table:style-name="ro1">
          <table:table-cell office:value-type="string" calcext:value-type="string">
            <text:p>01/02/1987</text:p>
          </table:table-cell>
          <table:table-cell table:number-columns-repeated="2" office:value-type="float" office:value="1.7068609023" calcext:value-type="float">
            <text:p>1,7068609023</text:p>
          </table:table-cell>
          <table:table-cell office:value-type="float" office:value="0.52549211807865" calcext:value-type="float">
            <text:p>0,52549211807865</text:p>
          </table:table-cell>
          <table:table-cell office:value-type="float" office:value="0.5254920703" calcext:value-type="float">
            <text:p>0,5254920703</text:p>
          </table:table-cell>
        </table:table-row>
        <table:table-row table:style-name="ro1">
          <table:table-cell office:value-type="string" calcext:value-type="string">
            <text:p>01/03/1987</text:p>
          </table:table-cell>
          <table:table-cell table:number-columns-repeated="2" office:value-type="float" office:value="1.1451461924" calcext:value-type="float">
            <text:p>1,1451461924</text:p>
          </table:table-cell>
          <table:table-cell office:value-type="float" office:value="0.30787049921323" calcext:value-type="float">
            <text:p>0,30787049921323</text:p>
          </table:table-cell>
          <table:table-cell office:value-type="float" office:value="0.3078704712" calcext:value-type="float">
            <text:p>0,3078704712</text:p>
          </table:table-cell>
        </table:table-row>
        <table:table-row table:style-name="ro1">
          <table:table-cell office:value-type="string" calcext:value-type="string">
            <text:p>01/04/1987</text:p>
          </table:table-cell>
          <table:table-cell table:number-columns-repeated="2" office:value-type="float" office:value="1.2095975381" calcext:value-type="float">
            <text:p>1,2095975381</text:p>
          </table:table-cell>
          <table:table-cell office:value-type="float" office:value="0.2688482058068" calcext:value-type="float">
            <text:p>0,2688482058068</text:p>
          </table:table-cell>
          <table:table-cell office:value-type="float" office:value="0.2688481814" calcext:value-type="float">
            <text:p>0,2688481814</text:p>
          </table:table-cell>
        </table:table-row>
        <table:table-row table:style-name="ro1">
          <table:table-cell office:value-type="string" calcext:value-type="string">
            <text:p>01/05/1987</text:p>
          </table:table-cell>
          <table:table-cell table:number-columns-repeated="2" office:value-type="float" office:value="1.2344172364" calcext:value-type="float">
            <text:p>1,2344172364</text:p>
          </table:table-cell>
          <table:table-cell office:value-type="float" office:value="0.22226252727754" calcext:value-type="float">
            <text:p>0,22226252727754</text:p>
          </table:table-cell>
          <table:table-cell office:value-type="float" office:value="0.2222625071" calcext:value-type="float">
            <text:p>0,2222625071</text:p>
          </table:table-cell>
        </table:table-row>
        <table:table-row table:style-name="ro1">
          <table:table-cell office:value-type="string" calcext:value-type="string">
            <text:p>01/06/1987</text:p>
          </table:table-cell>
          <table:table-cell table:number-columns-repeated="2" office:value-type="float" office:value="1.1802080314" calcext:value-type="float">
            <text:p>1,1802080314</text:p>
          </table:table-cell>
          <table:table-cell office:value-type="float" office:value="0.18005462069352" calcext:value-type="float">
            <text:p>0,18005462069352</text:p>
          </table:table-cell>
          <table:table-cell office:value-type="float" office:value="0.1800546043" calcext:value-type="float">
            <text:p>0,1800546043</text:p>
          </table:table-cell>
        </table:table-row>
        <table:table-row table:style-name="ro1">
          <table:table-cell office:value-type="string" calcext:value-type="string">
            <text:p>01/07/1987</text:p>
          </table:table-cell>
          <table:table-cell table:number-columns-repeated="2" office:value-type="float" office:value="1.0305056072" calcext:value-type="float">
            <text:p>1,0305056072</text:p>
          </table:table-cell>
          <table:table-cell office:value-type="float" office:value="0.15256176530161" calcext:value-type="float">
            <text:p>0,15256176530161</text:p>
          </table:table-cell>
          <table:table-cell office:value-type="float" office:value="0.1525617514" calcext:value-type="float">
            <text:p>0,1525617514</text:p>
          </table:table-cell>
        </table:table-row>
        <table:table-row table:style-name="ro1">
          <table:table-cell office:value-type="string" calcext:value-type="string">
            <text:p>01/08/1987</text:p>
          </table:table-cell>
          <table:table-cell table:number-columns-repeated="2" office:value-type="float" office:value="1.0636004978" calcext:value-type="float">
            <text:p>1,0636004978</text:p>
          </table:table-cell>
          <table:table-cell office:value-type="float" office:value="0.1480455460268" calcext:value-type="float">
            <text:p>0,1480455460268</text:p>
          </table:table-cell>
          <table:table-cell office:value-type="float" office:value="0.1480455326" calcext:value-type="float">
            <text:p>0,1480455326</text:p>
          </table:table-cell>
        </table:table-row>
        <table:table-row table:style-name="ro1">
          <table:table-cell office:value-type="string" calcext:value-type="string">
            <text:p>01/09/1987</text:p>
          </table:table-cell>
          <table:table-cell table:number-columns-repeated="2" office:value-type="float" office:value="1.0568099778" calcext:value-type="float">
            <text:p>1,0568099778</text:p>
          </table:table-cell>
          <table:table-cell office:value-type="float" office:value="0.1391928137802" calcext:value-type="float">
            <text:p>0,1391928137802</text:p>
          </table:table-cell>
          <table:table-cell office:value-type="float" office:value="0.1391928011" calcext:value-type="float">
            <text:p>0,1391928011</text:p>
          </table:table-cell>
        </table:table-row>
        <table:table-row table:style-name="ro1">
          <table:table-cell office:value-type="string" calcext:value-type="string">
            <text:p>01/10/1987</text:p>
          </table:table-cell>
          <table:table-cell table:number-columns-repeated="2" office:value-type="float" office:value="1.0917999576" calcext:value-type="float">
            <text:p>1,0917999576</text:p>
          </table:table-cell>
          <table:table-cell office:value-type="float" office:value="0.13171035162817" calcext:value-type="float">
            <text:p>0,13171035162817</text:p>
          </table:table-cell>
          <table:table-cell office:value-type="float" office:value="0.1317103396" calcext:value-type="float">
            <text:p>0,1317103396</text:p>
          </table:table-cell>
        </table:table-row>
        <table:table-row table:style-name="ro1">
          <table:table-cell office:value-type="string" calcext:value-type="string">
            <text:p>01/11/1987</text:p>
          </table:table-cell>
          <table:table-cell table:number-columns-repeated="2" office:value-type="float" office:value="1.1283982049" calcext:value-type="float">
            <text:p>1,1283982049</text:p>
          </table:table-cell>
          <table:table-cell office:value-type="float" office:value="0.1206359743022" calcext:value-type="float">
            <text:p>0,1206359743022</text:p>
          </table:table-cell>
          <table:table-cell office:value-type="float" office:value="0.1206359633" calcext:value-type="float">
            <text:p>0,1206359633</text:p>
          </table:table-cell>
        </table:table-row>
        <table:table-row table:style-name="ro1">
          <table:table-cell office:value-type="string" calcext:value-type="string">
            <text:p>01/12/1987</text:p>
          </table:table-cell>
          <table:table-cell table:number-columns-repeated="2" office:value-type="float" office:value="1.1413984971" calcext:value-type="float">
            <text:p>1,1413984971</text:p>
          </table:table-cell>
          <table:table-cell office:value-type="float" office:value="0.10690904485521" calcext:value-type="float">
            <text:p>0,10690904485521</text:p>
          </table:table-cell>
          <table:table-cell office:value-type="float" office:value="0.1069090351" calcext:value-type="float">
            <text:p>0,1069090351</text:p>
          </table:table-cell>
        </table:table-row>
        <table:table-row table:style-name="ro1">
          <table:table-cell office:value-type="string" calcext:value-type="string">
            <text:p>01/01/1988</text:p>
          </table:table-cell>
          <table:table-cell table:number-columns-repeated="2" office:value-type="float" office:value="1.1651087211" calcext:value-type="float">
            <text:p>1,1651087211</text:p>
          </table:table-cell>
          <table:table-cell office:value-type="float" office:value="0.09366496024556" calcext:value-type="float">
            <text:p>0,09366496024556</text:p>
          </table:table-cell>
          <table:table-cell office:value-type="float" office:value="0.0936649517" calcext:value-type="float">
            <text:p>0,0936649517</text:p>
          </table:table-cell>
        </table:table-row>
        <table:table-row table:style-name="ro1">
          <table:table-cell office:value-type="string" calcext:value-type="string">
            <text:p>01/02/1988</text:p>
          </table:table-cell>
          <table:table-cell table:number-columns-repeated="2" office:value-type="float" office:value="1.1796117901" calcext:value-type="float">
            <text:p>1,1796117901</text:p>
          </table:table-cell>
          <table:table-cell office:value-type="float" office:value="0.08039160513461" calcext:value-type="float">
            <text:p>0,08039160513461</text:p>
          </table:table-cell>
          <table:table-cell office:value-type="float" office:value="0.0803915978" calcext:value-type="float">
            <text:p>0,0803915978</text:p>
          </table:table-cell>
        </table:table-row>
        <table:table-row table:style-name="ro1">
          <table:table-cell office:value-type="string" calcext:value-type="string">
            <text:p>01/03/1988</text:p>
          </table:table-cell>
          <table:table-cell table:number-columns-repeated="2" office:value-type="float" office:value="1.1601009239" calcext:value-type="float">
            <text:p>1,1601009239</text:p>
          </table:table-cell>
          <table:table-cell office:value-type="float" office:value="0.06815089999041" calcext:value-type="float">
            <text:p>0,06815089999041</text:p>
          </table:table-cell>
          <table:table-cell office:value-type="float" office:value="0.0681508938" calcext:value-type="float">
            <text:p>0,0681508938</text:p>
          </table:table-cell>
        </table:table-row>
        <table:table-row table:style-name="ro1">
          <table:table-cell office:value-type="string" calcext:value-type="string">
            <text:p>01/04/1988</text:p>
          </table:table-cell>
          <table:table-cell table:number-columns-repeated="2" office:value-type="float" office:value="1.1927986804" calcext:value-type="float">
            <text:p>1,1927986804</text:p>
          </table:table-cell>
          <table:table-cell office:value-type="float" office:value="0.05874566478346" calcext:value-type="float">
            <text:p>0,05874566478346</text:p>
          </table:table-cell>
          <table:table-cell office:value-type="float" office:value="0.0587456594" calcext:value-type="float">
            <text:p>0,0587456594</text:p>
          </table:table-cell>
        </table:table-row>
        <table:table-row table:style-name="ro1">
          <table:table-cell office:value-type="string" calcext:value-type="string">
            <text:p>01/05/1988</text:p>
          </table:table-cell>
          <table:table-cell table:number-columns-repeated="2" office:value-type="float" office:value="1.1777991139" calcext:value-type="float">
            <text:p>1,1777991139</text:p>
          </table:table-cell>
          <table:table-cell office:value-type="float" office:value="0.04925027647059" calcext:value-type="float">
            <text:p>0,04925027647059</text:p>
          </table:table-cell>
          <table:table-cell office:value-type="float" office:value="0.049250272" calcext:value-type="float">
            <text:p>0,049250272</text:p>
          </table:table-cell>
        </table:table-row>
        <table:table-row table:style-name="ro1">
          <table:table-cell office:value-type="string" calcext:value-type="string">
            <text:p>01/06/1988</text:p>
          </table:table-cell>
          <table:table-cell table:number-columns-repeated="2" office:value-type="float" office:value="1.195300347" calcext:value-type="float">
            <text:p>1,195300347</text:p>
          </table:table-cell>
          <table:table-cell office:value-type="float" office:value="0.04181551496291" calcext:value-type="float">
            <text:p>0,04181551496291</text:p>
          </table:table-cell>
          <table:table-cell office:value-type="float" office:value="0.0418155112" calcext:value-type="float">
            <text:p>0,0418155112</text:p>
          </table:table-cell>
        </table:table-row>
        <table:table-row table:style-name="ro1">
          <table:table-cell office:value-type="string" calcext:value-type="string">
            <text:p>01/07/1988</text:p>
          </table:table-cell>
          <table:table-cell table:number-columns-repeated="2" office:value-type="float" office:value="1.2403989338" calcext:value-type="float">
            <text:p>1,2403989338</text:p>
          </table:table-cell>
          <table:table-cell office:value-type="float" office:value="0.03498327016123" calcext:value-type="float">
            <text:p>0,03498327016123</text:p>
          </table:table-cell>
          <table:table-cell office:value-type="float" office:value="0.034983267" calcext:value-type="float">
            <text:p>0,034983267</text:p>
          </table:table-cell>
        </table:table-row>
        <table:table-row table:style-name="ro1">
          <table:table-cell office:value-type="string" calcext:value-type="string">
            <text:p>01/08/1988</text:p>
          </table:table-cell>
          <table:table-cell table:number-columns-repeated="2" office:value-type="float" office:value="1.2065998144" calcext:value-type="float">
            <text:p>1,2065998144</text:p>
          </table:table-cell>
          <table:table-cell office:value-type="float" office:value="0.02820324107669" calcext:value-type="float">
            <text:p>0,02820324107669</text:p>
          </table:table-cell>
          <table:table-cell office:value-type="float" office:value="0.0282032385" calcext:value-type="float">
            <text:p>0,0282032385</text:p>
          </table:table-cell>
        </table:table-row>
        <table:table-row table:style-name="ro1">
          <table:table-cell office:value-type="string" calcext:value-type="string">
            <text:p>01/09/1988</text:p>
          </table:table-cell>
          <table:table-cell table:number-columns-repeated="2" office:value-type="float" office:value="1.2400984925" calcext:value-type="float">
            <text:p>1,2400984925</text:p>
          </table:table-cell>
          <table:table-cell office:value-type="float" office:value="0.02337414670556" calcext:value-type="float">
            <text:p>0,02337414670556</text:p>
          </table:table-cell>
          <table:table-cell office:value-type="float" office:value="0.0233741446" calcext:value-type="float">
            <text:p>0,0233741446</text:p>
          </table:table-cell>
        </table:table-row>
        <table:table-row table:style-name="ro1">
          <table:table-cell office:value-type="string" calcext:value-type="string">
            <text:p>01/10/1988</text:p>
          </table:table-cell>
          <table:table-cell table:number-columns-repeated="2" office:value-type="float" office:value="1.2724995702" calcext:value-type="float">
            <text:p>1,2724995702</text:p>
          </table:table-cell>
          <table:table-cell office:value-type="float" office:value="0.0188486211756" calcext:value-type="float">
            <text:p>0,0188486211756</text:p>
          </table:table-cell>
          <table:table-cell office:value-type="float" office:value="0.0188486195" calcext:value-type="float">
            <text:p>0,0188486195</text:p>
          </table:table-cell>
        </table:table-row>
        <table:table-row table:style-name="ro1">
          <table:table-cell office:value-type="string" calcext:value-type="string">
            <text:p>01/11/1988</text:p>
          </table:table-cell>
          <table:table-cell table:number-columns-repeated="2" office:value-type="float" office:value="1.269200711" calcext:value-type="float">
            <text:p>1,269200711</text:p>
          </table:table-cell>
          <table:table-cell office:value-type="float" office:value="0.01481228097597" calcext:value-type="float">
            <text:p>0,01481228097597</text:p>
          </table:table-cell>
          <table:table-cell office:value-type="float" office:value="0.0148122796" calcext:value-type="float">
            <text:p>0,0148122796</text:p>
          </table:table-cell>
        </table:table-row>
        <table:table-row table:style-name="ro1">
          <table:table-cell office:value-type="string" calcext:value-type="string">
            <text:p>01/12/1988</text:p>
          </table:table-cell>
          <table:table-cell table:number-columns-repeated="2" office:value-type="float" office:value="1.287900578" calcext:value-type="float">
            <text:p>1,287900578</text:p>
          </table:table-cell>
          <table:table-cell office:value-type="float" office:value="0.01167055836606" calcext:value-type="float">
            <text:p>0,01167055836606</text:p>
          </table:table-cell>
          <table:table-cell office:value-type="float" office:value="0.0116705573" calcext:value-type="float">
            <text:p>0,0116705573</text:p>
          </table:table-cell>
        </table:table-row>
        <table:table-row table:style-name="ro1">
          <table:table-cell office:value-type="string" calcext:value-type="string">
            <text:p>01/01/1989</text:p>
          </table:table-cell>
          <table:table-cell table:number-columns-repeated="2" office:value-type="float" office:value="1.4272" calcext:value-type="float">
            <text:p>1,4272</text:p>
          </table:table-cell>
          <table:table-cell office:value-type="float" office:value="9.06169200124071" calcext:value-type="float">
            <text:p>9,06169200124071</text:p>
          </table:table-cell>
          <table:table-cell office:value-type="float" office:value="9.061691177" calcext:value-type="float">
            <text:p>9,061691177</text:p>
          </table:table-cell>
        </table:table-row>
        <table:table-row table:style-name="ro1">
          <table:table-cell office:value-type="string" calcext:value-type="string">
            <text:p>01/02/1989</text:p>
          </table:table-cell>
          <table:table-cell table:number-columns-repeated="2" office:value-type="float" office:value="1.1014" calcext:value-type="float">
            <text:p>1,1014</text:p>
          </table:table-cell>
          <table:table-cell office:value-type="float" office:value="6.34927970938951" calcext:value-type="float">
            <text:p>6,34927970938951</text:p>
          </table:table-cell>
          <table:table-cell office:value-type="float" office:value="6.3492791319" calcext:value-type="float">
            <text:p>6,3492791319</text:p>
          </table:table-cell>
        </table:table-row>
        <table:table-row table:style-name="ro1">
          <table:table-cell office:value-type="string" calcext:value-type="string">
            <text:p>01/03/1989</text:p>
          </table:table-cell>
          <table:table-cell table:number-columns-repeated="2" office:value-type="float" office:value="1.0609073359" calcext:value-type="float">
            <text:p>1,0609073359</text:p>
          </table:table-cell>
          <table:table-cell office:value-type="float" office:value="5.76473552695615" calcext:value-type="float">
            <text:p>5,76473552695615</text:p>
          </table:table-cell>
          <table:table-cell office:value-type="float" office:value="5.7647350026" calcext:value-type="float">
            <text:p>5,7647350026</text:p>
          </table:table-cell>
        </table:table-row>
        <table:table-row table:style-name="ro1">
          <table:table-cell office:value-type="string" calcext:value-type="string">
            <text:p>01/04/1989</text:p>
          </table:table-cell>
          <table:table-cell table:number-columns-repeated="2" office:value-type="float" office:value="1.0730597762" calcext:value-type="float">
            <text:p>1,0730597762</text:p>
          </table:table-cell>
          <table:table-cell office:value-type="float" office:value="5.43377855151294" calcext:value-type="float">
            <text:p>5,43377855151294</text:p>
          </table:table-cell>
          <table:table-cell office:value-type="float" office:value="5.4337780572" calcext:value-type="float">
            <text:p>5,4337780572</text:p>
          </table:table-cell>
        </table:table-row>
        <table:table-row table:style-name="ro1">
          <table:table-cell office:value-type="string" calcext:value-type="string">
            <text:p>01/05/1989</text:p>
          </table:table-cell>
          <table:table-cell table:number-columns-repeated="2" office:value-type="float" office:value="1.0993725623" calcext:value-type="float">
            <text:p>1,0993725623</text:p>
          </table:table-cell>
          <table:table-cell office:value-type="float" office:value="5.06381720015212" calcext:value-type="float">
            <text:p>5,06381720015212</text:p>
          </table:table-cell>
          <table:table-cell office:value-type="float" office:value="5.0638167396" calcext:value-type="float">
            <text:p>5,0638167396</text:p>
          </table:table-cell>
        </table:table-row>
        <table:table-row table:style-name="ro1">
          <table:table-cell office:value-type="string" calcext:value-type="string">
            <text:p>01/06/1989</text:p>
          </table:table-cell>
          <table:table-cell table:number-columns-repeated="2" office:value-type="float" office:value="1.2483418171" calcext:value-type="float">
            <text:p>1,2483418171</text:p>
          </table:table-cell>
          <table:table-cell office:value-type="float" office:value="4.60609749033402" calcext:value-type="float">
            <text:p>4,60609749033402</text:p>
          </table:table-cell>
          <table:table-cell office:value-type="float" office:value="4.6060970713" calcext:value-type="float">
            <text:p>4,6060970713</text:p>
          </table:table-cell>
        </table:table-row>
        <table:table-row table:style-name="ro1">
          <table:table-cell office:value-type="string" calcext:value-type="string">
            <text:p>01/07/1989</text:p>
          </table:table-cell>
          <table:table-cell table:number-columns-repeated="2" office:value-type="float" office:value="1.2875942172" calcext:value-type="float">
            <text:p>1,2875942172</text:p>
          </table:table-cell>
          <table:table-cell office:value-type="float" office:value="3.68977264659319" calcext:value-type="float">
            <text:p>3,68977264659319</text:p>
          </table:table-cell>
          <table:table-cell office:value-type="float" office:value="3.6897723111" calcext:value-type="float">
            <text:p>3,6897723111</text:p>
          </table:table-cell>
        </table:table-row>
        <table:table-row table:style-name="ro1">
          <table:table-cell office:value-type="string" calcext:value-type="string">
            <text:p>01/08/1989</text:p>
          </table:table-cell>
          <table:table-cell table:number-columns-repeated="2" office:value-type="float" office:value="1.2934120244" calcext:value-type="float">
            <text:p>1,2934120244</text:p>
          </table:table-cell>
          <table:table-cell office:value-type="float" office:value="2.86563312983571" calcext:value-type="float">
            <text:p>2,86563312983571</text:p>
          </table:table-cell>
          <table:table-cell office:value-type="float" office:value="2.8656328692" calcext:value-type="float">
            <text:p>2,8656328692</text:p>
          </table:table-cell>
        </table:table-row>
        <table:table-row table:style-name="ro1">
          <table:table-cell office:value-type="string" calcext:value-type="string">
            <text:p>01/09/1989</text:p>
          </table:table-cell>
          <table:table-cell table:number-columns-repeated="2" office:value-type="float" office:value="1.359511797" calcext:value-type="float">
            <text:p>1,359511797</text:p>
          </table:table-cell>
          <table:table-cell office:value-type="float" office:value="2.2155609162247" calcext:value-type="float">
            <text:p>2,2155609162247</text:p>
          </table:table-cell>
          <table:table-cell office:value-type="float" office:value="2.2155607148" calcext:value-type="float">
            <text:p>2,2155607148</text:p>
          </table:table-cell>
        </table:table-row>
        <table:table-row table:style-name="ro1">
          <table:table-cell office:value-type="string" calcext:value-type="string">
            <text:p>01/10/1989</text:p>
          </table:table-cell>
          <table:table-cell table:number-columns-repeated="2" office:value-type="float" office:value="1.3762108767" calcext:value-type="float">
            <text:p>1,3762108767</text:p>
          </table:table-cell>
          <table:table-cell office:value-type="float" office:value="1.62967391758845" calcext:value-type="float">
            <text:p>1,62967391758845</text:p>
          </table:table-cell>
          <table:table-cell office:value-type="float" office:value="1.6296737694" calcext:value-type="float">
            <text:p>1,6296737694</text:p>
          </table:table-cell>
        </table:table-row>
        <table:table-row table:style-name="ro1">
          <table:table-cell office:value-type="string" calcext:value-type="string">
            <text:p>01/11/1989</text:p>
          </table:table-cell>
          <table:table-cell table:number-columns-repeated="2" office:value-type="float" office:value="1.4142047032" calcext:value-type="float">
            <text:p>1,4142047032</text:p>
          </table:table-cell>
          <table:table-cell office:value-type="float" office:value="1.18417456596203" calcext:value-type="float">
            <text:p>1,18417456596203</text:p>
          </table:table-cell>
          <table:table-cell office:value-type="float" office:value="1.1841744582" calcext:value-type="float">
            <text:p>1,1841744582</text:p>
          </table:table-cell>
        </table:table-row>
        <table:table-row table:style-name="ro1">
          <table:table-cell office:value-type="string" calcext:value-type="string">
            <text:p>01/12/1989</text:p>
          </table:table-cell>
          <table:table-cell table:number-columns-repeated="2" office:value-type="float" office:value="1.535499972" calcext:value-type="float">
            <text:p>1,535499972</text:p>
          </table:table-cell>
          <table:table-cell office:value-type="float" office:value="0.83734311113697" calcext:value-type="float">
            <text:p>0,83734311113697</text:p>
          </table:table-cell>
          <table:table-cell office:value-type="float" office:value="0.837343035" calcext:value-type="float">
            <text:p>0,837343035</text:p>
          </table:table-cell>
        </table:table-row>
        <table:table-row table:style-name="ro1">
          <table:table-cell office:value-type="string" calcext:value-type="string">
            <text:p>01/01/1990</text:p>
          </table:table-cell>
          <table:table-cell table:number-columns-repeated="2" office:value-type="float" office:value="1.5610949798" calcext:value-type="float">
            <text:p>1,5610949798</text:p>
          </table:table-cell>
          <table:table-cell office:value-type="float" office:value="0.54532277851254" calcext:value-type="float">
            <text:p>0,54532277851254</text:p>
          </table:table-cell>
          <table:table-cell office:value-type="float" office:value="0.5453227289" calcext:value-type="float">
            <text:p>0,5453227289</text:p>
          </table:table-cell>
        </table:table-row>
        <table:table-row table:style-name="ro1">
          <table:table-cell office:value-type="string" calcext:value-type="string">
            <text:p>01/02/1990</text:p>
          </table:table-cell>
          <table:table-cell table:number-columns-repeated="2" office:value-type="float" office:value="1.7278028637" calcext:value-type="float">
            <text:p>1,7278028637</text:p>
          </table:table-cell>
          <table:table-cell office:value-type="float" office:value="0.34932069193023" calcext:value-type="float">
            <text:p>0,34932069193023</text:p>
          </table:table-cell>
          <table:table-cell office:value-type="float" office:value="0.3493206602" calcext:value-type="float">
            <text:p>0,3493206602</text:p>
          </table:table-cell>
        </table:table-row>
        <table:table-row table:style-name="ro1">
          <table:table-cell office:value-type="string" calcext:value-type="string">
            <text:p>01/03/1990</text:p>
          </table:table-cell>
          <table:table-cell table:number-columns-repeated="2" office:value-type="float" office:value="1.8432" calcext:value-type="float">
            <text:p>1,8432</text:p>
          </table:table-cell>
          <table:table-cell office:value-type="float" office:value="0.20217624317521" calcext:value-type="float">
            <text:p>0,20217624317521</text:p>
          </table:table-cell>
          <table:table-cell office:value-type="float" office:value="0.2021762248" calcext:value-type="float">
            <text:p>0,2021762248</text:p>
          </table:table-cell>
        </table:table-row>
        <table:table-row table:style-name="ro1">
          <table:table-cell office:value-type="string" calcext:value-type="string">
            <text:p>01/04/1990</text:p>
          </table:table-cell>
          <table:table-cell table:number-columns-repeated="2" office:value-type="float" office:value="1.448" calcext:value-type="float">
            <text:p>1,448</text:p>
          </table:table-cell>
          <table:table-cell office:value-type="float" office:value="0.10968763193099" calcext:value-type="float">
            <text:p>0,10968763193099</text:p>
          </table:table-cell>
          <table:table-cell office:value-type="float" office:value="0.109687622" calcext:value-type="float">
            <text:p>0,109687622</text:p>
          </table:table-cell>
        </table:table-row>
        <table:table-row table:style-name="ro1">
          <table:table-cell office:value-type="string" calcext:value-type="string">
            <text:p>01/05/1990</text:p>
          </table:table-cell>
          <table:table-cell table:number-columns-repeated="2" office:value-type="float" office:value="1.0787" calcext:value-type="float">
            <text:p>1,0787</text:p>
          </table:table-cell>
          <table:table-cell office:value-type="float" office:value="0.07575112702417" calcext:value-type="float">
            <text:p>0,07575112702417</text:p>
          </table:table-cell>
          <table:table-cell office:value-type="float" office:value="0.0757511201" calcext:value-type="float">
            <text:p>0,0757511201</text:p>
          </table:table-cell>
        </table:table-row>
        <table:table-row table:style-name="ro1">
          <table:table-cell office:value-type="string" calcext:value-type="string">
            <text:p>01/06/1990</text:p>
          </table:table-cell>
          <table:table-cell table:number-columns-repeated="2" office:value-type="float" office:value="1.0955" calcext:value-type="float">
            <text:p>1,0955</text:p>
          </table:table-cell>
          <table:table-cell office:value-type="float" office:value="0.07022446187463" calcext:value-type="float">
            <text:p>0,07022446187463</text:p>
          </table:table-cell>
          <table:table-cell office:value-type="float" office:value="0.0702244555" calcext:value-type="float">
            <text:p>0,0702244555</text:p>
          </table:table-cell>
        </table:table-row>
        <table:table-row table:style-name="ro1">
          <table:table-cell office:value-type="string" calcext:value-type="string">
            <text:p>01/07/1990</text:p>
          </table:table-cell>
          <table:table-cell table:number-columns-repeated="2" office:value-type="float" office:value="1.1292" calcext:value-type="float">
            <text:p>1,1292</text:p>
          </table:table-cell>
          <table:table-cell office:value-type="float" office:value="0.06410265803253" calcext:value-type="float">
            <text:p>0,06410265803253</text:p>
          </table:table-cell>
          <table:table-cell office:value-type="float" office:value="0.0641026522" calcext:value-type="float">
            <text:p>0,0641026522</text:p>
          </table:table-cell>
        </table:table-row>
        <table:table-row table:style-name="ro1">
          <table:table-cell office:value-type="string" calcext:value-type="string">
            <text:p>01/08/1990</text:p>
          </table:table-cell>
          <table:table-cell table:number-columns-repeated="2" office:value-type="float" office:value="1.1203" calcext:value-type="float">
            <text:p>1,1203</text:p>
          </table:table-cell>
          <table:table-cell office:value-type="float" office:value="0.05676820583823" calcext:value-type="float">
            <text:p>0,05676820583823</text:p>
          </table:table-cell>
          <table:table-cell office:value-type="float" office:value="0.0567682007" calcext:value-type="float">
            <text:p>0,0567682007</text:p>
          </table:table-cell>
        </table:table-row>
        <table:table-row table:style-name="ro1">
          <table:table-cell office:value-type="string" calcext:value-type="string">
            <text:p>01/09/1990</text:p>
          </table:table-cell>
          <table:table-cell table:number-columns-repeated="2" office:value-type="float" office:value="1.1276" calcext:value-type="float">
            <text:p>1,1276</text:p>
          </table:table-cell>
          <table:table-cell office:value-type="float" office:value="0.05067232512562" calcext:value-type="float">
            <text:p>0,05067232512562</text:p>
          </table:table-cell>
          <table:table-cell office:value-type="float" office:value="0.0506723205" calcext:value-type="float">
            <text:p>0,0506723205</text:p>
          </table:table-cell>
        </table:table-row>
        <table:table-row table:style-name="ro1">
          <table:table-cell office:value-type="string" calcext:value-type="string">
            <text:p>01/10/1990</text:p>
          </table:table-cell>
          <table:table-cell table:number-columns-repeated="2" office:value-type="float" office:value="1.142" calcext:value-type="float">
            <text:p>1,142</text:p>
          </table:table-cell>
          <table:table-cell office:value-type="float" office:value="0.04493820958285" calcext:value-type="float">
            <text:p>0,04493820958285</text:p>
          </table:table-cell>
          <table:table-cell office:value-type="float" office:value="0.0449382055" calcext:value-type="float">
            <text:p>0,0449382055</text:p>
          </table:table-cell>
        </table:table-row>
        <table:table-row table:style-name="ro1">
          <table:table-cell office:value-type="string" calcext:value-type="string">
            <text:p>01/11/1990</text:p>
          </table:table-cell>
          <table:table-cell table:number-columns-repeated="2" office:value-type="float" office:value="1.1558" calcext:value-type="float">
            <text:p>1,1558</text:p>
          </table:table-cell>
          <table:table-cell office:value-type="float" office:value="0.03935044621965" calcext:value-type="float">
            <text:p>0,03935044621965</text:p>
          </table:table-cell>
          <table:table-cell office:value-type="float" office:value="0.0393504426" calcext:value-type="float">
            <text:p>0,0393504426</text:p>
          </table:table-cell>
        </table:table-row>
        <table:table-row table:style-name="ro1">
          <table:table-cell office:value-type="string" calcext:value-type="string">
            <text:p>01/12/1990</text:p>
          </table:table-cell>
          <table:table-cell table:number-columns-repeated="2" office:value-type="float" office:value="1.183" calcext:value-type="float">
            <text:p>1,183</text:p>
          </table:table-cell>
          <table:table-cell office:value-type="float" office:value="0.03404606871401" calcext:value-type="float">
            <text:p>0,03404606871401</text:p>
          </table:table-cell>
          <table:table-cell office:value-type="float" office:value="0.0340460656" calcext:value-type="float">
            <text:p>0,0340460656</text:p>
          </table:table-cell>
        </table:table-row>
        <table:table-row table:style-name="ro1">
          <table:table-cell office:value-type="string" calcext:value-type="string">
            <text:p>01/01/1991</text:p>
          </table:table-cell>
          <table:table-cell table:number-columns-repeated="2" office:value-type="float" office:value="1.1991" calcext:value-type="float">
            <text:p>1,1991</text:p>
          </table:table-cell>
          <table:table-cell office:value-type="float" office:value="0.02877943255622" calcext:value-type="float">
            <text:p>0,02877943255622</text:p>
          </table:table-cell>
          <table:table-cell office:value-type="float" office:value="0.0287794299" calcext:value-type="float">
            <text:p>0,0287794299</text:p>
          </table:table-cell>
        </table:table-row>
        <table:table-row table:style-name="ro1">
          <table:table-cell office:value-type="string" calcext:value-type="string">
            <text:p>01/02/1991</text:p>
          </table:table-cell>
          <table:table-cell table:number-columns-repeated="2" office:value-type="float" office:value="1.2187" calcext:value-type="float">
            <text:p>1,2187</text:p>
          </table:table-cell>
          <table:table-cell office:value-type="float" office:value="0.02400086110935" calcext:value-type="float">
            <text:p>0,02400086110935</text:p>
          </table:table-cell>
          <table:table-cell office:value-type="float" office:value="0.0240008589" calcext:value-type="float">
            <text:p>0,0240008589</text:p>
          </table:table-cell>
        </table:table-row>
        <table:table-row table:style-name="ro1">
          <table:table-cell office:value-type="string" calcext:value-type="string">
            <text:p>01/03/1991</text:p>
          </table:table-cell>
          <table:table-cell table:number-columns-repeated="2" office:value-type="float" office:value="1.1179" calcext:value-type="float">
            <text:p>1,1179</text:p>
          </table:table-cell>
          <table:table-cell office:value-type="float" office:value="0.01969382219525" calcext:value-type="float">
            <text:p>0,01969382219525</text:p>
          </table:table-cell>
          <table:table-cell office:value-type="float" office:value="0.0196938204" calcext:value-type="float">
            <text:p>0,0196938204</text:p>
          </table:table-cell>
        </table:table-row>
        <table:table-row table:style-name="ro1">
          <table:table-cell office:value-type="string" calcext:value-type="string">
            <text:p>01/04/1991</text:p>
          </table:table-cell>
          <table:table-cell table:number-columns-repeated="2" office:value-type="float" office:value="1.0501" calcext:value-type="float">
            <text:p>1,0501</text:p>
          </table:table-cell>
          <table:table-cell office:value-type="float" office:value="0.01761680131966" calcext:value-type="float">
            <text:p>0,01761680131966</text:p>
          </table:table-cell>
          <table:table-cell office:value-type="float" office:value="0.0176167997" calcext:value-type="float">
            <text:p>0,0176167997</text:p>
          </table:table-cell>
        </table:table-row>
        <table:table-row table:style-name="ro1">
          <table:table-cell office:value-type="string" calcext:value-type="string">
            <text:p>01/05/1991</text:p>
          </table:table-cell>
          <table:table-cell table:number-columns-repeated="2" office:value-type="float" office:value="1.0668" calcext:value-type="float">
            <text:p>1,0668</text:p>
          </table:table-cell>
          <table:table-cell office:value-type="float" office:value="0.01677630827508" calcext:value-type="float">
            <text:p>0,01677630827508</text:p>
          </table:table-cell>
          <table:table-cell office:value-type="float" office:value="0.0167763067" calcext:value-type="float">
            <text:p>0,0167763067</text:p>
          </table:table-cell>
        </table:table-row>
        <table:table-row table:style-name="ro1">
          <table:table-cell office:value-type="string" calcext:value-type="string">
            <text:p>01/06/1991</text:p>
          </table:table-cell>
          <table:table-cell table:number-columns-repeated="2" office:value-type="float" office:value="1.1083" calcext:value-type="float">
            <text:p>1,1083</text:p>
          </table:table-cell>
          <table:table-cell office:value-type="float" office:value="0.01572582327998" calcext:value-type="float">
            <text:p>0,01572582327998</text:p>
          </table:table-cell>
          <table:table-cell office:value-type="float" office:value="0.0157258218" calcext:value-type="float">
            <text:p>0,0157258218</text:p>
          </table:table-cell>
        </table:table-row>
        <table:table-row table:style-name="ro1">
          <table:table-cell office:value-type="string" calcext:value-type="string">
            <text:p>01/07/1991</text:p>
          </table:table-cell>
          <table:table-cell table:number-columns-repeated="2" office:value-type="float" office:value="1.1214" calcext:value-type="float">
            <text:p>1,1214</text:p>
          </table:table-cell>
          <table:table-cell office:value-type="float" office:value="0.01418913947485" calcext:value-type="float">
            <text:p>0,01418913947485</text:p>
          </table:table-cell>
          <table:table-cell office:value-type="float" office:value="0.0141891382" calcext:value-type="float">
            <text:p>0,0141891382</text:p>
          </table:table-cell>
        </table:table-row>
        <table:table-row table:style-name="ro1">
          <table:table-cell office:value-type="string" calcext:value-type="string">
            <text:p>01/08/1991</text:p>
          </table:table-cell>
          <table:table-cell table:number-columns-repeated="2" office:value-type="float" office:value="1.1562" calcext:value-type="float">
            <text:p>1,1562</text:p>
          </table:table-cell>
          <table:table-cell office:value-type="float" office:value="0.01265305820836" calcext:value-type="float">
            <text:p>0,01265305820836</text:p>
          </table:table-cell>
          <table:table-cell office:value-type="float" office:value="0.0126530571" calcext:value-type="float">
            <text:p>0,0126530571</text:p>
          </table:table-cell>
        </table:table-row>
        <table:table-row table:style-name="ro1">
          <table:table-cell office:value-type="string" calcext:value-type="string">
            <text:p>01/09/1991</text:p>
          </table:table-cell>
          <table:table-cell table:number-columns-repeated="2" office:value-type="float" office:value="1.1562" calcext:value-type="float">
            <text:p>1,1562</text:p>
          </table:table-cell>
          <table:table-cell office:value-type="float" office:value="0.01094365871679" calcext:value-type="float">
            <text:p>0,01094365871679</text:p>
          </table:table-cell>
          <table:table-cell office:value-type="float" office:value="0.0109436577" calcext:value-type="float">
            <text:p>0,0109436577</text:p>
          </table:table-cell>
        </table:table-row>
        <table:table-row table:style-name="ro1">
          <table:table-cell office:value-type="string" calcext:value-type="string">
            <text:p>01/10/1991</text:p>
          </table:table-cell>
          <table:table-cell table:number-columns-repeated="2" office:value-type="float" office:value="1.2108" calcext:value-type="float">
            <text:p>1,2108</text:p>
          </table:table-cell>
          <table:table-cell office:value-type="float" office:value="0.00946519522297" calcext:value-type="float">
            <text:p>0,00946519522297</text:p>
          </table:table-cell>
          <table:table-cell office:value-type="float" office:value="0.0094651944" calcext:value-type="float">
            <text:p>0,0094651944</text:p>
          </table:table-cell>
        </table:table-row>
        <table:table-row table:style-name="ro1">
          <table:table-cell office:value-type="string" calcext:value-type="string">
            <text:p>01/11/1991</text:p>
          </table:table-cell>
          <table:table-cell table:number-columns-repeated="2" office:value-type="float" office:value="1.2648" calcext:value-type="float">
            <text:p>1,2648</text:p>
          </table:table-cell>
          <table:table-cell office:value-type="float" office:value="0.00781730692349" calcext:value-type="float">
            <text:p>0,00781730692349</text:p>
          </table:table-cell>
          <table:table-cell office:value-type="float" office:value="0.0078173062" calcext:value-type="float">
            <text:p>0,0078173062</text:p>
          </table:table-cell>
        </table:table-row>
        <table:table-row table:style-name="ro1">
          <table:table-cell office:value-type="string" calcext:value-type="string">
            <text:p>01/12/1991</text:p>
          </table:table-cell>
          <table:table-cell table:number-columns-repeated="2" office:value-type="float" office:value="1.2415" calcext:value-type="float">
            <text:p>1,2415</text:p>
          </table:table-cell>
          <table:table-cell office:value-type="float" office:value="0.00618066644805" calcext:value-type="float">
            <text:p>0,00618066644805</text:p>
          </table:table-cell>
          <table:table-cell office:value-type="float" office:value="0.0061806659" calcext:value-type="float">
            <text:p>0,0061806659</text:p>
          </table:table-cell>
        </table:table-row>
        <table:table-row table:style-name="ro1">
          <table:table-cell office:value-type="string" calcext:value-type="string">
            <text:p>01/01/1992</text:p>
          </table:table-cell>
          <table:table-cell table:number-columns-repeated="2" office:value-type="float" office:value="1.2592" calcext:value-type="float">
            <text:p>1,2592</text:p>
          </table:table-cell>
          <table:table-cell office:value-type="float" office:value="0.00497838618449" calcext:value-type="float">
            <text:p>0,00497838618449</text:p>
          </table:table-cell>
          <table:table-cell office:value-type="float" office:value="0.0049783857" calcext:value-type="float">
            <text:p>0,0049783857</text:p>
          </table:table-cell>
        </table:table-row>
        <table:table-row table:style-name="ro1">
          <table:table-cell office:value-type="string" calcext:value-type="string">
            <text:p>01/02/1992</text:p>
          </table:table-cell>
          <table:table-cell table:number-columns-repeated="2" office:value-type="float" office:value="1.2448" calcext:value-type="float">
            <text:p>1,2448</text:p>
          </table:table-cell>
          <table:table-cell office:value-type="float" office:value="0.00395361037523" calcext:value-type="float">
            <text:p>0,00395361037523</text:p>
          </table:table-cell>
          <table:table-cell office:value-type="float" office:value="0.00395361" calcext:value-type="float">
            <text:p>0,00395361</text:p>
          </table:table-cell>
        </table:table-row>
        <table:table-row table:style-name="ro1">
          <table:table-cell office:value-type="string" calcext:value-type="string">
            <text:p>01/03/1992</text:p>
          </table:table-cell>
          <table:table-cell table:number-columns-repeated="2" office:value-type="float" office:value="1.2162" calcext:value-type="float">
            <text:p>1,2162</text:p>
          </table:table-cell>
          <table:table-cell office:value-type="float" office:value="0.00317610087985" calcext:value-type="float">
            <text:p>0,00317610087985</text:p>
          </table:table-cell>
          <table:table-cell office:value-type="float" office:value="0.0031761006" calcext:value-type="float">
            <text:p>0,0031761006</text:p>
          </table:table-cell>
        </table:table-row>
        <table:table-row table:style-name="ro1">
          <table:table-cell office:value-type="string" calcext:value-type="string">
            <text:p>01/04/1992</text:p>
          </table:table-cell>
          <table:table-cell table:number-columns-repeated="2" office:value-type="float" office:value="1.2084" calcext:value-type="float">
            <text:p>1,2084</text:p>
          </table:table-cell>
          <table:table-cell office:value-type="float" office:value="0.00261149554337" calcext:value-type="float">
            <text:p>0,00261149554337</text:p>
          </table:table-cell>
          <table:table-cell office:value-type="float" office:value="0.0026114953" calcext:value-type="float">
            <text:p>0,0026114953</text:p>
          </table:table-cell>
        </table:table-row>
        <table:table-row table:style-name="ro1">
          <table:table-cell office:value-type="string" calcext:value-type="string">
            <text:p>01/05/1992</text:p>
          </table:table-cell>
          <table:table-cell table:number-columns-repeated="2" office:value-type="float" office:value="1.245" calcext:value-type="float">
            <text:p>1,245</text:p>
          </table:table-cell>
          <table:table-cell office:value-type="float" office:value="0.00216111845694" calcext:value-type="float">
            <text:p>0,00216111845694</text:p>
          </table:table-cell>
          <table:table-cell office:value-type="float" office:value="0.0021611183" calcext:value-type="float">
            <text:p>0,0021611183</text:p>
          </table:table-cell>
        </table:table-row>
        <table:table-row table:style-name="ro1">
          <table:table-cell office:value-type="string" calcext:value-type="string">
            <text:p>01/06/1992</text:p>
          </table:table-cell>
          <table:table-cell table:number-columns-repeated="2" office:value-type="float" office:value="1.2085" calcext:value-type="float">
            <text:p>1,2085</text:p>
          </table:table-cell>
          <table:table-cell office:value-type="float" office:value="0.00173583811803" calcext:value-type="float">
            <text:p>0,00173583811803</text:p>
          </table:table-cell>
          <table:table-cell office:value-type="float" office:value="0.001735838" calcext:value-type="float">
            <text:p>0,001735838</text:p>
          </table:table-cell>
        </table:table-row>
        <table:table-row table:style-name="ro1">
          <table:table-cell office:value-type="string" calcext:value-type="string">
            <text:p>01/07/1992</text:p>
          </table:table-cell>
          <table:table-cell table:number-columns-repeated="2" office:value-type="float" office:value="1.2208" calcext:value-type="float">
            <text:p>1,2208</text:p>
          </table:table-cell>
          <table:table-cell office:value-type="float" office:value="0.0014363575656" calcext:value-type="float">
            <text:p>0,0014363575656</text:p>
          </table:table-cell>
          <table:table-cell office:value-type="float" office:value="0.0014363574" calcext:value-type="float">
            <text:p>0,0014363574</text:p>
          </table:table-cell>
        </table:table-row>
        <table:table-row table:style-name="ro1">
          <table:table-cell office:value-type="string" calcext:value-type="string">
            <text:p>01/08/1992</text:p>
          </table:table-cell>
          <table:table-cell table:number-columns-repeated="2" office:value-type="float" office:value="1.2238" calcext:value-type="float">
            <text:p>1,2238</text:p>
          </table:table-cell>
          <table:table-cell office:value-type="float" office:value="0.00117657074508" calcext:value-type="float">
            <text:p>0,00117657074508</text:p>
          </table:table-cell>
          <table:table-cell office:value-type="float" office:value="0.0011765706" calcext:value-type="float">
            <text:p>0,0011765706</text:p>
          </table:table-cell>
        </table:table-row>
        <table:table-row table:style-name="ro1">
          <table:table-cell office:value-type="string" calcext:value-type="string">
            <text:p>01/09/1992</text:p>
          </table:table-cell>
          <table:table-cell table:number-columns-repeated="2" office:value-type="float" office:value="1.2398" calcext:value-type="float">
            <text:p>1,2398</text:p>
          </table:table-cell>
          <table:table-cell office:value-type="float" office:value="0.00096140770149" calcext:value-type="float">
            <text:p>0,00096140770149</text:p>
          </table:table-cell>
          <table:table-cell office:value-type="float" office:value="0.0009614076" calcext:value-type="float">
            <text:p>0,0009614076</text:p>
          </table:table-cell>
        </table:table-row>
        <table:table-row table:style-name="ro1">
          <table:table-cell office:value-type="string" calcext:value-type="string">
            <text:p>01/10/1992</text:p>
          </table:table-cell>
          <table:table-cell table:number-columns-repeated="2" office:value-type="float" office:value="1.2607" calcext:value-type="float">
            <text:p>1,2607</text:p>
          </table:table-cell>
          <table:table-cell office:value-type="float" office:value="0.00077545386473" calcext:value-type="float">
            <text:p>0,00077545386473</text:p>
          </table:table-cell>
          <table:table-cell office:value-type="float" office:value="0.0007754538" calcext:value-type="float">
            <text:p>0,0007754538</text:p>
          </table:table-cell>
        </table:table-row>
        <table:table-row table:style-name="ro1">
          <table:table-cell office:value-type="string" calcext:value-type="string">
            <text:p>01/11/1992</text:p>
          </table:table-cell>
          <table:table-cell table:number-columns-repeated="2" office:value-type="float" office:value="1.2289" calcext:value-type="float">
            <text:p>1,2289</text:p>
          </table:table-cell>
          <table:table-cell office:value-type="float" office:value="0.00061509785415" calcext:value-type="float">
            <text:p>0,00061509785415</text:p>
          </table:table-cell>
          <table:table-cell office:value-type="float" office:value="0.0006150978" calcext:value-type="float">
            <text:p>0,0006150978</text:p>
          </table:table-cell>
        </table:table-row>
        <table:table-row table:style-name="ro1">
          <table:table-cell office:value-type="string" calcext:value-type="string">
            <text:p>01/12/1992</text:p>
          </table:table-cell>
          <table:table-cell table:number-columns-repeated="2" office:value-type="float" office:value="1.2558" calcext:value-type="float">
            <text:p>1,2558</text:p>
          </table:table-cell>
          <table:table-cell office:value-type="float" office:value="0.00050052718216" calcext:value-type="float">
            <text:p>0,00050052718216</text:p>
          </table:table-cell>
          <table:table-cell office:value-type="float" office:value="0.0005005271" calcext:value-type="float">
            <text:p>0,0005005271</text:p>
          </table:table-cell>
        </table:table-row>
        <table:table-row table:style-name="ro1">
          <table:table-cell office:value-type="string" calcext:value-type="string">
            <text:p>01/01/1993</text:p>
          </table:table-cell>
          <table:table-cell table:number-columns-repeated="2" office:value-type="float" office:value="1.2791" calcext:value-type="float">
            <text:p>1,2791</text:p>
          </table:table-cell>
          <table:table-cell office:value-type="float" office:value="0.00039857236993" calcext:value-type="float">
            <text:p>0,00039857236993</text:p>
          </table:table-cell>
          <table:table-cell office:value-type="float" office:value="0.0003985723" calcext:value-type="float">
            <text:p>0,0003985723</text:p>
          </table:table-cell>
        </table:table-row>
        <table:table-row table:style-name="ro1">
          <table:table-cell office:value-type="string" calcext:value-type="string">
            <text:p>01/02/1993</text:p>
          </table:table-cell>
          <table:table-cell table:number-columns-repeated="2" office:value-type="float" office:value="1.2589" calcext:value-type="float">
            <text:p>1,2589</text:p>
          </table:table-cell>
          <table:table-cell office:value-type="float" office:value="0.0003116037604" calcext:value-type="float">
            <text:p>0,0003116037604</text:p>
          </table:table-cell>
          <table:table-cell office:value-type="float" office:value="0.0003116037" calcext:value-type="float">
            <text:p>0,0003116037</text:p>
          </table:table-cell>
        </table:table-row>
        <table:table-row table:style-name="ro1">
          <table:table-cell office:value-type="string" calcext:value-type="string">
            <text:p>01/03/1993</text:p>
          </table:table-cell>
          <table:table-cell table:number-columns-repeated="2" office:value-type="float" office:value="1.2687" calcext:value-type="float">
            <text:p>1,2687</text:p>
          </table:table-cell>
          <table:table-cell office:value-type="float" office:value="0.00024752066121" calcext:value-type="float">
            <text:p>0,00024752066121</text:p>
          </table:table-cell>
          <table:table-cell office:value-type="float" office:value="0.0002475206" calcext:value-type="float">
            <text:p>0,0002475206</text:p>
          </table:table-cell>
        </table:table-row>
        <table:table-row table:style-name="ro1">
          <table:table-cell office:value-type="string" calcext:value-type="string">
            <text:p>01/04/1993</text:p>
          </table:table-cell>
          <table:table-cell table:number-columns-repeated="2" office:value-type="float" office:value="1.2825" calcext:value-type="float">
            <text:p>1,2825</text:p>
          </table:table-cell>
          <table:table-cell office:value-type="float" office:value="0.00019509786491" calcext:value-type="float">
            <text:p>0,00019509786491</text:p>
          </table:table-cell>
          <table:table-cell office:value-type="float" office:value="0.0001950978" calcext:value-type="float">
            <text:p>0,0001950978</text:p>
          </table:table-cell>
        </table:table-row>
        <table:table-row table:style-name="ro1">
          <table:table-cell office:value-type="string" calcext:value-type="string">
            <text:p>01/05/1993</text:p>
          </table:table-cell>
          <table:table-cell table:number-columns-repeated="2" office:value-type="float" office:value="1.2839" calcext:value-type="float">
            <text:p>1,2839</text:p>
          </table:table-cell>
          <table:table-cell office:value-type="float" office:value="0.00015212309155" calcext:value-type="float">
            <text:p>0,00015212309155</text:p>
          </table:table-cell>
          <table:table-cell office:value-type="float" office:value="0.0001521231" calcext:value-type="float">
            <text:p>0,0001521231</text:p>
          </table:table-cell>
        </table:table-row>
        <table:table-row table:style-name="ro1">
          <table:table-cell office:value-type="string" calcext:value-type="string">
            <text:p>01/06/1993</text:p>
          </table:table-cell>
          <table:table-cell table:number-columns-repeated="2" office:value-type="float" office:value="1.3034" calcext:value-type="float">
            <text:p>1,3034</text:p>
          </table:table-cell>
          <table:table-cell office:value-type="float" office:value="0.00011848515581" calcext:value-type="float">
            <text:p>0,00011848515581</text:p>
          </table:table-cell>
          <table:table-cell office:value-type="float" office:value="0.0001184851" calcext:value-type="float">
            <text:p>0,0001184851</text:p>
          </table:table-cell>
        </table:table-row>
        <table:table-row table:style-name="ro1">
          <table:table-cell office:value-type="string" calcext:value-type="string">
            <text:p>01/07/1993</text:p>
          </table:table-cell>
          <table:table-cell table:number-columns-repeated="2" office:value-type="float" office:value="1.2926" calcext:value-type="float">
            <text:p>1,2926</text:p>
          </table:table-cell>
          <table:table-cell office:value-type="float" office:value="0.00009090467686" calcext:value-type="float">
            <text:p>9,090467686E-05</text:p>
          </table:table-cell>
          <table:table-cell office:value-type="float" office:value="0.0000909047" calcext:value-type="float">
            <text:p>9,09047E-05</text:p>
          </table:table-cell>
        </table:table-row>
        <table:table-row table:style-name="ro1">
          <table:table-cell office:value-type="string" calcext:value-type="string">
            <text:p>01/08/1993</text:p>
          </table:table-cell>
          <table:table-cell table:number-columns-repeated="2" office:value-type="float" office:value="1.3222" calcext:value-type="float">
            <text:p>1,3222</text:p>
          </table:table-cell>
          <table:table-cell office:value-type="float" office:value="0.07032699741244" calcext:value-type="float">
            <text:p>0,07032699741244</text:p>
          </table:table-cell>
          <table:table-cell office:value-type="float" office:value="0.070326991" calcext:value-type="float">
            <text:p>0,070326991</text:p>
          </table:table-cell>
        </table:table-row>
        <table:table-row table:style-name="ro1">
          <table:table-cell office:value-type="string" calcext:value-type="string">
            <text:p>01/09/1993</text:p>
          </table:table-cell>
          <table:table-cell table:number-columns-repeated="2" office:value-type="float" office:value="1.3517" calcext:value-type="float">
            <text:p>1,3517</text:p>
          </table:table-cell>
          <table:table-cell office:value-type="float" office:value="0.05318937937713" calcext:value-type="float">
            <text:p>0,05318937937713</text:p>
          </table:table-cell>
          <table:table-cell office:value-type="float" office:value="0.0531893745" calcext:value-type="float">
            <text:p>0,0531893745</text:p>
          </table:table-cell>
        </table:table-row>
        <table:table-row table:style-name="ro1">
          <table:table-cell office:value-type="string" calcext:value-type="string">
            <text:p>01/10/1993</text:p>
          </table:table-cell>
          <table:table-cell table:number-columns-repeated="2" office:value-type="float" office:value="1.3492" calcext:value-type="float">
            <text:p>1,3492</text:p>
          </table:table-cell>
          <table:table-cell office:value-type="float" office:value="0.03934998844206" calcext:value-type="float">
            <text:p>0,03934998844206</text:p>
          </table:table-cell>
          <table:table-cell office:value-type="float" office:value="0.0393499849" calcext:value-type="float">
            <text:p>0,0393499849</text:p>
          </table:table-cell>
        </table:table-row>
        <table:table-row table:style-name="ro1">
          <table:table-cell office:value-type="string" calcext:value-type="string">
            <text:p>01/11/1993</text:p>
          </table:table-cell>
          <table:table-cell table:number-columns-repeated="2" office:value-type="float" office:value="1.3489" calcext:value-type="float">
            <text:p>1,3489</text:p>
          </table:table-cell>
          <table:table-cell office:value-type="float" office:value="0.02916542280022" calcext:value-type="float">
            <text:p>0,02916542280022</text:p>
          </table:table-cell>
          <table:table-cell office:value-type="float" office:value="0.0291654201" calcext:value-type="float">
            <text:p>0,0291654201</text:p>
          </table:table-cell>
        </table:table-row>
        <table:table-row table:style-name="ro1">
          <table:table-cell office:value-type="string" calcext:value-type="string">
            <text:p>01/12/1993</text:p>
          </table:table-cell>
          <table:table-cell table:number-columns-repeated="2" office:value-type="float" office:value="1.3735" calcext:value-type="float">
            <text:p>1,3735</text:p>
          </table:table-cell>
          <table:table-cell office:value-type="float" office:value="0.02162163451718" calcext:value-type="float">
            <text:p>0,02162163451718</text:p>
          </table:table-cell>
          <table:table-cell office:value-type="float" office:value="0.0216216326" calcext:value-type="float">
            <text:p>0,0216216326</text:p>
          </table:table-cell>
        </table:table-row>
        <table:table-row table:style-name="ro1">
          <table:table-cell office:value-type="string" calcext:value-type="string">
            <text:p>01/01/1994</text:p>
          </table:table-cell>
          <table:table-cell table:number-columns-repeated="2" office:value-type="float" office:value="1.4025" calcext:value-type="float">
            <text:p>1,4025</text:p>
          </table:table-cell>
          <table:table-cell office:value-type="float" office:value="0.01574199819234" calcext:value-type="float">
            <text:p>0,01574199819234</text:p>
          </table:table-cell>
          <table:table-cell office:value-type="float" office:value="0.0157419968" calcext:value-type="float">
            <text:p>0,0157419968</text:p>
          </table:table-cell>
        </table:table-row>
        <table:table-row table:style-name="ro1">
          <table:table-cell office:value-type="string" calcext:value-type="string">
            <text:p>01/02/1994</text:p>
          </table:table-cell>
          <table:table-cell table:number-columns-repeated="2" office:value-type="float" office:value="1.3967" calcext:value-type="float">
            <text:p>1,3967</text:p>
          </table:table-cell>
          <table:table-cell office:value-type="float" office:value="0.01122424113536" calcext:value-type="float">
            <text:p>0,01122424113536</text:p>
          </table:table-cell>
          <table:table-cell office:value-type="float" office:value="0.0112242401" calcext:value-type="float">
            <text:p>0,0112242401</text:p>
          </table:table-cell>
        </table:table-row>
        <table:table-row table:style-name="ro1">
          <table:table-cell office:value-type="string" calcext:value-type="string">
            <text:p>01/03/1994</text:p>
          </table:table-cell>
          <table:table-cell table:number-columns-repeated="2" office:value-type="float" office:value="1.46015" calcext:value-type="float">
            <text:p>1,46015</text:p>
          </table:table-cell>
          <table:table-cell office:value-type="float" office:value="0.00803625770413" calcext:value-type="float">
            <text:p>0,00803625770413</text:p>
          </table:table-cell>
          <table:table-cell office:value-type="float" office:value="0.008036257" calcext:value-type="float">
            <text:p>0,008036257</text:p>
          </table:table-cell>
        </table:table-row>
        <table:table-row table:style-name="ro1">
          <table:table-cell office:value-type="string" calcext:value-type="string">
            <text:p>01/04/1994</text:p>
          </table:table-cell>
          <table:table-cell table:number-columns-repeated="2" office:value-type="float" office:value="1.4219644487" calcext:value-type="float">
            <text:p>1,4219644487</text:p>
          </table:table-cell>
          <table:table-cell office:value-type="float" office:value="0.00550372064797" calcext:value-type="float">
            <text:p>0,00550372064797</text:p>
          </table:table-cell>
          <table:table-cell office:value-type="float" office:value="0.0055037201" calcext:value-type="float">
            <text:p>0,0055037201</text:p>
          </table:table-cell>
        </table:table-row>
        <table:table-row table:style-name="ro1">
          <table:table-cell office:value-type="string" calcext:value-type="string">
            <text:p>01/05/1994</text:p>
          </table:table-cell>
          <table:table-cell table:number-columns-repeated="2" office:value-type="float" office:value="1.4416278929" calcext:value-type="float">
            <text:p>1,4416278929</text:p>
          </table:table-cell>
          <table:table-cell office:value-type="float" office:value="0.00387050509807" calcext:value-type="float">
            <text:p>0,00387050509807</text:p>
          </table:table-cell>
          <table:table-cell office:value-type="float" office:value="0.0038705047" calcext:value-type="float">
            <text:p>0,0038705047</text:p>
          </table:table-cell>
        </table:table-row>
        <table:table-row table:style-name="ro1">
          <table:table-cell office:value-type="string" calcext:value-type="string">
            <text:p>01/06/1994</text:p>
          </table:table-cell>
          <table:table-cell table:number-columns-repeated="2" office:value-type="float" office:value="0.0005239443" calcext:value-type="float">
            <text:p>0,0005239443</text:p>
          </table:table-cell>
          <table:table-cell office:value-type="float" office:value="0.00268481562901" calcext:value-type="float">
            <text:p>0,00268481562901</text:p>
          </table:table-cell>
          <table:table-cell office:value-type="float" office:value="0.0026848154" calcext:value-type="float">
            <text:p>0,0026848154</text:p>
          </table:table-cell>
        </table:table-row>
        <table:table-row table:style-name="ro1">
          <table:table-cell office:value-type="string" calcext:value-type="string">
            <text:p>01/07/1994</text:p>
          </table:table-cell>
          <table:table-cell table:number-columns-repeated="2" office:value-type="float" office:value="1.0608" calcext:value-type="float">
            <text:p>1,0608</text:p>
          </table:table-cell>
          <table:table-cell office:value-type="float" office:value="5.12423864332632" calcext:value-type="float">
            <text:p>5,12423864332632</text:p>
          </table:table-cell>
          <table:table-cell office:value-type="float" office:value="5.1242386433" calcext:value-type="float">
            <text:p>5,1242386433</text:p>
          </table:table-cell>
        </table:table-row>
        <table:table-row table:style-name="ro1">
          <table:table-cell office:value-type="string" calcext:value-type="string">
            <text:p>01/08/1994</text:p>
          </table:table-cell>
          <table:table-cell table:number-columns-repeated="2" office:value-type="float" office:value="1.0546" calcext:value-type="float">
            <text:p>1,0546</text:p>
          </table:table-cell>
          <table:table-cell office:value-type="float" office:value="4.83054170750973" calcext:value-type="float">
            <text:p>4,83054170750973</text:p>
          </table:table-cell>
          <table:table-cell office:value-type="float" office:value="4.8305417075" calcext:value-type="float">
            <text:p>4,8305417075</text:p>
          </table:table-cell>
        </table:table-row>
        <table:table-row table:style-name="ro1">
          <table:table-cell office:value-type="string" calcext:value-type="string">
            <text:p>01/09/1994</text:p>
          </table:table-cell>
          <table:table-cell table:number-columns-repeated="2" office:value-type="float" office:value="1.0151" calcext:value-type="float">
            <text:p>1,0151</text:p>
          </table:table-cell>
          <table:table-cell office:value-type="float" office:value="4.5804491821636" calcext:value-type="float">
            <text:p>4,5804491821636</text:p>
          </table:table-cell>
          <table:table-cell office:value-type="float" office:value="4.5804491822" calcext:value-type="float">
            <text:p>4,5804491822</text:p>
          </table:table-cell>
        </table:table-row>
        <table:table-row table:style-name="ro1">
          <table:table-cell office:value-type="string" calcext:value-type="string">
            <text:p>01/10/1994</text:p>
          </table:table-cell>
          <table:table-cell table:number-columns-repeated="2" office:value-type="float" office:value="1.0186" calcext:value-type="float">
            <text:p>1,0186</text:p>
          </table:table-cell>
          <table:table-cell office:value-type="float" office:value="4.51231325205753" calcext:value-type="float">
            <text:p>4,51231325205753</text:p>
          </table:table-cell>
          <table:table-cell office:value-type="float" office:value="4.5123132521" calcext:value-type="float">
            <text:p>4,5123132521</text:p>
          </table:table-cell>
        </table:table-row>
        <table:table-row table:style-name="ro1">
          <table:table-cell office:value-type="string" calcext:value-type="string">
            <text:p>01/11/1994</text:p>
          </table:table-cell>
          <table:table-cell table:number-columns-repeated="2" office:value-type="float" office:value="1.0327" calcext:value-type="float">
            <text:p>1,0327</text:p>
          </table:table-cell>
          <table:table-cell office:value-type="float" office:value="4.42991679958524" calcext:value-type="float">
            <text:p>4,42991679958524</text:p>
          </table:table-cell>
          <table:table-cell office:value-type="float" office:value="4.4299167996" calcext:value-type="float">
            <text:p>4,4299167996</text:p>
          </table:table-cell>
        </table:table-row>
        <table:table-row table:style-name="ro1">
          <table:table-cell office:value-type="string" calcext:value-type="string">
            <text:p>01/12/1994</text:p>
          </table:table-cell>
          <table:table-cell table:number-columns-repeated="2" office:value-type="float" office:value="1.0219" calcext:value-type="float">
            <text:p>1,0219</text:p>
          </table:table-cell>
          <table:table-cell office:value-type="float" office:value="4.2896453951634" calcext:value-type="float">
            <text:p>4,2896453951634</text:p>
          </table:table-cell>
          <table:table-cell office:value-type="float" office:value="4.2896453952" calcext:value-type="float">
            <text:p>4,2896453952</text:p>
          </table:table-cell>
        </table:table-row>
        <table:table-row table:style-name="ro1">
          <table:table-cell office:value-type="string" calcext:value-type="string">
            <text:p>01/01/1995</text:p>
          </table:table-cell>
          <table:table-cell table:number-columns-repeated="2" office:value-type="float" office:value="1.0167" calcext:value-type="float">
            <text:p>1,0167</text:p>
          </table:table-cell>
          <table:table-cell office:value-type="float" office:value="4.19771542730541" calcext:value-type="float">
            <text:p>4,19771542730541</text:p>
          </table:table-cell>
          <table:table-cell office:value-type="float" office:value="4.1977154273" calcext:value-type="float">
            <text:p>4,1977154273</text:p>
          </table:table-cell>
        </table:table-row>
        <table:table-row table:style-name="ro1">
          <table:table-cell office:value-type="string" calcext:value-type="string">
            <text:p>01/02/1995</text:p>
          </table:table-cell>
          <table:table-cell table:number-columns-repeated="2" office:value-type="float" office:value="1.0099" calcext:value-type="float">
            <text:p>1,0099</text:p>
          </table:table-cell>
          <table:table-cell office:value-type="float" office:value="4.12876505095447" calcext:value-type="float">
            <text:p>4,12876505095447</text:p>
          </table:table-cell>
          <table:table-cell office:value-type="float" office:value="4.128765051" calcext:value-type="float">
            <text:p>4,128765051</text:p>
          </table:table-cell>
        </table:table-row>
        <table:table-row table:style-name="ro1">
          <table:table-cell office:value-type="string" calcext:value-type="string">
            <text:p>01/03/1995</text:p>
          </table:table-cell>
          <table:table-cell table:number-columns-repeated="2" office:value-type="float" office:value="1.0141" calcext:value-type="float">
            <text:p>1,0141</text:p>
          </table:table-cell>
          <table:table-cell office:value-type="float" office:value="4.08829097034802" calcext:value-type="float">
            <text:p>4,08829097034802</text:p>
          </table:table-cell>
          <table:table-cell office:value-type="float" office:value="4.0882909703" calcext:value-type="float">
            <text:p>4,0882909703</text:p>
          </table:table-cell>
        </table:table-row>
        <table:table-row table:style-name="ro1">
          <table:table-cell office:value-type="string" calcext:value-type="string">
            <text:p>01/04/1995</text:p>
          </table:table-cell>
          <table:table-cell table:number-columns-repeated="2" office:value-type="float" office:value="1.0192" calcext:value-type="float">
            <text:p>1,0192</text:p>
          </table:table-cell>
          <table:table-cell office:value-type="float" office:value="4.03144755975547" calcext:value-type="float">
            <text:p>4,03144755975547</text:p>
          </table:table-cell>
          <table:table-cell office:value-type="float" office:value="4.0314475598" calcext:value-type="float">
            <text:p>4,0314475598</text:p>
          </table:table-cell>
        </table:table-row>
        <table:table-row table:style-name="ro1">
          <table:table-cell office:value-type="string" calcext:value-type="string">
            <text:p>01/05/1995</text:p>
          </table:table-cell>
          <table:table-cell table:number-columns-repeated="2" office:value-type="float" office:value="1.0257" calcext:value-type="float">
            <text:p>1,0257</text:p>
          </table:table-cell>
          <table:table-cell office:value-type="float" office:value="3.955501922837" calcext:value-type="float">
            <text:p>3,955501922837</text:p>
          </table:table-cell>
          <table:table-cell office:value-type="float" office:value="3.9555019228" calcext:value-type="float">
            <text:p>3,9555019228</text:p>
          </table:table-cell>
        </table:table-row>
        <table:table-row table:style-name="ro1">
          <table:table-cell office:value-type="string" calcext:value-type="string">
            <text:p>01/06/1995</text:p>
          </table:table-cell>
          <table:table-cell table:number-columns-repeated="2" office:value-type="float" office:value="1.0182" calcext:value-type="float">
            <text:p>1,0182</text:p>
          </table:table-cell>
          <table:table-cell office:value-type="float" office:value="3.85639263218972" calcext:value-type="float">
            <text:p>3,85639263218972</text:p>
          </table:table-cell>
          <table:table-cell office:value-type="float" office:value="3.8563926322" calcext:value-type="float">
            <text:p>3,8563926322</text:p>
          </table:table-cell>
        </table:table-row>
        <table:table-row table:style-name="ro1">
          <table:table-cell office:value-type="string" calcext:value-type="string">
            <text:p>01/07/1995</text:p>
          </table:table-cell>
          <table:table-cell table:number-columns-repeated="2" office:value-type="float" office:value="1.0246" calcext:value-type="float">
            <text:p>1,0246</text:p>
          </table:table-cell>
          <table:table-cell office:value-type="float" office:value="3.7874608448141" calcext:value-type="float">
            <text:p>3,7874608448141</text:p>
          </table:table-cell>
          <table:table-cell office:value-type="float" office:value="3.7874608448" calcext:value-type="float">
            <text:p>3,7874608448</text:p>
          </table:table-cell>
        </table:table-row>
        <table:table-row table:style-name="ro1">
          <table:table-cell office:value-type="string" calcext:value-type="string">
            <text:p>01/08/1995</text:p>
          </table:table-cell>
          <table:table-cell table:number-columns-repeated="2" office:value-type="float" office:value="1.0102" calcext:value-type="float">
            <text:p>1,0102</text:p>
          </table:table-cell>
          <table:table-cell office:value-type="float" office:value="3.6965262978861" calcext:value-type="float">
            <text:p>3,6965262978861</text:p>
          </table:table-cell>
          <table:table-cell office:value-type="float" office:value="3.6965262979" calcext:value-type="float">
            <text:p>3,6965262979</text:p>
          </table:table-cell>
        </table:table-row>
        <table:table-row table:style-name="ro1">
          <table:table-cell office:value-type="string" calcext:value-type="string">
            <text:p>01/09/1995</text:p>
          </table:table-cell>
          <table:table-cell table:number-columns-repeated="2" office:value-type="float" office:value="1.0117" calcext:value-type="float">
            <text:p>1,0117</text:p>
          </table:table-cell>
          <table:table-cell office:value-type="float" office:value="3.6592024330688" calcext:value-type="float">
            <text:p>3,6592024330688</text:p>
          </table:table-cell>
          <table:table-cell office:value-type="float" office:value="3.6592024331" calcext:value-type="float">
            <text:p>3,6592024331</text:p>
          </table:table-cell>
        </table:table-row>
        <table:table-row table:style-name="ro1">
          <table:table-cell office:value-type="string" calcext:value-type="string">
            <text:p>01/10/1995</text:p>
          </table:table-cell>
          <table:table-cell table:number-columns-repeated="2" office:value-type="float" office:value="1.014" calcext:value-type="float">
            <text:p>1,014</text:p>
          </table:table-cell>
          <table:table-cell office:value-type="float" office:value="3.61688487997311" calcext:value-type="float">
            <text:p>3,61688487997311</text:p>
          </table:table-cell>
          <table:table-cell office:value-type="float" office:value="3.61688488" calcext:value-type="float">
            <text:p>3,61688488</text:p>
          </table:table-cell>
        </table:table-row>
        <table:table-row table:style-name="ro1">
          <table:table-cell office:value-type="string" calcext:value-type="string">
            <text:p>01/11/1995</text:p>
          </table:table-cell>
          <table:table-cell table:number-columns-repeated="2" office:value-type="float" office:value="1.0151" calcext:value-type="float">
            <text:p>1,0151</text:p>
          </table:table-cell>
          <table:table-cell office:value-type="float" office:value="3.56694761338571" calcext:value-type="float">
            <text:p>3,56694761338571</text:p>
          </table:table-cell>
          <table:table-cell office:value-type="float" office:value="3.5669476134" calcext:value-type="float">
            <text:p>3,5669476134</text:p>
          </table:table-cell>
        </table:table-row>
        <table:table-row table:style-name="ro1">
          <table:table-cell office:value-type="string" calcext:value-type="string">
            <text:p>01/12/1995</text:p>
          </table:table-cell>
          <table:table-cell table:number-columns-repeated="2" office:value-type="float" office:value="1.0165" calcext:value-type="float">
            <text:p>1,0165</text:p>
          </table:table-cell>
          <table:table-cell office:value-type="float" office:value="3.51388790600503" calcext:value-type="float">
            <text:p>3,51388790600503</text:p>
          </table:table-cell>
          <table:table-cell office:value-type="float" office:value="3.513887906" calcext:value-type="float">
            <text:p>3,513887906</text:p>
          </table:table-cell>
        </table:table-row>
        <table:table-row table:style-name="ro1">
          <table:table-cell office:value-type="string" calcext:value-type="string">
            <text:p>01/01/1996</text:p>
          </table:table-cell>
          <table:table-cell table:number-columns-repeated="2" office:value-type="float" office:value="1.0146" calcext:value-type="float">
            <text:p>1,0146</text:p>
          </table:table-cell>
          <table:table-cell office:value-type="float" office:value="3.45684988293658" calcext:value-type="float">
            <text:p>3,45684988293658</text:p>
          </table:table-cell>
          <table:table-cell office:value-type="float" office:value="3.4568498829" calcext:value-type="float">
            <text:p>3,4568498829</text:p>
          </table:table-cell>
        </table:table-row>
        <table:table-row table:style-name="ro1">
          <table:table-cell office:value-type="string" calcext:value-type="string">
            <text:p>01/02/1996</text:p>
          </table:table-cell>
          <table:table-cell table:number-columns-repeated="2" office:value-type="float" office:value="1.0071" calcext:value-type="float">
            <text:p>1,0071</text:p>
          </table:table-cell>
          <table:table-cell office:value-type="float" office:value="3.4071061333891" calcext:value-type="float">
            <text:p>3,4071061333891</text:p>
          </table:table-cell>
          <table:table-cell office:value-type="float" office:value="3.4071061334" calcext:value-type="float">
            <text:p>3,4071061334</text:p>
          </table:table-cell>
        </table:table-row>
        <table:table-row table:style-name="ro1">
          <table:table-cell office:value-type="string" calcext:value-type="string">
            <text:p>01/03/1996</text:p>
          </table:table-cell>
          <table:table-cell table:number-columns-repeated="2" office:value-type="float" office:value="1.0029" calcext:value-type="float">
            <text:p>1,0029</text:p>
          </table:table-cell>
          <table:table-cell office:value-type="float" office:value="3.38308622121845" calcext:value-type="float">
            <text:p>3,38308622121845</text:p>
          </table:table-cell>
          <table:table-cell office:value-type="float" office:value="3.3830862212" calcext:value-type="float">
            <text:p>3,3830862212</text:p>
          </table:table-cell>
        </table:table-row>
        <table:table-row table:style-name="ro1">
          <table:table-cell office:value-type="string" calcext:value-type="string">
            <text:p>01/04/1996</text:p>
          </table:table-cell>
          <table:table-cell table:number-columns-repeated="2" office:value-type="float" office:value="1.0093" calcext:value-type="float">
            <text:p>1,0093</text:p>
          </table:table-cell>
          <table:table-cell office:value-type="float" office:value="3.37330364066053" calcext:value-type="float">
            <text:p>3,37330364066053</text:p>
          </table:table-cell>
          <table:table-cell office:value-type="float" office:value="3.3733036407" calcext:value-type="float">
            <text:p>3,3733036407</text:p>
          </table:table-cell>
        </table:table-row>
        <table:table-row table:style-name="ro1">
          <table:table-cell office:value-type="string" calcext:value-type="string">
            <text:p>01/05/1996</text:p>
          </table:table-cell>
          <table:table-cell table:number-columns-repeated="2" office:value-type="float" office:value="1.0168" calcext:value-type="float">
            <text:p>1,0168</text:p>
          </table:table-cell>
          <table:table-cell office:value-type="float" office:value="3.34222098549542" calcext:value-type="float">
            <text:p>3,34222098549542</text:p>
          </table:table-cell>
          <table:table-cell office:value-type="float" office:value="3.3422209855" calcext:value-type="float">
            <text:p>3,3422209855</text:p>
          </table:table-cell>
        </table:table-row>
        <table:table-row table:style-name="ro1">
          <table:table-cell office:value-type="string" calcext:value-type="string">
            <text:p>01/06/1996</text:p>
          </table:table-cell>
          <table:table-cell table:number-columns-repeated="2" office:value-type="float" office:value="1.0122" calcext:value-type="float">
            <text:p>1,0122</text:p>
          </table:table-cell>
          <table:table-cell office:value-type="float" office:value="3.28699939564852" calcext:value-type="float">
            <text:p>3,28699939564852</text:p>
          </table:table-cell>
          <table:table-cell office:value-type="float" office:value="3.2869993956" calcext:value-type="float">
            <text:p>3,2869993956</text:p>
          </table:table-cell>
        </table:table-row>
        <table:table-row table:style-name="ro1">
          <table:table-cell office:value-type="string" calcext:value-type="string">
            <text:p>01/07/1996</text:p>
          </table:table-cell>
          <table:table-cell table:number-columns-repeated="2" office:value-type="float" office:value="1.0109" calcext:value-type="float">
            <text:p>1,0109</text:p>
          </table:table-cell>
          <table:table-cell office:value-type="float" office:value="3.24738134326074" calcext:value-type="float">
            <text:p>3,24738134326074</text:p>
          </table:table-cell>
          <table:table-cell office:value-type="float" office:value="3.2473813433" calcext:value-type="float">
            <text:p>3,2473813433</text:p>
          </table:table-cell>
        </table:table-row>
        <table:table-row table:style-name="ro1">
          <table:table-cell office:value-type="string" calcext:value-type="string">
            <text:p>01/08/19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21236654788875" calcext:value-type="float">
            <text:p>3,21236654788875</text:p>
          </table:table-cell>
          <table:table-cell office:value-type="float" office:value="3.2123665479" calcext:value-type="float">
            <text:p>3,2123665479</text:p>
          </table:table-cell>
        </table:table-row>
        <table:table-row table:style-name="ro1">
          <table:table-cell office:value-type="string" calcext:value-type="string">
            <text:p>01/09/1996</text:p>
          </table:table-cell>
          <table:table-cell table:number-columns-repeated="2" office:value-type="float" office:value="1.0013" calcext:value-type="float">
            <text:p>1,0013</text:p>
          </table:table-cell>
          <table:table-cell office:value-type="float" office:value="3.21236654788875" calcext:value-type="float">
            <text:p>3,21236654788875</text:p>
          </table:table-cell>
          <table:table-cell office:value-type="float" office:value="3.2123665479" calcext:value-type="float">
            <text:p>3,2123665479</text:p>
          </table:table-cell>
        </table:table-row>
        <table:table-row table:style-name="ro1">
          <table:table-cell office:value-type="string" calcext:value-type="string">
            <text:p>01/10/1996</text:p>
          </table:table-cell>
          <table:table-cell table:number-columns-repeated="2" office:value-type="float" office:value="1.0022" calcext:value-type="float">
            <text:p>1,0022</text:p>
          </table:table-cell>
          <table:table-cell office:value-type="float" office:value="3.20819589322755" calcext:value-type="float">
            <text:p>3,20819589322755</text:p>
          </table:table-cell>
          <table:table-cell office:value-type="float" office:value="3.2081958932" calcext:value-type="float">
            <text:p>3,2081958932</text:p>
          </table:table-cell>
        </table:table-row>
        <table:table-row table:style-name="ro1">
          <table:table-cell office:value-type="string" calcext:value-type="string">
            <text:p>01/11/1996</text:p>
          </table:table-cell>
          <table:table-cell table:number-columns-repeated="2" office:value-type="float" office:value="1.0028" calcext:value-type="float">
            <text:p>1,0028</text:p>
          </table:table-cell>
          <table:table-cell office:value-type="float" office:value="3.20115335584469" calcext:value-type="float">
            <text:p>3,20115335584469</text:p>
          </table:table-cell>
          <table:table-cell office:value-type="float" office:value="3.2011533558" calcext:value-type="float">
            <text:p>3,2011533558</text:p>
          </table:table-cell>
        </table:table-row>
        <table:table-row table:style-name="ro1">
          <table:table-cell office:value-type="string" calcext:value-type="string">
            <text:p>01/12/1996</text:p>
          </table:table-cell>
          <table:table-cell table:number-columns-repeated="2" office:value-type="float" office:value="1.0088" calcext:value-type="float">
            <text:p>1,0088</text:p>
          </table:table-cell>
          <table:table-cell office:value-type="float" office:value="3.19221515341513" calcext:value-type="float">
            <text:p>3,19221515341513</text:p>
          </table:table-cell>
          <table:table-cell office:value-type="float" office:value="3.1922151534" calcext:value-type="float">
            <text:p>3,1922151534</text:p>
          </table:table-cell>
        </table:table-row>
        <table:table-row table:style-name="ro1">
          <table:table-cell office:value-type="string" calcext:value-type="string">
            <text:p>01/01/1997</text:p>
          </table:table-cell>
          <table:table-cell table:number-columns-repeated="2" office:value-type="float" office:value="1.0158" calcext:value-type="float">
            <text:p>1,0158</text:p>
          </table:table-cell>
          <table:table-cell office:value-type="float" office:value="3.16436870877788" calcext:value-type="float">
            <text:p>3,16436870877788</text:p>
          </table:table-cell>
          <table:table-cell office:value-type="float" office:value="3.1643687088" calcext:value-type="float">
            <text:p>3,1643687088</text:p>
          </table:table-cell>
        </table:table-row>
        <table:table-row table:style-name="ro1">
          <table:table-cell office:value-type="string" calcext:value-type="string">
            <text:p>01/02/1997</text:p>
          </table:table-cell>
          <table:table-cell table:number-columns-repeated="2" office:value-type="float" office:value="1.0042" calcext:value-type="float">
            <text:p>1,0042</text:p>
          </table:table-cell>
          <table:table-cell office:value-type="float" office:value="3.11514934906269" calcext:value-type="float">
            <text:p>3,11514934906269</text:p>
          </table:table-cell>
          <table:table-cell office:value-type="float" office:value="3.1151493491" calcext:value-type="float">
            <text:p>3,1151493491</text:p>
          </table:table-cell>
        </table:table-row>
        <table:table-row table:style-name="ro1">
          <table:table-cell office:value-type="string" calcext:value-type="string">
            <text:p>01/03/1997</text:p>
          </table:table-cell>
          <table:table-cell table:number-columns-repeated="2" office:value-type="float" office:value="1.0116" calcext:value-type="float">
            <text:p>1,0116</text:p>
          </table:table-cell>
          <table:table-cell office:value-type="float" office:value="3.10212044320124" calcext:value-type="float">
            <text:p>3,10212044320124</text:p>
          </table:table-cell>
          <table:table-cell office:value-type="float" office:value="3.1021204432" calcext:value-type="float">
            <text:p>3,1021204432</text:p>
          </table:table-cell>
        </table:table-row>
        <table:table-row table:style-name="ro1">
          <table:table-cell office:value-type="string" calcext:value-type="string">
            <text:p>01/04/1997</text:p>
          </table:table-cell>
          <table:table-cell table:number-columns-repeated="2" office:value-type="float" office:value="1.0059" calcext:value-type="float">
            <text:p>1,0059</text:p>
          </table:table-cell>
          <table:table-cell office:value-type="float" office:value="3.06654848082369" calcext:value-type="float">
            <text:p>3,06654848082369</text:p>
          </table:table-cell>
          <table:table-cell office:value-type="float" office:value="3.0665484808" calcext:value-type="float">
            <text:p>3,0665484808</text:p>
          </table:table-cell>
        </table:table-row>
        <table:table-row table:style-name="ro1">
          <table:table-cell office:value-type="string" calcext:value-type="string">
            <text:p>01/05/1997</text:p>
          </table:table-cell>
          <table:table-cell table:number-columns-repeated="2" office:value-type="float" office:value="1.003" calcext:value-type="float">
            <text:p>1,003</text:p>
          </table:table-cell>
          <table:table-cell office:value-type="float" office:value="3.04856196522884" calcext:value-type="float">
            <text:p>3,04856196522884</text:p>
          </table:table-cell>
          <table:table-cell office:value-type="float" office:value="3.0485619652" calcext:value-type="float">
            <text:p>3,0485619652</text:p>
          </table:table-cell>
        </table:table-row>
        <table:table-row table:style-name="ro1">
          <table:table-cell office:value-type="string" calcext:value-type="string">
            <text:p>01/06/1997</text:p>
          </table:table-cell>
          <table:table-cell table:number-columns-repeated="2" office:value-type="float" office:value="1.007" calcext:value-type="float">
            <text:p>1,007</text:p>
          </table:table-cell>
          <table:table-cell office:value-type="float" office:value="3.03944363432586" calcext:value-type="float">
            <text:p>3,03944363432586</text:p>
          </table:table-cell>
          <table:table-cell office:value-type="float" office:value="3.0394436343" calcext:value-type="float">
            <text:p>3,0394436343</text:p>
          </table:table-cell>
        </table:table-row>
        <table:table-row table:style-name="ro1">
          <table:table-cell office:value-type="string" calcext:value-type="string">
            <text:p>01/07/1997</text:p>
          </table:table-cell>
          <table:table-cell table:number-columns-repeated="2" office:value-type="float" office:value="1.0009" calcext:value-type="float">
            <text:p>1,0009</text:p>
          </table:table-cell>
          <table:table-cell office:value-type="float" office:value="3.01831542634147" calcext:value-type="float">
            <text:p>3,01831542634147</text:p>
          </table:table-cell>
          <table:table-cell office:value-type="float" office:value="3.0183154263" calcext:value-type="float">
            <text:p>3,0183154263</text:p>
          </table:table-cell>
        </table:table-row>
        <table:table-row table:style-name="ro1">
          <table:table-cell office:value-type="string" calcext:value-type="string">
            <text:p>01/08/1997</text:p>
          </table:table-cell>
          <table:table-cell table:number-columns-repeated="2" office:value-type="float" office:value="0.9996" calcext:value-type="float">
            <text:p>0,9996</text:p>
          </table:table-cell>
          <table:table-cell office:value-type="float" office:value="3.01560138509488" calcext:value-type="float">
            <text:p>3,01560138509488</text:p>
          </table:table-cell>
          <table:table-cell office:value-type="float" office:value="3.0156013851" calcext:value-type="float">
            <text:p>3,0156013851</text:p>
          </table:table-cell>
        </table:table-row>
        <table:table-row table:style-name="ro1">
          <table:table-cell office:value-type="string" calcext:value-type="string">
            <text:p>01/09/1997</text:p>
          </table:table-cell>
          <table:table-cell table:number-columns-repeated="2" office:value-type="float" office:value="1.0059" calcext:value-type="float">
            <text:p>1,0059</text:p>
          </table:table-cell>
          <table:table-cell office:value-type="float" office:value="3.01680810833822" calcext:value-type="float">
            <text:p>3,01680810833822</text:p>
          </table:table-cell>
          <table:table-cell office:value-type="float" office:value="3.0168081083" calcext:value-type="float">
            <text:p>3,0168081083</text:p>
          </table:table-cell>
        </table:table-row>
        <table:table-row table:style-name="ro1">
          <table:table-cell office:value-type="string" calcext:value-type="string">
            <text:p>01/10/1997</text:p>
          </table:table-cell>
          <table:table-cell table:number-columns-repeated="2" office:value-type="float" office:value="1.0034" calcext:value-type="float">
            <text:p>1,0034</text:p>
          </table:table-cell>
          <table:table-cell office:value-type="float" office:value="2.99911333963438" calcext:value-type="float">
            <text:p>2,99911333963438</text:p>
          </table:table-cell>
          <table:table-cell office:value-type="float" office:value="2.9991133396" calcext:value-type="float">
            <text:p>2,9991133396</text:p>
          </table:table-cell>
        </table:table-row>
        <table:table-row table:style-name="ro1">
          <table:table-cell office:value-type="string" calcext:value-type="string">
            <text:p>01/11/1997</text:p>
          </table:table-cell>
          <table:table-cell table:number-columns-repeated="2" office:value-type="float" office:value="1.0083" calcext:value-type="float">
            <text:p>1,0083</text:p>
          </table:table-cell>
          <table:table-cell office:value-type="float" office:value="2.9889509065521" calcext:value-type="float">
            <text:p>2,9889509065521</text:p>
          </table:table-cell>
          <table:table-cell office:value-type="float" office:value="2.9889509066" calcext:value-type="float">
            <text:p>2,9889509066</text:p>
          </table:table-cell>
        </table:table-row>
        <table:table-row table:style-name="ro1">
          <table:table-cell office:value-type="string" calcext:value-type="string">
            <text:p>01/12/1997</text:p>
          </table:table-cell>
          <table:table-cell table:number-columns-repeated="2" office:value-type="float" office:value="1.0069" calcext:value-type="float">
            <text:p>1,0069</text:p>
          </table:table-cell>
          <table:table-cell office:value-type="float" office:value="2.96434682788069" calcext:value-type="float">
            <text:p>2,96434682788069</text:p>
          </table:table-cell>
          <table:table-cell office:value-type="float" office:value="2.9643468279" calcext:value-type="float">
            <text:p>2,9643468279</text:p>
          </table:table-cell>
        </table:table-row>
        <table:table-row table:style-name="ro1">
          <table:table-cell office:value-type="string" calcext:value-type="string">
            <text:p>01/01/1998</text:p>
          </table:table-cell>
          <table:table-cell table:number-columns-repeated="2" office:value-type="float" office:value="1.0088" calcext:value-type="float">
            <text:p>1,0088</text:p>
          </table:table-cell>
          <table:table-cell office:value-type="float" office:value="2.94403300017945" calcext:value-type="float">
            <text:p>2,94403300017945</text:p>
          </table:table-cell>
          <table:table-cell office:value-type="float" office:value="2.9440330002" calcext:value-type="float">
            <text:p>2,9440330002</text:p>
          </table:table-cell>
        </table:table-row>
        <table:table-row table:style-name="ro1">
          <table:table-cell office:value-type="string" calcext:value-type="string">
            <text:p>01/02/1998</text:p>
          </table:table-cell>
          <table:table-cell table:number-columns-repeated="2" office:value-type="float" office:value="1.0002" calcext:value-type="float">
            <text:p>1,0002</text:p>
          </table:table-cell>
          <table:table-cell office:value-type="float" office:value="2.91835150691857" calcext:value-type="float">
            <text:p>2,91835150691857</text:p>
          </table:table-cell>
          <table:table-cell office:value-type="float" office:value="2.9183515069" calcext:value-type="float">
            <text:p>2,9183515069</text:p>
          </table:table-cell>
        </table:table-row>
        <table:table-row table:style-name="ro1">
          <table:table-cell office:value-type="string" calcext:value-type="string">
            <text:p>01/03/1998</text:p>
          </table:table-cell>
          <table:table-cell table:number-columns-repeated="2" office:value-type="float" office:value="1.0023" calcext:value-type="float">
            <text:p>1,0023</text:p>
          </table:table-cell>
          <table:table-cell office:value-type="float" office:value="2.9177679533279" calcext:value-type="float">
            <text:p>2,9177679533279</text:p>
          </table:table-cell>
          <table:table-cell office:value-type="float" office:value="2.9177679533" calcext:value-type="float">
            <text:p>2,9177679533</text:p>
          </table:table-cell>
        </table:table-row>
        <table:table-row table:style-name="ro1">
          <table:table-cell office:value-type="string" calcext:value-type="string">
            <text:p>01/04/1998</text:p>
          </table:table-cell>
          <table:table-cell table:number-columns-repeated="2" office:value-type="float" office:value="0.9987" calcext:value-type="float">
            <text:p>0,9987</text:p>
          </table:table-cell>
          <table:table-cell office:value-type="float" office:value="2.9110724866087" calcext:value-type="float">
            <text:p>2,9110724866087</text:p>
          </table:table-cell>
          <table:table-cell office:value-type="float" office:value="2.9110724866" calcext:value-type="float">
            <text:p>2,9110724866</text:p>
          </table:table-cell>
        </table:table-row>
        <table:table-row table:style-name="ro1">
          <table:table-cell office:value-type="string" calcext:value-type="string">
            <text:p>01/05/1998</text:p>
          </table:table-cell>
          <table:table-cell table:number-columns-repeated="2" office:value-type="float" office:value="1.0023" calcext:value-type="float">
            <text:p>1,0023</text:p>
          </table:table-cell>
          <table:table-cell office:value-type="float" office:value="2.91486180695775" calcext:value-type="float">
            <text:p>2,91486180695775</text:p>
          </table:table-cell>
          <table:table-cell office:value-type="float" office:value="2.914861807" calcext:value-type="float">
            <text:p>2,914861807</text:p>
          </table:table-cell>
        </table:table-row>
        <table:table-row table:style-name="ro1">
          <table:table-cell office:value-type="string" calcext:value-type="string">
            <text:p>01/06/1998</text:p>
          </table:table-cell>
          <table:table-cell table:number-columns-repeated="2" office:value-type="float" office:value="1.0028" calcext:value-type="float">
            <text:p>1,0028</text:p>
          </table:table-cell>
          <table:table-cell office:value-type="float" office:value="2.90817300903696" calcext:value-type="float">
            <text:p>2,90817300903696</text:p>
          </table:table-cell>
          <table:table-cell office:value-type="float" office:value="2.908173009" calcext:value-type="float">
            <text:p>2,908173009</text:p>
          </table:table-cell>
        </table:table-row>
        <table:table-row table:style-name="ro1">
          <table:table-cell office:value-type="string" calcext:value-type="string">
            <text:p>01/07/1998</text:p>
          </table:table-cell>
          <table:table-cell table:number-columns-repeated="2" office:value-type="float" office:value="0.9962" calcext:value-type="float">
            <text:p>0,9962</text:p>
          </table:table-cell>
          <table:table-cell office:value-type="float" office:value="2.90005286102609" calcext:value-type="float">
            <text:p>2,90005286102609</text:p>
          </table:table-cell>
          <table:table-cell office:value-type="float" office:value="2.900052861" calcext:value-type="float">
            <text:p>2,900052861</text:p>
          </table:table-cell>
        </table:table-row>
        <table:table-row table:style-name="ro1">
          <table:table-cell office:value-type="string" calcext:value-type="string">
            <text:p>01/08/1998</text:p>
          </table:table-cell>
          <table:table-cell table:number-columns-repeated="2" office:value-type="float" office:value="0.9983" calcext:value-type="float">
            <text:p>0,9983</text:p>
          </table:table-cell>
          <table:table-cell office:value-type="float" office:value="2.91111509840001" calcext:value-type="float">
            <text:p>2,91111509840001</text:p>
          </table:table-cell>
          <table:table-cell office:value-type="float" office:value="2.9111150984" calcext:value-type="float">
            <text:p>2,9111150984</text:p>
          </table:table-cell>
        </table:table-row>
        <table:table-row table:style-name="ro1">
          <table:table-cell office:value-type="string" calcext:value-type="string">
            <text:p>01/09/1998</text:p>
          </table:table-cell>
          <table:table-cell table:number-columns-repeated="2" office:value-type="float" office:value="0.9998" calcext:value-type="float">
            <text:p>0,9998</text:p>
          </table:table-cell>
          <table:table-cell office:value-type="float" office:value="2.91607242151659" calcext:value-type="float">
            <text:p>2,91607242151659</text:p>
          </table:table-cell>
          <table:table-cell office:value-type="float" office:value="2.9160724215" calcext:value-type="float">
            <text:p>2,9160724215</text:p>
          </table:table-cell>
        </table:table-row>
        <table:table-row table:style-name="ro1">
          <table:table-cell office:value-type="string" calcext:value-type="string">
            <text:p>01/10/1998</text:p>
          </table:table-cell>
          <table:table-cell table:number-columns-repeated="2" office:value-type="float" office:value="0.9997" calcext:value-type="float">
            <text:p>0,9997</text:p>
          </table:table-cell>
          <table:table-cell office:value-type="float" office:value="2.91665575266712" calcext:value-type="float">
            <text:p>2,91665575266712</text:p>
          </table:table-cell>
          <table:table-cell office:value-type="float" office:value="2.9166557527" calcext:value-type="float">
            <text:p>2,9166557527</text:p>
          </table:table-cell>
        </table:table-row>
        <table:table-row table:style-name="ro1">
          <table:table-cell office:value-type="string" calcext:value-type="string">
            <text:p>01/11/1998</text:p>
          </table:table-cell>
          <table:table-cell table:number-columns-repeated="2" office:value-type="float" office:value="0.9982" calcext:value-type="float">
            <text:p>0,9982</text:p>
          </table:table-cell>
          <table:table-cell office:value-type="float" office:value="2.91753101197071" calcext:value-type="float">
            <text:p>2,91753101197071</text:p>
          </table:table-cell>
          <table:table-cell office:value-type="float" office:value="2.917531012" calcext:value-type="float">
            <text:p>2,917531012</text:p>
          </table:table-cell>
        </table:table-row>
        <table:table-row table:style-name="ro1">
          <table:table-cell office:value-type="string" calcext:value-type="string">
            <text:p>01/12/1998</text:p>
          </table:table-cell>
          <table:table-cell table:number-columns-repeated="2" office:value-type="float" office:value="1.0098" calcext:value-type="float">
            <text:p>1,0098</text:p>
          </table:table-cell>
          <table:table-cell office:value-type="float" office:value="2.92279203763846" calcext:value-type="float">
            <text:p>2,92279203763846</text:p>
          </table:table-cell>
          <table:table-cell office:value-type="float" office:value="2.9227920376" calcext:value-type="float">
            <text:p>2,9227920376</text:p>
          </table:table-cell>
        </table:table-row>
        <table:table-row table:style-name="ro1">
          <table:table-cell office:value-type="string" calcext:value-type="string">
            <text:p>01/01/1999</text:p>
          </table:table-cell>
          <table:table-cell table:number-columns-repeated="2" office:value-type="float" office:value="1.0115" calcext:value-type="float">
            <text:p>1,0115</text:p>
          </table:table-cell>
          <table:table-cell office:value-type="float" office:value="2.89442665640568" calcext:value-type="float">
            <text:p>2,89442665640568</text:p>
          </table:table-cell>
          <table:table-cell office:value-type="float" office:value="2.8944266564" calcext:value-type="float">
            <text:p>2,8944266564</text:p>
          </table:table-cell>
        </table:table-row>
        <table:table-row table:style-name="ro1">
          <table:table-cell office:value-type="string" calcext:value-type="string">
            <text:p>01/02/1999</text:p>
          </table:table-cell>
          <table:table-cell table:number-columns-repeated="2" office:value-type="float" office:value="1.0444" calcext:value-type="float">
            <text:p>1,0444</text:p>
          </table:table-cell>
          <table:table-cell office:value-type="float" office:value="2.86151918576933" calcext:value-type="float">
            <text:p>2,86151918576933</text:p>
          </table:table-cell>
          <table:table-cell office:value-type="float" office:value="2.8615191858" calcext:value-type="float">
            <text:p>2,8615191858</text:p>
          </table:table-cell>
        </table:table-row>
        <table:table-row table:style-name="ro1">
          <table:table-cell office:value-type="string" calcext:value-type="string">
            <text:p>01/03/1999</text:p>
          </table:table-cell>
          <table:table-cell table:number-columns-repeated="2" office:value-type="float" office:value="1.0198" calcext:value-type="float">
            <text:p>1,0198</text:p>
          </table:table-cell>
          <table:table-cell office:value-type="float" office:value="2.73986900207711" calcext:value-type="float">
            <text:p>2,73986900207711</text:p>
          </table:table-cell>
          <table:table-cell office:value-type="float" office:value="2.7398690021" calcext:value-type="float">
            <text:p>2,7398690021</text:p>
          </table:table-cell>
        </table:table-row>
        <table:table-row table:style-name="ro1">
          <table:table-cell office:value-type="string" calcext:value-type="string">
            <text:p>01/04/1999</text:p>
          </table:table-cell>
          <table:table-cell table:number-columns-repeated="2" office:value-type="float" office:value="1.0003" calcext:value-type="float">
            <text:p>1,0003</text:p>
          </table:table-cell>
          <table:table-cell office:value-type="float" office:value="2.68667287907149" calcext:value-type="float">
            <text:p>2,68667287907149</text:p>
          </table:table-cell>
          <table:table-cell office:value-type="float" office:value="2.6866728791" calcext:value-type="float">
            <text:p>2,6866728791</text:p>
          </table:table-cell>
        </table:table-row>
        <table:table-row table:style-name="ro1">
          <table:table-cell office:value-type="string" calcext:value-type="string">
            <text:p>01/05/1999</text:p>
          </table:table-cell>
          <table:table-cell table:number-columns-repeated="2" office:value-type="float" office:value="0.9966" calcext:value-type="float">
            <text:p>0,9966</text:p>
          </table:table-cell>
          <table:table-cell office:value-type="float" office:value="2.68586711893581" calcext:value-type="float">
            <text:p>2,68586711893581</text:p>
          </table:table-cell>
          <table:table-cell office:value-type="float" office:value="2.6858671189" calcext:value-type="float">
            <text:p>2,6858671189</text:p>
          </table:table-cell>
        </table:table-row>
        <table:table-row table:style-name="ro1">
          <table:table-cell office:value-type="string" calcext:value-type="string">
            <text:p>01/06/1999</text:p>
          </table:table-cell>
          <table:table-cell table:number-columns-repeated="2" office:value-type="float" office:value="1.0102" calcext:value-type="float">
            <text:p>1,0102</text:p>
          </table:table-cell>
          <table:table-cell office:value-type="float" office:value="2.69503022168955" calcext:value-type="float">
            <text:p>2,69503022168955</text:p>
          </table:table-cell>
          <table:table-cell office:value-type="float" office:value="2.6950302217" calcext:value-type="float">
            <text:p>2,6950302217</text:p>
          </table:table-cell>
        </table:table-row>
        <table:table-row table:style-name="ro1">
          <table:table-cell office:value-type="string" calcext:value-type="string">
            <text:p>01/07/1999</text:p>
          </table:table-cell>
          <table:table-cell table:number-columns-repeated="2" office:value-type="float" office:value="1.0159" calcext:value-type="float">
            <text:p>1,0159</text:p>
          </table:table-cell>
          <table:table-cell office:value-type="float" office:value="2.66781847326227" calcext:value-type="float">
            <text:p>2,66781847326227</text:p>
          </table:table-cell>
          <table:table-cell office:value-type="float" office:value="2.6678184733" calcext:value-type="float">
            <text:p>2,6678184733</text:p>
          </table:table-cell>
        </table:table-row>
        <table:table-row table:style-name="ro1">
          <table:table-cell office:value-type="string" calcext:value-type="string">
            <text:p>01/08/1999</text:p>
          </table:table-cell>
          <table:table-cell table:number-columns-repeated="2" office:value-type="float" office:value="1.0145" calcext:value-type="float">
            <text:p>1,0145</text:p>
          </table:table-cell>
          <table:table-cell office:value-type="float" office:value="2.62606405479109" calcext:value-type="float">
            <text:p>2,62606405479109</text:p>
          </table:table-cell>
          <table:table-cell office:value-type="float" office:value="2.6260640548" calcext:value-type="float">
            <text:p>2,6260640548</text:p>
          </table:table-cell>
        </table:table-row>
        <table:table-row table:style-name="ro1">
          <table:table-cell office:value-type="string" calcext:value-type="string">
            <text:p>01/09/1999</text:p>
          </table:table-cell>
          <table:table-cell table:number-columns-repeated="2" office:value-type="float" office:value="1.0147" calcext:value-type="float">
            <text:p>1,0147</text:p>
          </table:table-cell>
          <table:table-cell office:value-type="float" office:value="2.58853036450576" calcext:value-type="float">
            <text:p>2,58853036450576</text:p>
          </table:table-cell>
          <table:table-cell office:value-type="float" office:value="2.5885303645" calcext:value-type="float">
            <text:p>2,5885303645</text:p>
          </table:table-cell>
        </table:table-row>
        <table:table-row table:style-name="ro1">
          <table:table-cell office:value-type="string" calcext:value-type="string">
            <text:p>01/10/1999</text:p>
          </table:table-cell>
          <table:table-cell table:number-columns-repeated="2" office:value-type="float" office:value="1.0189" calcext:value-type="float">
            <text:p>1,0189</text:p>
          </table:table-cell>
          <table:table-cell office:value-type="float" office:value="2.55103022026782" calcext:value-type="float">
            <text:p>2,55103022026782</text:p>
          </table:table-cell>
          <table:table-cell office:value-type="float" office:value="2.5510302203" calcext:value-type="float">
            <text:p>2,5510302203</text:p>
          </table:table-cell>
        </table:table-row>
        <table:table-row table:style-name="ro1">
          <table:table-cell office:value-type="string" calcext:value-type="string">
            <text:p>01/11/1999</text:p>
          </table:table-cell>
          <table:table-cell table:number-columns-repeated="2" office:value-type="float" office:value="1.0253" calcext:value-type="float">
            <text:p>1,0253</text:p>
          </table:table-cell>
          <table:table-cell office:value-type="float" office:value="2.50371009938936" calcext:value-type="float">
            <text:p>2,50371009938936</text:p>
          </table:table-cell>
          <table:table-cell office:value-type="float" office:value="2.5037100994" calcext:value-type="float">
            <text:p>2,5037100994</text:p>
          </table:table-cell>
        </table:table-row>
        <table:table-row table:style-name="ro1">
          <table:table-cell office:value-type="string" calcext:value-type="string">
            <text:p>01/12/1999</text:p>
          </table:table-cell>
          <table:table-cell table:number-columns-repeated="2" office:value-type="float" office:value="1.0123" calcext:value-type="float">
            <text:p>1,0123</text:p>
          </table:table-cell>
          <table:table-cell office:value-type="float" office:value="2.44192928839302" calcext:value-type="float">
            <text:p>2,44192928839302</text:p>
          </table:table-cell>
          <table:table-cell office:value-type="float" office:value="2.4419292884" calcext:value-type="float">
            <text:p>2,4419292884</text:p>
          </table:table-cell>
        </table:table-row>
        <table:table-row table:style-name="ro1">
          <table:table-cell office:value-type="string" calcext:value-type="string">
            <text:p>01/01/2000</text:p>
          </table:table-cell>
          <table:table-cell table:number-columns-repeated="2" office:value-type="float" office:value="1.0102" calcext:value-type="float">
            <text:p>1,0102</text:p>
          </table:table-cell>
          <table:table-cell office:value-type="float" office:value="2.41225850873557" calcext:value-type="float">
            <text:p>2,41225850873557</text:p>
          </table:table-cell>
          <table:table-cell office:value-type="float" office:value="2.4122585087" calcext:value-type="float">
            <text:p>2,4122585087</text:p>
          </table:table-cell>
        </table:table-row>
        <table:table-row table:style-name="ro1">
          <table:table-cell office:value-type="string" calcext:value-type="string">
            <text:p>01/02/2000</text:p>
          </table:table-cell>
          <table:table-cell table:number-columns-repeated="2" office:value-type="float" office:value="1.0019" calcext:value-type="float">
            <text:p>1,0019</text:p>
          </table:table-cell>
          <table:table-cell office:value-type="float" office:value="2.38790190926111" calcext:value-type="float">
            <text:p>2,38790190926111</text:p>
          </table:table-cell>
          <table:table-cell office:value-type="float" office:value="2.3879019093" calcext:value-type="float">
            <text:p>2,3879019093</text:p>
          </table:table-cell>
        </table:table-row>
        <table:table-row table:style-name="ro1">
          <table:table-cell office:value-type="string" calcext:value-type="string">
            <text:p>01/03/2000</text:p>
          </table:table-cell>
          <table:table-cell table:number-columns-repeated="2" office:value-type="float" office:value="1.0018" calcext:value-type="float">
            <text:p>1,0018</text:p>
          </table:table-cell>
          <table:table-cell office:value-type="float" office:value="2.38337349961185" calcext:value-type="float">
            <text:p>2,38337349961185</text:p>
          </table:table-cell>
          <table:table-cell office:value-type="float" office:value="2.3833734996" calcext:value-type="float">
            <text:p>2,3833734996</text:p>
          </table:table-cell>
        </table:table-row>
        <table:table-row table:style-name="ro1">
          <table:table-cell office:value-type="string" calcext:value-type="string">
            <text:p>01/04/2000</text:p>
          </table:table-cell>
          <table:table-cell table:number-columns-repeated="2" office:value-type="float" office:value="1.0013" calcext:value-type="float">
            <text:p>1,0013</text:p>
          </table:table-cell>
          <table:table-cell office:value-type="float" office:value="2.37909113556783" calcext:value-type="float">
            <text:p>2,37909113556783</text:p>
          </table:table-cell>
          <table:table-cell office:value-type="float" office:value="2.3790911356" calcext:value-type="float">
            <text:p>2,3790911356</text:p>
          </table:table-cell>
        </table:table-row>
        <table:table-row table:style-name="ro1">
          <table:table-cell office:value-type="string" calcext:value-type="string">
            <text:p>01/05/2000</text:p>
          </table:table-cell>
          <table:table-cell table:number-columns-repeated="2" office:value-type="float" office:value="1.0067" calcext:value-type="float">
            <text:p>1,0067</text:p>
          </table:table-cell>
          <table:table-cell office:value-type="float" office:value="2.37600233253553" calcext:value-type="float">
            <text:p>2,37600233253553</text:p>
          </table:table-cell>
          <table:table-cell office:value-type="float" office:value="2.3760023325" calcext:value-type="float">
            <text:p>2,3760023325</text:p>
          </table:table-cell>
        </table:table-row>
        <table:table-row table:style-name="ro1">
          <table:table-cell office:value-type="string" calcext:value-type="string">
            <text:p>01/06/2000</text:p>
          </table:table-cell>
          <table:table-cell table:number-columns-repeated="2" office:value-type="float" office:value="1.0093" calcext:value-type="float">
            <text:p>1,0093</text:p>
          </table:table-cell>
          <table:table-cell office:value-type="float" office:value="2.36018906579471" calcext:value-type="float">
            <text:p>2,36018906579471</text:p>
          </table:table-cell>
          <table:table-cell office:value-type="float" office:value="2.3601890658" calcext:value-type="float">
            <text:p>2,3601890658</text:p>
          </table:table-cell>
        </table:table-row>
        <table:table-row table:style-name="ro1">
          <table:table-cell office:value-type="string" calcext:value-type="string">
            <text:p>01/07/2000</text:p>
          </table:table-cell>
          <table:table-cell table:number-columns-repeated="2" office:value-type="float" office:value="1.0226" calcext:value-type="float">
            <text:p>1,0226</text:p>
          </table:table-cell>
          <table:table-cell office:value-type="float" office:value="2.33844155929328" calcext:value-type="float">
            <text:p>2,33844155929328</text:p>
          </table:table-cell>
          <table:table-cell office:value-type="float" office:value="2.3384415593" calcext:value-type="float">
            <text:p>2,3384415593</text:p>
          </table:table-cell>
        </table:table-row>
        <table:table-row table:style-name="ro1">
          <table:table-cell office:value-type="string" calcext:value-type="string">
            <text:p>01/08/2000</text:p>
          </table:table-cell>
          <table:table-cell table:number-columns-repeated="2" office:value-type="float" office:value="1.0182" calcext:value-type="float">
            <text:p>1,0182</text:p>
          </table:table-cell>
          <table:table-cell office:value-type="float" office:value="2.28676076598208" calcext:value-type="float">
            <text:p>2,28676076598208</text:p>
          </table:table-cell>
          <table:table-cell office:value-type="float" office:value="2.286760766" calcext:value-type="float">
            <text:p>2,286760766</text:p>
          </table:table-cell>
        </table:table-row>
        <table:table-row table:style-name="ro1">
          <table:table-cell office:value-type="string" calcext:value-type="string">
            <text:p>01/09/2000</text:p>
          </table:table-cell>
          <table:table-cell table:number-columns-repeated="2" office:value-type="float" office:value="1.0069" calcext:value-type="float">
            <text:p>1,0069</text:p>
          </table:table-cell>
          <table:table-cell office:value-type="float" office:value="2.24588564720299" calcext:value-type="float">
            <text:p>2,24588564720299</text:p>
          </table:table-cell>
          <table:table-cell office:value-type="float" office:value="2.2458856472" calcext:value-type="float">
            <text:p>2,2458856472</text:p>
          </table:table-cell>
        </table:table-row>
        <table:table-row table:style-name="ro1">
          <table:table-cell office:value-type="string" calcext:value-type="string">
            <text:p>01/10/2000</text:p>
          </table:table-cell>
          <table:table-cell table:number-columns-repeated="2" office:value-type="float" office:value="1.0037" calcext:value-type="float">
            <text:p>1,0037</text:p>
          </table:table-cell>
          <table:table-cell office:value-type="float" office:value="2.2304952301152" calcext:value-type="float">
            <text:p>2,2304952301152</text:p>
          </table:table-cell>
          <table:table-cell office:value-type="float" office:value="2.2304952301" calcext:value-type="float">
            <text:p>2,2304952301</text:p>
          </table:table-cell>
        </table:table-row>
        <table:table-row table:style-name="ro1">
          <table:table-cell office:value-type="string" calcext:value-type="string">
            <text:p>01/11/2000</text:p>
          </table:table-cell>
          <table:table-cell table:number-columns-repeated="2" office:value-type="float" office:value="1.0039" calcext:value-type="float">
            <text:p>1,0039</text:p>
          </table:table-cell>
          <table:table-cell office:value-type="float" office:value="2.22227282067869" calcext:value-type="float">
            <text:p>2,22227282067869</text:p>
          </table:table-cell>
          <table:table-cell office:value-type="float" office:value="2.2222728207" calcext:value-type="float">
            <text:p>2,2222728207</text:p>
          </table:table-cell>
        </table:table-row>
        <table:table-row table:style-name="ro1">
          <table:table-cell office:value-type="string" calcext:value-type="string">
            <text:p>01/12/2000</text:p>
          </table:table-cell>
          <table:table-cell table:number-columns-repeated="2" office:value-type="float" office:value="1.0076" calcext:value-type="float">
            <text:p>1,0076</text:p>
          </table:table-cell>
          <table:table-cell office:value-type="float" office:value="2.21363962613676" calcext:value-type="float">
            <text:p>2,21363962613676</text:p>
          </table:table-cell>
          <table:table-cell office:value-type="float" office:value="2.2136396261" calcext:value-type="float">
            <text:p>2,2136396261</text:p>
          </table:table-cell>
        </table:table-row>
        <table:table-row table:style-name="ro1">
          <table:table-cell office:value-type="string" calcext:value-type="string">
            <text:p>01/01/2001</text:p>
          </table:table-cell>
          <table:table-cell table:number-columns-repeated="2" office:value-type="float" office:value="1.0049" calcext:value-type="float">
            <text:p>1,0049</text:p>
          </table:table-cell>
          <table:table-cell office:value-type="float" office:value="2.19694286039774" calcext:value-type="float">
            <text:p>2,19694286039774</text:p>
          </table:table-cell>
          <table:table-cell office:value-type="float" office:value="2.1969428604" calcext:value-type="float">
            <text:p>2,1969428604</text:p>
          </table:table-cell>
        </table:table-row>
        <table:table-row table:style-name="ro1">
          <table:table-cell office:value-type="string" calcext:value-type="string">
            <text:p>01/02/2001</text:p>
          </table:table-cell>
          <table:table-cell table:number-columns-repeated="2" office:value-type="float" office:value="1.0034" calcext:value-type="float">
            <text:p>1,0034</text:p>
          </table:table-cell>
          <table:table-cell office:value-type="float" office:value="2.18623033177206" calcext:value-type="float">
            <text:p>2,18623033177206</text:p>
          </table:table-cell>
          <table:table-cell office:value-type="float" office:value="2.1862303318" calcext:value-type="float">
            <text:p>2,1862303318</text:p>
          </table:table-cell>
        </table:table-row>
        <table:table-row table:style-name="ro1">
          <table:table-cell office:value-type="string" calcext:value-type="string">
            <text:p>01/03/2001</text:p>
          </table:table-cell>
          <table:table-cell table:number-columns-repeated="2" office:value-type="float" office:value="1.008" calcext:value-type="float">
            <text:p>1,008</text:p>
          </table:table-cell>
          <table:table-cell office:value-type="float" office:value="2.17882233583024" calcext:value-type="float">
            <text:p>2,17882233583024</text:p>
          </table:table-cell>
          <table:table-cell office:value-type="float" office:value="2.1788223358" calcext:value-type="float">
            <text:p>2,1788223358</text:p>
          </table:table-cell>
        </table:table-row>
        <table:table-row table:style-name="ro1">
          <table:table-cell office:value-type="string" calcext:value-type="string">
            <text:p>01/04/2001</text:p>
          </table:table-cell>
          <table:table-cell table:number-columns-repeated="2" office:value-type="float" office:value="1.0113" calcext:value-type="float">
            <text:p>1,0113</text:p>
          </table:table-cell>
          <table:table-cell office:value-type="float" office:value="2.16153009506968" calcext:value-type="float">
            <text:p>2,16153009506968</text:p>
          </table:table-cell>
          <table:table-cell office:value-type="float" office:value="2.1615300951" calcext:value-type="float">
            <text:p>2,1615300951</text:p>
          </table:table-cell>
        </table:table-row>
        <table:table-row table:style-name="ro1">
          <table:table-cell office:value-type="string" calcext:value-type="string">
            <text:p>01/05/2001</text:p>
          </table:table-cell>
          <table:table-cell table:number-columns-repeated="2" office:value-type="float" office:value="1.0044" calcext:value-type="float">
            <text:p>1,0044</text:p>
          </table:table-cell>
          <table:table-cell office:value-type="float" office:value="2.13737772675732" calcext:value-type="float">
            <text:p>2,13737772675732</text:p>
          </table:table-cell>
          <table:table-cell office:value-type="float" office:value="2.1373777268" calcext:value-type="float">
            <text:p>2,1373777268</text:p>
          </table:table-cell>
        </table:table-row>
        <table:table-row table:style-name="ro1">
          <table:table-cell office:value-type="string" calcext:value-type="string">
            <text:p>01/06/2001</text:p>
          </table:table-cell>
          <table:table-cell table:number-columns-repeated="2" office:value-type="float" office:value="1.0146" calcext:value-type="float">
            <text:p>1,0146</text:p>
          </table:table-cell>
          <table:table-cell office:value-type="float" office:value="2.12801446311959" calcext:value-type="float">
            <text:p>2,12801446311959</text:p>
          </table:table-cell>
          <table:table-cell office:value-type="float" office:value="2.1280144631" calcext:value-type="float">
            <text:p>2,1280144631</text:p>
          </table:table-cell>
        </table:table-row>
        <table:table-row table:style-name="ro1">
          <table:table-cell office:value-type="string" calcext:value-type="string">
            <text:p>01/07/2001</text:p>
          </table:table-cell>
          <table:table-cell table:number-columns-repeated="2" office:value-type="float" office:value="1.0162" calcext:value-type="float">
            <text:p>1,0162</text:p>
          </table:table-cell>
          <table:table-cell office:value-type="float" office:value="2.0973925321502" calcext:value-type="float">
            <text:p>2,0973925321502</text:p>
          </table:table-cell>
          <table:table-cell office:value-type="float" office:value="2.0973925322" calcext:value-type="float">
            <text:p>2,0973925322</text:p>
          </table:table-cell>
        </table:table-row>
        <table:table-row table:style-name="ro1">
          <table:table-cell office:value-type="string" calcext:value-type="string">
            <text:p>01/08/2001</text:p>
          </table:table-cell>
          <table:table-cell table:number-columns-repeated="2" office:value-type="float" office:value="1.009" calcext:value-type="float">
            <text:p>1,009</text:p>
          </table:table-cell>
          <table:table-cell office:value-type="float" office:value="2.06395643785692" calcext:value-type="float">
            <text:p>2,06395643785692</text:p>
          </table:table-cell>
          <table:table-cell office:value-type="float" office:value="2.0639564379" calcext:value-type="float">
            <text:p>2,0639564379</text:p>
          </table:table-cell>
        </table:table-row>
        <table:table-row table:style-name="ro1">
          <table:table-cell office:value-type="string" calcext:value-type="string">
            <text:p>01/09/2001</text:p>
          </table:table-cell>
          <table:table-cell table:number-columns-repeated="2" office:value-type="float" office:value="1.0038" calcext:value-type="float">
            <text:p>1,0038</text:p>
          </table:table-cell>
          <table:table-cell office:value-type="float" office:value="2.04554651918426" calcext:value-type="float">
            <text:p>2,04554651918426</text:p>
          </table:table-cell>
          <table:table-cell office:value-type="float" office:value="2.0455465192" calcext:value-type="float">
            <text:p>2,0455465192</text:p>
          </table:table-cell>
        </table:table-row>
        <table:table-row table:style-name="ro1">
          <table:table-cell office:value-type="string" calcext:value-type="string">
            <text:p>01/10/2001</text:p>
          </table:table-cell>
          <table:table-cell table:number-columns-repeated="2" office:value-type="float" office:value="1.0145" calcext:value-type="float">
            <text:p>1,0145</text:p>
          </table:table-cell>
          <table:table-cell office:value-type="float" office:value="2.03780286828478" calcext:value-type="float">
            <text:p>2,03780286828478</text:p>
          </table:table-cell>
          <table:table-cell office:value-type="float" office:value="2.0378028683" calcext:value-type="float">
            <text:p>2,0378028683</text:p>
          </table:table-cell>
        </table:table-row>
        <table:table-row table:style-name="ro1">
          <table:table-cell office:value-type="string" calcext:value-type="string">
            <text:p>01/11/2001</text:p>
          </table:table-cell>
          <table:table-cell table:number-columns-repeated="2" office:value-type="float" office:value="1.0076" calcext:value-type="float">
            <text:p>1,0076</text:p>
          </table:table-cell>
          <table:table-cell office:value-type="float" office:value="2.00867705104463" calcext:value-type="float">
            <text:p>2,00867705104463</text:p>
          </table:table-cell>
          <table:table-cell office:value-type="float" office:value="2.008677051" calcext:value-type="float">
            <text:p>2,008677051</text:p>
          </table:table-cell>
        </table:table-row>
        <table:table-row table:style-name="ro1">
          <table:table-cell office:value-type="string" calcext:value-type="string">
            <text:p>01/12/2001</text:p>
          </table:table-cell>
          <table:table-cell table:number-columns-repeated="2" office:value-type="float" office:value="1.0018" calcext:value-type="float">
            <text:p>1,0018</text:p>
          </table:table-cell>
          <table:table-cell office:value-type="float" office:value="1.99352625153298" calcext:value-type="float">
            <text:p>1,99352625153298</text:p>
          </table:table-cell>
          <table:table-cell office:value-type="float" office:value="1.9935262515" calcext:value-type="float">
            <text:p>1,9935262515</text:p>
          </table:table-cell>
        </table:table-row>
        <table:table-row table:style-name="ro1">
          <table:table-cell office:value-type="string" calcext:value-type="string">
            <text:p>01/01/2002</text:p>
          </table:table-cell>
          <table:table-cell table:number-columns-repeated="2" office:value-type="float" office:value="1.0019" calcext:value-type="float">
            <text:p>1,0019</text:p>
          </table:table-cell>
          <table:table-cell office:value-type="float" office:value="1.98994435169992" calcext:value-type="float">
            <text:p>1,98994435169992</text:p>
          </table:table-cell>
          <table:table-cell office:value-type="float" office:value="1.9899443517" calcext:value-type="float">
            <text:p>1,9899443517</text:p>
          </table:table-cell>
        </table:table-row>
        <table:table-row table:style-name="ro1">
          <table:table-cell office:value-type="string" calcext:value-type="string">
            <text:p>01/02/2002</text:p>
          </table:table-cell>
          <table:table-cell table:number-columns-repeated="2" office:value-type="float" office:value="1.0018" calcext:value-type="float">
            <text:p>1,0018</text:p>
          </table:table-cell>
          <table:table-cell office:value-type="float" office:value="1.98617062750766" calcext:value-type="float">
            <text:p>1,98617062750766</text:p>
          </table:table-cell>
          <table:table-cell office:value-type="float" office:value="1.9861706275" calcext:value-type="float">
            <text:p>1,9861706275</text:p>
          </table:table-cell>
        </table:table-row>
        <table:table-row table:style-name="ro1">
          <table:table-cell office:value-type="string" calcext:value-type="string">
            <text:p>01/03/2002</text:p>
          </table:table-cell>
          <table:table-cell table:number-columns-repeated="2" office:value-type="float" office:value="1.0011" calcext:value-type="float">
            <text:p>1,0011</text:p>
          </table:table-cell>
          <table:table-cell office:value-type="float" office:value="1.98260194400844" calcext:value-type="float">
            <text:p>1,98260194400844</text:p>
          </table:table-cell>
          <table:table-cell office:value-type="float" office:value="1.982601944" calcext:value-type="float">
            <text:p>1,982601944</text:p>
          </table:table-cell>
        </table:table-row>
        <table:table-row table:style-name="ro1">
          <table:table-cell office:value-type="string" calcext:value-type="string">
            <text:p>01/04/2002</text:p>
          </table:table-cell>
          <table:table-cell table:number-columns-repeated="2" office:value-type="float" office:value="1.007" calcext:value-type="float">
            <text:p>1,007</text:p>
          </table:table-cell>
          <table:table-cell office:value-type="float" office:value="1.98042347818244" calcext:value-type="float">
            <text:p>1,98042347818244</text:p>
          </table:table-cell>
          <table:table-cell office:value-type="float" office:value="1.9804234782" calcext:value-type="float">
            <text:p>1,9804234782</text:p>
          </table:table-cell>
        </table:table-row>
        <table:table-row table:style-name="ro1">
          <table:table-cell office:value-type="string" calcext:value-type="string">
            <text:p>01/05/2002</text:p>
          </table:table-cell>
          <table:table-cell table:number-columns-repeated="2" office:value-type="float" office:value="1.0111" calcext:value-type="float">
            <text:p>1,0111</text:p>
          </table:table-cell>
          <table:table-cell office:value-type="float" office:value="1.96665688002228" calcext:value-type="float">
            <text:p>1,96665688002228</text:p>
          </table:table-cell>
          <table:table-cell office:value-type="float" office:value="1.96665688" calcext:value-type="float">
            <text:p>1,96665688</text:p>
          </table:table-cell>
        </table:table-row>
        <table:table-row table:style-name="ro1">
          <table:table-cell office:value-type="string" calcext:value-type="string">
            <text:p>01/06/2002</text:p>
          </table:table-cell>
          <table:table-cell table:number-columns-repeated="2" office:value-type="float" office:value="1.0174" calcext:value-type="float">
            <text:p>1,0174</text:p>
          </table:table-cell>
          <table:table-cell office:value-type="float" office:value="1.94506664031479" calcext:value-type="float">
            <text:p>1,94506664031479</text:p>
          </table:table-cell>
          <table:table-cell office:value-type="float" office:value="1.9450666403" calcext:value-type="float">
            <text:p>1,9450666403</text:p>
          </table:table-cell>
        </table:table-row>
        <table:table-row table:style-name="ro1">
          <table:table-cell office:value-type="string" calcext:value-type="string">
            <text:p>01/07/2002</text:p>
          </table:table-cell>
          <table:table-cell table:number-columns-repeated="2" office:value-type="float" office:value="1.0205" calcext:value-type="float">
            <text:p>1,0205</text:p>
          </table:table-cell>
          <table:table-cell office:value-type="float" office:value="1.91180129773421" calcext:value-type="float">
            <text:p>1,91180129773421</text:p>
          </table:table-cell>
          <table:table-cell office:value-type="float" office:value="1.9118012977" calcext:value-type="float">
            <text:p>1,9118012977</text:p>
          </table:table-cell>
        </table:table-row>
        <table:table-row table:style-name="ro1">
          <table:table-cell office:value-type="string" calcext:value-type="string">
            <text:p>01/08/2002</text:p>
          </table:table-cell>
          <table:table-cell table:number-columns-repeated="2" office:value-type="float" office:value="1.0236" calcext:value-type="float">
            <text:p>1,0236</text:p>
          </table:table-cell>
          <table:table-cell office:value-type="float" office:value="1.87339666607958" calcext:value-type="float">
            <text:p>1,87339666607958</text:p>
          </table:table-cell>
          <table:table-cell office:value-type="float" office:value="1.8733966661" calcext:value-type="float">
            <text:p>1,8733966661</text:p>
          </table:table-cell>
        </table:table-row>
        <table:table-row table:style-name="ro1">
          <table:table-cell office:value-type="string" calcext:value-type="string">
            <text:p>01/09/2002</text:p>
          </table:table-cell>
          <table:table-cell table:number-columns-repeated="2" office:value-type="float" office:value="1.0264" calcext:value-type="float">
            <text:p>1,0264</text:p>
          </table:table-cell>
          <table:table-cell office:value-type="float" office:value="1.83020385509924" calcext:value-type="float">
            <text:p>1,83020385509924</text:p>
          </table:table-cell>
          <table:table-cell office:value-type="float" office:value="1.8302038551" calcext:value-type="float">
            <text:p>1,8302038551</text:p>
          </table:table-cell>
        </table:table-row>
        <table:table-row table:style-name="ro1">
          <table:table-cell office:value-type="string" calcext:value-type="string">
            <text:p>01/10/2002</text:p>
          </table:table-cell>
          <table:table-cell table:number-columns-repeated="2" office:value-type="float" office:value="1.0421" calcext:value-type="float">
            <text:p>1,0421</text:p>
          </table:table-cell>
          <table:table-cell office:value-type="float" office:value="1.78312924308188" calcext:value-type="float">
            <text:p>1,78312924308188</text:p>
          </table:table-cell>
          <table:table-cell office:value-type="float" office:value="1.7831292431" calcext:value-type="float">
            <text:p>1,7831292431</text:p>
          </table:table-cell>
        </table:table-row>
        <table:table-row table:style-name="ro1">
          <table:table-cell office:value-type="string" calcext:value-type="string">
            <text:p>01/11/2002</text:p>
          </table:table-cell>
          <table:table-cell table:number-columns-repeated="2" office:value-type="float" office:value="1.0584" calcext:value-type="float">
            <text:p>1,0584</text:p>
          </table:table-cell>
          <table:table-cell office:value-type="float" office:value="1.71109225897887" calcext:value-type="float">
            <text:p>1,71109225897887</text:p>
          </table:table-cell>
          <table:table-cell office:value-type="float" office:value="1.711092259" calcext:value-type="float">
            <text:p>1,711092259</text:p>
          </table:table-cell>
        </table:table-row>
        <table:table-row table:style-name="ro1">
          <table:table-cell office:value-type="string" calcext:value-type="string">
            <text:p>01/12/2002</text:p>
          </table:table-cell>
          <table:table-cell table:number-columns-repeated="2" office:value-type="float" office:value="1.027" calcext:value-type="float">
            <text:p>1,027</text:p>
          </table:table-cell>
          <table:table-cell office:value-type="float" office:value="1.61667824922418" calcext:value-type="float">
            <text:p>1,61667824922418</text:p>
          </table:table-cell>
          <table:table-cell office:value-type="float" office:value="1.6166782492" calcext:value-type="float">
            <text:p>1,6166782492</text:p>
          </table:table-cell>
        </table:table-row>
        <table:table-row table:style-name="ro1">
          <table:table-cell office:value-type="string" calcext:value-type="string">
            <text:p>01/01/2003</text:p>
          </table:table-cell>
          <table:table-cell table:number-columns-repeated="2" office:value-type="float" office:value="1.0217" calcext:value-type="float">
            <text:p>1,0217</text:p>
          </table:table-cell>
          <table:table-cell office:value-type="float" office:value="1.57417551044224" calcext:value-type="float">
            <text:p>1,57417551044224</text:p>
          </table:table-cell>
          <table:table-cell office:value-type="float" office:value="1.5741755104" calcext:value-type="float">
            <text:p>1,5741755104</text:p>
          </table:table-cell>
        </table:table-row>
        <table:table-row table:style-name="ro1">
          <table:table-cell office:value-type="string" calcext:value-type="string">
            <text:p>01/02/2003</text:p>
          </table:table-cell>
          <table:table-cell table:number-columns-repeated="2" office:value-type="float" office:value="1.0159" calcext:value-type="float">
            <text:p>1,0159</text:p>
          </table:table-cell>
          <table:table-cell office:value-type="float" office:value="1.54074142159366" calcext:value-type="float">
            <text:p>1,54074142159366</text:p>
          </table:table-cell>
          <table:table-cell office:value-type="float" office:value="1.5407414216" calcext:value-type="float">
            <text:p>1,5407414216</text:p>
          </table:table-cell>
        </table:table-row>
        <table:table-row table:style-name="ro1">
          <table:table-cell office:value-type="string" calcext:value-type="string">
            <text:p>01/03/2003</text:p>
          </table:table-cell>
          <table:table-cell table:number-columns-repeated="2" office:value-type="float" office:value="1.0166" calcext:value-type="float">
            <text:p>1,0166</text:p>
          </table:table-cell>
          <table:table-cell office:value-type="float" office:value="1.5166270514752" calcext:value-type="float">
            <text:p>1,5166270514752</text:p>
          </table:table-cell>
          <table:table-cell office:value-type="float" office:value="1.5166270515" calcext:value-type="float">
            <text:p>1,5166270515</text:p>
          </table:table-cell>
        </table:table-row>
        <table:table-row table:style-name="ro1">
          <table:table-cell office:value-type="string" calcext:value-type="string">
            <text:p>01/04/2003</text:p>
          </table:table-cell>
          <table:table-cell table:number-columns-repeated="2" office:value-type="float" office:value="1.0041" calcext:value-type="float">
            <text:p>1,0041</text:p>
          </table:table-cell>
          <table:table-cell office:value-type="float" office:value="1.491862139952" calcext:value-type="float">
            <text:p>1,491862139952</text:p>
          </table:table-cell>
          <table:table-cell office:value-type="float" office:value="1.49186214" calcext:value-type="float">
            <text:p>1,49186214</text:p>
          </table:table-cell>
        </table:table-row>
        <table:table-row table:style-name="ro1">
          <table:table-cell office:value-type="string" calcext:value-type="string">
            <text:p>01/05/2003</text:p>
          </table:table-cell>
          <table:table-cell table:number-columns-repeated="2" office:value-type="float" office:value="0.9933" calcext:value-type="float">
            <text:p>0,9933</text:p>
          </table:table-cell>
          <table:table-cell office:value-type="float" office:value="1.48577048097998" calcext:value-type="float">
            <text:p>1,48577048097998</text:p>
          </table:table-cell>
          <table:table-cell office:value-type="float" office:value="1.485770481" calcext:value-type="float">
            <text:p>1,485770481</text:p>
          </table:table-cell>
        </table:table-row>
        <table:table-row table:style-name="ro1">
          <table:table-cell office:value-type="string" calcext:value-type="string">
            <text:p>01/06/2003</text:p>
          </table:table-cell>
          <table:table-cell table:number-columns-repeated="2" office:value-type="float" office:value="0.993" calcext:value-type="float">
            <text:p>0,993</text:p>
          </table:table-cell>
          <table:table-cell office:value-type="float" office:value="1.49579228931841" calcext:value-type="float">
            <text:p>1,49579228931841</text:p>
          </table:table-cell>
          <table:table-cell office:value-type="float" office:value="1.4957922893" calcext:value-type="float">
            <text:p>1,4957922893</text:p>
          </table:table-cell>
        </table:table-row>
        <table:table-row table:style-name="ro1">
          <table:table-cell office:value-type="string" calcext:value-type="string">
            <text:p>01/07/2003</text:p>
          </table:table-cell>
          <table:table-cell table:number-columns-repeated="2" office:value-type="float" office:value="0.998" calcext:value-type="float">
            <text:p>0,998</text:p>
          </table:table-cell>
          <table:table-cell office:value-type="float" office:value="1.50633664583929" calcext:value-type="float">
            <text:p>1,50633664583929</text:p>
          </table:table-cell>
          <table:table-cell office:value-type="float" office:value="1.5063366458" calcext:value-type="float">
            <text:p>1,5063366458</text:p>
          </table:table-cell>
        </table:table-row>
        <table:table-row table:style-name="ro1">
          <table:table-cell office:value-type="string" calcext:value-type="string">
            <text:p>01/08/2003</text:p>
          </table:table-cell>
          <table:table-cell table:number-columns-repeated="2" office:value-type="float" office:value="1.0062" calcext:value-type="float">
            <text:p>1,0062</text:p>
          </table:table-cell>
          <table:table-cell office:value-type="float" office:value="1.50935535655239" calcext:value-type="float">
            <text:p>1,50935535655239</text:p>
          </table:table-cell>
          <table:table-cell office:value-type="float" office:value="1.5093553566" calcext:value-type="float">
            <text:p>1,5093553566</text:p>
          </table:table-cell>
        </table:table-row>
        <table:table-row table:style-name="ro1">
          <table:table-cell office:value-type="string" calcext:value-type="string">
            <text:p>01/09/2003</text:p>
          </table:table-cell>
          <table:table-cell table:number-columns-repeated="2" office:value-type="float" office:value="1.0105" calcext:value-type="float">
            <text:p>1,0105</text:p>
          </table:table-cell>
          <table:table-cell office:value-type="float" office:value="1.50005501545656" calcext:value-type="float">
            <text:p>1,50005501545656</text:p>
          </table:table-cell>
          <table:table-cell office:value-type="float" office:value="1.5000550155" calcext:value-type="float">
            <text:p>1,5000550155</text:p>
          </table:table-cell>
        </table:table-row>
        <table:table-row table:style-name="ro1">
          <table:table-cell office:value-type="string" calcext:value-type="string">
            <text:p>01/10/2003</text:p>
          </table:table-cell>
          <table:table-cell table:number-columns-repeated="2" office:value-type="float" office:value="1.0044" calcext:value-type="float">
            <text:p>1,0044</text:p>
          </table:table-cell>
          <table:table-cell office:value-type="float" office:value="1.48446810040234" calcext:value-type="float">
            <text:p>1,48446810040234</text:p>
          </table:table-cell>
          <table:table-cell office:value-type="float" office:value="1.4844681004" calcext:value-type="float">
            <text:p>1,4844681004</text:p>
          </table:table-cell>
        </table:table-row>
        <table:table-row table:style-name="ro1">
          <table:table-cell office:value-type="string" calcext:value-type="string">
            <text:p>01/11/2003</text:p>
          </table:table-cell>
          <table:table-cell table:number-columns-repeated="2" office:value-type="float" office:value="1.0048" calcext:value-type="float">
            <text:p>1,0048</text:p>
          </table:table-cell>
          <table:table-cell office:value-type="float" office:value="1.47796505416402" calcext:value-type="float">
            <text:p>1,47796505416402</text:p>
          </table:table-cell>
          <table:table-cell office:value-type="float" office:value="1.4779650542" calcext:value-type="float">
            <text:p>1,4779650542</text:p>
          </table:table-cell>
        </table:table-row>
        <table:table-row table:style-name="ro1">
          <table:table-cell office:value-type="string" calcext:value-type="string">
            <text:p>01/12/2003</text:p>
          </table:table-cell>
          <table:table-cell table:number-columns-repeated="2" office:value-type="float" office:value="1.006" calcext:value-type="float">
            <text:p>1,006</text:p>
          </table:table-cell>
          <table:table-cell office:value-type="float" office:value="1.47090471154859" calcext:value-type="float">
            <text:p>1,47090471154859</text:p>
          </table:table-cell>
          <table:table-cell office:value-type="float" office:value="1.4709047115" calcext:value-type="float">
            <text:p>1,4709047115</text:p>
          </table:table-cell>
        </table:table-row>
        <table:table-row table:style-name="ro1">
          <table:table-cell office:value-type="string" calcext:value-type="string">
            <text:p>01/01/2004</text:p>
          </table:table-cell>
          <table:table-cell table:number-columns-repeated="2" office:value-type="float" office:value="1.008" calcext:value-type="float">
            <text:p>1,008</text:p>
          </table:table-cell>
          <table:table-cell office:value-type="float" office:value="1.46213192002842" calcext:value-type="float">
            <text:p>1,46213192002842</text:p>
          </table:table-cell>
          <table:table-cell office:value-type="float" office:value="1.46213192" calcext:value-type="float">
            <text:p>1,46213192</text:p>
          </table:table-cell>
        </table:table-row>
        <table:table-row table:style-name="ro1">
          <table:table-cell office:value-type="string" calcext:value-type="string">
            <text:p>01/02/2004</text:p>
          </table:table-cell>
          <table:table-cell table:number-columns-repeated="2" office:value-type="float" office:value="1.0108" calcext:value-type="float">
            <text:p>1,0108</text:p>
          </table:table-cell>
          <table:table-cell office:value-type="float" office:value="1.45052769844089" calcext:value-type="float">
            <text:p>1,45052769844089</text:p>
          </table:table-cell>
          <table:table-cell office:value-type="float" office:value="1.4505276984" calcext:value-type="float">
            <text:p>1,4505276984</text:p>
          </table:table-cell>
        </table:table-row>
        <table:table-row table:style-name="ro1">
          <table:table-cell office:value-type="string" calcext:value-type="string">
            <text:p>01/03/2004</text:p>
          </table:table-cell>
          <table:table-cell table:number-columns-repeated="2" office:value-type="float" office:value="1.0093" calcext:value-type="float">
            <text:p>1,0093</text:p>
          </table:table-cell>
          <table:table-cell office:value-type="float" office:value="1.43502938112474" calcext:value-type="float">
            <text:p>1,43502938112474</text:p>
          </table:table-cell>
          <table:table-cell office:value-type="float" office:value="1.4350293811" calcext:value-type="float">
            <text:p>1,4350293811</text:p>
          </table:table-cell>
        </table:table-row>
        <table:table-row table:style-name="ro1">
          <table:table-cell office:value-type="string" calcext:value-type="string">
            <text:p>01/04/2004</text:p>
          </table:table-cell>
          <table:table-cell table:number-columns-repeated="2" office:value-type="float" office:value="1.0115" calcext:value-type="float">
            <text:p>1,0115</text:p>
          </table:table-cell>
          <table:table-cell office:value-type="float" office:value="1.42180657993138" calcext:value-type="float">
            <text:p>1,42180657993138</text:p>
          </table:table-cell>
          <table:table-cell office:value-type="float" office:value="1.4218065799" calcext:value-type="float">
            <text:p>1,4218065799</text:p>
          </table:table-cell>
        </table:table-row>
        <table:table-row table:style-name="ro1">
          <table:table-cell office:value-type="string" calcext:value-type="string">
            <text:p>01/05/2004</text:p>
          </table:table-cell>
          <table:table-cell table:number-columns-repeated="2" office:value-type="float" office:value="1.0146" calcext:value-type="float">
            <text:p>1,0146</text:p>
          </table:table-cell>
          <table:table-cell office:value-type="float" office:value="1.40564170037704" calcext:value-type="float">
            <text:p>1,40564170037704</text:p>
          </table:table-cell>
          <table:table-cell office:value-type="float" office:value="1.4056417004" calcext:value-type="float">
            <text:p>1,4056417004</text:p>
          </table:table-cell>
        </table:table-row>
        <table:table-row table:style-name="ro1">
          <table:table-cell office:value-type="string" calcext:value-type="string">
            <text:p>01/06/2004</text:p>
          </table:table-cell>
          <table:table-cell table:number-columns-repeated="2" office:value-type="float" office:value="1.0129" calcext:value-type="float">
            <text:p>1,0129</text:p>
          </table:table-cell>
          <table:table-cell office:value-type="float" office:value="1.38541464653759" calcext:value-type="float">
            <text:p>1,38541464653759</text:p>
          </table:table-cell>
          <table:table-cell office:value-type="float" office:value="1.3854146465" calcext:value-type="float">
            <text:p>1,3854146465</text:p>
          </table:table-cell>
        </table:table-row>
        <table:table-row table:style-name="ro1">
          <table:table-cell office:value-type="string" calcext:value-type="string">
            <text:p>01/07/2004</text:p>
          </table:table-cell>
          <table:table-cell table:number-columns-repeated="2" office:value-type="float" office:value="1.0114" calcext:value-type="float">
            <text:p>1,0114</text:p>
          </table:table-cell>
          <table:table-cell office:value-type="float" office:value="1.3677704082709" calcext:value-type="float">
            <text:p>1,3677704082709</text:p>
          </table:table-cell>
          <table:table-cell office:value-type="float" office:value="1.3677704083" calcext:value-type="float">
            <text:p>1,3677704083</text:p>
          </table:table-cell>
        </table:table-row>
        <table:table-row table:style-name="ro1">
          <table:table-cell office:value-type="string" calcext:value-type="string">
            <text:p>01/08/2004</text:p>
          </table:table-cell>
          <table:table-cell table:number-columns-repeated="2" office:value-type="float" office:value="1.0131" calcext:value-type="float">
            <text:p>1,0131</text:p>
          </table:table-cell>
          <table:table-cell office:value-type="float" office:value="1.35235357748754" calcext:value-type="float">
            <text:p>1,35235357748754</text:p>
          </table:table-cell>
          <table:table-cell office:value-type="float" office:value="1.3523535775" calcext:value-type="float">
            <text:p>1,3523535775</text:p>
          </table:table-cell>
        </table:table-row>
        <table:table-row table:style-name="ro1">
          <table:table-cell office:value-type="string" calcext:value-type="string">
            <text:p>01/09/2004</text:p>
          </table:table-cell>
          <table:table-cell table:number-columns-repeated="2" office:value-type="float" office:value="1.0048" calcext:value-type="float">
            <text:p>1,0048</text:p>
          </table:table-cell>
          <table:table-cell office:value-type="float" office:value="1.3348668221178" calcext:value-type="float">
            <text:p>1,3348668221178</text:p>
          </table:table-cell>
          <table:table-cell office:value-type="float" office:value="1.3348668221" calcext:value-type="float">
            <text:p>1,3348668221</text:p>
          </table:table-cell>
        </table:table-row>
        <table:table-row table:style-name="ro1">
          <table:table-cell office:value-type="string" calcext:value-type="string">
            <text:p>01/10/2004</text:p>
          </table:table-cell>
          <table:table-cell table:number-columns-repeated="2" office:value-type="float" office:value="1.0053" calcext:value-type="float">
            <text:p>1,0053</text:p>
          </table:table-cell>
          <table:table-cell office:value-type="float" office:value="1.32849006978284" calcext:value-type="float">
            <text:p>1,32849006978284</text:p>
          </table:table-cell>
          <table:table-cell office:value-type="float" office:value="1.3284900698" calcext:value-type="float">
            <text:p>1,3284900698</text:p>
          </table:table-cell>
        </table:table-row>
        <table:table-row table:style-name="ro1">
          <table:table-cell office:value-type="string" calcext:value-type="string">
            <text:p>01/11/2004</text:p>
          </table:table-cell>
          <table:table-cell table:number-columns-repeated="2" office:value-type="float" office:value="1.0082" calcext:value-type="float">
            <text:p>1,0082</text:p>
          </table:table-cell>
          <table:table-cell office:value-type="float" office:value="1.32148619296015" calcext:value-type="float">
            <text:p>1,32148619296015</text:p>
          </table:table-cell>
          <table:table-cell office:value-type="float" office:value="1.321486193" calcext:value-type="float">
            <text:p>1,321486193</text:p>
          </table:table-cell>
        </table:table-row>
        <table:table-row table:style-name="ro1">
          <table:table-cell office:value-type="string" calcext:value-type="string">
            <text:p>01/12/2004</text:p>
          </table:table-cell>
          <table:table-cell table:number-columns-repeated="2" office:value-type="float" office:value="1.0052" calcext:value-type="float">
            <text:p>1,0052</text:p>
          </table:table-cell>
          <table:table-cell office:value-type="float" office:value="1.31073814021042" calcext:value-type="float">
            <text:p>1,31073814021042</text:p>
          </table:table-cell>
          <table:table-cell office:value-type="float" office:value="1.3107381402" calcext:value-type="float">
            <text:p>1,3107381402</text:p>
          </table:table-cell>
        </table:table-row>
        <table:table-row table:style-name="ro1">
          <table:table-cell office:value-type="string" calcext:value-type="string">
            <text:p>01/01/2005</text:p>
          </table:table-cell>
          <table:table-cell table:number-columns-repeated="2" office:value-type="float" office:value="1.0033" calcext:value-type="float">
            <text:p>1,0033</text:p>
          </table:table-cell>
          <table:table-cell office:value-type="float" office:value="1.30395756089377" calcext:value-type="float">
            <text:p>1,30395756089377</text:p>
          </table:table-cell>
          <table:table-cell office:value-type="float" office:value="1.3039575609" calcext:value-type="float">
            <text:p>1,3039575609</text:p>
          </table:table-cell>
        </table:table-row>
        <table:table-row table:style-name="ro1">
          <table:table-cell office:value-type="string" calcext:value-type="string">
            <text:p>01/02/2005</text:p>
          </table:table-cell>
          <table:table-cell table:number-columns-repeated="2" office:value-type="float" office:value="1.004" calcext:value-type="float">
            <text:p>1,004</text:p>
          </table:table-cell>
          <table:table-cell office:value-type="float" office:value="1.29966865433447" calcext:value-type="float">
            <text:p>1,29966865433447</text:p>
          </table:table-cell>
          <table:table-cell office:value-type="float" office:value="1.2996686543" calcext:value-type="float">
            <text:p>1,2996686543</text:p>
          </table:table-cell>
        </table:table-row>
        <table:table-row table:style-name="ro1">
          <table:table-cell office:value-type="string" calcext:value-type="string">
            <text:p>01/03/2005</text:p>
          </table:table-cell>
          <table:table-cell table:number-columns-repeated="2" office:value-type="float" office:value="1.0099" calcext:value-type="float">
            <text:p>1,0099</text:p>
          </table:table-cell>
          <table:table-cell office:value-type="float" office:value="1.2944906915682" calcext:value-type="float">
            <text:p>1,2944906915682</text:p>
          </table:table-cell>
          <table:table-cell office:value-type="float" office:value="1.2944906916" calcext:value-type="float">
            <text:p>1,2944906916</text:p>
          </table:table-cell>
        </table:table-row>
        <table:table-row table:style-name="ro1">
          <table:table-cell office:value-type="string" calcext:value-type="string">
            <text:p>01/04/2005</text:p>
          </table:table-cell>
          <table:table-cell table:number-columns-repeated="2" office:value-type="float" office:value="1.0051" calcext:value-type="float">
            <text:p>1,0051</text:p>
          </table:table-cell>
          <table:table-cell office:value-type="float" office:value="1.28180086302426" calcext:value-type="float">
            <text:p>1,28180086302426</text:p>
          </table:table-cell>
          <table:table-cell office:value-type="float" office:value="1.281800863" calcext:value-type="float">
            <text:p>1,281800863</text:p>
          </table:table-cell>
        </table:table-row>
        <table:table-row table:style-name="ro1">
          <table:table-cell office:value-type="string" calcext:value-type="string">
            <text:p>01/05/2005</text:p>
          </table:table-cell>
          <table:table-cell table:number-columns-repeated="2" office:value-type="float" office:value="0.9975" calcext:value-type="float">
            <text:p>0,9975</text:p>
          </table:table-cell>
          <table:table-cell office:value-type="float" office:value="1.27529684909388" calcext:value-type="float">
            <text:p>1,27529684909388</text:p>
          </table:table-cell>
          <table:table-cell office:value-type="float" office:value="1.2752968491" calcext:value-type="float">
            <text:p>1,2752968491</text:p>
          </table:table-cell>
        </table:table-row>
        <table:table-row table:style-name="ro1">
          <table:table-cell office:value-type="string" calcext:value-type="string">
            <text:p>01/06/2005</text:p>
          </table:table-cell>
          <table:table-cell table:number-columns-repeated="2" office:value-type="float" office:value="0.9955" calcext:value-type="float">
            <text:p>0,9955</text:p>
          </table:table-cell>
          <table:table-cell office:value-type="float" office:value="1.27849308179838" calcext:value-type="float">
            <text:p>1,27849308179838</text:p>
          </table:table-cell>
          <table:table-cell office:value-type="float" office:value="1.2784930818" calcext:value-type="float">
            <text:p>1,2784930818</text:p>
          </table:table-cell>
        </table:table-row>
        <table:table-row table:style-name="ro1">
          <table:table-cell office:value-type="string" calcext:value-type="string">
            <text:p>01/07/2005</text:p>
          </table:table-cell>
          <table:table-cell table:number-columns-repeated="2" office:value-type="float" office:value="0.996" calcext:value-type="float">
            <text:p>0,996</text:p>
          </table:table-cell>
          <table:table-cell office:value-type="float" office:value="1.28427230718069" calcext:value-type="float">
            <text:p>1,28427230718069</text:p>
          </table:table-cell>
          <table:table-cell office:value-type="float" office:value="1.2842723072" calcext:value-type="float">
            <text:p>1,2842723072</text:p>
          </table:table-cell>
        </table:table-row>
        <table:table-row table:style-name="ro1">
          <table:table-cell office:value-type="string" calcext:value-type="string">
            <text:p>01/08/2005</text:p>
          </table:table-cell>
          <table:table-cell table:number-columns-repeated="2" office:value-type="float" office:value="0.9921" calcext:value-type="float">
            <text:p>0,9921</text:p>
          </table:table-cell>
          <table:table-cell office:value-type="float" office:value="1.28943002728985" calcext:value-type="float">
            <text:p>1,28943002728985</text:p>
          </table:table-cell>
          <table:table-cell office:value-type="float" office:value="1.2894300273" calcext:value-type="float">
            <text:p>1,2894300273</text:p>
          </table:table-cell>
        </table:table-row>
        <table:table-row table:style-name="ro1">
          <table:table-cell office:value-type="string" calcext:value-type="string">
            <text:p>01/09/2005</text:p>
          </table:table-cell>
          <table:table-cell table:number-columns-repeated="2" office:value-type="float" office:value="0.9987" calcext:value-type="float">
            <text:p>0,9987</text:p>
          </table:table-cell>
          <table:table-cell office:value-type="float" office:value="1.29969763863507" calcext:value-type="float">
            <text:p>1,29969763863507</text:p>
          </table:table-cell>
          <table:table-cell office:value-type="float" office:value="1.2996976386" calcext:value-type="float">
            <text:p>1,2996976386</text:p>
          </table:table-cell>
        </table:table-row>
        <table:table-row table:style-name="ro1">
          <table:table-cell office:value-type="string" calcext:value-type="string">
            <text:p>01/10/2005</text:p>
          </table:table-cell>
          <table:table-cell table:number-columns-repeated="2" office:value-type="float" office:value="1.0063" calcext:value-type="float">
            <text:p>1,0063</text:p>
          </table:table-cell>
          <table:table-cell office:value-type="float" office:value="1.30138944491346" calcext:value-type="float">
            <text:p>1,30138944491346</text:p>
          </table:table-cell>
          <table:table-cell office:value-type="float" office:value="1.3013894449" calcext:value-type="float">
            <text:p>1,3013894449</text:p>
          </table:table-cell>
        </table:table-row>
        <table:table-row table:style-name="ro1">
          <table:table-cell office:value-type="string" calcext:value-type="string">
            <text:p>01/11/2005</text:p>
          </table:table-cell>
          <table:table-cell table:number-columns-repeated="2" office:value-type="float" office:value="1.0033" calcext:value-type="float">
            <text:p>1,0033</text:p>
          </table:table-cell>
          <table:table-cell office:value-type="float" office:value="1.29324202018629" calcext:value-type="float">
            <text:p>1,29324202018629</text:p>
          </table:table-cell>
          <table:table-cell office:value-type="float" office:value="1.2932420202" calcext:value-type="float">
            <text:p>1,2932420202</text:p>
          </table:table-cell>
        </table:table-row>
        <table:table-row table:style-name="ro1">
          <table:table-cell office:value-type="string" calcext:value-type="string">
            <text:p>01/12/2005</text:p>
          </table:table-cell>
          <table:table-cell table:number-columns-repeated="2" office:value-type="float" office:value="1.0007" calcext:value-type="float">
            <text:p>1,0007</text:p>
          </table:table-cell>
          <table:table-cell office:value-type="float" office:value="1.2889883586029" calcext:value-type="float">
            <text:p>1,2889883586029</text:p>
          </table:table-cell>
          <table:table-cell office:value-type="float" office:value="1.2889883586" calcext:value-type="float">
            <text:p>1,2889883586</text:p>
          </table:table-cell>
        </table:table-row>
        <table:table-row table:style-name="ro1">
          <table:table-cell office:value-type="string" calcext:value-type="string">
            <text:p>01/01/2006</text:p>
          </table:table-cell>
          <table:table-cell table:number-columns-repeated="2" office:value-type="float" office:value="1.0072" calcext:value-type="float">
            <text:p>1,0072</text:p>
          </table:table-cell>
          <table:table-cell office:value-type="float" office:value="1.28808669791436" calcext:value-type="float">
            <text:p>1,28808669791436</text:p>
          </table:table-cell>
          <table:table-cell office:value-type="float" office:value="1.2880866979" calcext:value-type="float">
            <text:p>1,2880866979</text:p>
          </table:table-cell>
        </table:table-row>
        <table:table-row table:style-name="ro1">
          <table:table-cell office:value-type="string" calcext:value-type="string">
            <text:p>01/02/2006</text:p>
          </table:table-cell>
          <table:table-cell table:number-columns-repeated="2" office:value-type="float" office:value="0.9994" calcext:value-type="float">
            <text:p>0,9994</text:p>
          </table:table-cell>
          <table:table-cell office:value-type="float" office:value="1.27887877076485" calcext:value-type="float">
            <text:p>1,27887877076485</text:p>
          </table:table-cell>
          <table:table-cell office:value-type="float" office:value="1.2788787708" calcext:value-type="float">
            <text:p>1,2788787708</text:p>
          </table:table-cell>
        </table:table-row>
        <table:table-row table:style-name="ro1">
          <table:table-cell office:value-type="string" calcext:value-type="string">
            <text:p>01/03/2006</text:p>
          </table:table-cell>
          <table:table-cell table:number-columns-repeated="2" office:value-type="float" office:value="0.9955" calcext:value-type="float">
            <text:p>0,9955</text:p>
          </table:table-cell>
          <table:table-cell office:value-type="float" office:value="1.27964655870007" calcext:value-type="float">
            <text:p>1,27964655870007</text:p>
          </table:table-cell>
          <table:table-cell office:value-type="float" office:value="1.2796465587" calcext:value-type="float">
            <text:p>1,2796465587</text:p>
          </table:table-cell>
        </table:table-row>
        <table:table-row table:style-name="ro1">
          <table:table-cell office:value-type="string" calcext:value-type="string">
            <text:p>01/04/2006</text:p>
          </table:table-cell>
          <table:table-cell table:number-columns-repeated="2" office:value-type="float" office:value="1.0002" calcext:value-type="float">
            <text:p>1,0002</text:p>
          </table:table-cell>
          <table:table-cell office:value-type="float" office:value="1.28543099819193" calcext:value-type="float">
            <text:p>1,28543099819193</text:p>
          </table:table-cell>
          <table:table-cell office:value-type="float" office:value="1.2854309982" calcext:value-type="float">
            <text:p>1,2854309982</text:p>
          </table:table-cell>
        </table:table-row>
        <table:table-row table:style-name="ro1">
          <table:table-cell office:value-type="string" calcext:value-type="string">
            <text:p>01/05/2006</text:p>
          </table:table-cell>
          <table:table-cell table:number-columns-repeated="2" office:value-type="float" office:value="1.0038" calcext:value-type="float">
            <text:p>1,0038</text:p>
          </table:table-cell>
          <table:table-cell office:value-type="float" office:value="1.28517396339925" calcext:value-type="float">
            <text:p>1,28517396339925</text:p>
          </table:table-cell>
          <table:table-cell office:value-type="float" office:value="1.2851739634" calcext:value-type="float">
            <text:p>1,2851739634</text:p>
          </table:table-cell>
        </table:table-row>
        <table:table-row table:style-name="ro1">
          <table:table-cell office:value-type="string" calcext:value-type="string">
            <text:p>01/06/2006</text:p>
          </table:table-cell>
          <table:table-cell table:number-columns-repeated="2" office:value-type="float" office:value="1.0067" calcext:value-type="float">
            <text:p>1,0067</text:p>
          </table:table-cell>
          <table:table-cell office:value-type="float" office:value="1.28030878999726" calcext:value-type="float">
            <text:p>1,28030878999726</text:p>
          </table:table-cell>
          <table:table-cell office:value-type="float" office:value="1.28030879" calcext:value-type="float">
            <text:p>1,28030879</text:p>
          </table:table-cell>
        </table:table-row>
        <table:table-row table:style-name="ro1">
          <table:table-cell office:value-type="string" calcext:value-type="string">
            <text:p>01/07/2006</text:p>
          </table:table-cell>
          <table:table-cell table:number-columns-repeated="2" office:value-type="float" office:value="1.0017" calcext:value-type="float">
            <text:p>1,0017</text:p>
          </table:table-cell>
          <table:table-cell office:value-type="float" office:value="1.27178781165914" calcext:value-type="float">
            <text:p>1,27178781165914</text:p>
          </table:table-cell>
          <table:table-cell office:value-type="float" office:value="1.2717878117" calcext:value-type="float">
            <text:p>1,2717878117</text:p>
          </table:table-cell>
        </table:table-row>
        <table:table-row table:style-name="ro1">
          <table:table-cell office:value-type="string" calcext:value-type="string">
            <text:p>01/08/2006</text:p>
          </table:table-cell>
          <table:table-cell table:number-columns-repeated="2" office:value-type="float" office:value="1.0041" calcext:value-type="float">
            <text:p>1,0041</text:p>
          </table:table-cell>
          <table:table-cell office:value-type="float" office:value="1.26962944160841" calcext:value-type="float">
            <text:p>1,26962944160841</text:p>
          </table:table-cell>
          <table:table-cell office:value-type="float" office:value="1.2696294416" calcext:value-type="float">
            <text:p>1,2696294416</text:p>
          </table:table-cell>
        </table:table-row>
        <table:table-row table:style-name="ro1">
          <table:table-cell office:value-type="string" calcext:value-type="string">
            <text:p>01/09/2006</text:p>
          </table:table-cell>
          <table:table-cell table:number-columns-repeated="2" office:value-type="float" office:value="1.0016" calcext:value-type="float">
            <text:p>1,0016</text:p>
          </table:table-cell>
          <table:table-cell office:value-type="float" office:value="1.2644452162219" calcext:value-type="float">
            <text:p>1,2644452162219</text:p>
          </table:table-cell>
          <table:table-cell office:value-type="float" office:value="1.2644452162" calcext:value-type="float">
            <text:p>1,2644452162</text:p>
          </table:table-cell>
        </table:table-row>
        <table:table-row table:style-name="ro1">
          <table:table-cell office:value-type="string" calcext:value-type="string">
            <text:p>01/10/2006</text:p>
          </table:table-cell>
          <table:table-cell table:number-columns-repeated="2" office:value-type="float" office:value="1.0043" calcext:value-type="float">
            <text:p>1,0043</text:p>
          </table:table-cell>
          <table:table-cell office:value-type="float" office:value="1.2624253356848" calcext:value-type="float">
            <text:p>1,2624253356848</text:p>
          </table:table-cell>
          <table:table-cell office:value-type="float" office:value="1.2624253357" calcext:value-type="float">
            <text:p>1,2624253357</text:p>
          </table:table-cell>
        </table:table-row>
        <table:table-row table:style-name="ro1">
          <table:table-cell office:value-type="string" calcext:value-type="string">
            <text:p>01/11/2006</text:p>
          </table:table-cell>
          <table:table-cell table:number-columns-repeated="2" office:value-type="float" office:value="1.0042" calcext:value-type="float">
            <text:p>1,0042</text:p>
          </table:table-cell>
          <table:table-cell office:value-type="float" office:value="1.25702014904391" calcext:value-type="float">
            <text:p>1,25702014904391</text:p>
          </table:table-cell>
          <table:table-cell office:value-type="float" office:value="1.257020149" calcext:value-type="float">
            <text:p>1,257020149</text:p>
          </table:table-cell>
        </table:table-row>
        <table:table-row table:style-name="ro1">
          <table:table-cell office:value-type="string" calcext:value-type="string">
            <text:p>01/12/2006</text:p>
          </table:table-cell>
          <table:table-cell table:number-columns-repeated="2" office:value-type="float" office:value="1.0062" calcext:value-type="float">
            <text:p>1,0062</text:p>
          </table:table-cell>
          <table:table-cell office:value-type="float" office:value="1.25176274551276" calcext:value-type="float">
            <text:p>1,25176274551276</text:p>
          </table:table-cell>
          <table:table-cell office:value-type="float" office:value="1.2517627455" calcext:value-type="float">
            <text:p>1,2517627455</text:p>
          </table:table-cell>
        </table:table-row>
        <table:table-row table:style-name="ro1">
          <table:table-cell office:value-type="string" calcext:value-type="string">
            <text:p>01/01/2007</text:p>
          </table:table-cell>
          <table:table-cell table:number-columns-repeated="2" office:value-type="float" office:value="1.0049" calcext:value-type="float">
            <text:p>1,0049</text:p>
          </table:table-cell>
          <table:table-cell office:value-type="float" office:value="1.24404963775866" calcext:value-type="float">
            <text:p>1,24404963775866</text:p>
          </table:table-cell>
          <table:table-cell office:value-type="float" office:value="1.2440496378" calcext:value-type="float">
            <text:p>1,2440496378</text:p>
          </table:table-cell>
        </table:table-row>
        <table:table-row table:style-name="ro1">
          <table:table-cell office:value-type="string" calcext:value-type="string">
            <text:p>01/02/2007</text:p>
          </table:table-cell>
          <table:table-cell table:number-columns-repeated="2" office:value-type="float" office:value="1.0042" calcext:value-type="float">
            <text:p>1,0042</text:p>
          </table:table-cell>
          <table:table-cell office:value-type="float" office:value="1.23798351851792" calcext:value-type="float">
            <text:p>1,23798351851792</text:p>
          </table:table-cell>
          <table:table-cell office:value-type="float" office:value="1.2379835185" calcext:value-type="float">
            <text:p>1,2379835185</text:p>
          </table:table-cell>
        </table:table-row>
        <table:table-row table:style-name="ro1">
          <table:table-cell office:value-type="string" calcext:value-type="string">
            <text:p>01/03/2007</text:p>
          </table:table-cell>
          <table:table-cell table:number-columns-repeated="2" office:value-type="float" office:value="1.0044" calcext:value-type="float">
            <text:p>1,0044</text:p>
          </table:table-cell>
          <table:table-cell office:value-type="float" office:value="1.2328057344333" calcext:value-type="float">
            <text:p>1,2328057344333</text:p>
          </table:table-cell>
          <table:table-cell office:value-type="float" office:value="1.2328057344" calcext:value-type="float">
            <text:p>1,2328057344</text:p>
          </table:table-cell>
        </table:table-row>
        <table:table-row table:style-name="ro1">
          <table:table-cell office:value-type="string" calcext:value-type="string">
            <text:p>01/04/2007</text:p>
          </table:table-cell>
          <table:table-cell table:number-columns-repeated="2" office:value-type="float" office:value="1.0026" calcext:value-type="float">
            <text:p>1,0026</text:p>
          </table:table-cell>
          <table:table-cell office:value-type="float" office:value="1.22740515176553" calcext:value-type="float">
            <text:p>1,22740515176553</text:p>
          </table:table-cell>
          <table:table-cell office:value-type="float" office:value="1.2274051518" calcext:value-type="float">
            <text:p>1,2274051518</text:p>
          </table:table-cell>
        </table:table-row>
        <table:table-row table:style-name="ro1">
          <table:table-cell office:value-type="string" calcext:value-type="string">
            <text:p>01/05/2007</text:p>
          </table:table-cell>
          <table:table-cell table:number-columns-repeated="2" office:value-type="float" office:value="1.0026" calcext:value-type="float">
            <text:p>1,0026</text:p>
          </table:table-cell>
          <table:table-cell office:value-type="float" office:value="1.22422217411284" calcext:value-type="float">
            <text:p>1,22422217411284</text:p>
          </table:table-cell>
          <table:table-cell office:value-type="float" office:value="1.2242221741" calcext:value-type="float">
            <text:p>1,2242221741</text:p>
          </table:table-cell>
        </table:table-row>
        <table:table-row table:style-name="ro1">
          <table:table-cell office:value-type="string" calcext:value-type="string">
            <text:p>01/06/2007</text:p>
          </table:table-cell>
          <table:table-cell table:number-columns-repeated="2" office:value-type="float" office:value="1.0031" calcext:value-type="float">
            <text:p>1,0031</text:p>
          </table:table-cell>
          <table:table-cell office:value-type="float" office:value="1.22104745074091" calcext:value-type="float">
            <text:p>1,22104745074091</text:p>
          </table:table-cell>
          <table:table-cell office:value-type="float" office:value="1.2210474507" calcext:value-type="float">
            <text:p>1,2210474507</text:p>
          </table:table-cell>
        </table:table-row>
        <table:table-row table:style-name="ro1">
          <table:table-cell office:value-type="string" calcext:value-type="string">
            <text:p>01/07/2007</text:p>
          </table:table-cell>
          <table:table-cell table:number-columns-repeated="2" office:value-type="float" office:value="1.0032" calcext:value-type="float">
            <text:p>1,0032</text:p>
          </table:table-cell>
          <table:table-cell office:value-type="float" office:value="1.21727390164581" calcext:value-type="float">
            <text:p>1,21727390164581</text:p>
          </table:table-cell>
          <table:table-cell office:value-type="float" office:value="1.2172739016" calcext:value-type="float">
            <text:p>1,2172739016</text:p>
          </table:table-cell>
        </table:table-row>
        <table:table-row table:style-name="ro1">
          <table:table-cell office:value-type="string" calcext:value-type="string">
            <text:p>01/08/2007</text:p>
          </table:table-cell>
          <table:table-cell table:number-columns-repeated="2" office:value-type="float" office:value="1.0059" calcext:value-type="float">
            <text:p>1,0059</text:p>
          </table:table-cell>
          <table:table-cell office:value-type="float" office:value="1.2133910502849" calcext:value-type="float">
            <text:p>1,2133910502849</text:p>
          </table:table-cell>
          <table:table-cell office:value-type="float" office:value="1.2133910503" calcext:value-type="float">
            <text:p>1,2133910503</text:p>
          </table:table-cell>
        </table:table-row>
        <table:table-row table:style-name="ro1">
          <table:table-cell office:value-type="string" calcext:value-type="string">
            <text:p>01/09/2007</text:p>
          </table:table-cell>
          <table:table-cell table:number-columns-repeated="2" office:value-type="float" office:value="1.0025" calcext:value-type="float">
            <text:p>1,0025</text:p>
          </table:table-cell>
          <table:table-cell office:value-type="float" office:value="1.20627403348732" calcext:value-type="float">
            <text:p>1,20627403348732</text:p>
          </table:table-cell>
          <table:table-cell office:value-type="float" office:value="1.2062740335" calcext:value-type="float">
            <text:p>1,2062740335</text:p>
          </table:table-cell>
        </table:table-row>
        <table:table-row table:style-name="ro1">
          <table:table-cell office:value-type="string" calcext:value-type="string">
            <text:p>01/10/2007</text:p>
          </table:table-cell>
          <table:table-cell table:number-columns-repeated="2" office:value-type="float" office:value="1.003" calcext:value-type="float">
            <text:p>1,003</text:p>
          </table:table-cell>
          <table:table-cell office:value-type="float" office:value="1.20326586881528" calcext:value-type="float">
            <text:p>1,20326586881528</text:p>
          </table:table-cell>
          <table:table-cell office:value-type="float" office:value="1.2032658688" calcext:value-type="float">
            <text:p>1,2032658688</text:p>
          </table:table-cell>
        </table:table-row>
        <table:table-row table:style-name="ro1">
          <table:table-cell office:value-type="string" calcext:value-type="string">
            <text:p>01/11/2007</text:p>
          </table:table-cell>
          <table:table-cell table:number-columns-repeated="2" office:value-type="float" office:value="1.0043" calcext:value-type="float">
            <text:p>1,0043</text:p>
          </table:table-cell>
          <table:table-cell office:value-type="float" office:value="1.19966686821065" calcext:value-type="float">
            <text:p>1,19966686821065</text:p>
          </table:table-cell>
          <table:table-cell office:value-type="float" office:value="1.1996668682" calcext:value-type="float">
            <text:p>1,1996668682</text:p>
          </table:table-cell>
        </table:table-row>
        <table:table-row table:style-name="ro1">
          <table:table-cell office:value-type="string" calcext:value-type="string">
            <text:p>01/12/2007</text:p>
          </table:table-cell>
          <table:table-cell table:number-columns-repeated="2" office:value-type="float" office:value="1.0097" calcext:value-type="float">
            <text:p>1,0097</text:p>
          </table:table-cell>
          <table:table-cell office:value-type="float" office:value="1.19453038754421" calcext:value-type="float">
            <text:p>1,19453038754421</text:p>
          </table:table-cell>
          <table:table-cell office:value-type="float" office:value="1.1945303875" calcext:value-type="float">
            <text:p>1,1945303875</text:p>
          </table:table-cell>
        </table:table-row>
        <table:table-row table:style-name="ro1">
          <table:table-cell office:value-type="string" calcext:value-type="string">
            <text:p>01/01/2008</text:p>
          </table:table-cell>
          <table:table-cell table:number-columns-repeated="2" office:value-type="float" office:value="1.0069" calcext:value-type="float">
            <text:p>1,0069</text:p>
          </table:table-cell>
          <table:table-cell office:value-type="float" office:value="1.18305475640706" calcext:value-type="float">
            <text:p>1,18305475640706</text:p>
          </table:table-cell>
          <table:table-cell office:value-type="float" office:value="1.1830547564" calcext:value-type="float">
            <text:p>1,1830547564</text:p>
          </table:table-cell>
        </table:table-row>
        <table:table-row table:style-name="ro1">
          <table:table-cell office:value-type="string" calcext:value-type="string">
            <text:p>01/02/2008</text:p>
          </table:table-cell>
          <table:table-cell table:number-columns-repeated="2" office:value-type="float" office:value="1.0048" calcext:value-type="float">
            <text:p>1,0048</text:p>
          </table:table-cell>
          <table:table-cell office:value-type="float" office:value="1.17494761784394" calcext:value-type="float">
            <text:p>1,17494761784394</text:p>
          </table:table-cell>
          <table:table-cell office:value-type="float" office:value="1.1749476178" calcext:value-type="float">
            <text:p>1,1749476178</text:p>
          </table:table-cell>
        </table:table-row>
        <table:table-row table:style-name="ro1">
          <table:table-cell office:value-type="string" calcext:value-type="string">
            <text:p>01/03/2008</text:p>
          </table:table-cell>
          <table:table-cell table:number-columns-repeated="2" office:value-type="float" office:value="1.0051" calcext:value-type="float">
            <text:p>1,0051</text:p>
          </table:table-cell>
          <table:table-cell office:value-type="float" office:value="1.16933481075233" calcext:value-type="float">
            <text:p>1,16933481075233</text:p>
          </table:table-cell>
          <table:table-cell office:value-type="float" office:value="1.1693348108" calcext:value-type="float">
            <text:p>1,1693348108</text:p>
          </table:table-cell>
        </table:table-row>
        <table:table-row table:style-name="ro1">
          <table:table-cell office:value-type="string" calcext:value-type="string">
            <text:p>01/04/2008</text:p>
          </table:table-cell>
          <table:table-cell table:number-columns-repeated="2" office:value-type="float" office:value="1.0064" calcext:value-type="float">
            <text:p>1,0064</text:p>
          </table:table-cell>
          <table:table-cell office:value-type="float" office:value="1.16340146328955" calcext:value-type="float">
            <text:p>1,16340146328955</text:p>
          </table:table-cell>
          <table:table-cell office:value-type="float" office:value="1.1634014633" calcext:value-type="float">
            <text:p>1,1634014633</text:p>
          </table:table-cell>
        </table:table-row>
        <table:table-row table:style-name="ro1">
          <table:table-cell office:value-type="string" calcext:value-type="string">
            <text:p>01/05/2008</text:p>
          </table:table-cell>
          <table:table-cell table:number-columns-repeated="2" office:value-type="float" office:value="1.0096" calcext:value-type="float">
            <text:p>1,0096</text:p>
          </table:table-cell>
          <table:table-cell office:value-type="float" office:value="1.15600304380917" calcext:value-type="float">
            <text:p>1,15600304380917</text:p>
          </table:table-cell>
          <table:table-cell office:value-type="float" office:value="1.1560030438" calcext:value-type="float">
            <text:p>1,1560030438</text:p>
          </table:table-cell>
        </table:table-row>
        <table:table-row table:style-name="ro1">
          <table:table-cell office:value-type="string" calcext:value-type="string">
            <text:p>01/06/2008</text:p>
          </table:table-cell>
          <table:table-cell table:number-columns-repeated="2" office:value-type="float" office:value="1.0091" calcext:value-type="float">
            <text:p>1,0091</text:p>
          </table:table-cell>
          <table:table-cell office:value-type="float" office:value="1.14501093879672" calcext:value-type="float">
            <text:p>1,14501093879672</text:p>
          </table:table-cell>
          <table:table-cell office:value-type="float" office:value="1.1450109388" calcext:value-type="float">
            <text:p>1,1450109388</text:p>
          </table:table-cell>
        </table:table-row>
        <table:table-row table:style-name="ro1">
          <table:table-cell office:value-type="string" calcext:value-type="string">
            <text:p>01/07/2008</text:p>
          </table:table-cell>
          <table:table-cell table:number-columns-repeated="2" office:value-type="float" office:value="1.0058" calcext:value-type="float">
            <text:p>1,0058</text:p>
          </table:table-cell>
          <table:table-cell office:value-type="float" office:value="1.13468530254357" calcext:value-type="float">
            <text:p>1,13468530254357</text:p>
          </table:table-cell>
          <table:table-cell office:value-type="float" office:value="1.1346853025" calcext:value-type="float">
            <text:p>1,1346853025</text:p>
          </table:table-cell>
        </table:table-row>
        <table:table-row table:style-name="ro1">
          <table:table-cell office:value-type="string" calcext:value-type="string">
            <text:p>01/08/2008</text:p>
          </table:table-cell>
          <table:table-cell table:number-columns-repeated="2" office:value-type="float" office:value="1.0021" calcext:value-type="float">
            <text:p>1,0021</text:p>
          </table:table-cell>
          <table:table-cell office:value-type="float" office:value="1.12814207848834" calcext:value-type="float">
            <text:p>1,12814207848834</text:p>
          </table:table-cell>
          <table:table-cell office:value-type="float" office:value="1.1281420785" calcext:value-type="float">
            <text:p>1,1281420785</text:p>
          </table:table-cell>
        </table:table-row>
        <table:table-row table:style-name="ro1">
          <table:table-cell office:value-type="string" calcext:value-type="string">
            <text:p>01/09/2008</text:p>
          </table:table-cell>
          <table:table-cell table:number-columns-repeated="2" office:value-type="float" office:value="1.0015" calcext:value-type="float">
            <text:p>1,0015</text:p>
          </table:table-cell>
          <table:table-cell office:value-type="float" office:value="1.12577794480425" calcext:value-type="float">
            <text:p>1,12577794480425</text:p>
          </table:table-cell>
          <table:table-cell office:value-type="float" office:value="1.1257779448" calcext:value-type="float">
            <text:p>1,1257779448</text:p>
          </table:table-cell>
        </table:table-row>
        <table:table-row table:style-name="ro1">
          <table:table-cell office:value-type="string" calcext:value-type="string">
            <text:p>01/10/2008</text:p>
          </table:table-cell>
          <table:table-cell table:number-columns-repeated="2" office:value-type="float" office:value="1.005" calcext:value-type="float">
            <text:p>1,005</text:p>
          </table:table-cell>
          <table:table-cell office:value-type="float" office:value="1.12409180709361" calcext:value-type="float">
            <text:p>1,12409180709361</text:p>
          </table:table-cell>
          <table:table-cell office:value-type="float" office:value="1.1240918071" calcext:value-type="float">
            <text:p>1,1240918071</text:p>
          </table:table-cell>
        </table:table-row>
        <table:table-row table:style-name="ro1">
          <table:table-cell office:value-type="string" calcext:value-type="string">
            <text:p>01/11/2008</text:p>
          </table:table-cell>
          <table:table-cell table:number-columns-repeated="2" office:value-type="float" office:value="1.0038" calcext:value-type="float">
            <text:p>1,0038</text:p>
          </table:table-cell>
          <table:table-cell office:value-type="float" office:value="1.11849931054091" calcext:value-type="float">
            <text:p>1,11849931054091</text:p>
          </table:table-cell>
          <table:table-cell office:value-type="float" office:value="1.1184993105" calcext:value-type="float">
            <text:p>1,1184993105</text:p>
          </table:table-cell>
        </table:table-row>
        <table:table-row table:style-name="ro1">
          <table:table-cell office:value-type="string" calcext:value-type="string">
            <text:p>01/12/2008</text:p>
          </table:table-cell>
          <table:table-cell table:number-columns-repeated="2" office:value-type="float" office:value="1.0029" calcext:value-type="float">
            <text:p>1,0029</text:p>
          </table:table-cell>
          <table:table-cell office:value-type="float" office:value="1.11426510314894" calcext:value-type="float">
            <text:p>1,11426510314894</text:p>
          </table:table-cell>
          <table:table-cell office:value-type="float" office:value="1.1142651031" calcext:value-type="float">
            <text:p>1,1142651031</text:p>
          </table:table-cell>
        </table:table-row>
        <table:table-row table:style-name="ro1">
          <table:table-cell office:value-type="string" calcext:value-type="string">
            <text:p>01/01/2009</text:p>
          </table:table-cell>
          <table:table-cell table:number-columns-repeated="2" office:value-type="float" office:value="1.0064" calcext:value-type="float">
            <text:p>1,0064</text:p>
          </table:table-cell>
          <table:table-cell office:value-type="float" office:value="1.1110430782221" calcext:value-type="float">
            <text:p>1,1110430782221</text:p>
          </table:table-cell>
          <table:table-cell office:value-type="float" office:value="1.1110430782" calcext:value-type="float">
            <text:p>1,1110430782</text:p>
          </table:table-cell>
        </table:table-row>
        <table:table-row table:style-name="ro1">
          <table:table-cell office:value-type="string" calcext:value-type="string">
            <text:p>01/02/2009</text:p>
          </table:table-cell>
          <table:table-cell table:number-columns-repeated="2" office:value-type="float" office:value="1.0031" calcext:value-type="float">
            <text:p>1,0031</text:p>
          </table:table-cell>
          <table:table-cell office:value-type="float" office:value="1.10397762144485" calcext:value-type="float">
            <text:p>1,10397762144485</text:p>
          </table:table-cell>
          <table:table-cell office:value-type="float" office:value="1.1039776214" calcext:value-type="float">
            <text:p>1,1039776214</text:p>
          </table:table-cell>
        </table:table-row>
        <table:table-row table:style-name="ro1">
          <table:table-cell office:value-type="string" calcext:value-type="string">
            <text:p>01/03/2009</text:p>
          </table:table-cell>
          <table:table-cell table:number-columns-repeated="2" office:value-type="float" office:value="1.002" calcext:value-type="float">
            <text:p>1,002</text:p>
          </table:table-cell>
          <table:table-cell office:value-type="float" office:value="1.10056586725636" calcext:value-type="float">
            <text:p>1,10056586725636</text:p>
          </table:table-cell>
          <table:table-cell office:value-type="float" office:value="1.1005658673" calcext:value-type="float">
            <text:p>1,1005658673</text:p>
          </table:table-cell>
        </table:table-row>
        <table:table-row table:style-name="ro1">
          <table:table-cell office:value-type="string" calcext:value-type="string">
            <text:p>01/04/2009</text:p>
          </table:table-cell>
          <table:table-cell table:number-columns-repeated="2" office:value-type="float" office:value="1.0055" calcext:value-type="float">
            <text:p>1,0055</text:p>
          </table:table-cell>
          <table:table-cell office:value-type="float" office:value="1.09836912899836" calcext:value-type="float">
            <text:p>1,09836912899836</text:p>
          </table:table-cell>
          <table:table-cell office:value-type="float" office:value="1.098369129" calcext:value-type="float">
            <text:p>1,098369129</text:p>
          </table:table-cell>
        </table:table-row>
        <table:table-row table:style-name="ro1">
          <table:table-cell office:value-type="string" calcext:value-type="string">
            <text:p>01/05/2009</text:p>
          </table:table-cell>
          <table:table-cell table:number-columns-repeated="2" office:value-type="float" office:value="1.006" calcext:value-type="float">
            <text:p>1,006</text:p>
          </table:table-cell>
          <table:table-cell office:value-type="float" office:value="1.09236114271344" calcext:value-type="float">
            <text:p>1,09236114271344</text:p>
          </table:table-cell>
          <table:table-cell office:value-type="float" office:value="1.0923611427" calcext:value-type="float">
            <text:p>1,0923611427</text:p>
          </table:table-cell>
        </table:table-row>
        <table:table-row table:style-name="ro1">
          <table:table-cell office:value-type="string" calcext:value-type="string">
            <text:p>01/06/2009</text:p>
          </table:table-cell>
          <table:table-cell table:number-columns-repeated="2" office:value-type="float" office:value="1.0042" calcext:value-type="float">
            <text:p>1,0042</text:p>
          </table:table-cell>
          <table:table-cell office:value-type="float" office:value="1.08584606631555" calcext:value-type="float">
            <text:p>1,08584606631555</text:p>
          </table:table-cell>
          <table:table-cell office:value-type="float" office:value="1.0858460663" calcext:value-type="float">
            <text:p>1,0858460663</text:p>
          </table:table-cell>
        </table:table-row>
        <table:table-row table:style-name="ro1">
          <table:table-cell office:value-type="string" calcext:value-type="string">
            <text:p>01/07/2009</text:p>
          </table:table-cell>
          <table:table-cell table:number-columns-repeated="2" office:value-type="float" office:value="1.001051" calcext:value-type="float">
            <text:p>1,001051</text:p>
          </table:table-cell>
          <table:table-cell office:value-type="float" office:value="1.08130458704994" calcext:value-type="float">
            <text:p>1,08130458704994</text:p>
          </table:table-cell>
          <table:table-cell office:value-type="float" office:value="1.081304587" calcext:value-type="float">
            <text:p>1,081304587</text:p>
          </table:table-cell>
        </table:table-row>
        <table:table-row table:style-name="ro1">
          <table:table-cell office:value-type="string" calcext:value-type="string">
            <text:p>01/08/2009</text:p>
          </table:table-cell>
          <table:table-cell table:number-columns-repeated="2" office:value-type="float" office:value="1.000197" calcext:value-type="float">
            <text:p>1,000197</text:p>
          </table:table-cell>
          <table:table-cell office:value-type="float" office:value="1.08016932908507" calcext:value-type="float">
            <text:p>1,08016932908507</text:p>
          </table:table-cell>
          <table:table-cell office:value-type="float" office:value="1.0801693291" calcext:value-type="float">
            <text:p>1,0801693291</text:p>
          </table:table-cell>
        </table:table-row>
        <table:table-row table:style-name="ro1">
          <table:table-cell office:value-type="string" calcext:value-type="string">
            <text:p>01/09/20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7995657763928" calcext:value-type="float">
            <text:p>1,07995657763928</text:p>
          </table:table-cell>
          <table:table-cell office:value-type="float" office:value="1.0799565776" calcext:value-type="float">
            <text:p>1,0799565776</text:p>
          </table:table-cell>
        </table:table-row>
        <table:table-row table:style-name="ro1">
          <table:table-cell office:value-type="string" calcext:value-type="string">
            <text:p>01/10/20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7995657763928" calcext:value-type="float">
            <text:p>1,07995657763928</text:p>
          </table:table-cell>
          <table:table-cell office:value-type="float" office:value="1.0799565776" calcext:value-type="float">
            <text:p>1,0799565776</text:p>
          </table:table-cell>
        </table:table-row>
        <table:table-row table:style-name="ro1">
          <table:table-cell office:value-type="string" calcext:value-type="string">
            <text:p>01/11/20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7995657763928" calcext:value-type="float">
            <text:p>1,07995657763928</text:p>
          </table:table-cell>
          <table:table-cell office:value-type="float" office:value="1.0799565776" calcext:value-type="float">
            <text:p>1,0799565776</text:p>
          </table:table-cell>
        </table:table-row>
        <table:table-row table:style-name="ro1">
          <table:table-cell office:value-type="string" calcext:value-type="string">
            <text:p>01/12/2009</text:p>
          </table:table-cell>
          <table:table-cell table:number-columns-repeated="2" office:value-type="float" office:value="1.000533" calcext:value-type="float">
            <text:p>1,000533</text:p>
          </table:table-cell>
          <table:table-cell office:value-type="float" office:value="1.07995657763928" calcext:value-type="float">
            <text:p>1,07995657763928</text:p>
          </table:table-cell>
          <table:table-cell office:value-type="float" office:value="1.0799565776" calcext:value-type="float">
            <text:p>1,0799565776</text:p>
          </table:table-cell>
        </table:table-row>
        <table:table-row table:style-name="ro1">
          <table:table-cell office:value-type="string" calcext:value-type="string">
            <text:p>01/01/20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7938126742374" calcext:value-type="float">
            <text:p>1,07938126742374</text:p>
          </table:table-cell>
          <table:table-cell office:value-type="float" office:value="1.0793812674" calcext:value-type="float">
            <text:p>1,0793812674</text:p>
          </table:table-cell>
        </table:table-row>
        <table:table-row table:style-name="ro1">
          <table:table-cell office:value-type="string" calcext:value-type="string">
            <text:p>01/02/20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7938126742374" calcext:value-type="float">
            <text:p>1,07938126742374</text:p>
          </table:table-cell>
          <table:table-cell office:value-type="float" office:value="1.0793812674" calcext:value-type="float">
            <text:p>1,0793812674</text:p>
          </table:table-cell>
        </table:table-row>
        <table:table-row table:style-name="ro1">
          <table:table-cell office:value-type="string" calcext:value-type="string">
            <text:p>01/03/2010</text:p>
          </table:table-cell>
          <table:table-cell table:number-columns-repeated="2" office:value-type="float" office:value="1.000792" calcext:value-type="float">
            <text:p>1,000792</text:p>
          </table:table-cell>
          <table:table-cell office:value-type="float" office:value="1.07938126742374" calcext:value-type="float">
            <text:p>1,07938126742374</text:p>
          </table:table-cell>
          <table:table-cell office:value-type="float" office:value="1.0793812674" calcext:value-type="float">
            <text:p>1,0793812674</text:p>
          </table:table-cell>
        </table:table-row>
        <table:table-row table:style-name="ro1">
          <table:table-cell office:value-type="string" calcext:value-type="string">
            <text:p>01/04/20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7852707398115" calcext:value-type="float">
            <text:p>1,07852707398115</text:p>
          </table:table-cell>
          <table:table-cell office:value-type="float" office:value="1.078527074" calcext:value-type="float">
            <text:p>1,078527074</text:p>
          </table:table-cell>
        </table:table-row>
        <table:table-row table:style-name="ro1">
          <table:table-cell office:value-type="string" calcext:value-type="string">
            <text:p>01/05/2010</text:p>
          </table:table-cell>
          <table:table-cell table:number-columns-repeated="2" office:value-type="float" office:value="1.00051" calcext:value-type="float">
            <text:p>1,00051</text:p>
          </table:table-cell>
          <table:table-cell office:value-type="float" office:value="1.07852707398115" calcext:value-type="float">
            <text:p>1,07852707398115</text:p>
          </table:table-cell>
          <table:table-cell office:value-type="float" office:value="1.078527074" calcext:value-type="float">
            <text:p>1,078527074</text:p>
          </table:table-cell>
        </table:table-row>
        <table:table-row table:style-name="ro1">
          <table:table-cell office:value-type="string" calcext:value-type="string">
            <text:p>01/06/2010</text:p>
          </table:table-cell>
          <table:table-cell table:number-columns-repeated="2" office:value-type="float" office:value="1.000589" calcext:value-type="float">
            <text:p>1,000589</text:p>
          </table:table-cell>
          <table:table-cell office:value-type="float" office:value="1.07797730555532" calcext:value-type="float">
            <text:p>1,07797730555532</text:p>
          </table:table-cell>
          <table:table-cell office:value-type="float" office:value="1.0779773056" calcext:value-type="float">
            <text:p>1,0779773056</text:p>
          </table:table-cell>
        </table:table-row>
        <table:table-row table:style-name="ro1">
          <table:table-cell office:value-type="string" calcext:value-type="string">
            <text:p>01/07/2010</text:p>
          </table:table-cell>
          <table:table-cell table:number-columns-repeated="2" office:value-type="float" office:value="1.001151" calcext:value-type="float">
            <text:p>1,001151</text:p>
          </table:table-cell>
          <table:table-cell office:value-type="float" office:value="1.07734275067517" calcext:value-type="float">
            <text:p>1,07734275067517</text:p>
          </table:table-cell>
          <table:table-cell office:value-type="float" office:value="1.0773427507" calcext:value-type="float">
            <text:p>1,0773427507</text:p>
          </table:table-cell>
        </table:table-row>
        <table:table-row table:style-name="ro1">
          <table:table-cell office:value-type="string" calcext:value-type="string">
            <text:p>01/08/2010</text:p>
          </table:table-cell>
          <table:table-cell table:number-columns-repeated="2" office:value-type="float" office:value="1.000909" calcext:value-type="float">
            <text:p>1,000909</text:p>
          </table:table-cell>
          <table:table-cell office:value-type="float" office:value="1.076104154793" calcext:value-type="float">
            <text:p>1,076104154793</text:p>
          </table:table-cell>
          <table:table-cell office:value-type="float" office:value="1.0761041548" calcext:value-type="float">
            <text:p>1,0761041548</text:p>
          </table:table-cell>
        </table:table-row>
        <table:table-row table:style-name="ro1">
          <table:table-cell office:value-type="string" calcext:value-type="string">
            <text:p>01/09/2010</text:p>
          </table:table-cell>
          <table:table-cell table:number-columns-repeated="2" office:value-type="float" office:value="1.000702" calcext:value-type="float">
            <text:p>1,000702</text:p>
          </table:table-cell>
          <table:table-cell office:value-type="float" office:value="1.07512686447319" calcext:value-type="float">
            <text:p>1,07512686447319</text:p>
          </table:table-cell>
          <table:table-cell office:value-type="float" office:value="1.0751268645" calcext:value-type="float">
            <text:p>1,0751268645</text:p>
          </table:table-cell>
        </table:table-row>
        <table:table-row table:style-name="ro1">
          <table:table-cell office:value-type="string" calcext:value-type="string">
            <text:p>01/10/2010</text:p>
          </table:table-cell>
          <table:table-cell table:number-columns-repeated="2" office:value-type="float" office:value="1.000472" calcext:value-type="float">
            <text:p>1,000472</text:p>
          </table:table-cell>
          <table:table-cell office:value-type="float" office:value="1.07437265486947" calcext:value-type="float">
            <text:p>1,07437265486947</text:p>
          </table:table-cell>
          <table:table-cell office:value-type="float" office:value="1.0743726549" calcext:value-type="float">
            <text:p>1,0743726549</text:p>
          </table:table-cell>
        </table:table-row>
        <table:table-row table:style-name="ro1">
          <table:table-cell office:value-type="string" calcext:value-type="string">
            <text:p>01/11/2010</text:p>
          </table:table-cell>
          <table:table-cell table:number-columns-repeated="2" office:value-type="float" office:value="1.000336" calcext:value-type="float">
            <text:p>1,000336</text:p>
          </table:table-cell>
          <table:table-cell office:value-type="float" office:value="1.07386579021649" calcext:value-type="float">
            <text:p>1,07386579021649</text:p>
          </table:table-cell>
          <table:table-cell office:value-type="float" office:value="1.0738657902" calcext:value-type="float">
            <text:p>1,0738657902</text:p>
          </table:table-cell>
        </table:table-row>
        <table:table-row table:style-name="ro1">
          <table:table-cell office:value-type="string" calcext:value-type="string">
            <text:p>01/12/2010</text:p>
          </table:table-cell>
          <table:table-cell table:number-columns-repeated="2" office:value-type="float" office:value="1.001406" calcext:value-type="float">
            <text:p>1,001406</text:p>
          </table:table-cell>
          <table:table-cell office:value-type="float" office:value="1.07350509250541" calcext:value-type="float">
            <text:p>1,07350509250541</text:p>
          </table:table-cell>
          <table:table-cell office:value-type="float" office:value="1.0735050925" calcext:value-type="float">
            <text:p>1,0735050925</text:p>
          </table:table-cell>
        </table:table-row>
        <table:table-row table:style-name="ro1">
          <table:table-cell office:value-type="string" calcext:value-type="string">
            <text:p>01/01/2011</text:p>
          </table:table-cell>
          <table:table-cell table:number-columns-repeated="2" office:value-type="float" office:value="1.000715" calcext:value-type="float">
            <text:p>1,000715</text:p>
          </table:table-cell>
          <table:table-cell office:value-type="float" office:value="1.07199786350932" calcext:value-type="float">
            <text:p>1,07199786350932</text:p>
          </table:table-cell>
          <table:table-cell office:value-type="float" office:value="1.0719978635" calcext:value-type="float">
            <text:p>1,0719978635</text:p>
          </table:table-cell>
        </table:table-row>
        <table:table-row table:style-name="ro1">
          <table:table-cell office:value-type="string" calcext:value-type="string">
            <text:p>01/02/2011</text:p>
          </table:table-cell>
          <table:table-cell table:number-columns-repeated="2" office:value-type="float" office:value="1.000524" calcext:value-type="float">
            <text:p>1,000524</text:p>
          </table:table-cell>
          <table:table-cell office:value-type="float" office:value="1.07123193267746" calcext:value-type="float">
            <text:p>1,07123193267746</text:p>
          </table:table-cell>
          <table:table-cell office:value-type="float" office:value="1.0712319327" calcext:value-type="float">
            <text:p>1,0712319327</text:p>
          </table:table-cell>
        </table:table-row>
        <table:table-row table:style-name="ro1">
          <table:table-cell office:value-type="string" calcext:value-type="string">
            <text:p>01/03/2011</text:p>
          </table:table-cell>
          <table:table-cell table:number-columns-repeated="2" office:value-type="float" office:value="1.001212" calcext:value-type="float">
            <text:p>1,001212</text:p>
          </table:table-cell>
          <table:table-cell office:value-type="float" office:value="1.07067090112527" calcext:value-type="float">
            <text:p>1,07067090112527</text:p>
          </table:table-cell>
          <table:table-cell office:value-type="float" office:value="1.0706709011" calcext:value-type="float">
            <text:p>1,0706709011</text:p>
          </table:table-cell>
        </table:table-row>
        <table:table-row table:style-name="ro1">
          <table:table-cell office:value-type="string" calcext:value-type="string">
            <text:p>01/04/2011</text:p>
          </table:table-cell>
          <table:table-cell table:number-columns-repeated="2" office:value-type="float" office:value="1.000369" calcext:value-type="float">
            <text:p>1,000369</text:p>
          </table:table-cell>
          <table:table-cell office:value-type="float" office:value="1.06937481884483" calcext:value-type="float">
            <text:p>1,06937481884483</text:p>
          </table:table-cell>
          <table:table-cell office:value-type="float" office:value="1.0693748188" calcext:value-type="float">
            <text:p>1,0693748188</text:p>
          </table:table-cell>
        </table:table-row>
        <table:table-row table:style-name="ro1">
          <table:table-cell office:value-type="string" calcext:value-type="string">
            <text:p>01/05/2011</text:p>
          </table:table-cell>
          <table:table-cell table:number-columns-repeated="2" office:value-type="float" office:value="1.00157" calcext:value-type="float">
            <text:p>1,00157</text:p>
          </table:table-cell>
          <table:table-cell office:value-type="float" office:value="1.06898036509011" calcext:value-type="float">
            <text:p>1,06898036509011</text:p>
          </table:table-cell>
          <table:table-cell office:value-type="float" office:value="1.0689803651" calcext:value-type="float">
            <text:p>1,0689803651</text:p>
          </table:table-cell>
        </table:table-row>
        <table:table-row table:style-name="ro1">
          <table:table-cell office:value-type="string" calcext:value-type="string">
            <text:p>01/06/2011</text:p>
          </table:table-cell>
          <table:table-cell table:number-columns-repeated="2" office:value-type="float" office:value="1.001114" calcext:value-type="float">
            <text:p>1,001114</text:p>
          </table:table-cell>
          <table:table-cell office:value-type="float" office:value="1.06730469671627" calcext:value-type="float">
            <text:p>1,06730469671627</text:p>
          </table:table-cell>
          <table:table-cell office:value-type="float" office:value="1.0673046967" calcext:value-type="float">
            <text:p>1,0673046967</text:p>
          </table:table-cell>
        </table:table-row>
        <table:table-row table:style-name="ro1">
          <table:table-cell office:value-type="string" calcext:value-type="string">
            <text:p>01/07/2011</text:p>
          </table:table-cell>
          <table:table-cell table:number-columns-repeated="2" office:value-type="float" office:value="1.001229" calcext:value-type="float">
            <text:p>1,001229</text:p>
          </table:table-cell>
          <table:table-cell office:value-type="float" office:value="1.06611704233111" calcext:value-type="float">
            <text:p>1,06611704233111</text:p>
          </table:table-cell>
          <table:table-cell office:value-type="float" office:value="1.0661170423" calcext:value-type="float">
            <text:p>1,0661170423</text:p>
          </table:table-cell>
        </table:table-row>
        <table:table-row table:style-name="ro1">
          <table:table-cell office:value-type="string" calcext:value-type="string">
            <text:p>01/08/2011</text:p>
          </table:table-cell>
          <table:table-cell table:number-columns-repeated="2" office:value-type="float" office:value="1.002076" calcext:value-type="float">
            <text:p>1,002076</text:p>
          </table:table-cell>
          <table:table-cell office:value-type="float" office:value="1.06480839281634" calcext:value-type="float">
            <text:p>1,06480839281634</text:p>
          </table:table-cell>
          <table:table-cell office:value-type="float" office:value="1.0648083928" calcext:value-type="float">
            <text:p>1,0648083928</text:p>
          </table:table-cell>
        </table:table-row>
        <table:table-row table:style-name="ro1">
          <table:table-cell office:value-type="string" calcext:value-type="string">
            <text:p>01/09/2011</text:p>
          </table:table-cell>
          <table:table-cell table:number-columns-repeated="2" office:value-type="float" office:value="1.001003" calcext:value-type="float">
            <text:p>1,001003</text:p>
          </table:table-cell>
          <table:table-cell office:value-type="float" office:value="1.0626024301713" calcext:value-type="float">
            <text:p>1,0626024301713</text:p>
          </table:table-cell>
          <table:table-cell office:value-type="float" office:value="1.0626024302" calcext:value-type="float">
            <text:p>1,0626024302</text:p>
          </table:table-cell>
        </table:table-row>
        <table:table-row table:style-name="ro1">
          <table:table-cell office:value-type="string" calcext:value-type="string">
            <text:p>01/10/2011</text:p>
          </table:table-cell>
          <table:table-cell table:number-columns-repeated="2" office:value-type="float" office:value="1.00062" calcext:value-type="float">
            <text:p>1,00062</text:p>
          </table:table-cell>
          <table:table-cell office:value-type="float" office:value="1.06153770785033" calcext:value-type="float">
            <text:p>1,06153770785033</text:p>
          </table:table-cell>
          <table:table-cell office:value-type="float" office:value="1.0615377079" calcext:value-type="float">
            <text:p>1,0615377079</text:p>
          </table:table-cell>
        </table:table-row>
        <table:table-row table:style-name="ro1">
          <table:table-cell office:value-type="string" calcext:value-type="string">
            <text:p>01/11/2011</text:p>
          </table:table-cell>
          <table:table-cell table:number-columns-repeated="2" office:value-type="float" office:value="1.000645" calcext:value-type="float">
            <text:p>1,000645</text:p>
          </table:table-cell>
          <table:table-cell office:value-type="float" office:value="1.06087996227372" calcext:value-type="float">
            <text:p>1,06087996227372</text:p>
          </table:table-cell>
          <table:table-cell office:value-type="float" office:value="1.0608799623" calcext:value-type="float">
            <text:p>1,0608799623</text:p>
          </table:table-cell>
        </table:table-row>
        <table:table-row table:style-name="ro1">
          <table:table-cell office:value-type="string" calcext:value-type="string">
            <text:p>01/12/2011</text:p>
          </table:table-cell>
          <table:table-cell table:number-columns-repeated="2" office:value-type="float" office:value="1.000937" calcext:value-type="float">
            <text:p>1,000937</text:p>
          </table:table-cell>
          <table:table-cell office:value-type="float" office:value="1.06019613576615" calcext:value-type="float">
            <text:p>1,06019613576615</text:p>
          </table:table-cell>
          <table:table-cell office:value-type="float" office:value="1.0601961358" calcext:value-type="float">
            <text:p>1,0601961358</text:p>
          </table:table-cell>
        </table:table-row>
        <table:table-row table:style-name="ro1">
          <table:table-cell office:value-type="string" calcext:value-type="string">
            <text:p>01/01/2012</text:p>
          </table:table-cell>
          <table:table-cell table:number-columns-repeated="2" office:value-type="float" office:value="1.000864" calcext:value-type="float">
            <text:p>1,000864</text:p>
          </table:table-cell>
          <table:table-cell office:value-type="float" office:value="1.05920366193492" calcext:value-type="float">
            <text:p>1,05920366193492</text:p>
          </table:table-cell>
          <table:table-cell office:value-type="float" office:value="1.0592036619" calcext:value-type="float">
            <text:p>1,0592036619</text:p>
          </table:table-cell>
        </table:table-row>
        <table:table-row table:style-name="ro1">
          <table:table-cell office:value-type="string" calcext:value-type="string">
            <text:p>01/02/20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5828929997974" calcext:value-type="float">
            <text:p>1,05828929997974</text:p>
          </table:table-cell>
          <table:table-cell office:value-type="float" office:value="1.0582893" calcext:value-type="float">
            <text:p>1,0582893</text:p>
          </table:table-cell>
        </table:table-row>
        <table:table-row table:style-name="ro1">
          <table:table-cell office:value-type="string" calcext:value-type="string">
            <text:p>01/03/2012</text:p>
          </table:table-cell>
          <table:table-cell table:number-columns-repeated="2" office:value-type="float" office:value="1.001068" calcext:value-type="float">
            <text:p>1,001068</text:p>
          </table:table-cell>
          <table:table-cell office:value-type="float" office:value="1.05828929997974" calcext:value-type="float">
            <text:p>1,05828929997974</text:p>
          </table:table-cell>
          <table:table-cell office:value-type="float" office:value="1.0582893" calcext:value-type="float">
            <text:p>1,0582893</text:p>
          </table:table-cell>
        </table:table-row>
        <table:table-row table:style-name="ro1">
          <table:table-cell office:value-type="string" calcext:value-type="string">
            <text:p>01/04/2012</text:p>
          </table:table-cell>
          <table:table-cell table:number-columns-repeated="2" office:value-type="float" office:value="1.000227" calcext:value-type="float">
            <text:p>1,000227</text:p>
          </table:table-cell>
          <table:table-cell office:value-type="float" office:value="1.05716025282972" calcext:value-type="float">
            <text:p>1,05716025282972</text:p>
          </table:table-cell>
          <table:table-cell office:value-type="float" office:value="1.0571602528" calcext:value-type="float">
            <text:p>1,0571602528</text:p>
          </table:table-cell>
        </table:table-row>
        <table:table-row table:style-name="ro1">
          <table:table-cell office:value-type="string" calcext:value-type="string">
            <text:p>01/05/2012</text:p>
          </table:table-cell>
          <table:table-cell table:number-columns-repeated="2" office:value-type="float" office:value="1.000468" calcext:value-type="float">
            <text:p>1,000468</text:p>
          </table:table-cell>
          <table:table-cell office:value-type="float" office:value="1.05692033191438" calcext:value-type="float">
            <text:p>1,05692033191438</text:p>
          </table:table-cell>
          <table:table-cell office:value-type="float" office:value="1.0569203319" calcext:value-type="float">
            <text:p>1,0569203319</text:p>
          </table:table-cell>
        </table:table-row>
        <table:table-row table:style-name="ro1">
          <table:table-cell office:value-type="string" calcext:value-type="string">
            <text:p>01/06/20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5642592458168" calcext:value-type="float">
            <text:p>1,05642592458168</text:p>
          </table:table-cell>
          <table:table-cell office:value-type="float" office:value="1.0564259246" calcext:value-type="float">
            <text:p>1,0564259246</text:p>
          </table:table-cell>
        </table:table-row>
        <table:table-row table:style-name="ro1">
          <table:table-cell office:value-type="string" calcext:value-type="string">
            <text:p>01/07/2012</text:p>
          </table:table-cell>
          <table:table-cell table:number-columns-repeated="2" office:value-type="float" office:value="1.000144" calcext:value-type="float">
            <text:p>1,000144</text:p>
          </table:table-cell>
          <table:table-cell office:value-type="float" office:value="1.05642592458168" calcext:value-type="float">
            <text:p>1,05642592458168</text:p>
          </table:table-cell>
          <table:table-cell office:value-type="float" office:value="1.0564259246" calcext:value-type="float">
            <text:p>1,0564259246</text:p>
          </table:table-cell>
        </table:table-row>
        <table:table-row table:style-name="ro1">
          <table:table-cell office:value-type="string" calcext:value-type="string">
            <text:p>01/08/2012</text:p>
          </table:table-cell>
          <table:table-cell table:number-columns-repeated="2" office:value-type="float" office:value="1.000123" calcext:value-type="float">
            <text:p>1,000123</text:p>
          </table:table-cell>
          <table:table-cell office:value-type="float" office:value="1.05627382115143" calcext:value-type="float">
            <text:p>1,05627382115143</text:p>
          </table:table-cell>
          <table:table-cell office:value-type="float" office:value="1.0562738212" calcext:value-type="float">
            <text:p>1,0562738212</text:p>
          </table:table-cell>
        </table:table-row>
        <table:table-row table:style-name="ro1">
          <table:table-cell office:value-type="string" calcext:value-type="string">
            <text:p>01/09/20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5614391544983" calcext:value-type="float">
            <text:p>1,05614391544983</text:p>
          </table:table-cell>
          <table:table-cell office:value-type="float" office:value="1.0561439154" calcext:value-type="float">
            <text:p>1,0561439154</text:p>
          </table:table-cell>
        </table:table-row>
        <table:table-row table:style-name="ro1">
          <table:table-cell office:value-type="string" calcext:value-type="string">
            <text:p>01/10/20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5614391544983" calcext:value-type="float">
            <text:p>1,05614391544983</text:p>
          </table:table-cell>
          <table:table-cell office:value-type="float" office:value="1.0561439154" calcext:value-type="float">
            <text:p>1,0561439154</text:p>
          </table:table-cell>
        </table:table-row>
        <table:table-row table:style-name="ro1">
          <table:table-cell office:value-type="string" calcext:value-type="string">
            <text:p>01/11/20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5614391544983" calcext:value-type="float">
            <text:p>1,05614391544983</text:p>
          </table:table-cell>
          <table:table-cell office:value-type="float" office:value="1.0561439154" calcext:value-type="float">
            <text:p>1,0561439154</text:p>
          </table:table-cell>
        </table:table-row>
        <table:table-row table:style-name="ro1">
          <table:table-cell office:value-type="string" calcext:value-type="string">
            <text:p>01/12/20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5614391544983" calcext:value-type="float">
            <text:p>1,05614391544983</text:p>
          </table:table-cell>
          <table:table-cell office:value-type="float" office:value="1.0561439154" calcext:value-type="float">
            <text:p>1,0561439154</text:p>
          </table:table-cell>
        </table:table-row>
        <table:table-row table:style-name="ro1">
          <table:table-cell office:value-type="string" calcext:value-type="string">
            <text:p>01/01/20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5614391544983" calcext:value-type="float">
            <text:p>1,05614391544983</text:p>
          </table:table-cell>
          <table:table-cell office:value-type="float" office:value="1.0561439154" calcext:value-type="float">
            <text:p>1,0561439154</text:p>
          </table:table-cell>
        </table:table-row>
        <table:table-row table:style-name="ro1">
          <table:table-cell office:value-type="string" calcext:value-type="string">
            <text:p>01/02/20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5614391544983" calcext:value-type="float">
            <text:p>1,05614391544983</text:p>
          </table:table-cell>
          <table:table-cell office:value-type="float" office:value="1.0561439154" calcext:value-type="float">
            <text:p>1,0561439154</text:p>
          </table:table-cell>
        </table:table-row>
        <table:table-row table:style-name="ro1">
          <table:table-cell office:value-type="string" calcext:value-type="string">
            <text:p>01/03/20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5614391544983" calcext:value-type="float">
            <text:p>1,05614391544983</text:p>
          </table:table-cell>
          <table:table-cell office:value-type="float" office:value="1.0561439154" calcext:value-type="float">
            <text:p>1,0561439154</text:p>
          </table:table-cell>
        </table:table-row>
        <table:table-row table:style-name="ro1">
          <table:table-cell office:value-type="string" calcext:value-type="string">
            <text:p>01/04/20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5614391544983" calcext:value-type="float">
            <text:p>1,05614391544983</text:p>
          </table:table-cell>
          <table:table-cell office:value-type="float" office:value="1.0561439154" calcext:value-type="float">
            <text:p>1,0561439154</text:p>
          </table:table-cell>
        </table:table-row>
        <table:table-row table:style-name="ro1">
          <table:table-cell office:value-type="string" calcext:value-type="string">
            <text:p>01/05/20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5614391544983" calcext:value-type="float">
            <text:p>1,05614391544983</text:p>
          </table:table-cell>
          <table:table-cell office:value-type="float" office:value="1.0561439154" calcext:value-type="float">
            <text:p>1,0561439154</text:p>
          </table:table-cell>
        </table:table-row>
        <table:table-row table:style-name="ro1">
          <table:table-cell office:value-type="string" calcext:value-type="string">
            <text:p>01/06/20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5614391544983" calcext:value-type="float">
            <text:p>1,05614391544983</text:p>
          </table:table-cell>
          <table:table-cell office:value-type="float" office:value="1.0561439154" calcext:value-type="float">
            <text:p>1,0561439154</text:p>
          </table:table-cell>
        </table:table-row>
        <table:table-row table:style-name="ro1">
          <table:table-cell office:value-type="string" calcext:value-type="string">
            <text:p>01/07/2013</text:p>
          </table:table-cell>
          <table:table-cell table:number-columns-repeated="2" office:value-type="float" office:value="1.000209" calcext:value-type="float">
            <text:p>1,000209</text:p>
          </table:table-cell>
          <table:table-cell office:value-type="float" office:value="1.05614391544983" calcext:value-type="float">
            <text:p>1,05614391544983</text:p>
          </table:table-cell>
          <table:table-cell office:value-type="float" office:value="1.0561439154" calcext:value-type="float">
            <text:p>1,0561439154</text:p>
          </table:table-cell>
        </table:table-row>
        <table:table-row table:style-name="ro1">
          <table:table-cell office:value-type="string" calcext:value-type="string">
            <text:p>01/08/20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5592322749528" calcext:value-type="float">
            <text:p>1,05592322749528</text:p>
          </table:table-cell>
          <table:table-cell office:value-type="float" office:value="1.0559232275" calcext:value-type="float">
            <text:p>1,0559232275</text:p>
          </table:table-cell>
        </table:table-row>
        <table:table-row table:style-name="ro1">
          <table:table-cell office:value-type="string" calcext:value-type="string">
            <text:p>01/09/2013</text:p>
          </table:table-cell>
          <table:table-cell table:number-columns-repeated="2" office:value-type="float" office:value="1.000079" calcext:value-type="float">
            <text:p>1,000079</text:p>
          </table:table-cell>
          <table:table-cell office:value-type="float" office:value="1.05592322749528" calcext:value-type="float">
            <text:p>1,05592322749528</text:p>
          </table:table-cell>
          <table:table-cell office:value-type="float" office:value="1.0559232275" calcext:value-type="float">
            <text:p>1,0559232275</text:p>
          </table:table-cell>
        </table:table-row>
        <table:table-row table:style-name="ro1">
          <table:table-cell office:value-type="string" calcext:value-type="string">
            <text:p>01/10/2013</text:p>
          </table:table-cell>
          <table:table-cell table:number-columns-repeated="2" office:value-type="float" office:value="1.00092" calcext:value-type="float">
            <text:p>1,00092</text:p>
          </table:table-cell>
          <table:table-cell office:value-type="float" office:value="1.0558398161498" calcext:value-type="float">
            <text:p>1,0558398161498</text:p>
          </table:table-cell>
          <table:table-cell office:value-type="float" office:value="1.0558398161" calcext:value-type="float">
            <text:p>1,0558398161</text:p>
          </table:table-cell>
        </table:table-row>
        <table:table-row table:style-name="ro1">
          <table:table-cell office:value-type="string" calcext:value-type="string">
            <text:p>01/11/2013</text:p>
          </table:table-cell>
          <table:table-cell table:number-columns-repeated="2" office:value-type="float" office:value="1.000207" calcext:value-type="float">
            <text:p>1,000207</text:p>
          </table:table-cell>
          <table:table-cell office:value-type="float" office:value="1.05486933636035" calcext:value-type="float">
            <text:p>1,05486933636035</text:p>
          </table:table-cell>
          <table:table-cell office:value-type="float" office:value="1.0548693364" calcext:value-type="float">
            <text:p>1,0548693364</text:p>
          </table:table-cell>
        </table:table-row>
        <table:table-row table:style-name="ro1">
          <table:table-cell office:value-type="string" calcext:value-type="string">
            <text:p>01/12/2013</text:p>
          </table:table-cell>
          <table:table-cell table:number-columns-repeated="2" office:value-type="float" office:value="1.000494" calcext:value-type="float">
            <text:p>1,000494</text:p>
          </table:table-cell>
          <table:table-cell office:value-type="float" office:value="1.05465102359847" calcext:value-type="float">
            <text:p>1,05465102359847</text:p>
          </table:table-cell>
          <table:table-cell office:value-type="float" office:value="1.0546510236" calcext:value-type="float">
            <text:p>1,0546510236</text:p>
          </table:table-cell>
        </table:table-row>
        <table:table-row table:style-name="ro1">
          <table:table-cell office:value-type="string" calcext:value-type="string">
            <text:p>01/01/2014</text:p>
          </table:table-cell>
          <table:table-cell table:number-columns-repeated="2" office:value-type="float" office:value="1.001126" calcext:value-type="float">
            <text:p>1,001126</text:p>
          </table:table-cell>
          <table:table-cell office:value-type="float" office:value="1.05413028323855" calcext:value-type="float">
            <text:p>1,05413028323855</text:p>
          </table:table-cell>
          <table:table-cell office:value-type="float" office:value="1.0541302832" calcext:value-type="float">
            <text:p>1,0541302832</text:p>
          </table:table-cell>
        </table:table-row>
        <table:table-row table:style-name="ro1">
          <table:table-cell office:value-type="string" calcext:value-type="string">
            <text:p>01/02/2014</text:p>
          </table:table-cell>
          <table:table-cell table:number-columns-repeated="2" office:value-type="float" office:value="1.000537" calcext:value-type="float">
            <text:p>1,000537</text:p>
          </table:table-cell>
          <table:table-cell office:value-type="float" office:value="1.0529446675429" calcext:value-type="float">
            <text:p>1,0529446675429</text:p>
          </table:table-cell>
          <table:table-cell office:value-type="float" office:value="1.0529446675" calcext:value-type="float">
            <text:p>1,0529446675</text:p>
          </table:table-cell>
        </table:table-row>
        <table:table-row table:style-name="ro1">
          <table:table-cell office:value-type="string" calcext:value-type="string">
            <text:p>01/03/2014</text:p>
          </table:table-cell>
          <table:table-cell table:number-columns-repeated="2" office:value-type="float" office:value="1.000266" calcext:value-type="float">
            <text:p>1,000266</text:p>
          </table:table-cell>
          <table:table-cell office:value-type="float" office:value="1.05237953973006" calcext:value-type="float">
            <text:p>1,05237953973006</text:p>
          </table:table-cell>
          <table:table-cell office:value-type="float" office:value="1.0523795397" calcext:value-type="float">
            <text:p>1,0523795397</text:p>
          </table:table-cell>
        </table:table-row>
        <table:table-row table:style-name="ro1">
          <table:table-cell office:value-type="string" calcext:value-type="string">
            <text:p>01/04/2014</text:p>
          </table:table-cell>
          <table:table-cell table:number-columns-repeated="2" office:value-type="float" office:value="1.000459" calcext:value-type="float">
            <text:p>1,000459</text:p>
          </table:table-cell>
          <table:table-cell office:value-type="float" office:value="1.05209968121486" calcext:value-type="float">
            <text:p>1,05209968121486</text:p>
          </table:table-cell>
          <table:table-cell office:value-type="float" office:value="1.0520996812" calcext:value-type="float">
            <text:p>1,0520996812</text:p>
          </table:table-cell>
        </table:table-row>
        <table:table-row table:style-name="ro1">
          <table:table-cell office:value-type="string" calcext:value-type="string">
            <text:p>01/05/2014</text:p>
          </table:table-cell>
          <table:table-cell table:number-columns-repeated="2" office:value-type="float" office:value="1.000604" calcext:value-type="float">
            <text:p>1,000604</text:p>
          </table:table-cell>
          <table:table-cell office:value-type="float" office:value="1.0516169890169" calcext:value-type="float">
            <text:p>1,0516169890169</text:p>
          </table:table-cell>
          <table:table-cell office:value-type="float" office:value="1.051616989" calcext:value-type="float">
            <text:p>1,051616989</text:p>
          </table:table-cell>
        </table:table-row>
        <table:table-row table:style-name="ro1">
          <table:table-cell office:value-type="string" calcext:value-type="string">
            <text:p>01/06/2014</text:p>
          </table:table-cell>
          <table:table-cell table:number-columns-repeated="2" office:value-type="float" office:value="1.000465" calcext:value-type="float">
            <text:p>1,000465</text:p>
          </table:table-cell>
          <table:table-cell office:value-type="float" office:value="1.05098219577065" calcext:value-type="float">
            <text:p>1,05098219577065</text:p>
          </table:table-cell>
          <table:table-cell office:value-type="float" office:value="1.0509821958" calcext:value-type="float">
            <text:p>1,0509821958</text:p>
          </table:table-cell>
        </table:table-row>
        <table:table-row table:style-name="ro1">
          <table:table-cell office:value-type="string" calcext:value-type="string">
            <text:p>01/07/2014</text:p>
          </table:table-cell>
          <table:table-cell table:number-columns-repeated="2" office:value-type="float" office:value="1.001054" calcext:value-type="float">
            <text:p>1,001054</text:p>
          </table:table-cell>
          <table:table-cell office:value-type="float" office:value="1.05049371619262" calcext:value-type="float">
            <text:p>1,05049371619262</text:p>
          </table:table-cell>
          <table:table-cell office:value-type="float" office:value="1.0504937162" calcext:value-type="float">
            <text:p>1,0504937162</text:p>
          </table:table-cell>
        </table:table-row>
        <table:table-row table:style-name="ro1">
          <table:table-cell office:value-type="string" calcext:value-type="string">
            <text:p>01/08/2014</text:p>
          </table:table-cell>
          <table:table-cell table:number-columns-repeated="2" office:value-type="float" office:value="1.000602" calcext:value-type="float">
            <text:p>1,000602</text:p>
          </table:table-cell>
          <table:table-cell office:value-type="float" office:value="1.0493876615973" calcext:value-type="float">
            <text:p>1,0493876615973</text:p>
          </table:table-cell>
          <table:table-cell office:value-type="float" office:value="1.0493876616" calcext:value-type="float">
            <text:p>1,0493876616</text:p>
          </table:table-cell>
        </table:table-row>
        <table:table-row table:style-name="ro1">
          <table:table-cell office:value-type="string" calcext:value-type="string">
            <text:p>01/09/2014</text:p>
          </table:table-cell>
          <table:table-cell table:number-columns-repeated="2" office:value-type="float" office:value="1.000873" calcext:value-type="float">
            <text:p>1,000873</text:p>
          </table:table-cell>
          <table:table-cell office:value-type="float" office:value="1.0487563102985" calcext:value-type="float">
            <text:p>1,0487563102985</text:p>
          </table:table-cell>
          <table:table-cell office:value-type="float" office:value="1.0487563103" calcext:value-type="float">
            <text:p>1,0487563103</text:p>
          </table:table-cell>
        </table:table-row>
        <table:table-row table:style-name="ro1">
          <table:table-cell office:value-type="string" calcext:value-type="string">
            <text:p>01/10/2014</text:p>
          </table:table-cell>
          <table:table-cell table:number-columns-repeated="2" office:value-type="float" office:value="1.001038" calcext:value-type="float">
            <text:p>1,001038</text:p>
          </table:table-cell>
          <table:table-cell office:value-type="float" office:value="1.04784154463004" calcext:value-type="float">
            <text:p>1,04784154463004</text:p>
          </table:table-cell>
          <table:table-cell office:value-type="float" office:value="1.0478415446" calcext:value-type="float">
            <text:p>1,0478415446</text:p>
          </table:table-cell>
        </table:table-row>
        <table:table-row table:style-name="ro1">
          <table:table-cell office:value-type="string" calcext:value-type="string">
            <text:p>01/11/2014</text:p>
          </table:table-cell>
          <table:table-cell table:number-columns-repeated="2" office:value-type="float" office:value="1.000483" calcext:value-type="float">
            <text:p>1,000483</text:p>
          </table:table-cell>
          <table:table-cell office:value-type="float" office:value="1.04675501292662" calcext:value-type="float">
            <text:p>1,04675501292662</text:p>
          </table:table-cell>
          <table:table-cell office:value-type="float" office:value="1.0467550129" calcext:value-type="float">
            <text:p>1,0467550129</text:p>
          </table:table-cell>
        </table:table-row>
        <table:table-row table:style-name="ro1">
          <table:table-cell office:value-type="string" calcext:value-type="string">
            <text:p>01/12/2014</text:p>
          </table:table-cell>
          <table:table-cell table:number-columns-repeated="2" office:value-type="float" office:value="1.001053" calcext:value-type="float">
            <text:p>1,001053</text:p>
          </table:table-cell>
          <table:table-cell office:value-type="float" office:value="1.04624967433392" calcext:value-type="float">
            <text:p>1,04624967433392</text:p>
          </table:table-cell>
          <table:table-cell office:value-type="float" office:value="1.0462496743" calcext:value-type="float">
            <text:p>1,0462496743</text:p>
          </table:table-cell>
        </table:table-row>
        <table:table-row table:style-name="ro1">
          <table:table-cell office:value-type="string" calcext:value-type="string">
            <text:p>01/01/2015</text:p>
          </table:table-cell>
          <table:table-cell table:number-columns-repeated="2" office:value-type="float" office:value="1.000878" calcext:value-type="float">
            <text:p>1,000878</text:p>
          </table:table-cell>
          <table:table-cell office:value-type="float" office:value="1.04514913229761" calcext:value-type="float">
            <text:p>1,04514913229761</text:p>
          </table:table-cell>
          <table:table-cell office:value-type="float" office:value="1.0451491323" calcext:value-type="float">
            <text:p>1,0451491323</text:p>
          </table:table-cell>
        </table:table-row>
        <table:table-row table:style-name="ro1">
          <table:table-cell office:value-type="string" calcext:value-type="string">
            <text:p>01/02/2015</text:p>
          </table:table-cell>
          <table:table-cell table:number-columns-repeated="2" office:value-type="float" office:value="1.000168" calcext:value-type="float">
            <text:p>1,000168</text:p>
          </table:table-cell>
          <table:table-cell office:value-type="float" office:value="1.04423229634142" calcext:value-type="float">
            <text:p>1,04423229634142</text:p>
          </table:table-cell>
          <table:table-cell office:value-type="float" office:value="1.0442322963" calcext:value-type="float">
            <text:p>1,0442322963</text:p>
          </table:table-cell>
        </table:table-row>
        <table:table-row table:style-name="ro1">
          <table:table-cell office:value-type="string" calcext:value-type="string">
            <text:p>01/03/2015</text:p>
          </table:table-cell>
          <table:table-cell table:number-columns-repeated="2" office:value-type="float" office:value="1.001296" calcext:value-type="float">
            <text:p>1,001296</text:p>
          </table:table-cell>
          <table:table-cell office:value-type="float" office:value="1.0440568947831" calcext:value-type="float">
            <text:p>1,0440568947831</text:p>
          </table:table-cell>
          <table:table-cell office:value-type="float" office:value="1.0440568948" calcext:value-type="float">
            <text:p>1,0440568948</text:p>
          </table:table-cell>
        </table:table-row>
        <table:table-row table:style-name="ro1">
          <table:table-cell office:value-type="string" calcext:value-type="string">
            <text:p>01/04/2015</text:p>
          </table:table-cell>
          <table:table-cell table:number-columns-repeated="2" office:value-type="float" office:value="1.001074" calcext:value-type="float">
            <text:p>1,001074</text:p>
          </table:table-cell>
          <table:table-cell office:value-type="float" office:value="1.04270554839238" calcext:value-type="float">
            <text:p>1,04270554839238</text:p>
          </table:table-cell>
          <table:table-cell office:value-type="float" office:value="1.0427055484" calcext:value-type="float">
            <text:p>1,0427055484</text:p>
          </table:table-cell>
        </table:table-row>
        <table:table-row table:style-name="ro1">
          <table:table-cell office:value-type="string" calcext:value-type="string">
            <text:p>01/05/2015</text:p>
          </table:table-cell>
          <table:table-cell table:number-columns-repeated="2" office:value-type="float" office:value="1.001153" calcext:value-type="float">
            <text:p>1,001153</text:p>
          </table:table-cell>
          <table:table-cell office:value-type="float" office:value="1.04158688407888" calcext:value-type="float">
            <text:p>1,04158688407888</text:p>
          </table:table-cell>
          <table:table-cell office:value-type="float" office:value="1.0415868841" calcext:value-type="float">
            <text:p>1,0415868841</text:p>
          </table:table-cell>
        </table:table-row>
        <table:table-row table:style-name="ro1">
          <table:table-cell office:value-type="string" calcext:value-type="string">
            <text:p>01/06/2015</text:p>
          </table:table-cell>
          <table:table-cell table:number-columns-repeated="2" office:value-type="float" office:value="1.001813" calcext:value-type="float">
            <text:p>1,001813</text:p>
          </table:table-cell>
          <table:table-cell office:value-type="float" office:value="1.0403873175018" calcext:value-type="float">
            <text:p>1,0403873175018</text:p>
          </table:table-cell>
          <table:table-cell office:value-type="float" office:value="1.0403873175" calcext:value-type="float">
            <text:p>1,0403873175</text:p>
          </table:table-cell>
        </table:table-row>
        <table:table-row table:style-name="ro1">
          <table:table-cell office:value-type="string" calcext:value-type="string">
            <text:p>01/07/2015</text:p>
          </table:table-cell>
          <table:table-cell table:number-columns-repeated="2" office:value-type="float" office:value="1.002305" calcext:value-type="float">
            <text:p>1,002305</text:p>
          </table:table-cell>
          <table:table-cell office:value-type="float" office:value="1.0385045088273" calcext:value-type="float">
            <text:p>1,0385045088273</text:p>
          </table:table-cell>
          <table:table-cell office:value-type="float" office:value="1.0385045088" calcext:value-type="float">
            <text:p>1,0385045088</text:p>
          </table:table-cell>
        </table:table-row>
        <table:table-row table:style-name="ro1">
          <table:table-cell office:value-type="string" calcext:value-type="string">
            <text:p>01/08/2015</text:p>
          </table:table-cell>
          <table:table-cell table:number-columns-repeated="2" office:value-type="float" office:value="1.001867" calcext:value-type="float">
            <text:p>1,001867</text:p>
          </table:table-cell>
          <table:table-cell office:value-type="float" office:value="1.03611626084605" calcext:value-type="float">
            <text:p>1,03611626084605</text:p>
          </table:table-cell>
          <table:table-cell office:value-type="float" office:value="1.0361162608" calcext:value-type="float">
            <text:p>1,0361162608</text:p>
          </table:table-cell>
        </table:table-row>
        <table:table-row table:style-name="ro1">
          <table:table-cell office:value-type="string" calcext:value-type="string">
            <text:p>01/09/2015</text:p>
          </table:table-cell>
          <table:table-cell table:number-columns-repeated="2" office:value-type="float" office:value="1.00192" calcext:value-type="float">
            <text:p>1,00192</text:p>
          </table:table-cell>
          <table:table-cell office:value-type="float" office:value="1.03418543663585" calcext:value-type="float">
            <text:p>1,03418543663585</text:p>
          </table:table-cell>
          <table:table-cell office:value-type="float" office:value="1.0341854366" calcext:value-type="float">
            <text:p>1,0341854366</text:p>
          </table:table-cell>
        </table:table-row>
        <table:table-row table:style-name="ro1">
          <table:table-cell office:value-type="string" calcext:value-type="string">
            <text:p>01/10/2015</text:p>
          </table:table-cell>
          <table:table-cell table:number-columns-repeated="2" office:value-type="float" office:value="1.00179" calcext:value-type="float">
            <text:p>1,00179</text:p>
          </table:table-cell>
          <table:table-cell office:value-type="float" office:value="1.03220360571288" calcext:value-type="float">
            <text:p>1,03220360571288</text:p>
          </table:table-cell>
          <table:table-cell office:value-type="float" office:value="1.0322036057" calcext:value-type="float">
            <text:p>1,0322036057</text:p>
          </table:table-cell>
        </table:table-row>
        <table:table-row table:style-name="ro1">
          <table:table-cell office:value-type="string" calcext:value-type="string">
            <text:p>01/11/2015</text:p>
          </table:table-cell>
          <table:table-cell table:number-columns-repeated="2" office:value-type="float" office:value="1.001297" calcext:value-type="float">
            <text:p>1,001297</text:p>
          </table:table-cell>
          <table:table-cell office:value-type="float" office:value="1.03035926263277" calcext:value-type="float">
            <text:p>1,03035926263277</text:p>
          </table:table-cell>
          <table:table-cell office:value-type="float" office:value="1.0303592626" calcext:value-type="float">
            <text:p>1,0303592626</text:p>
          </table:table-cell>
        </table:table-row>
        <table:table-row table:style-name="ro1">
          <table:table-cell office:value-type="string" calcext:value-type="string">
            <text:p>01/12/2015</text:p>
          </table:table-cell>
          <table:table-cell table:number-columns-repeated="2" office:value-type="float" office:value="1.00225" calcext:value-type="float">
            <text:p>1,00225</text:p>
          </table:table-cell>
          <table:table-cell office:value-type="float" office:value="1.02902461770361" calcext:value-type="float">
            <text:p>1,02902461770361</text:p>
          </table:table-cell>
          <table:table-cell office:value-type="float" office:value="1.0290246177" calcext:value-type="float">
            <text:p>1,0290246177</text:p>
          </table:table-cell>
        </table:table-row>
        <table:table-row table:style-name="ro1">
          <table:table-cell office:value-type="string" calcext:value-type="string">
            <text:p>01/01/2016</text:p>
          </table:table-cell>
          <table:table-cell table:number-columns-repeated="2" office:value-type="float" office:value="1.00132" calcext:value-type="float">
            <text:p>1,00132</text:p>
          </table:table-cell>
          <table:table-cell office:value-type="float" office:value="1.02671451005598" calcext:value-type="float">
            <text:p>1,02671451005598</text:p>
          </table:table-cell>
          <table:table-cell office:value-type="float" office:value="1.0267145101" calcext:value-type="float">
            <text:p>1,0267145101</text:p>
          </table:table-cell>
        </table:table-row>
        <table:table-row table:style-name="ro1">
          <table:table-cell office:value-type="string" calcext:value-type="string">
            <text:p>01/02/2016</text:p>
          </table:table-cell>
          <table:table-cell table:number-columns-repeated="2" office:value-type="float" office:value="1.000957" calcext:value-type="float">
            <text:p>1,000957</text:p>
          </table:table-cell>
          <table:table-cell office:value-type="float" office:value="1.02536103349177" calcext:value-type="float">
            <text:p>1,02536103349177</text:p>
          </table:table-cell>
          <table:table-cell office:value-type="float" office:value="1.0253610335" calcext:value-type="float">
            <text:p>1,0253610335</text:p>
          </table:table-cell>
        </table:table-row>
        <table:table-row table:style-name="ro1">
          <table:table-cell office:value-type="string" calcext:value-type="string">
            <text:p>01/03/2016</text:p>
          </table:table-cell>
          <table:table-cell table:number-columns-repeated="2" office:value-type="float" office:value="1.002168" calcext:value-type="float">
            <text:p>1,002168</text:p>
          </table:table-cell>
          <table:table-cell office:value-type="float" office:value="1.02438070116076" calcext:value-type="float">
            <text:p>1,02438070116076</text:p>
          </table:table-cell>
          <table:table-cell office:value-type="float" office:value="1.0243807012" calcext:value-type="float">
            <text:p>1,0243807012</text:p>
          </table:table-cell>
        </table:table-row>
        <table:table-row table:style-name="ro1">
          <table:table-cell office:value-type="string" calcext:value-type="string">
            <text:p>01/04/2016</text:p>
          </table:table-cell>
          <table:table-cell table:number-columns-repeated="2" office:value-type="float" office:value="1.001304" calcext:value-type="float">
            <text:p>1,001304</text:p>
          </table:table-cell>
          <table:table-cell office:value-type="float" office:value="1.02216464820345" calcext:value-type="float">
            <text:p>1,02216464820345</text:p>
          </table:table-cell>
          <table:table-cell office:value-type="float" office:value="1.0221646482" calcext:value-type="float">
            <text:p>1,0221646482</text:p>
          </table:table-cell>
        </table:table-row>
        <table:table-row table:style-name="ro1">
          <table:table-cell office:value-type="string" calcext:value-type="string">
            <text:p>01/05/2016</text:p>
          </table:table-cell>
          <table:table-cell table:number-columns-repeated="2" office:value-type="float" office:value="1.001533" calcext:value-type="float">
            <text:p>1,001533</text:p>
          </table:table-cell>
          <table:table-cell office:value-type="float" office:value="1.02083348134378" calcext:value-type="float">
            <text:p>1,02083348134378</text:p>
          </table:table-cell>
          <table:table-cell office:value-type="float" office:value="1.0208334813" calcext:value-type="float">
            <text:p>1,0208334813</text:p>
          </table:table-cell>
        </table:table-row>
        <table:table-row table:style-name="ro1">
          <table:table-cell office:value-type="string" calcext:value-type="string">
            <text:p>01/06/2016</text:p>
          </table:table-cell>
          <table:table-cell table:number-columns-repeated="2" office:value-type="float" office:value="1.002043" calcext:value-type="float">
            <text:p>1,002043</text:p>
          </table:table-cell>
          <table:table-cell office:value-type="float" office:value="1.0192709389943" calcext:value-type="float">
            <text:p>1,0192709389943</text:p>
          </table:table-cell>
          <table:table-cell office:value-type="float" office:value="1.019270939" calcext:value-type="float">
            <text:p>1,019270939</text:p>
          </table:table-cell>
        </table:table-row>
        <table:table-row table:style-name="ro1">
          <table:table-cell office:value-type="string" calcext:value-type="string">
            <text:p>01/07/2016</text:p>
          </table:table-cell>
          <table:table-cell table:number-columns-repeated="2" office:value-type="float" office:value="1.001621" calcext:value-type="float">
            <text:p>1,001621</text:p>
          </table:table-cell>
          <table:table-cell office:value-type="float" office:value="1.01719281407514" calcext:value-type="float">
            <text:p>1,01719281407514</text:p>
          </table:table-cell>
          <table:table-cell office:value-type="float" office:value="1.0171928141" calcext:value-type="float">
            <text:p>1,0171928141</text:p>
          </table:table-cell>
        </table:table-row>
        <table:table-row table:style-name="ro1">
          <table:table-cell office:value-type="string" calcext:value-type="string">
            <text:p>01/08/2016</text:p>
          </table:table-cell>
          <table:table-cell table:number-columns-repeated="2" office:value-type="float" office:value="1.002545" calcext:value-type="float">
            <text:p>1,002545</text:p>
          </table:table-cell>
          <table:table-cell office:value-type="float" office:value="1.01554661301544" calcext:value-type="float">
            <text:p>1,01554661301544</text:p>
          </table:table-cell>
          <table:table-cell office:value-type="float" office:value="1.015546613" calcext:value-type="float">
            <text:p>1,015546613</text:p>
          </table:table-cell>
        </table:table-row>
        <table:table-row table:style-name="ro1">
          <table:table-cell office:value-type="string" calcext:value-type="string">
            <text:p>01/09/2016</text:p>
          </table:table-cell>
          <table:table-cell table:number-columns-repeated="2" office:value-type="float" office:value="1.001575" calcext:value-type="float">
            <text:p>1,001575</text:p>
          </table:table-cell>
          <table:table-cell office:value-type="float" office:value="1.01296860790831" calcext:value-type="float">
            <text:p>1,01296860790831</text:p>
          </table:table-cell>
          <table:table-cell office:value-type="float" office:value="1.0129686079" calcext:value-type="float">
            <text:p>1,0129686079</text:p>
          </table:table-cell>
        </table:table-row>
        <table:table-row table:style-name="ro1">
          <table:table-cell office:value-type="string" calcext:value-type="string">
            <text:p>01/10/2016</text:p>
          </table:table-cell>
          <table:table-cell table:number-columns-repeated="2" office:value-type="float" office:value="1.001601" calcext:value-type="float">
            <text:p>1,001601</text:p>
          </table:table-cell>
          <table:table-cell office:value-type="float" office:value="1.01137569119468" calcext:value-type="float">
            <text:p>1,01137569119468</text:p>
          </table:table-cell>
          <table:table-cell office:value-type="float" office:value="1.0113756912" calcext:value-type="float">
            <text:p>1,0113756912</text:p>
          </table:table-cell>
        </table:table-row>
        <table:table-row table:style-name="ro1">
          <table:table-cell office:value-type="string" calcext:value-type="string">
            <text:p>01/11/2016</text:p>
          </table:table-cell>
          <table:table-cell table:number-columns-repeated="2" office:value-type="float" office:value="1.001428" calcext:value-type="float">
            <text:p>1,001428</text:p>
          </table:table-cell>
          <table:table-cell office:value-type="float" office:value="1.00975906692853" calcext:value-type="float">
            <text:p>1,00975906692853</text:p>
          </table:table-cell>
          <table:table-cell office:value-type="float" office:value="1.0097590669" calcext:value-type="float">
            <text:p>1,0097590669</text:p>
          </table:table-cell>
        </table:table-row>
        <table:table-row table:style-name="ro1">
          <table:table-cell office:value-type="string" calcext:value-type="string">
            <text:p>01/12/2016</text:p>
          </table:table-cell>
          <table:table-cell table:number-columns-repeated="2" office:value-type="float" office:value="1.001849" calcext:value-type="float">
            <text:p>1,001849</text:p>
          </table:table-cell>
          <table:table-cell office:value-type="float" office:value="1.00831918712931" calcext:value-type="float">
            <text:p>1,00831918712931</text:p>
          </table:table-cell>
          <table:table-cell office:value-type="float" office:value="1.0083191871" calcext:value-type="float">
            <text:p>1,0083191871</text:p>
          </table:table-cell>
        </table:table-row>
        <table:table-row table:style-name="ro1">
          <table:table-cell office:value-type="string" calcext:value-type="string">
            <text:p>01/01/2017</text:p>
          </table:table-cell>
          <table:table-cell table:number-columns-repeated="2" office:value-type="float" office:value="1.0017" calcext:value-type="float">
            <text:p>1,0017</text:p>
          </table:table-cell>
          <table:table-cell office:value-type="float" office:value="1.00645824583277" calcext:value-type="float">
            <text:p>1,00645824583277</text:p>
          </table:table-cell>
          <table:table-cell office:value-type="float" office:value="1.0064582458" calcext:value-type="float">
            <text:p>1,0064582458</text:p>
          </table:table-cell>
        </table:table-row>
        <table:table-row table:style-name="ro1">
          <table:table-cell office:value-type="string" calcext:value-type="string">
            <text:p>01/02/2017</text:p>
          </table:table-cell>
          <table:table-cell table:number-columns-repeated="2" office:value-type="float" office:value="1.000302" calcext:value-type="float">
            <text:p>1,000302</text:p>
          </table:table-cell>
          <table:table-cell office:value-type="float" office:value="1.00475017054285" calcext:value-type="float">
            <text:p>1,00475017054285</text:p>
          </table:table-cell>
          <table:table-cell office:value-type="float" office:value="1.0047501705" calcext:value-type="float">
            <text:p>1,0047501705</text:p>
          </table:table-cell>
        </table:table-row>
        <table:table-row table:style-name="ro1">
          <table:table-cell office:value-type="string" calcext:value-type="string">
            <text:p>01/03/2017</text:p>
          </table:table-cell>
          <table:table-cell table:number-columns-repeated="2" office:value-type="float" office:value="1.001519" calcext:value-type="float">
            <text:p>1,001519</text:p>
          </table:table-cell>
          <table:table-cell office:value-type="float" office:value="1.00444682760091" calcext:value-type="float">
            <text:p>1,00444682760091</text:p>
          </table:table-cell>
          <table:table-cell office:value-type="float" office:value="1.0044468276" calcext:value-type="float">
            <text:p>1,0044468276</text:p>
          </table:table-cell>
        </table:table-row>
        <table:table-row table:style-name="ro1">
          <table:table-cell office:value-type="string" calcext:value-type="string">
            <text:p>01/04/20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0292338697609" calcext:value-type="float">
            <text:p>1,00292338697609</text:p>
          </table:table-cell>
          <table:table-cell office:value-type="float" office:value="1.002923387" calcext:value-type="float">
            <text:p>1,002923387</text:p>
          </table:table-cell>
        </table:table-row>
        <table:table-row table:style-name="ro1">
          <table:table-cell office:value-type="string" calcext:value-type="string">
            <text:p>01/05/2017</text:p>
          </table:table-cell>
          <table:table-cell table:number-columns-repeated="2" office:value-type="float" office:value="1.000764" calcext:value-type="float">
            <text:p>1,000764</text:p>
          </table:table-cell>
          <table:table-cell office:value-type="float" office:value="1.00292338697609" calcext:value-type="float">
            <text:p>1,00292338697609</text:p>
          </table:table-cell>
          <table:table-cell office:value-type="float" office:value="1.002923387" calcext:value-type="float">
            <text:p>1,002923387</text:p>
          </table:table-cell>
        </table:table-row>
        <table:table-row table:style-name="ro1">
          <table:table-cell office:value-type="string" calcext:value-type="string">
            <text:p>01/06/2017</text:p>
          </table:table-cell>
          <table:table-cell table:number-columns-repeated="2" office:value-type="float" office:value="1.000536" calcext:value-type="float">
            <text:p>1,000536</text:p>
          </table:table-cell>
          <table:table-cell office:value-type="float" office:value="1.0021577384639" calcext:value-type="float">
            <text:p>1,0021577384639</text:p>
          </table:table-cell>
          <table:table-cell office:value-type="float" office:value="1.0021577385" calcext:value-type="float">
            <text:p>1,0021577385</text:p>
          </table:table-cell>
        </table:table-row>
        <table:table-row table:style-name="ro1">
          <table:table-cell office:value-type="string" calcext:value-type="string">
            <text:p>01/07/2017</text:p>
          </table:table-cell>
          <table:table-cell table:number-columns-repeated="2" office:value-type="float" office:value="1.000623" calcext:value-type="float">
            <text:p>1,000623</text:p>
          </table:table-cell>
          <table:table-cell office:value-type="float" office:value="1.00162086967775" calcext:value-type="float">
            <text:p>1,00162086967775</text:p>
          </table:table-cell>
          <table:table-cell office:value-type="float" office:value="1.0016208697" calcext:value-type="float">
            <text:p>1,0016208697</text:p>
          </table:table-cell>
        </table:table-row>
        <table:table-row table:style-name="ro1">
          <table:table-cell office:value-type="string" calcext:value-type="string">
            <text:p>01/08/2017</text:p>
          </table:table-cell>
          <table:table-cell table:number-columns-repeated="2" office:value-type="float" office:value="1.000509" calcext:value-type="float">
            <text:p>1,000509</text:p>
          </table:table-cell>
          <table:table-cell office:value-type="float" office:value="1.000997248392" calcext:value-type="float">
            <text:p>1,000997248392</text:p>
          </table:table-cell>
          <table:table-cell office:value-type="float" office:value="1.0009972484" calcext:value-type="float">
            <text:p>1,0009972484</text:p>
          </table:table-cell>
        </table:table-row>
        <table:table-row table:style-name="ro1">
          <table:table-cell office:value-type="string" calcext:value-type="string">
            <text:p>01/09/20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0488" calcext:value-type="float">
            <text:p>1,000488</text:p>
          </table:table-cell>
        </table:table-row>
        <table:table-row table:style-name="ro1">
          <table:table-cell office:value-type="string" calcext:value-type="string">
            <text:p>01/10/20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0488" calcext:value-type="float">
            <text:p>1,000488</text:p>
          </table:table-cell>
        </table:table-row>
        <table:table-row table:style-name="ro1">
          <table:table-cell office:value-type="string" calcext:value-type="string">
            <text:p>01/11/20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0488" calcext:value-type="float">
            <text:p>1,000488</text:p>
          </table:table-cell>
        </table:table-row>
        <table:table-row table:style-name="ro1">
          <table:table-cell office:value-type="string" calcext:value-type="string">
            <text:p>01/12/20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0488" calcext:value-type="float">
            <text:p>1,000488</text:p>
          </table:table-cell>
        </table:table-row>
        <table:table-row table:style-name="ro1">
          <table:table-cell office:value-type="string" calcext:value-type="string">
            <text:p>01/01/20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0488" calcext:value-type="float">
            <text:p>1,000488</text:p>
          </table:table-cell>
        </table:table-row>
        <table:table-row table:style-name="ro1">
          <table:table-cell office:value-type="string" calcext:value-type="string">
            <text:p>01/02/20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0488" calcext:value-type="float">
            <text:p>1,000488</text:p>
          </table:table-cell>
        </table:table-row>
        <table:table-row table:style-name="ro1">
          <table:table-cell office:value-type="string" calcext:value-type="string">
            <text:p>01/03/20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0488" calcext:value-type="float">
            <text:p>1,000488</text:p>
          </table:table-cell>
        </table:table-row>
        <table:table-row table:style-name="ro1">
          <table:table-cell office:value-type="string" calcext:value-type="string">
            <text:p>01/04/20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0488" calcext:value-type="float">
            <text:p>1,000488</text:p>
          </table:table-cell>
        </table:table-row>
        <table:table-row table:style-name="ro1">
          <table:table-cell office:value-type="string" calcext:value-type="string">
            <text:p>01/05/20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0488" calcext:value-type="float">
            <text:p>1,000488</text:p>
          </table:table-cell>
        </table:table-row>
        <table:table-row table:style-name="ro1">
          <table:table-cell office:value-type="string" calcext:value-type="string">
            <text:p>01/06/20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0488" calcext:value-type="float">
            <text:p>1,000488</text:p>
          </table:table-cell>
        </table:table-row>
        <table:table-row table:style-name="ro1">
          <table:table-cell office:value-type="string" calcext:value-type="string">
            <text:p>01/07/20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0488" calcext:value-type="float">
            <text:p>1,000488</text:p>
          </table:table-cell>
        </table:table-row>
        <table:table-row table:style-name="ro1">
          <table:table-cell office:value-type="string" calcext:value-type="string">
            <text:p>01/08/20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0488" calcext:value-type="float">
            <text:p>1,000488</text:p>
          </table:table-cell>
        </table:table-row>
        <table:table-row table:style-name="ro1">
          <table:table-cell office:value-type="string" calcext:value-type="string">
            <text:p>01/09/20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0488" calcext:value-type="float">
            <text:p>1,000488</text:p>
          </table:table-cell>
        </table:table-row>
        <table:table-row table:style-name="ro1">
          <table:table-cell office:value-type="string" calcext:value-type="string">
            <text:p>01/10/20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0488" calcext:value-type="float">
            <text:p>1,000488</text:p>
          </table:table-cell>
        </table:table-row>
        <table:table-row table:style-name="ro1">
          <table:table-cell office:value-type="string" calcext:value-type="string">
            <text:p>01/11/20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0488" calcext:value-type="float">
            <text:p>1,000488</text:p>
          </table:table-cell>
        </table:table-row>
        <table:table-row table:style-name="ro1">
          <table:table-cell office:value-type="string" calcext:value-type="string">
            <text:p>01/12/20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0488" calcext:value-type="float">
            <text:p>1,000488</text:p>
          </table:table-cell>
        </table:table-row>
        <table:table-row table:style-name="ro1">
          <table:table-cell office:value-type="string" calcext:value-type="string">
            <text:p>01/01/20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0488" calcext:value-type="float">
            <text:p>1,000488</text:p>
          </table:table-cell>
        </table:table-row>
        <table:table-row table:style-name="ro1">
          <table:table-cell office:value-type="string" calcext:value-type="string">
            <text:p>01/02/20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0488" calcext:value-type="float">
            <text:p>1,000488</text:p>
          </table:table-cell>
        </table:table-row>
        <table:table-row table:style-name="ro1">
          <table:table-cell office:value-type="string" calcext:value-type="string">
            <text:p>01/03/20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0488" calcext:value-type="float">
            <text:p>1,000488</text:p>
          </table:table-cell>
        </table:table-row>
        <table:table-row table:style-name="ro1">
          <table:table-cell office:value-type="string" calcext:value-type="string">
            <text:p>01/04/20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0488" calcext:value-type="float">
            <text:p>1,000488</text:p>
          </table:table-cell>
        </table:table-row>
        <table:table-row table:style-name="ro1">
          <table:table-cell office:value-type="string" calcext:value-type="string">
            <text:p>01/05/20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0488" calcext:value-type="float">
            <text:p>1,000488</text:p>
          </table:table-cell>
        </table:table-row>
        <table:table-row table:style-name="ro1">
          <table:table-cell office:value-type="string" calcext:value-type="string">
            <text:p>01/06/20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0488" calcext:value-type="float">
            <text:p>1,000488</text:p>
          </table:table-cell>
        </table:table-row>
        <table:table-row table:style-name="ro1">
          <table:table-cell office:value-type="string" calcext:value-type="string">
            <text:p>01/07/20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0488" calcext:value-type="float">
            <text:p>1,000488</text:p>
          </table:table-cell>
        </table:table-row>
        <table:table-row table:style-name="ro1">
          <table:table-cell office:value-type="string" calcext:value-type="string">
            <text:p>01/08/20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0488" calcext:value-type="float">
            <text:p>1,000488</text:p>
          </table:table-cell>
        </table:table-row>
        <table:table-row table:style-name="ro1">
          <table:table-cell office:value-type="string" calcext:value-type="string">
            <text:p>01/09/20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0488" calcext:value-type="float">
            <text:p>1,000488</text:p>
          </table:table-cell>
        </table:table-row>
        <table:table-row table:style-name="ro1">
          <table:table-cell office:value-type="string" calcext:value-type="string">
            <text:p>01/10/20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0488" calcext:value-type="float">
            <text:p>1,000488</text:p>
          </table:table-cell>
        </table:table-row>
        <table:table-row table:style-name="ro1">
          <table:table-cell office:value-type="string" calcext:value-type="string">
            <text:p>01/11/20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0488" calcext:value-type="float">
            <text:p>1,000488</text:p>
          </table:table-cell>
        </table:table-row>
        <table:table-row table:style-name="ro1">
          <table:table-cell office:value-type="string" calcext:value-type="string">
            <text:p>01/12/20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0488" calcext:value-type="float">
            <text:p>1,000488</text:p>
          </table:table-cell>
        </table:table-row>
        <table:table-row table:style-name="ro1">
          <table:table-cell office:value-type="string" calcext:value-type="string">
            <text:p>01/01/20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0488" calcext:value-type="float">
            <text:p>1,000488</text:p>
          </table:table-cell>
        </table:table-row>
        <table:table-row table:style-name="ro1">
          <table:table-cell office:value-type="string" calcext:value-type="string">
            <text:p>01/02/20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0488" calcext:value-type="float">
            <text:p>1,000488</text:p>
          </table:table-cell>
        </table:table-row>
        <table:table-row table:style-name="ro1">
          <table:table-cell office:value-type="string" calcext:value-type="string">
            <text:p>01/03/20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0488" calcext:value-type="float">
            <text:p>1,000488</text:p>
          </table:table-cell>
        </table:table-row>
        <table:table-row table:style-name="ro1">
          <table:table-cell office:value-type="string" calcext:value-type="string">
            <text:p>01/04/20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0488" calcext:value-type="float">
            <text:p>1,000488</text:p>
          </table:table-cell>
        </table:table-row>
        <table:table-row table:style-name="ro1">
          <table:table-cell office:value-type="string" calcext:value-type="string">
            <text:p>01/05/20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0488" calcext:value-type="float">
            <text:p>1,000488</text:p>
          </table:table-cell>
        </table:table-row>
        <table:table-row table:style-name="ro1">
          <table:table-cell office:value-type="string" calcext:value-type="string">
            <text:p>01/06/20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0488" calcext:value-type="float">
            <text:p>1,000488</text:p>
          </table:table-cell>
        </table:table-row>
        <table:table-row table:style-name="ro1">
          <table:table-cell office:value-type="string" calcext:value-type="string">
            <text:p>01/07/20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0488" calcext:value-type="float">
            <text:p>1,000488</text:p>
          </table:table-cell>
        </table:table-row>
        <table:table-row table:style-name="ro1">
          <table:table-cell office:value-type="string" calcext:value-type="string">
            <text:p>01/08/20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0488" calcext:value-type="float">
            <text:p>1,000488</text:p>
          </table:table-cell>
        </table:table-row>
        <table:table-row table:style-name="ro1">
          <table:table-cell office:value-type="string" calcext:value-type="string">
            <text:p>01/09/20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0488" calcext:value-type="float">
            <text:p>1,000488</text:p>
          </table:table-cell>
        </table:table-row>
        <table:table-row table:style-name="ro1">
          <table:table-cell office:value-type="string" calcext:value-type="string">
            <text:p>01/10/20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0488" calcext:value-type="float">
            <text:p>1,000488</text:p>
          </table:table-cell>
        </table:table-row>
        <table:table-row table:style-name="ro1">
          <table:table-cell office:value-type="string" calcext:value-type="string">
            <text:p>01/11/20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0488" calcext:value-type="float">
            <text:p>1,000488</text:p>
          </table:table-cell>
        </table:table-row>
        <table:table-row table:style-name="ro1">
          <table:table-cell office:value-type="string" calcext:value-type="string">
            <text:p>01/12/20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0488" calcext:value-type="float">
            <text:p>1,000488</text:p>
          </table:table-cell>
        </table:table-row>
        <table:table-row table:style-name="ro1">
          <table:table-cell office:value-type="string" calcext:value-type="string">
            <text:p>01/01/20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0488" calcext:value-type="float">
            <text:p>1,000488</text:p>
          </table:table-cell>
        </table:table-row>
        <table:table-row table:style-name="ro1">
          <table:table-cell office:value-type="string" calcext:value-type="string">
            <text:p>01/02/20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0488" calcext:value-type="float">
            <text:p>1,000488</text:p>
          </table:table-cell>
        </table:table-row>
        <table:table-row table:style-name="ro1">
          <table:table-cell office:value-type="string" calcext:value-type="string">
            <text:p>01/03/20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0488" calcext:value-type="float">
            <text:p>1,000488</text:p>
          </table:table-cell>
        </table:table-row>
        <table:table-row table:style-name="ro1">
          <table:table-cell office:value-type="string" calcext:value-type="string">
            <text:p>01/04/20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0488" calcext:value-type="float">
            <text:p>1,000488</text:p>
          </table:table-cell>
        </table:table-row>
        <table:table-row table:style-name="ro1">
          <table:table-cell office:value-type="string" calcext:value-type="string">
            <text:p>01/05/20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0488" calcext:value-type="float">
            <text:p>1,000488</text:p>
          </table:table-cell>
        </table:table-row>
        <table:table-row table:style-name="ro1">
          <table:table-cell office:value-type="string" calcext:value-type="string">
            <text:p>01/06/20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0488" calcext:value-type="float">
            <text:p>1,000488</text:p>
          </table:table-cell>
        </table:table-row>
        <table:table-row table:style-name="ro1">
          <table:table-cell office:value-type="string" calcext:value-type="string">
            <text:p>01/07/20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0488" calcext:value-type="float">
            <text:p>1,000488</text:p>
          </table:table-cell>
        </table:table-row>
        <table:table-row table:style-name="ro1">
          <table:table-cell office:value-type="string" calcext:value-type="string">
            <text:p>01/08/20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0488" calcext:value-type="float">
            <text:p>1,000488</text:p>
          </table:table-cell>
        </table:table-row>
        <table:table-row table:style-name="ro1">
          <table:table-cell office:value-type="string" calcext:value-type="string">
            <text:p>01/09/20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0488" calcext:value-type="float">
            <text:p>1,000488</text:p>
          </table:table-cell>
        </table:table-row>
        <table:table-row table:style-name="ro1">
          <table:table-cell office:value-type="string" calcext:value-type="string">
            <text:p>01/10/20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00488" calcext:value-type="float">
            <text:p>1,0004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3430" meta:object-count="0"/>
    <meta:generator>LibreOffice/7.0.6.2$Linux_X86_64 LibreOffice_project/00$Build-2</meta:generator>
  </office:meta>
</office:document-meta>
</file>